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2"/>
    <style:style style:name="ce3" style:family="table-cell" style:parent-style-name="Default" style:data-style-name="N121"/>
    <style:style style:name="ce4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column table:style-name="co1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formula="of:=64/1440" office:value-type="float" office:value="0.0444444444444444" calcext:value-type="float">
            <text:p>0.0444444444444444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Drum</text:p>
          </table:table-cell>
          <table:table-cell table:style-name="ce1" office:value-type="string" calcext:value-type="string">
            <text:p>encoder</text:p>
          </table:table-cell>
          <table:table-cell table:style-name="ce1" office:value-type="string" calcext:value-type="string">
            <text:p>ctr diff</text:p>
          </table:table-cell>
          <table:table-cell table:style-name="ce1" office:value-type="string" calcext:value-type="string">
            <text:p>encoder</text:p>
          </table:table-cell>
          <table:table-cell table:style-name="ce1" office:value-type="string" calcext:value-type="string">
            <text:p>motor rpm</text:p>
          </table:table-cell>
          <table:table-cell table:style-name="ce1"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speed (rpm)</text:p>
          </table:table-cell>
          <table:table-cell table:style-name="ce1" office:value-type="string" calcext:value-type="string">
            <text:p>Counter</text:p>
          </table:table-cell>
          <table:table-cell table:style-name="ce1" office:value-type="string" calcext:value-type="string">
            <text:p>New-prev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Drum * x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.514" calcext:value-type="float">
            <text:p>2.514</text:p>
          </table:table-cell>
          <table:table-cell table:style-name="ce1"/>
          <table:table-cell table:style-name="ce1" office:value-type="string" calcext:value-type="string">
            <text:p>to full speed</text:p>
          </table:table-cell>
          <table:table-cell table:style-name="ce1" table:number-columns-repeated="4"/>
        </table:table-row>
        <table:table-row table:style-name="ro1">
          <table:table-cell office:value-type="float" office:value="12092" calcext:value-type="float">
            <text:p>120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0" calcext:value-type="float">
            <text:p>0.00</text:p>
          </table:table-cell>
          <table:table-cell office:value-type="float" office:value="11642" calcext:value-type="float">
            <text:p>11642</text:p>
          </table:table-cell>
          <table:table-cell/>
          <table:table-cell table:style-name="Default"/>
          <table:table-cell table:style-name="Default" office:value-type="float" office:value="6.707" calcext:value-type="float">
            <text:p>6.707</text:p>
          </table:table-cell>
          <table:table-cell/>
          <table:table-cell table:style-name="Default" table:number-columns-repeated="2"/>
          <table:table-cell table:style-name="ce1" office:value-type="string" calcext:value-type="string">
            <text:p># readings</text:p>
          </table:table-cell>
          <table:table-cell table:style-name="ce1" office:value-type="string" calcext:value-type="string">
            <text:p>secs</text:p>
          </table:table-cell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radians/sec</text:p>
          </table:table-cell>
          <table:table-cell table:style-name="ce1" office:value-type="string" calcext:value-type="string">
            <text:p>rad/sec/sec</text:p>
          </table:table-cell>
          <table:table-cell/>
        </table:table-row>
        <table:table-row table:style-name="ro1">
          <table:table-cell office:value-type="float" office:value="12094" calcext:value-type="float">
            <text:p>120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.754222" calcext:value-type="float">
            <text:p>3.75</text:p>
          </table:table-cell>
          <table:table-cell office:value-type="float" office:value="11762" calcext:value-type="float">
            <text:p>11762</text:p>
          </table:table-cell>
          <table:table-cell table:formula="of:=[.E5]-[.E4]" office:value-type="float" office:value="120" calcext:value-type="float">
            <text:p>120</text:p>
          </table:table-cell>
          <table:table-cell table:formula="of:=[.F5]*(60*64/1440)" office:value-type="float" office:value="320" calcext:value-type="float">
            <text:p>320.0</text:p>
          </table:table-cell>
          <table:table-cell table:formula="of:=[.D5]*[.H$4]" office:value-type="float" office:value="25.179566954" calcext:value-type="float">
            <text:p>25.18</text:p>
          </table:table-cell>
          <table:table-cell table:formula="of:=[.G5]/[.H5]" office:value-type="float" office:value="12.7087173732813" calcext:value-type="float">
            <text:p>12.7087</text:p>
          </table:table-cell>
          <table:table-cell/>
          <table:table-cell table:formula="of:=([.D5]-[.D4])*[.K$3]" office:value-type="float" office:value="9.438114108" calcext:value-type="float">
            <text:p>9.44</text:p>
          </table:table-cell>
          <table:table-cell office:value-type="float" office:value="5" calcext:value-type="float">
            <text:p>5</text:p>
          </table:table-cell>
          <table:table-cell table:formula="of:=[.L5]*(1/64)" office:value-type="float" office:value="0.078125" calcext:value-type="float">
            <text:p>0.078125</text:p>
          </table:table-cell>
          <table:table-cell office:value-type="float" office:value="3450" calcext:value-type="float">
            <text:p>3450</text:p>
          </table:table-cell>
          <table:table-cell table:style-name="ce3" table:formula="of:=[.N5]*2*PI()/60" office:value-type="float" office:value="361.283155162826" calcext:value-type="float">
            <text:p>361.3</text:p>
          </table:table-cell>
          <table:table-cell table:style-name="ce3" table:formula="of:=[.O5]/[.M5]" office:value-type="float" office:value="4624.42438608418" calcext:value-type="float">
            <text:p>4624.4</text:p>
          </table:table-cell>
          <table:table-cell/>
        </table:table-row>
        <table:table-row table:style-name="ro1">
          <table:table-cell office:value-type="float" office:value="12101" calcext:value-type="float">
            <text:p>121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27.550499" calcext:value-type="float">
            <text:p>127.55</text:p>
          </table:table-cell>
          <table:table-cell office:value-type="float" office:value="12084" calcext:value-type="float">
            <text:p>12084</text:p>
          </table:table-cell>
          <table:table-cell table:formula="of:=[.E6]-[.E5]" office:value-type="float" office:value="322" calcext:value-type="float">
            <text:p>322</text:p>
          </table:table-cell>
          <table:table-cell table:formula="of:=[.F6]*(60*64/1440)" office:value-type="float" office:value="858.666666666667" calcext:value-type="float">
            <text:p>858.7</text:p>
          </table:table-cell>
          <table:table-cell table:formula="of:=[.D6]*[.H$4]" office:value-type="float" office:value="855.481196793" calcext:value-type="float">
            <text:p>855.48</text:p>
          </table:table-cell>
          <table:table-cell table:formula="of:=[.G6]/[.H6]" office:value-type="float" office:value="1.00372360010437" calcext:value-type="float">
            <text:p>1.0037</text:p>
          </table:table-cell>
          <table:table-cell table:formula="of:=((([.E6]-[.E5])-([.E5]-[.E4]))*[.J$3])" office:value-type="float" office:value="202" calcext:value-type="float">
            <text:p>202.00</text:p>
          </table:table-cell>
          <table:table-cell table:formula="of:=([.D6]-[.D5])*[.K$3]" office:value-type="float" office:value="311.223840378" calcext:value-type="float">
            <text:p>311.22</text:p>
          </table:table-cell>
          <table:table-cell table:number-columns-repeated="6"/>
        </table:table-row>
        <table:table-row table:style-name="ro1">
          <table:table-cell office:value-type="float" office:value="12108" calcext:value-type="float">
            <text:p>121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19.962265" calcext:value-type="float">
            <text:p>219.96</text:p>
          </table:table-cell>
          <table:table-cell office:value-type="float" office:value="12638" calcext:value-type="float">
            <text:p>12638</text:p>
          </table:table-cell>
          <table:table-cell table:formula="of:=[.E7]-[.E6]" office:value-type="float" office:value="554" calcext:value-type="float">
            <text:p>554</text:p>
          </table:table-cell>
          <table:table-cell table:formula="of:=[.F7]*(60*64/1440)" office:value-type="float" office:value="1477.33333333333" calcext:value-type="float">
            <text:p>1477.3</text:p>
          </table:table-cell>
          <table:table-cell table:formula="of:=[.D7]*[.H$4]" office:value-type="float" office:value="1475.286911355" calcext:value-type="float">
            <text:p>1475.29</text:p>
          </table:table-cell>
          <table:table-cell table:formula="of:=[.G7]/[.H7]" office:value-type="float" office:value="1.0013871349109" calcext:value-type="float">
            <text:p>1.0014</text:p>
          </table:table-cell>
          <table:table-cell table:formula="of:=((([.E7]-[.E6])-([.E6]-[.E5]))*[.J$3])" office:value-type="float" office:value="232" calcext:value-type="float">
            <text:p>232.00</text:p>
          </table:table-cell>
          <table:table-cell table:formula="of:=([.D7]-[.D6])*[.K$3]" office:value-type="float" office:value="232.323179724" calcext:value-type="float">
            <text:p>232.32</text:p>
          </table:table-cell>
          <table:table-cell table:number-columns-repeated="6"/>
        </table:table-row>
        <table:table-row table:style-name="ro1">
          <table:table-cell office:value-type="float" office:value="12110" calcext:value-type="float">
            <text:p>12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52.816956" calcext:value-type="float">
            <text:p>352.82</text:p>
          </table:table-cell>
          <table:table-cell office:value-type="float" office:value="13526" calcext:value-type="float">
            <text:p>13526</text:p>
          </table:table-cell>
          <table:table-cell table:formula="of:=[.E8]-[.E7]" office:value-type="float" office:value="888" calcext:value-type="float">
            <text:p>888</text:p>
          </table:table-cell>
          <table:table-cell table:formula="of:=[.F8]*(60*64/1440)" office:value-type="float" office:value="2368" calcext:value-type="float">
            <text:p>2368.0</text:p>
          </table:table-cell>
          <table:table-cell table:formula="of:=[.D8]*[.H$4]" office:value-type="float" office:value="2366.343323892" calcext:value-type="float">
            <text:p>2366.34</text:p>
          </table:table-cell>
          <table:table-cell table:formula="of:=[.G8]/[.H8]" office:value-type="float" office:value="1.0007000996395" calcext:value-type="float">
            <text:p>1.0007</text:p>
          </table:table-cell>
          <table:table-cell table:formula="of:=((([.E8]-[.E7])-([.E7]-[.E6]))*[.J$3])" office:value-type="float" office:value="334" calcext:value-type="float">
            <text:p>334.00</text:p>
          </table:table-cell>
          <table:table-cell table:formula="of:=([.D8]-[.D7])*[.K$3]" office:value-type="float" office:value="333.996693174" calcext:value-type="float">
            <text:p>334.00</text:p>
          </table:table-cell>
          <table:table-cell table:number-columns-repeated="6"/>
        </table:table-row>
        <table:table-row table:style-name="ro1">
          <table:table-cell office:value-type="float" office:value="12122" calcext:value-type="float">
            <text:p>121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83A00000 8</text:p>
          </table:table-cell>
          <table:table-cell office:value-type="float" office:value="480.139893" calcext:value-type="float">
            <text:p>480.14</text:p>
          </table:table-cell>
          <table:table-cell office:value-type="float" office:value="14734" calcext:value-type="float">
            <text:p>14734</text:p>
          </table:table-cell>
          <table:table-cell table:formula="of:=[.E9]-[.E8]" office:value-type="float" office:value="1208" calcext:value-type="float">
            <text:p>1208</text:p>
          </table:table-cell>
          <table:table-cell table:formula="of:=[.F9]*(60*64/1440)" office:value-type="float" office:value="3221.33333333333" calcext:value-type="float">
            <text:p>3221.3</text:p>
          </table:table-cell>
          <table:table-cell table:formula="of:=[.D9]*[.H$4]" office:value-type="float" office:value="3220.298262351" calcext:value-type="float">
            <text:p>3220.30</text:p>
          </table:table-cell>
          <table:table-cell table:formula="of:=[.G9]/[.H9]" office:value-type="float" office:value="1.00032142084304" calcext:value-type="float">
            <text:p>1.0003</text:p>
          </table:table-cell>
          <table:table-cell table:formula="of:=((([.E9]-[.E8])-([.E8]-[.E7]))*[.J$3])" office:value-type="float" office:value="320" calcext:value-type="float">
            <text:p>320.00</text:p>
          </table:table-cell>
          <table:table-cell table:formula="of:=([.D9]-[.D8])*[.K$3]" office:value-type="float" office:value="320.089863618" calcext:value-type="float">
            <text:p>320.09</text:p>
          </table:table-cell>
          <table:table-cell table:number-columns-repeated="6"/>
        </table:table-row>
        <table:table-row table:style-name="ro1">
          <table:table-cell office:value-type="float" office:value="12125" calcext:value-type="float">
            <text:p>12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3A00000 8</text:p>
          </table:table-cell>
          <table:table-cell office:value-type="float" office:value="536.133484" calcext:value-type="float">
            <text:p>536.13</text:p>
          </table:table-cell>
          <table:table-cell office:value-type="float" office:value="16083" calcext:value-type="float">
            <text:p>16083</text:p>
          </table:table-cell>
          <table:table-cell table:formula="of:=[.E10]-[.E9]" office:value-type="float" office:value="1349" calcext:value-type="float">
            <text:p>1349</text:p>
          </table:table-cell>
          <table:table-cell table:formula="of:=[.F10]*(60*64/1440)" office:value-type="float" office:value="3597.33333333333" calcext:value-type="float">
            <text:p>3597.3</text:p>
          </table:table-cell>
          <table:table-cell table:formula="of:=[.D10]*[.H$4]" office:value-type="float" office:value="3595.847277188" calcext:value-type="float">
            <text:p>3595.85</text:p>
          </table:table-cell>
          <table:table-cell table:formula="of:=[.G10]/[.H10]" office:value-type="float" office:value="1.00041327009486" calcext:value-type="float">
            <text:p>1.0004</text:p>
          </table:table-cell>
          <table:table-cell table:formula="of:=((([.E10]-[.E9])-([.E9]-[.E8]))*[.J$3])" office:value-type="float" office:value="141" calcext:value-type="float">
            <text:p>141.00</text:p>
          </table:table-cell>
          <table:table-cell table:formula="of:=([.D10]-[.D9])*[.K$3]" office:value-type="float" office:value="140.767887774" calcext:value-type="float">
            <text:p>140.77</text:p>
          </table:table-cell>
          <table:table-cell table:number-columns-repeated="6"/>
        </table:table-row>
        <table:table-row table:style-name="ro1">
          <table:table-cell office:value-type="float" office:value="12127" calcext:value-type="float">
            <text:p>12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371643" calcext:value-type="float">
            <text:p>532.37</text:p>
          </table:table-cell>
          <table:table-cell office:value-type="float" office:value="17422" calcext:value-type="float">
            <text:p>17422</text:p>
          </table:table-cell>
          <table:table-cell table:formula="of:=[.E11]-[.E10]" office:value-type="float" office:value="1339" calcext:value-type="float">
            <text:p>1339</text:p>
          </table:table-cell>
          <table:table-cell table:formula="of:=[.F11]*(60*64/1440)" office:value-type="float" office:value="3570.66666666667" calcext:value-type="float">
            <text:p>3570.7</text:p>
          </table:table-cell>
          <table:table-cell table:formula="of:=[.D11]*[.H$4]" office:value-type="float" office:value="3570.616609601" calcext:value-type="float">
            <text:p>3570.62</text:p>
          </table:table-cell>
          <table:table-cell table:formula="of:=[.G11]/[.H11]" office:value-type="float" office:value="1.00001401916563" calcext:value-type="float">
            <text:p>1.0000</text:p>
          </table:table-cell>
          <table:table-cell table:formula="of:=((([.E11]-[.E10])-([.E10]-[.E9]))*[.J$3])" office:value-type="float" office:value="-10" calcext:value-type="float">
            <text:p>-10.00</text:p>
          </table:table-cell>
          <table:table-cell table:formula="of:=([.D11]-[.D10])*[.K$3]" office:value-type="float" office:value="-9.45726827400001" calcext:value-type="float">
            <text:p>-9.46</text:p>
          </table:table-cell>
          <table:table-cell table:number-columns-repeated="6"/>
        </table:table-row>
        <table:table-row table:style-name="ro1">
          <table:table-cell office:value-type="float" office:value="12134" calcext:value-type="float">
            <text:p>121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2.147888" calcext:value-type="float">
            <text:p>532.15</text:p>
          </table:table-cell>
          <table:table-cell office:value-type="float" office:value="18761" calcext:value-type="float">
            <text:p>18761</text:p>
          </table:table-cell>
          <table:table-cell table:formula="of:=[.E12]-[.E11]" office:value-type="float" office:value="1339" calcext:value-type="float">
            <text:p>1339</text:p>
          </table:table-cell>
          <table:table-cell table:formula="of:=[.F12]*(60*64/1440)" office:value-type="float" office:value="3570.66666666667" calcext:value-type="float">
            <text:p>3570.7</text:p>
          </table:table-cell>
          <table:table-cell table:formula="of:=[.D12]*[.H$4]" office:value-type="float" office:value="3569.115884816" calcext:value-type="float">
            <text:p>3569.12</text:p>
          </table:table-cell>
          <table:table-cell table:formula="of:=[.G12]/[.H12]" office:value-type="float" office:value="1.00043450027982" calcext:value-type="float">
            <text:p>1.0004</text:p>
          </table:table-cell>
          <table:table-cell table:formula="of:=((([.E12]-[.E11])-([.E11]-[.E10]))*[.J$3])" office:value-type="float" office:value="0" calcext:value-type="float">
            <text:p>0.00</text:p>
          </table:table-cell>
          <table:table-cell table:formula="of:=([.D12]-[.D11])*[.K$3]" office:value-type="float" office:value="-0.562520069999957" calcext:value-type="float">
            <text:p>-0.56</text:p>
          </table:table-cell>
          <table:table-cell table:number-columns-repeated="6"/>
        </table:table-row>
        <table:table-row table:style-name="ro1">
          <table:table-cell office:value-type="float" office:value="12136" calcext:value-type="float">
            <text:p>12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519592" calcext:value-type="float">
            <text:p>532.52</text:p>
          </table:table-cell>
          <table:table-cell office:value-type="float" office:value="20100" calcext:value-type="float">
            <text:p>20100</text:p>
          </table:table-cell>
          <table:table-cell table:formula="of:=[.E13]-[.E12]" office:value-type="float" office:value="1339" calcext:value-type="float">
            <text:p>1339</text:p>
          </table:table-cell>
          <table:table-cell table:formula="of:=[.F13]*(60*64/1440)" office:value-type="float" office:value="3570.66666666667" calcext:value-type="float">
            <text:p>3570.7</text:p>
          </table:table-cell>
          <table:table-cell table:formula="of:=[.D13]*[.H$4]" office:value-type="float" office:value="3571.608903544" calcext:value-type="float">
            <text:p>3571.61</text:p>
          </table:table-cell>
          <table:table-cell table:formula="of:=[.G13]/[.H13]" office:value-type="float" office:value="0.999736186995055" calcext:value-type="float">
            <text:p>0.9997</text:p>
          </table:table-cell>
          <table:table-cell table:formula="of:=((([.E13]-[.E12])-([.E12]-[.E11]))*[.J$3])" office:value-type="float" office:value="0" calcext:value-type="float">
            <text:p>0.00</text:p>
          </table:table-cell>
          <table:table-cell table:formula="of:=([.D13]-[.D12])*[.K$3]" office:value-type="float" office:value="0.934463856000056" calcext:value-type="float">
            <text:p>0.93</text:p>
          </table:table-cell>
          <table:table-cell table:number-columns-repeated="6"/>
        </table:table-row>
        <table:table-row table:style-name="ro1">
          <table:table-cell office:value-type="float" office:value="12143" calcext:value-type="float">
            <text:p>121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1.082153" calcext:value-type="float">
            <text:p>531.08</text:p>
          </table:table-cell>
          <table:table-cell office:value-type="float" office:value="21436" calcext:value-type="float">
            <text:p>21436</text:p>
          </table:table-cell>
          <table:table-cell table:formula="of:=[.E14]-[.E13]" office:value-type="float" office:value="1336" calcext:value-type="float">
            <text:p>1336</text:p>
          </table:table-cell>
          <table:table-cell table:formula="of:=[.F14]*(60*64/1440)" office:value-type="float" office:value="3562.66666666667" calcext:value-type="float">
            <text:p>3562.7</text:p>
          </table:table-cell>
          <table:table-cell table:formula="of:=[.D14]*[.H$4]" office:value-type="float" office:value="3561.968000171" calcext:value-type="float">
            <text:p>3561.97</text:p>
          </table:table-cell>
          <table:table-cell table:formula="of:=[.G14]/[.H14]" office:value-type="float" office:value="1.00019614620222" calcext:value-type="float">
            <text:p>1.0002</text:p>
          </table:table-cell>
          <table:table-cell table:formula="of:=((([.E14]-[.E13])-([.E13]-[.E12]))*[.J$3])" office:value-type="float" office:value="-3" calcext:value-type="float">
            <text:p>-3.00</text:p>
          </table:table-cell>
          <table:table-cell table:formula="of:=([.D14]-[.D13])*[.K$3]" office:value-type="float" office:value="-3.6137216460001" calcext:value-type="float">
            <text:p>-3.61</text:p>
          </table:table-cell>
          <table:table-cell table:number-columns-repeated="6"/>
        </table:table-row>
        <table:table-row table:style-name="ro1">
          <table:table-cell office:value-type="float" office:value="12150" calcext:value-type="float">
            <text:p>121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1.27179" calcext:value-type="float">
            <text:p>531.27</text:p>
          </table:table-cell>
          <table:table-cell office:value-type="float" office:value="22773" calcext:value-type="float">
            <text:p>22773</text:p>
          </table:table-cell>
          <table:table-cell table:formula="of:=[.E15]-[.E14]" office:value-type="float" office:value="1337" calcext:value-type="float">
            <text:p>1337</text:p>
          </table:table-cell>
          <table:table-cell table:formula="of:=[.F15]*(60*64/1440)" office:value-type="float" office:value="3565.33333333333" calcext:value-type="float">
            <text:p>3565.3</text:p>
          </table:table-cell>
          <table:table-cell table:formula="of:=[.D15]*[.H$4]" office:value-type="float" office:value="3563.23989553" calcext:value-type="float">
            <text:p>3563.24</text:p>
          </table:table-cell>
          <table:table-cell table:formula="of:=[.G15]/[.H15]" office:value-type="float" office:value="1.00058750964423" calcext:value-type="float">
            <text:p>1.0006</text:p>
          </table:table-cell>
          <table:table-cell table:formula="of:=((([.E15]-[.E14])-([.E14]-[.E13]))*[.J$3])" office:value-type="float" office:value="1" calcext:value-type="float">
            <text:p>1.00</text:p>
          </table:table-cell>
          <table:table-cell table:formula="of:=([.D15]-[.D14])*[.K$3]" office:value-type="float" office:value="0.476747418000155" calcext:value-type="float">
            <text:p>0.48</text:p>
          </table:table-cell>
          <table:table-cell table:number-columns-repeated="6"/>
        </table:table-row>
        <table:table-row table:style-name="ro1">
          <table:table-cell office:value-type="float" office:value="12152" calcext:value-type="float">
            <text:p>12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1.827026" calcext:value-type="float">
            <text:p>531.83</text:p>
          </table:table-cell>
          <table:table-cell office:value-type="float" office:value="24111" calcext:value-type="float">
            <text:p>24111</text:p>
          </table:table-cell>
          <table:table-cell table:formula="of:=[.E16]-[.E15]" office:value-type="float" office:value="1338" calcext:value-type="float">
            <text:p>1338</text:p>
          </table:table-cell>
          <table:table-cell table:formula="of:=[.F16]*(60*64/1440)" office:value-type="float" office:value="3568" calcext:value-type="float">
            <text:p>3568.0</text:p>
          </table:table-cell>
          <table:table-cell table:formula="of:=[.D16]*[.H$4]" office:value-type="float" office:value="3566.963863382" calcext:value-type="float">
            <text:p>3566.96</text:p>
          </table:table-cell>
          <table:table-cell table:formula="of:=[.G16]/[.H16]" office:value-type="float" office:value="1.00029048138913" calcext:value-type="float">
            <text:p>1.0003</text:p>
          </table:table-cell>
          <table:table-cell table:formula="of:=((([.E16]-[.E15])-([.E15]-[.E14]))*[.J$3])" office:value-type="float" office:value="1" calcext:value-type="float">
            <text:p>1.00</text:p>
          </table:table-cell>
          <table:table-cell table:formula="of:=([.D16]-[.D15])*[.K$3]" office:value-type="float" office:value="1.39586330400009" calcext:value-type="float">
            <text:p>1.40</text:p>
          </table:table-cell>
          <table:table-cell table:number-columns-repeated="6"/>
        </table:table-row>
        <table:table-row table:style-name="ro1">
          <table:table-cell office:value-type="float" office:value="12159" calcext:value-type="float">
            <text:p>121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2.414612" calcext:value-type="float">
            <text:p>532.41</text:p>
          </table:table-cell>
          <table:table-cell office:value-type="float" office:value="25450" calcext:value-type="float">
            <text:p>25450</text:p>
          </table:table-cell>
          <table:table-cell table:formula="of:=[.E17]-[.E16]" office:value-type="float" office:value="1339" calcext:value-type="float">
            <text:p>1339</text:p>
          </table:table-cell>
          <table:table-cell table:formula="of:=[.F17]*(60*64/1440)" office:value-type="float" office:value="3570.66666666667" calcext:value-type="float">
            <text:p>3570.7</text:p>
          </table:table-cell>
          <table:table-cell table:formula="of:=[.D17]*[.H$4]" office:value-type="float" office:value="3570.904802684" calcext:value-type="float">
            <text:p>3570.90</text:p>
          </table:table-cell>
          <table:table-cell table:formula="of:=[.G17]/[.H17]" office:value-type="float" office:value="0.999933312135021" calcext:value-type="float">
            <text:p>0.9999</text:p>
          </table:table-cell>
          <table:table-cell table:formula="of:=((([.E17]-[.E16])-([.E16]-[.E15]))*[.J$3])" office:value-type="float" office:value="1" calcext:value-type="float">
            <text:p>1.00</text:p>
          </table:table-cell>
          <table:table-cell table:formula="of:=([.D17]-[.D16])*[.K$3]" office:value-type="float" office:value="1.47719120399997" calcext:value-type="float">
            <text:p>1.48</text:p>
          </table:table-cell>
          <table:table-cell table:number-columns-repeated="6"/>
        </table:table-row>
        <table:table-row table:style-name="ro1">
          <table:table-cell office:value-type="float" office:value="12161" calcext:value-type="float">
            <text:p>12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726624" calcext:value-type="float">
            <text:p>532.73</text:p>
          </table:table-cell>
          <table:table-cell office:value-type="float" office:value="26790" calcext:value-type="float">
            <text:p>26790</text:p>
          </table:table-cell>
          <table:table-cell table:formula="of:=[.E18]-[.E17]" office:value-type="float" office:value="1340" calcext:value-type="float">
            <text:p>1340</text:p>
          </table:table-cell>
          <table:table-cell table:formula="of:=[.F18]*(60*64/1440)" office:value-type="float" office:value="3573.33333333333" calcext:value-type="float">
            <text:p>3573.3</text:p>
          </table:table-cell>
          <table:table-cell table:formula="of:=[.D18]*[.H$4]" office:value-type="float" office:value="3572.997467168" calcext:value-type="float">
            <text:p>3573.00</text:p>
          </table:table-cell>
          <table:table-cell table:formula="of:=[.G18]/[.H18]" office:value-type="float" office:value="1.00009400123242" calcext:value-type="float">
            <text:p>1.0001</text:p>
          </table:table-cell>
          <table:table-cell table:formula="of:=((([.E18]-[.E17])-([.E17]-[.E16]))*[.J$3])" office:value-type="float" office:value="1" calcext:value-type="float">
            <text:p>1.00</text:p>
          </table:table-cell>
          <table:table-cell table:formula="of:=([.D18]-[.D17])*[.K$3]" office:value-type="float" office:value="0.784398167999954" calcext:value-type="float">
            <text:p>0.78</text:p>
          </table:table-cell>
          <table:table-cell table:number-columns-repeated="6"/>
        </table:table-row>
        <table:table-row table:style-name="ro1">
          <table:table-cell office:value-type="float" office:value="12167" calcext:value-type="float">
            <text:p>121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2.731323" calcext:value-type="float">
            <text:p>532.73</text:p>
          </table:table-cell>
          <table:table-cell office:value-type="float" office:value="28131" calcext:value-type="float">
            <text:p>28131</text:p>
          </table:table-cell>
          <table:table-cell table:formula="of:=[.E19]-[.E18]" office:value-type="float" office:value="1341" calcext:value-type="float">
            <text:p>1341</text:p>
          </table:table-cell>
          <table:table-cell table:formula="of:=[.F19]*(60*64/1440)" office:value-type="float" office:value="3576" calcext:value-type="float">
            <text:p>3576.0</text:p>
          </table:table-cell>
          <table:table-cell table:formula="of:=[.D19]*[.H$4]" office:value-type="float" office:value="3573.028983361" calcext:value-type="float">
            <text:p>3573.03</text:p>
          </table:table-cell>
          <table:table-cell table:formula="of:=[.G19]/[.H19]" office:value-type="float" office:value="1.00083151204562" calcext:value-type="float">
            <text:p>1.0008</text:p>
          </table:table-cell>
          <table:table-cell table:formula="of:=((([.E19]-[.E18])-([.E18]-[.E17]))*[.J$3])" office:value-type="float" office:value="1" calcext:value-type="float">
            <text:p>1.00</text:p>
          </table:table-cell>
          <table:table-cell table:formula="of:=([.D19]-[.D18])*[.K$3]" office:value-type="float" office:value="0.0118132859998984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float" office:value="12174" calcext:value-type="float">
            <text:p>121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2.541382" calcext:value-type="float">
            <text:p>532.54</text:p>
          </table:table-cell>
          <table:table-cell office:value-type="float" office:value="29470" calcext:value-type="float">
            <text:p>29470</text:p>
          </table:table-cell>
          <table:table-cell table:formula="of:=[.E20]-[.E19]" office:value-type="float" office:value="1339" calcext:value-type="float">
            <text:p>1339</text:p>
          </table:table-cell>
          <table:table-cell table:formula="of:=[.F20]*(60*64/1440)" office:value-type="float" office:value="3570.66666666667" calcext:value-type="float">
            <text:p>3570.7</text:p>
          </table:table-cell>
          <table:table-cell table:formula="of:=[.D20]*[.H$4]" office:value-type="float" office:value="3571.755049074" calcext:value-type="float">
            <text:p>3571.76</text:p>
          </table:table-cell>
          <table:table-cell table:formula="of:=[.G20]/[.H20]" office:value-type="float" office:value="0.99969528078147" calcext:value-type="float">
            <text:p>0.9997</text:p>
          </table:table-cell>
          <table:table-cell table:formula="of:=((([.E20]-[.E19])-([.E19]-[.E18]))*[.J$3])" office:value-type="float" office:value="-2" calcext:value-type="float">
            <text:p>-2.00</text:p>
          </table:table-cell>
          <table:table-cell table:formula="of:=([.D20]-[.D19])*[.K$3]" office:value-type="float" office:value="-0.47751167399994" calcext:value-type="float">
            <text:p>-0.48</text:p>
          </table:table-cell>
          <table:table-cell table:number-columns-repeated="6"/>
        </table:table-row>
        <table:table-row table:style-name="ro1">
          <table:table-cell office:value-type="float" office:value="12176" calcext:value-type="float">
            <text:p>12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1.99646" calcext:value-type="float">
            <text:p>532.00</text:p>
          </table:table-cell>
          <table:table-cell office:value-type="float" office:value="30808" calcext:value-type="float">
            <text:p>30808</text:p>
          </table:table-cell>
          <table:table-cell table:formula="of:=[.E21]-[.E20]" office:value-type="float" office:value="1338" calcext:value-type="float">
            <text:p>1338</text:p>
          </table:table-cell>
          <table:table-cell table:formula="of:=[.F21]*(60*64/1440)" office:value-type="float" office:value="3568" calcext:value-type="float">
            <text:p>3568.0</text:p>
          </table:table-cell>
          <table:table-cell table:formula="of:=[.D21]*[.H$4]" office:value-type="float" office:value="3568.10025722" calcext:value-type="float">
            <text:p>3568.10</text:p>
          </table:table-cell>
          <table:table-cell table:formula="of:=[.G21]/[.H21]" office:value-type="float" office:value="0.999971901792895" calcext:value-type="float">
            <text:p>1.0000</text:p>
          </table:table-cell>
          <table:table-cell table:formula="of:=((([.E21]-[.E20])-([.E20]-[.E19]))*[.J$3])" office:value-type="float" office:value="-1" calcext:value-type="float">
            <text:p>-1.00</text:p>
          </table:table-cell>
          <table:table-cell table:formula="of:=([.D21]-[.D20])*[.K$3]" office:value-type="float" office:value="-1.36993390800011" calcext:value-type="float">
            <text:p>-1.37</text:p>
          </table:table-cell>
          <table:table-cell table:number-columns-repeated="6"/>
        </table:table-row>
        <table:table-row table:style-name="ro1">
          <table:table-cell office:value-type="float" office:value="12182" calcext:value-type="float">
            <text:p>121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1.553894" calcext:value-type="float">
            <text:p>531.55</text:p>
          </table:table-cell>
          <table:table-cell office:value-type="float" office:value="32146" calcext:value-type="float">
            <text:p>32146</text:p>
          </table:table-cell>
          <table:table-cell table:formula="of:=[.E22]-[.E21]" office:value-type="float" office:value="1338" calcext:value-type="float">
            <text:p>1338</text:p>
          </table:table-cell>
          <table:table-cell table:formula="of:=[.F22]*(60*64/1440)" office:value-type="float" office:value="3568" calcext:value-type="float">
            <text:p>3568.0</text:p>
          </table:table-cell>
          <table:table-cell table:formula="of:=[.D22]*[.H$4]" office:value-type="float" office:value="3565.131967058" calcext:value-type="float">
            <text:p>3565.13</text:p>
          </table:table-cell>
          <table:table-cell table:formula="of:=[.G22]/[.H22]" office:value-type="float" office:value="1.00080446753963" calcext:value-type="float">
            <text:p>1.0008</text:p>
          </table:table-cell>
          <table:table-cell table:formula="of:=((([.E22]-[.E21])-([.E21]-[.E20]))*[.J$3])" office:value-type="float" office:value="0" calcext:value-type="float">
            <text:p>0.00</text:p>
          </table:table-cell>
          <table:table-cell table:formula="of:=([.D22]-[.D21])*[.K$3]" office:value-type="float" office:value="-1.11261092399986" calcext:value-type="float">
            <text:p>-1.11</text:p>
          </table:table-cell>
          <table:table-cell table:number-columns-repeated="6"/>
        </table:table-row>
        <table:table-row table:style-name="ro1">
          <table:table-cell office:value-type="float" office:value="12189" calcext:value-type="float">
            <text:p>121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1.717529" calcext:value-type="float">
            <text:p>531.72</text:p>
          </table:table-cell>
          <table:table-cell office:value-type="float" office:value="33483" calcext:value-type="float">
            <text:p>33483</text:p>
          </table:table-cell>
          <table:table-cell table:formula="of:=[.E23]-[.E22]" office:value-type="float" office:value="1337" calcext:value-type="float">
            <text:p>1337</text:p>
          </table:table-cell>
          <table:table-cell table:formula="of:=[.F23]*(60*64/1440)" office:value-type="float" office:value="3565.33333333333" calcext:value-type="float">
            <text:p>3565.3</text:p>
          </table:table-cell>
          <table:table-cell table:formula="of:=[.D23]*[.H$4]" office:value-type="float" office:value="3566.229467003" calcext:value-type="float">
            <text:p>3566.23</text:p>
          </table:table-cell>
          <table:table-cell table:formula="of:=[.G23]/[.H23]" office:value-type="float" office:value="0.999748716767118" calcext:value-type="float">
            <text:p>0.9997</text:p>
          </table:table-cell>
          <table:table-cell table:formula="of:=((([.E23]-[.E22])-([.E22]-[.E21]))*[.J$3])" office:value-type="float" office:value="-1" calcext:value-type="float">
            <text:p>-1.00</text:p>
          </table:table-cell>
          <table:table-cell table:formula="of:=([.D23]-[.D22])*[.K$3]" office:value-type="float" office:value="0.411378389999998" calcext:value-type="float">
            <text:p>0.41</text:p>
          </table:table-cell>
          <table:table-cell table:number-columns-repeated="6"/>
        </table:table-row>
        <table:table-row table:style-name="ro1">
          <table:table-cell office:value-type="float" office:value="12191" calcext:value-type="float">
            <text:p>12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148132" calcext:value-type="float">
            <text:p>532.15</text:p>
          </table:table-cell>
          <table:table-cell office:value-type="float" office:value="34822" calcext:value-type="float">
            <text:p>34822</text:p>
          </table:table-cell>
          <table:table-cell table:formula="of:=[.E24]-[.E23]" office:value-type="float" office:value="1339" calcext:value-type="float">
            <text:p>1339</text:p>
          </table:table-cell>
          <table:table-cell table:formula="of:=[.F24]*(60*64/1440)" office:value-type="float" office:value="3570.66666666667" calcext:value-type="float">
            <text:p>3570.7</text:p>
          </table:table-cell>
          <table:table-cell table:formula="of:=[.D24]*[.H$4]" office:value-type="float" office:value="3569.117521324" calcext:value-type="float">
            <text:p>3569.12</text:p>
          </table:table-cell>
          <table:table-cell table:formula="of:=[.G24]/[.H24]" office:value-type="float" office:value="1.00043404156165" calcext:value-type="float">
            <text:p>1.0004</text:p>
          </table:table-cell>
          <table:table-cell table:formula="of:=((([.E24]-[.E23])-([.E23]-[.E22]))*[.J$3])" office:value-type="float" office:value="2" calcext:value-type="float">
            <text:p>2.00</text:p>
          </table:table-cell>
          <table:table-cell table:formula="of:=([.D24]-[.D23])*[.K$3]" office:value-type="float" office:value="1.08253594200005" calcext:value-type="float">
            <text:p>1.08</text:p>
          </table:table-cell>
          <table:table-cell table:number-columns-repeated="6"/>
        </table:table-row>
        <table:table-row table:style-name="ro1">
          <table:table-cell office:value-type="float" office:value="12193" calcext:value-type="float">
            <text:p>12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889832" calcext:value-type="float">
            <text:p>532.89</text:p>
          </table:table-cell>
          <table:table-cell office:value-type="float" office:value="36163" calcext:value-type="float">
            <text:p>36163</text:p>
          </table:table-cell>
          <table:table-cell table:formula="of:=[.E25]-[.E24]" office:value-type="float" office:value="1341" calcext:value-type="float">
            <text:p>1341</text:p>
          </table:table-cell>
          <table:table-cell table:formula="of:=[.F25]*(60*64/1440)" office:value-type="float" office:value="3576" calcext:value-type="float">
            <text:p>3576.0</text:p>
          </table:table-cell>
          <table:table-cell table:formula="of:=[.D25]*[.H$4]" office:value-type="float" office:value="3574.092103224" calcext:value-type="float">
            <text:p>3574.09</text:p>
          </table:table-cell>
          <table:table-cell table:formula="of:=[.G25]/[.H25]" office:value-type="float" office:value="1.00053381298548" calcext:value-type="float">
            <text:p>1.0005</text:p>
          </table:table-cell>
          <table:table-cell table:formula="of:=((([.E25]-[.E24])-([.E24]-[.E23]))*[.J$3])" office:value-type="float" office:value="2" calcext:value-type="float">
            <text:p>2.00</text:p>
          </table:table-cell>
          <table:table-cell table:formula="of:=([.D25]-[.D24])*[.K$3]" office:value-type="float" office:value="1.86463379999981" calcext:value-type="float">
            <text:p>1.86</text:p>
          </table:table-cell>
          <table:table-cell table:number-columns-repeated="6"/>
        </table:table-row>
        <table:table-row table:style-name="ro1">
          <table:table-cell office:value-type="float" office:value="12195" calcext:value-type="float">
            <text:p>12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3.026672" calcext:value-type="float">
            <text:p>533.03</text:p>
          </table:table-cell>
          <table:table-cell office:value-type="float" office:value="37503" calcext:value-type="float">
            <text:p>37503</text:p>
          </table:table-cell>
          <table:table-cell table:formula="of:=[.E26]-[.E25]" office:value-type="float" office:value="1340" calcext:value-type="float">
            <text:p>1340</text:p>
          </table:table-cell>
          <table:table-cell table:formula="of:=[.F26]*(60*64/1440)" office:value-type="float" office:value="3573.33333333333" calcext:value-type="float">
            <text:p>3573.3</text:p>
          </table:table-cell>
          <table:table-cell table:formula="of:=[.D26]*[.H$4]" office:value-type="float" office:value="3575.009889104" calcext:value-type="float">
            <text:p>3575.01</text:p>
          </table:table-cell>
          <table:table-cell table:formula="of:=[.G26]/[.H26]" office:value-type="float" office:value="0.999531034648106" calcext:value-type="float">
            <text:p>0.9995</text:p>
          </table:table-cell>
          <table:table-cell table:formula="of:=((([.E26]-[.E25])-([.E25]-[.E24]))*[.J$3])" office:value-type="float" office:value="-1" calcext:value-type="float">
            <text:p>-1.00</text:p>
          </table:table-cell>
          <table:table-cell table:formula="of:=([.D26]-[.D25])*[.K$3]" office:value-type="float" office:value="0.344015760000016" calcext:value-type="float">
            <text:p>0.34</text:p>
          </table:table-cell>
          <table:table-cell table:number-columns-repeated="6"/>
        </table:table-row>
        <table:table-row table:style-name="ro1">
          <table:table-cell office:value-type="float" office:value="12197" calcext:value-type="float">
            <text:p>12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814819" calcext:value-type="float">
            <text:p>532.81</text:p>
          </table:table-cell>
          <table:table-cell office:value-type="float" office:value="38844" calcext:value-type="float">
            <text:p>38844</text:p>
          </table:table-cell>
          <table:table-cell table:formula="of:=[.E27]-[.E26]" office:value-type="float" office:value="1341" calcext:value-type="float">
            <text:p>1341</text:p>
          </table:table-cell>
          <table:table-cell table:formula="of:=[.F27]*(60*64/1440)" office:value-type="float" office:value="3576" calcext:value-type="float">
            <text:p>3576.0</text:p>
          </table:table-cell>
          <table:table-cell table:formula="of:=[.D27]*[.H$4]" office:value-type="float" office:value="3573.588991033" calcext:value-type="float">
            <text:p>3573.59</text:p>
          </table:table-cell>
          <table:table-cell table:formula="of:=[.G27]/[.H27]" office:value-type="float" office:value="1.00067467438842" calcext:value-type="float">
            <text:p>1.0007</text:p>
          </table:table-cell>
          <table:table-cell table:formula="of:=((([.E27]-[.E26])-([.E26]-[.E25]))*[.J$3])" office:value-type="float" office:value="1" calcext:value-type="float">
            <text:p>1.00</text:p>
          </table:table-cell>
          <table:table-cell table:formula="of:=([.D27]-[.D26])*[.K$3]" office:value-type="float" office:value="-0.532598441999762" calcext:value-type="float">
            <text:p>-0.53</text:p>
          </table:table-cell>
          <table:table-cell table:number-columns-repeated="6"/>
        </table:table-row>
        <table:table-row table:style-name="ro1">
          <table:table-cell office:value-type="float" office:value="12205" calcext:value-type="float">
            <text:p>122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532.571289" calcext:value-type="float">
            <text:p>532.57</text:p>
          </table:table-cell>
          <table:table-cell office:value-type="float" office:value="40183" calcext:value-type="float">
            <text:p>40183</text:p>
          </table:table-cell>
          <table:table-cell table:formula="of:=[.E28]-[.E27]" office:value-type="float" office:value="1339" calcext:value-type="float">
            <text:p>1339</text:p>
          </table:table-cell>
          <table:table-cell table:formula="of:=[.F28]*(60*64/1440)" office:value-type="float" office:value="3570.66666666667" calcext:value-type="float">
            <text:p>3570.7</text:p>
          </table:table-cell>
          <table:table-cell table:formula="of:=[.D28]*[.H$4]" office:value-type="float" office:value="3571.955635323" calcext:value-type="float">
            <text:p>3571.96</text:p>
          </table:table-cell>
          <table:table-cell table:formula="of:=[.G28]/[.H28]" office:value-type="float" office:value="0.999639142030884" calcext:value-type="float">
            <text:p>0.9996</text:p>
          </table:table-cell>
          <table:table-cell table:formula="of:=((([.E28]-[.E27])-([.E27]-[.E26]))*[.J$3])" office:value-type="float" office:value="-2" calcext:value-type="float">
            <text:p>-2.00</text:p>
          </table:table-cell>
          <table:table-cell table:formula="of:=([.D28]-[.D27])*[.K$3]" office:value-type="float" office:value="-0.612234420000196" calcext:value-type="float">
            <text:p>-0.61</text:p>
          </table:table-cell>
          <table:table-cell table:number-columns-repeated="6"/>
        </table:table-row>
        <table:table-row table:style-name="ro1">
          <table:table-cell office:value-type="float" office:value="12211" calcext:value-type="float">
            <text:p>122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1.8479" calcext:value-type="float">
            <text:p>531.85</text:p>
          </table:table-cell>
          <table:table-cell office:value-type="float" office:value="41522" calcext:value-type="float">
            <text:p>41522</text:p>
          </table:table-cell>
          <table:table-cell table:formula="of:=[.E29]-[.E28]" office:value-type="float" office:value="1339" calcext:value-type="float">
            <text:p>1339</text:p>
          </table:table-cell>
          <table:table-cell table:formula="of:=[.F29]*(60*64/1440)" office:value-type="float" office:value="3570.66666666667" calcext:value-type="float">
            <text:p>3570.7</text:p>
          </table:table-cell>
          <table:table-cell table:formula="of:=[.D29]*[.H$4]" office:value-type="float" office:value="3567.1038653" calcext:value-type="float">
            <text:p>3567.10</text:p>
          </table:table-cell>
          <table:table-cell table:formula="of:=[.G29]/[.H29]" office:value-type="float" office:value="1.00099879383982" calcext:value-type="float">
            <text:p>1.0010</text:p>
          </table:table-cell>
          <table:table-cell table:number-columns-repeated="8"/>
        </table:table-row>
        <table:table-row table:style-name="ro1">
          <table:table-cell office:value-type="float" office:value="12218" calcext:value-type="float">
            <text:p>122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1.290588" calcext:value-type="float">
            <text:p>531.29</text:p>
          </table:table-cell>
          <table:table-cell office:value-type="float" office:value="42858" calcext:value-type="float">
            <text:p>42858</text:p>
          </table:table-cell>
          <table:table-cell table:formula="of:=[.E30]-[.E29]" office:value-type="float" office:value="1336" calcext:value-type="float">
            <text:p>1336</text:p>
          </table:table-cell>
          <table:table-cell table:formula="of:=[.F30]*(60*64/1440)" office:value-type="float" office:value="3562.66666666667" calcext:value-type="float">
            <text:p>3562.7</text:p>
          </table:table-cell>
          <table:table-cell table:formula="of:=[.D30]*[.H$4]" office:value-type="float" office:value="3563.365973716" calcext:value-type="float">
            <text:p>3563.37</text:p>
          </table:table-cell>
          <table:table-cell table:formula="of:=[.G30]/[.H30]" office:value-type="float" office:value="0.999803750988674" calcext:value-type="float">
            <text:p>0.9998</text:p>
          </table:table-cell>
          <table:table-cell table:number-columns-repeated="8"/>
        </table:table-row>
        <table:table-row table:style-name="ro1">
          <table:table-cell office:value-type="float" office:value="12229" calcext:value-type="float">
            <text:p>122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83A00000 8</text:p>
          </table:table-cell>
          <table:table-cell office:value-type="float" office:value="531.293396" calcext:value-type="float">
            <text:p>531.29</text:p>
          </table:table-cell>
          <table:table-cell office:value-type="float" office:value="44195" calcext:value-type="float">
            <text:p>44195</text:p>
          </table:table-cell>
          <table:table-cell table:formula="of:=[.E31]-[.E30]" office:value-type="float" office:value="1337" calcext:value-type="float">
            <text:p>1337</text:p>
          </table:table-cell>
          <table:table-cell table:formula="of:=[.F31]*(60*64/1440)" office:value-type="float" office:value="3565.33333333333" calcext:value-type="float">
            <text:p>3565.3</text:p>
          </table:table-cell>
          <table:table-cell table:formula="of:=[.D31]*[.H$4]" office:value-type="float" office:value="3563.384806972" calcext:value-type="float">
            <text:p>3563.38</text:p>
          </table:table-cell>
          <table:table-cell table:formula="of:=[.G31]/[.H31]" office:value-type="float" office:value="1.00054681895638" calcext:value-type="float">
            <text:p>1.0005</text:p>
          </table:table-cell>
          <table:table-cell table:number-columns-repeated="8"/>
        </table:table-row>
        <table:table-row table:style-name="ro1">
          <table:table-cell office:value-type="float" office:value="12231" calcext:value-type="float">
            <text:p>12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1.946472" calcext:value-type="float">
            <text:p>531.95</text:p>
          </table:table-cell>
          <table:table-cell office:value-type="float" office:value="45533" calcext:value-type="float">
            <text:p>45533</text:p>
          </table:table-cell>
          <table:table-cell table:formula="of:=[.E32]-[.E31]" office:value-type="float" office:value="1338" calcext:value-type="float">
            <text:p>1338</text:p>
          </table:table-cell>
          <table:table-cell table:formula="of:=[.F32]*(60*64/1440)" office:value-type="float" office:value="3568" calcext:value-type="float">
            <text:p>3568.0</text:p>
          </table:table-cell>
          <table:table-cell table:formula="of:=[.D32]*[.H$4]" office:value-type="float" office:value="3567.764987704" calcext:value-type="float">
            <text:p>3567.76</text:p>
          </table:table-cell>
          <table:table-cell table:formula="of:=[.G32]/[.H32]" office:value-type="float" office:value="1.00006587101359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2233" calcext:value-type="float">
            <text:p>122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479248" calcext:value-type="float">
            <text:p>532.48</text:p>
          </table:table-cell>
          <table:table-cell office:value-type="float" office:value="46872" calcext:value-type="float">
            <text:p>46872</text:p>
          </table:table-cell>
          <table:table-cell table:formula="of:=[.E33]-[.E32]" office:value-type="float" office:value="1339" calcext:value-type="float">
            <text:p>1339</text:p>
          </table:table-cell>
          <table:table-cell table:formula="of:=[.F33]*(60*64/1440)" office:value-type="float" office:value="3570.66666666667" calcext:value-type="float">
            <text:p>3570.7</text:p>
          </table:table-cell>
          <table:table-cell table:formula="of:=[.D33]*[.H$4]" office:value-type="float" office:value="3571.338316336" calcext:value-type="float">
            <text:p>3571.34</text:p>
          </table:table-cell>
          <table:table-cell table:formula="of:=[.G33]/[.H33]" office:value-type="float" office:value="0.999811933339874" calcext:value-type="float">
            <text:p>0.9998</text:p>
          </table:table-cell>
          <table:table-cell table:number-columns-repeated="8"/>
        </table:table-row>
        <table:table-row table:style-name="ro1">
          <table:table-cell office:value-type="float" office:value="12235" calcext:value-type="float">
            <text:p>12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3.041443" calcext:value-type="float">
            <text:p>533.04</text:p>
          </table:table-cell>
          <table:table-cell office:value-type="float" office:value="48213" calcext:value-type="float">
            <text:p>48213</text:p>
          </table:table-cell>
          <table:table-cell table:formula="of:=[.E34]-[.E33]" office:value-type="float" office:value="1341" calcext:value-type="float">
            <text:p>1341</text:p>
          </table:table-cell>
          <table:table-cell table:formula="of:=[.F34]*(60*64/1440)" office:value-type="float" office:value="3576" calcext:value-type="float">
            <text:p>3576.0</text:p>
          </table:table-cell>
          <table:table-cell table:formula="of:=[.D34]*[.H$4]" office:value-type="float" office:value="3575.108958201" calcext:value-type="float">
            <text:p>3575.11</text:p>
          </table:table-cell>
          <table:table-cell table:formula="of:=[.G34]/[.H34]" office:value-type="float" office:value="1.00024923486512" calcext:value-type="float">
            <text:p>1.0002</text:p>
          </table:table-cell>
          <table:table-cell table:number-columns-repeated="8"/>
        </table:table-row>
        <table:table-row table:style-name="ro1">
          <table:table-cell office:value-type="float" office:value="12237" calcext:value-type="float">
            <text:p>12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3.029358" calcext:value-type="float">
            <text:p>533.03</text:p>
          </table:table-cell>
          <table:table-cell office:value-type="float" office:value="49554" calcext:value-type="float">
            <text:p>49554</text:p>
          </table:table-cell>
          <table:table-cell table:formula="of:=[.E35]-[.E34]" office:value-type="float" office:value="1341" calcext:value-type="float">
            <text:p>1341</text:p>
          </table:table-cell>
          <table:table-cell table:formula="of:=[.F35]*(60*64/1440)" office:value-type="float" office:value="3576" calcext:value-type="float">
            <text:p>3576.0</text:p>
          </table:table-cell>
          <table:table-cell table:formula="of:=[.D35]*[.H$4]" office:value-type="float" office:value="3575.027904106" calcext:value-type="float">
            <text:p>3575.03</text:p>
          </table:table-cell>
          <table:table-cell table:formula="of:=[.G35]/[.H35]" office:value-type="float" office:value="1.00027191281301" calcext:value-type="float">
            <text:p>1.0003</text:p>
          </table:table-cell>
          <table:table-cell table:number-columns-repeated="8"/>
        </table:table-row>
        <table:table-row table:style-name="ro1">
          <table:table-cell office:value-type="float" office:value="12249" calcext:value-type="float">
            <text:p>122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83A00000 8</text:p>
          </table:table-cell>
          <table:table-cell office:value-type="float" office:value="532.850342" calcext:value-type="float">
            <text:p>532.85</text:p>
          </table:table-cell>
          <table:table-cell office:value-type="float" office:value="50895" calcext:value-type="float">
            <text:p>50895</text:p>
          </table:table-cell>
          <table:table-cell table:formula="of:=[.E36]-[.E35]" office:value-type="float" office:value="1341" calcext:value-type="float">
            <text:p>1341</text:p>
          </table:table-cell>
          <table:table-cell table:formula="of:=[.F36]*(60*64/1440)" office:value-type="float" office:value="3576" calcext:value-type="float">
            <text:p>3576.0</text:p>
          </table:table-cell>
          <table:table-cell table:formula="of:=[.D36]*[.H$4]" office:value-type="float" office:value="3573.827243794" calcext:value-type="float">
            <text:p>3573.83</text:p>
          </table:table-cell>
          <table:table-cell table:formula="of:=[.G36]/[.H36]" office:value-type="float" office:value="1.00060796341227" calcext:value-type="float">
            <text:p>1.0006</text:p>
          </table:table-cell>
          <table:table-cell table:number-columns-repeated="8"/>
        </table:table-row>
        <table:table-row table:style-name="ro1">
          <table:table-cell office:value-type="float" office:value="12251" calcext:value-type="float">
            <text:p>12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288269" calcext:value-type="float">
            <text:p>532.29</text:p>
          </table:table-cell>
          <table:table-cell office:value-type="float" office:value="52234" calcext:value-type="float">
            <text:p>52234</text:p>
          </table:table-cell>
          <table:table-cell table:formula="of:=[.E37]-[.E36]" office:value-type="float" office:value="1339" calcext:value-type="float">
            <text:p>1339</text:p>
          </table:table-cell>
          <table:table-cell table:formula="of:=[.F37]*(60*64/1440)" office:value-type="float" office:value="3570.66666666667" calcext:value-type="float">
            <text:p>3570.7</text:p>
          </table:table-cell>
          <table:table-cell table:formula="of:=[.D37]*[.H$4]" office:value-type="float" office:value="3570.057420183" calcext:value-type="float">
            <text:p>3570.06</text:p>
          </table:table-cell>
          <table:table-cell table:formula="of:=[.G37]/[.H37]" office:value-type="float" office:value="1.00017065453352" calcext:value-type="float">
            <text:p>1.0002</text:p>
          </table:table-cell>
          <table:table-cell table:number-columns-repeated="8"/>
        </table:table-row>
        <table:table-row table:style-name="ro1">
          <table:table-cell office:value-type="float" office:value="12258" calcext:value-type="float">
            <text:p>122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1.791382" calcext:value-type="float">
            <text:p>531.79</text:p>
          </table:table-cell>
          <table:table-cell office:value-type="float" office:value="53571" calcext:value-type="float">
            <text:p>53571</text:p>
          </table:table-cell>
          <table:table-cell table:formula="of:=[.E38]-[.E37]" office:value-type="float" office:value="1337" calcext:value-type="float">
            <text:p>1337</text:p>
          </table:table-cell>
          <table:table-cell table:formula="of:=[.F38]*(60*64/1440)" office:value-type="float" office:value="3565.33333333333" calcext:value-type="float">
            <text:p>3565.3</text:p>
          </table:table-cell>
          <table:table-cell table:formula="of:=[.D38]*[.H$4]" office:value-type="float" office:value="3566.724799074" calcext:value-type="float">
            <text:p>3566.72</text:p>
          </table:table-cell>
          <table:table-cell table:formula="of:=[.G38]/[.H38]" office:value-type="float" office:value="0.999609875777064" calcext:value-type="float">
            <text:p>0.9996</text:p>
          </table:table-cell>
          <table:table-cell table:number-columns-repeated="8"/>
        </table:table-row>
        <table:table-row table:style-name="ro1">
          <table:table-cell office:value-type="float" office:value="12264" calcext:value-type="float">
            <text:p>122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1.744141" calcext:value-type="float">
            <text:p>531.74</text:p>
          </table:table-cell>
          <table:table-cell office:value-type="float" office:value="54909" calcext:value-type="float">
            <text:p>54909</text:p>
          </table:table-cell>
          <table:table-cell table:formula="of:=[.E39]-[.E38]" office:value-type="float" office:value="1338" calcext:value-type="float">
            <text:p>1338</text:p>
          </table:table-cell>
          <table:table-cell table:formula="of:=[.F39]*(60*64/1440)" office:value-type="float" office:value="3568" calcext:value-type="float">
            <text:p>3568.0</text:p>
          </table:table-cell>
          <table:table-cell table:formula="of:=[.D39]*[.H$4]" office:value-type="float" office:value="3566.407953687" calcext:value-type="float">
            <text:p>3566.41</text:p>
          </table:table-cell>
          <table:table-cell table:formula="of:=[.G39]/[.H39]" office:value-type="float" office:value="1.0004464005054" calcext:value-type="float">
            <text:p>1.0004</text:p>
          </table:table-cell>
          <table:table-cell table:number-columns-repeated="8"/>
        </table:table-row>
        <table:table-row table:style-name="ro1">
          <table:table-cell office:value-type="float" office:value="12271" calcext:value-type="float">
            <text:p>122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2.289185" calcext:value-type="float">
            <text:p>532.29</text:p>
          </table:table-cell>
          <table:table-cell office:value-type="float" office:value="56248" calcext:value-type="float">
            <text:p>56248</text:p>
          </table:table-cell>
          <table:table-cell table:formula="of:=[.E40]-[.E39]" office:value-type="float" office:value="1339" calcext:value-type="float">
            <text:p>1339</text:p>
          </table:table-cell>
          <table:table-cell table:formula="of:=[.F40]*(60*64/1440)" office:value-type="float" office:value="3570.66666666667" calcext:value-type="float">
            <text:p>3570.7</text:p>
          </table:table-cell>
          <table:table-cell table:formula="of:=[.D40]*[.H$4]" office:value-type="float" office:value="3570.063563795" calcext:value-type="float">
            <text:p>3570.06</text:p>
          </table:table-cell>
          <table:table-cell table:formula="of:=[.G40]/[.H40]" office:value-type="float" office:value="1.00016893337076" calcext:value-type="float">
            <text:p>1.0002</text:p>
          </table:table-cell>
          <table:table-cell table:number-columns-repeated="8"/>
        </table:table-row>
        <table:table-row table:style-name="ro1">
          <table:table-cell office:value-type="float" office:value="12278" calcext:value-type="float">
            <text:p>122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2.927612" calcext:value-type="float">
            <text:p>532.93</text:p>
          </table:table-cell>
          <table:table-cell office:value-type="float" office:value="57588" calcext:value-type="float">
            <text:p>57588</text:p>
          </table:table-cell>
          <table:table-cell table:formula="of:=[.E41]-[.E40]" office:value-type="float" office:value="1340" calcext:value-type="float">
            <text:p>1340</text:p>
          </table:table-cell>
          <table:table-cell table:formula="of:=[.F41]*(60*64/1440)" office:value-type="float" office:value="3573.33333333333" calcext:value-type="float">
            <text:p>3573.3</text:p>
          </table:table-cell>
          <table:table-cell table:formula="of:=[.D41]*[.H$4]" office:value-type="float" office:value="3574.345493684" calcext:value-type="float">
            <text:p>3574.35</text:p>
          </table:table-cell>
          <table:table-cell table:formula="of:=[.G41]/[.H41]" office:value-type="float" office:value="0.999716826380535" calcext:value-type="float">
            <text:p>0.9997</text:p>
          </table:table-cell>
          <table:table-cell table:number-columns-repeated="8"/>
        </table:table-row>
        <table:table-row table:style-name="ro1">
          <table:table-cell office:value-type="float" office:value="12285" calcext:value-type="float">
            <text:p>122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3.159607" calcext:value-type="float">
            <text:p>533.16</text:p>
          </table:table-cell>
          <table:table-cell office:value-type="float" office:value="58930" calcext:value-type="float">
            <text:p>58930</text:p>
          </table:table-cell>
          <table:table-cell table:formula="of:=[.E42]-[.E41]" office:value-type="float" office:value="1342" calcext:value-type="float">
            <text:p>1342</text:p>
          </table:table-cell>
          <table:table-cell table:formula="of:=[.F42]*(60*64/1440)" office:value-type="float" office:value="3578.66666666667" calcext:value-type="float">
            <text:p>3578.7</text:p>
          </table:table-cell>
          <table:table-cell table:formula="of:=[.D42]*[.H$4]" office:value-type="float" office:value="3575.901484149" calcext:value-type="float">
            <text:p>3575.90</text:p>
          </table:table-cell>
          <table:table-cell table:formula="of:=[.G42]/[.H42]" office:value-type="float" office:value="1.00077328263374" calcext:value-type="float">
            <text:p>1.0008</text:p>
          </table:table-cell>
          <table:table-cell table:number-columns-repeated="8"/>
        </table:table-row>
        <table:table-row table:style-name="ro1">
          <table:table-cell office:value-type="float" office:value="12287" calcext:value-type="float">
            <text:p>122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3.297119" calcext:value-type="float">
            <text:p>533.30</text:p>
          </table:table-cell>
          <table:table-cell office:value-type="float" office:value="60271" calcext:value-type="float">
            <text:p>60271</text:p>
          </table:table-cell>
          <table:table-cell table:formula="of:=[.E43]-[.E42]" office:value-type="float" office:value="1341" calcext:value-type="float">
            <text:p>1341</text:p>
          </table:table-cell>
          <table:table-cell table:formula="of:=[.F43]*(60*64/1440)" office:value-type="float" office:value="3576" calcext:value-type="float">
            <text:p>3576.0</text:p>
          </table:table-cell>
          <table:table-cell table:formula="of:=[.D43]*[.H$4]" office:value-type="float" office:value="3576.823777133" calcext:value-type="float">
            <text:p>3576.82</text:p>
          </table:table-cell>
          <table:table-cell table:formula="of:=[.G43]/[.H43]" office:value-type="float" office:value="0.999769690321825" calcext:value-type="float">
            <text:p>0.9998</text:p>
          </table:table-cell>
          <table:table-cell table:number-columns-repeated="8"/>
        </table:table-row>
        <table:table-row table:style-name="ro1">
          <table:table-cell office:value-type="float" office:value="12294" calcext:value-type="float">
            <text:p>122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2.880066" calcext:value-type="float">
            <text:p>532.88</text:p>
          </table:table-cell>
          <table:table-cell office:value-type="float" office:value="61612" calcext:value-type="float">
            <text:p>61612</text:p>
          </table:table-cell>
          <table:table-cell table:formula="of:=[.E44]-[.E43]" office:value-type="float" office:value="1341" calcext:value-type="float">
            <text:p>1341</text:p>
          </table:table-cell>
          <table:table-cell table:formula="of:=[.F44]*(60*64/1440)" office:value-type="float" office:value="3576" calcext:value-type="float">
            <text:p>3576.0</text:p>
          </table:table-cell>
          <table:table-cell table:formula="of:=[.D44]*[.H$4]" office:value-type="float" office:value="3574.026602662" calcext:value-type="float">
            <text:p>3574.03</text:p>
          </table:table-cell>
          <table:table-cell table:formula="of:=[.G44]/[.H44]" office:value-type="float" office:value="1.00055214959411" calcext:value-type="float">
            <text:p>1.0006</text:p>
          </table:table-cell>
          <table:table-cell table:number-columns-repeated="8"/>
        </table:table-row>
        <table:table-row table:style-name="ro1">
          <table:table-cell office:value-type="float" office:value="12296" calcext:value-type="float">
            <text:p>122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565979" calcext:value-type="float">
            <text:p>532.57</text:p>
          </table:table-cell>
          <table:table-cell office:value-type="float" office:value="62952" calcext:value-type="float">
            <text:p>62952</text:p>
          </table:table-cell>
          <table:table-cell table:formula="of:=[.E45]-[.E44]" office:value-type="float" office:value="1340" calcext:value-type="float">
            <text:p>1340</text:p>
          </table:table-cell>
          <table:table-cell table:formula="of:=[.F45]*(60*64/1440)" office:value-type="float" office:value="3573.33333333333" calcext:value-type="float">
            <text:p>3573.3</text:p>
          </table:table-cell>
          <table:table-cell table:formula="of:=[.D45]*[.H$4]" office:value-type="float" office:value="3571.920021153" calcext:value-type="float">
            <text:p>3571.92</text:p>
          </table:table-cell>
          <table:table-cell table:formula="of:=[.G45]/[.H45]" office:value-type="float" office:value="1.00039567296355" calcext:value-type="float">
            <text:p>1.0004</text:p>
          </table:table-cell>
          <table:table-cell table:number-columns-repeated="8"/>
        </table:table-row>
        <table:table-row table:style-name="ro1">
          <table:table-cell office:value-type="float" office:value="12302" calcext:value-type="float">
            <text:p>123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1.884094" calcext:value-type="float">
            <text:p>531.88</text:p>
          </table:table-cell>
          <table:table-cell office:value-type="float" office:value="64290" calcext:value-type="float">
            <text:p>64290</text:p>
          </table:table-cell>
          <table:table-cell table:formula="of:=[.E46]-[.E45]" office:value-type="float" office:value="1338" calcext:value-type="float">
            <text:p>1338</text:p>
          </table:table-cell>
          <table:table-cell table:formula="of:=[.F46]*(60*64/1440)" office:value-type="float" office:value="3568" calcext:value-type="float">
            <text:p>3568.0</text:p>
          </table:table-cell>
          <table:table-cell table:formula="of:=[.D46]*[.H$4]" office:value-type="float" office:value="3567.346618458" calcext:value-type="float">
            <text:p>3567.35</text:p>
          </table:table-cell>
          <table:table-cell table:formula="of:=[.G46]/[.H46]" office:value-type="float" office:value="1.00018315616952" calcext:value-type="float">
            <text:p>1.0002</text:p>
          </table:table-cell>
          <table:table-cell table:number-columns-repeated="8"/>
        </table:table-row>
        <table:table-row table:style-name="ro1">
          <table:table-cell office:value-type="float" office:value="12304" calcext:value-type="float">
            <text:p>123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017456" calcext:value-type="float">
            <text:p>532.02</text:p>
          </table:table-cell>
          <table:table-cell office:value-type="float" office:value="65628" calcext:value-type="float">
            <text:p>65628</text:p>
          </table:table-cell>
          <table:table-cell table:formula="of:=[.E47]-[.E46]" office:value-type="float" office:value="1338" calcext:value-type="float">
            <text:p>1338</text:p>
          </table:table-cell>
          <table:table-cell table:formula="of:=[.F47]*(60*64/1440)" office:value-type="float" office:value="3568" calcext:value-type="float">
            <text:p>3568.0</text:p>
          </table:table-cell>
          <table:table-cell table:formula="of:=[.D47]*[.H$4]" office:value-type="float" office:value="3568.241077392" calcext:value-type="float">
            <text:p>3568.24</text:p>
          </table:table-cell>
          <table:table-cell table:formula="of:=[.G47]/[.H47]" office:value-type="float" office:value="0.999932438031296" calcext:value-type="float">
            <text:p>0.9999</text:p>
          </table:table-cell>
          <table:table-cell table:number-columns-repeated="8"/>
        </table:table-row>
        <table:table-row table:style-name="ro1">
          <table:table-cell office:value-type="float" office:value="12311" calcext:value-type="float">
            <text:p>123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2.653564" calcext:value-type="float">
            <text:p>532.65</text:p>
          </table:table-cell>
          <table:table-cell office:value-type="float" office:value="66968" calcext:value-type="float">
            <text:p>66968</text:p>
          </table:table-cell>
          <table:table-cell table:formula="of:=[.E48]-[.E47]" office:value-type="float" office:value="1340" calcext:value-type="float">
            <text:p>1340</text:p>
          </table:table-cell>
          <table:table-cell table:formula="of:=[.F48]*(60*64/1440)" office:value-type="float" office:value="3573.33333333333" calcext:value-type="float">
            <text:p>3573.3</text:p>
          </table:table-cell>
          <table:table-cell table:formula="of:=[.D48]*[.H$4]" office:value-type="float" office:value="3572.507453748" calcext:value-type="float">
            <text:p>3572.51</text:p>
          </table:table-cell>
          <table:table-cell table:formula="of:=[.G48]/[.H48]" office:value-type="float" office:value="1.00023117644848" calcext:value-type="float">
            <text:p>1.0002</text:p>
          </table:table-cell>
          <table:table-cell table:number-columns-repeated="8"/>
        </table:table-row>
        <table:table-row table:style-name="ro1">
          <table:table-cell office:value-type="float" office:value="12318" calcext:value-type="float">
            <text:p>123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3.320557" calcext:value-type="float">
            <text:p>533.32</text:p>
          </table:table-cell>
          <table:table-cell office:value-type="float" office:value="68310" calcext:value-type="float">
            <text:p>68310</text:p>
          </table:table-cell>
          <table:table-cell table:formula="of:=[.E49]-[.E48]" office:value-type="float" office:value="1342" calcext:value-type="float">
            <text:p>1342</text:p>
          </table:table-cell>
          <table:table-cell table:formula="of:=[.F49]*(60*64/1440)" office:value-type="float" office:value="3578.66666666667" calcext:value-type="float">
            <text:p>3578.7</text:p>
          </table:table-cell>
          <table:table-cell table:formula="of:=[.D49]*[.H$4]" office:value-type="float" office:value="3576.980975799" calcext:value-type="float">
            <text:p>3576.98</text:p>
          </table:table-cell>
          <table:table-cell table:formula="of:=[.G49]/[.H49]" office:value-type="float" office:value="1.00047126078642" calcext:value-type="float">
            <text:p>1.0005</text:p>
          </table:table-cell>
          <table:table-cell table:number-columns-repeated="8"/>
        </table:table-row>
        <table:table-row table:style-name="ro1">
          <table:table-cell office:value-type="float" office:value="12325" calcext:value-type="float">
            <text:p>123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3.640808" calcext:value-type="float">
            <text:p>533.64</text:p>
          </table:table-cell>
          <table:table-cell office:value-type="float" office:value="69652" calcext:value-type="float">
            <text:p>69652</text:p>
          </table:table-cell>
          <table:table-cell table:formula="of:=[.E50]-[.E49]" office:value-type="float" office:value="1342" calcext:value-type="float">
            <text:p>1342</text:p>
          </table:table-cell>
          <table:table-cell table:formula="of:=[.F50]*(60*64/1440)" office:value-type="float" office:value="3578.66666666667" calcext:value-type="float">
            <text:p>3578.7</text:p>
          </table:table-cell>
          <table:table-cell table:formula="of:=[.D50]*[.H$4]" office:value-type="float" office:value="3579.128899256" calcext:value-type="float">
            <text:p>3579.13</text:p>
          </table:table-cell>
          <table:table-cell table:formula="of:=[.G50]/[.H50]" office:value-type="float" office:value="0.999870853327068" calcext:value-type="float">
            <text:p>0.9999</text:p>
          </table:table-cell>
          <table:table-cell table:number-columns-repeated="8"/>
        </table:table-row>
        <table:table-row table:style-name="ro1">
          <table:table-cell office:value-type="float" office:value="12333" calcext:value-type="float">
            <text:p>123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533.730652" calcext:value-type="float">
            <text:p>533.73</text:p>
          </table:table-cell>
          <table:table-cell office:value-type="float" office:value="70995" calcext:value-type="float">
            <text:p>70995</text:p>
          </table:table-cell>
          <table:table-cell table:formula="of:=[.E51]-[.E50]" office:value-type="float" office:value="1343" calcext:value-type="float">
            <text:p>1343</text:p>
          </table:table-cell>
          <table:table-cell table:formula="of:=[.F51]*(60*64/1440)" office:value-type="float" office:value="3581.33333333333" calcext:value-type="float">
            <text:p>3581.3</text:p>
          </table:table-cell>
          <table:table-cell table:formula="of:=[.D51]*[.H$4]" office:value-type="float" office:value="3579.731482964" calcext:value-type="float">
            <text:p>3579.73</text:p>
          </table:table-cell>
          <table:table-cell table:formula="of:=[.G51]/[.H51]" office:value-type="float" office:value="1.00044747780021" calcext:value-type="float">
            <text:p>1.0004</text:p>
          </table:table-cell>
          <table:table-cell table:number-columns-repeated="8"/>
        </table:table-row>
        <table:table-row table:style-name="ro1">
          <table:table-cell office:value-type="float" office:value="12340" calcext:value-type="float">
            <text:p>123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3.513916" calcext:value-type="float">
            <text:p>533.51</text:p>
          </table:table-cell>
          <table:table-cell office:value-type="float" office:value="72337" calcext:value-type="float">
            <text:p>72337</text:p>
          </table:table-cell>
          <table:table-cell table:formula="of:=[.E52]-[.E51]" office:value-type="float" office:value="1342" calcext:value-type="float">
            <text:p>1342</text:p>
          </table:table-cell>
          <table:table-cell table:formula="of:=[.F52]*(60*64/1440)" office:value-type="float" office:value="3578.66666666667" calcext:value-type="float">
            <text:p>3578.7</text:p>
          </table:table-cell>
          <table:table-cell table:formula="of:=[.D52]*[.H$4]" office:value-type="float" office:value="3578.277834612" calcext:value-type="float">
            <text:p>3578.28</text:p>
          </table:table-cell>
          <table:table-cell table:formula="of:=[.G52]/[.H52]" office:value-type="float" office:value="1.00010866457906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2343" calcext:value-type="float">
            <text:p>123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3A00000 8</text:p>
          </table:table-cell>
          <table:table-cell office:value-type="float" office:value="532.921875" calcext:value-type="float">
            <text:p>532.92</text:p>
          </table:table-cell>
          <table:table-cell office:value-type="float" office:value="73678" calcext:value-type="float">
            <text:p>73678</text:p>
          </table:table-cell>
          <table:table-cell table:formula="of:=[.E53]-[.E52]" office:value-type="float" office:value="1341" calcext:value-type="float">
            <text:p>1341</text:p>
          </table:table-cell>
          <table:table-cell table:formula="of:=[.F53]*(60*64/1440)" office:value-type="float" office:value="3576" calcext:value-type="float">
            <text:p>3576.0</text:p>
          </table:table-cell>
          <table:table-cell table:formula="of:=[.D53]*[.H$4]" office:value-type="float" office:value="3574.307015625" calcext:value-type="float">
            <text:p>3574.31</text:p>
          </table:table-cell>
          <table:table-cell table:formula="of:=[.G53]/[.H53]" office:value-type="float" office:value="1.00047365387685" calcext:value-type="float">
            <text:p>1.0005</text:p>
          </table:table-cell>
          <table:table-cell table:number-columns-repeated="8"/>
        </table:table-row>
        <table:table-row table:style-name="ro1">
          <table:table-cell office:value-type="float" office:value="12354" calcext:value-type="float">
            <text:p>123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83A00000 8</text:p>
          </table:table-cell>
          <table:table-cell office:value-type="float" office:value="532.475952" calcext:value-type="float">
            <text:p>532.48</text:p>
          </table:table-cell>
          <table:table-cell office:value-type="float" office:value="75017" calcext:value-type="float">
            <text:p>75017</text:p>
          </table:table-cell>
          <table:table-cell table:formula="of:=[.E54]-[.E53]" office:value-type="float" office:value="1339" calcext:value-type="float">
            <text:p>1339</text:p>
          </table:table-cell>
          <table:table-cell table:formula="of:=[.F54]*(60*64/1440)" office:value-type="float" office:value="3570.66666666667" calcext:value-type="float">
            <text:p>3570.7</text:p>
          </table:table-cell>
          <table:table-cell table:formula="of:=[.D54]*[.H$4]" office:value-type="float" office:value="3571.316210064" calcext:value-type="float">
            <text:p>3571.32</text:p>
          </table:table-cell>
          <table:table-cell table:formula="of:=[.G54]/[.H54]" office:value-type="float" office:value="0.999818122126654" calcext:value-type="float">
            <text:p>0.9998</text:p>
          </table:table-cell>
          <table:table-cell table:number-columns-repeated="8"/>
        </table:table-row>
        <table:table-row table:style-name="ro1">
          <table:table-cell office:value-type="float" office:value="12361" calcext:value-type="float">
            <text:p>123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2.058533" calcext:value-type="float">
            <text:p>532.06</text:p>
          </table:table-cell>
          <table:table-cell office:value-type="float" office:value="76355" calcext:value-type="float">
            <text:p>76355</text:p>
          </table:table-cell>
          <table:table-cell table:formula="of:=[.E55]-[.E54]" office:value-type="float" office:value="1338" calcext:value-type="float">
            <text:p>1338</text:p>
          </table:table-cell>
          <table:table-cell table:formula="of:=[.F55]*(60*64/1440)" office:value-type="float" office:value="3568" calcext:value-type="float">
            <text:p>3568.0</text:p>
          </table:table-cell>
          <table:table-cell table:formula="of:=[.D55]*[.H$4]" office:value-type="float" office:value="3568.516580831" calcext:value-type="float">
            <text:p>3568.52</text:p>
          </table:table-cell>
          <table:table-cell table:formula="of:=[.G55]/[.H55]" office:value-type="float" office:value="0.999855239335646" calcext:value-type="float">
            <text:p>0.9999</text:p>
          </table:table-cell>
          <table:table-cell table:number-columns-repeated="8"/>
        </table:table-row>
        <table:table-row table:style-name="ro1">
          <table:table-cell office:value-type="float" office:value="12363" calcext:value-type="float">
            <text:p>123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578369" calcext:value-type="float">
            <text:p>532.58</text:p>
          </table:table-cell>
          <table:table-cell office:value-type="float" office:value="77695" calcext:value-type="float">
            <text:p>77695</text:p>
          </table:table-cell>
          <table:table-cell table:formula="of:=[.E56]-[.E55]" office:value-type="float" office:value="1340" calcext:value-type="float">
            <text:p>1340</text:p>
          </table:table-cell>
          <table:table-cell table:formula="of:=[.F56]*(60*64/1440)" office:value-type="float" office:value="3573.33333333333" calcext:value-type="float">
            <text:p>3573.3</text:p>
          </table:table-cell>
          <table:table-cell table:formula="of:=[.D56]*[.H$4]" office:value-type="float" office:value="3572.003120883" calcext:value-type="float">
            <text:p>3572.00</text:p>
          </table:table-cell>
          <table:table-cell table:formula="of:=[.G56]/[.H56]" office:value-type="float" office:value="1.00037239957674" calcext:value-type="float">
            <text:p>1.0004</text:p>
          </table:table-cell>
          <table:table-cell table:number-columns-repeated="8"/>
        </table:table-row>
        <table:table-row table:style-name="ro1">
          <table:table-cell office:value-type="float" office:value="12370" calcext:value-type="float">
            <text:p>123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3.111877" calcext:value-type="float">
            <text:p>533.11</text:p>
          </table:table-cell>
          <table:table-cell office:value-type="float" office:value="79036" calcext:value-type="float">
            <text:p>79036</text:p>
          </table:table-cell>
          <table:table-cell table:formula="of:=[.E57]-[.E56]" office:value-type="float" office:value="1341" calcext:value-type="float">
            <text:p>1341</text:p>
          </table:table-cell>
          <table:table-cell table:formula="of:=[.F57]*(60*64/1440)" office:value-type="float" office:value="3576" calcext:value-type="float">
            <text:p>3576.0</text:p>
          </table:table-cell>
          <table:table-cell table:formula="of:=[.D57]*[.H$4]" office:value-type="float" office:value="3575.581359039" calcext:value-type="float">
            <text:p>3575.58</text:p>
          </table:table-cell>
          <table:table-cell table:formula="of:=[.G57]/[.H57]" office:value-type="float" office:value="1.00011708332687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2377" calcext:value-type="float">
            <text:p>123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3.285217" calcext:value-type="float">
            <text:p>533.29</text:p>
          </table:table-cell>
          <table:table-cell office:value-type="float" office:value="80378" calcext:value-type="float">
            <text:p>80378</text:p>
          </table:table-cell>
          <table:table-cell table:formula="of:=[.E58]-[.E57]" office:value-type="float" office:value="1342" calcext:value-type="float">
            <text:p>1342</text:p>
          </table:table-cell>
          <table:table-cell table:formula="of:=[.F58]*(60*64/1440)" office:value-type="float" office:value="3578.66666666667" calcext:value-type="float">
            <text:p>3578.7</text:p>
          </table:table-cell>
          <table:table-cell table:formula="of:=[.D58]*[.H$4]" office:value-type="float" office:value="3576.743950419" calcext:value-type="float">
            <text:p>3576.74</text:p>
          </table:table-cell>
          <table:table-cell table:formula="of:=[.G58]/[.H58]" office:value-type="float" office:value="1.00053756049477" calcext:value-type="float">
            <text:p>1.0005</text:p>
          </table:table-cell>
          <table:table-cell table:number-columns-repeated="8"/>
        </table:table-row>
        <table:table-row table:style-name="ro1">
          <table:table-cell office:value-type="float" office:value="12379" calcext:value-type="float">
            <text:p>12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3.363892" calcext:value-type="float">
            <text:p>533.36</text:p>
          </table:table-cell>
          <table:table-cell office:value-type="float" office:value="81720" calcext:value-type="float">
            <text:p>81720</text:p>
          </table:table-cell>
          <table:table-cell table:formula="of:=[.E59]-[.E58]" office:value-type="float" office:value="1342" calcext:value-type="float">
            <text:p>1342</text:p>
          </table:table-cell>
          <table:table-cell table:formula="of:=[.F59]*(60*64/1440)" office:value-type="float" office:value="3578.66666666667" calcext:value-type="float">
            <text:p>3578.7</text:p>
          </table:table-cell>
          <table:table-cell table:formula="of:=[.D59]*[.H$4]" office:value-type="float" office:value="3577.271623644" calcext:value-type="float">
            <text:p>3577.27</text:p>
          </table:table-cell>
          <table:table-cell table:formula="of:=[.G59]/[.H59]" office:value-type="float" office:value="1.00038997402754" calcext:value-type="float">
            <text:p>1.0004</text:p>
          </table:table-cell>
          <table:table-cell table:number-columns-repeated="8"/>
        </table:table-row>
        <table:table-row table:style-name="ro1">
          <table:table-cell office:value-type="float" office:value="12386" calcext:value-type="float">
            <text:p>123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3.05719" calcext:value-type="float">
            <text:p>533.06</text:p>
          </table:table-cell>
          <table:table-cell office:value-type="float" office:value="83061" calcext:value-type="float">
            <text:p>83061</text:p>
          </table:table-cell>
          <table:table-cell table:formula="of:=[.E60]-[.E59]" office:value-type="float" office:value="1341" calcext:value-type="float">
            <text:p>1341</text:p>
          </table:table-cell>
          <table:table-cell table:formula="of:=[.F60]*(60*64/1440)" office:value-type="float" office:value="3576" calcext:value-type="float">
            <text:p>3576.0</text:p>
          </table:table-cell>
          <table:table-cell table:formula="of:=[.D60]*[.H$4]" office:value-type="float" office:value="3575.21457333" calcext:value-type="float">
            <text:p>3575.21</text:p>
          </table:table-cell>
          <table:table-cell table:formula="of:=[.G60]/[.H60]" office:value-type="float" office:value="1.00021968658213" calcext:value-type="float">
            <text:p>1.0002</text:p>
          </table:table-cell>
          <table:table-cell table:number-columns-repeated="8"/>
        </table:table-row>
        <table:table-row table:style-name="ro1">
          <table:table-cell office:value-type="float" office:value="12388" calcext:value-type="float">
            <text:p>123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613403" calcext:value-type="float">
            <text:p>532.61</text:p>
          </table:table-cell>
          <table:table-cell office:value-type="float" office:value="84400" calcext:value-type="float">
            <text:p>84400</text:p>
          </table:table-cell>
          <table:table-cell table:formula="of:=[.E61]-[.E60]" office:value-type="float" office:value="1339" calcext:value-type="float">
            <text:p>1339</text:p>
          </table:table-cell>
          <table:table-cell table:formula="of:=[.F61]*(60*64/1440)" office:value-type="float" office:value="3570.66666666667" calcext:value-type="float">
            <text:p>3570.7</text:p>
          </table:table-cell>
          <table:table-cell table:formula="of:=[.D61]*[.H$4]" office:value-type="float" office:value="3572.238093921" calcext:value-type="float">
            <text:p>3572.24</text:p>
          </table:table-cell>
          <table:table-cell table:formula="of:=[.G61]/[.H61]" office:value-type="float" office:value="0.999560100079273" calcext:value-type="float">
            <text:p>0.9996</text:p>
          </table:table-cell>
          <table:table-cell table:number-columns-repeated="8"/>
        </table:table-row>
        <table:table-row table:style-name="ro1">
          <table:table-cell office:value-type="float" office:value="12394" calcext:value-type="float">
            <text:p>123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1.985168" calcext:value-type="float">
            <text:p>531.99</text:p>
          </table:table-cell>
          <table:table-cell office:value-type="float" office:value="85739" calcext:value-type="float">
            <text:p>85739</text:p>
          </table:table-cell>
          <table:table-cell table:formula="of:=[.E62]-[.E61]" office:value-type="float" office:value="1339" calcext:value-type="float">
            <text:p>1339</text:p>
          </table:table-cell>
          <table:table-cell table:formula="of:=[.F62]*(60*64/1440)" office:value-type="float" office:value="3570.66666666667" calcext:value-type="float">
            <text:p>3570.7</text:p>
          </table:table-cell>
          <table:table-cell table:formula="of:=[.D62]*[.H$4]" office:value-type="float" office:value="3568.024521776" calcext:value-type="float">
            <text:p>3568.02</text:p>
          </table:table-cell>
          <table:table-cell table:formula="of:=[.G62]/[.H62]" office:value-type="float" office:value="1.00074050637111" calcext:value-type="float">
            <text:p>1.0007</text:p>
          </table:table-cell>
          <table:table-cell table:number-columns-repeated="8"/>
        </table:table-row>
        <table:table-row table:style-name="ro1">
          <table:table-cell office:value-type="float" office:value="12401" calcext:value-type="float">
            <text:p>124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1.786194" calcext:value-type="float">
            <text:p>531.79</text:p>
          </table:table-cell>
          <table:table-cell office:value-type="float" office:value="87076" calcext:value-type="float">
            <text:p>87076</text:p>
          </table:table-cell>
          <table:table-cell table:formula="of:=[.E63]-[.E62]" office:value-type="float" office:value="1337" calcext:value-type="float">
            <text:p>1337</text:p>
          </table:table-cell>
          <table:table-cell table:formula="of:=[.F63]*(60*64/1440)" office:value-type="float" office:value="3565.33333333333" calcext:value-type="float">
            <text:p>3565.3</text:p>
          </table:table-cell>
          <table:table-cell table:formula="of:=[.D63]*[.H$4]" office:value-type="float" office:value="3566.690003158" calcext:value-type="float">
            <text:p>3566.69</text:p>
          </table:table-cell>
          <table:table-cell table:formula="of:=[.G63]/[.H63]" office:value-type="float" office:value="0.999619627771557" calcext:value-type="float">
            <text:p>0.9996</text:p>
          </table:table-cell>
          <table:table-cell table:number-columns-repeated="8"/>
        </table:table-row>
        <table:table-row table:style-name="ro1">
          <table:table-cell office:value-type="float" office:value="12403" calcext:value-type="float">
            <text:p>124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239014" calcext:value-type="float">
            <text:p>532.24</text:p>
          </table:table-cell>
          <table:table-cell office:value-type="float" office:value="88415" calcext:value-type="float">
            <text:p>88415</text:p>
          </table:table-cell>
          <table:table-cell table:formula="of:=[.E64]-[.E63]" office:value-type="float" office:value="1339" calcext:value-type="float">
            <text:p>1339</text:p>
          </table:table-cell>
          <table:table-cell table:formula="of:=[.F64]*(60*64/1440)" office:value-type="float" office:value="3570.66666666667" calcext:value-type="float">
            <text:p>3570.7</text:p>
          </table:table-cell>
          <table:table-cell table:formula="of:=[.D64]*[.H$4]" office:value-type="float" office:value="3569.727066898" calcext:value-type="float">
            <text:p>3569.73</text:p>
          </table:table-cell>
          <table:table-cell table:formula="of:=[.G64]/[.H64]" office:value-type="float" office:value="1.00026321333566" calcext:value-type="float">
            <text:p>1.0003</text:p>
          </table:table-cell>
          <table:table-cell table:number-columns-repeated="8"/>
        </table:table-row>
        <table:table-row table:style-name="ro1">
          <table:table-cell office:value-type="float" office:value="12409" calcext:value-type="float">
            <text:p>124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3.162354" calcext:value-type="float">
            <text:p>533.16</text:p>
          </table:table-cell>
          <table:table-cell office:value-type="float" office:value="89757" calcext:value-type="float">
            <text:p>89757</text:p>
          </table:table-cell>
          <table:table-cell table:formula="of:=[.E65]-[.E64]" office:value-type="float" office:value="1342" calcext:value-type="float">
            <text:p>1342</text:p>
          </table:table-cell>
          <table:table-cell table:formula="of:=[.F65]*(60*64/1440)" office:value-type="float" office:value="3578.66666666667" calcext:value-type="float">
            <text:p>3578.7</text:p>
          </table:table-cell>
          <table:table-cell table:formula="of:=[.D65]*[.H$4]" office:value-type="float" office:value="3575.919908278" calcext:value-type="float">
            <text:p>3575.92</text:p>
          </table:table-cell>
          <table:table-cell table:formula="of:=[.G65]/[.H65]" office:value-type="float" office:value="1.00076812637283" calcext:value-type="float">
            <text:p>1.0008</text:p>
          </table:table-cell>
          <table:table-cell table:number-columns-repeated="8"/>
        </table:table-row>
        <table:table-row table:style-name="ro1">
          <table:table-cell office:value-type="float" office:value="12417" calcext:value-type="float">
            <text:p>124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533.37561" calcext:value-type="float">
            <text:p>533.38</text:p>
          </table:table-cell>
          <table:table-cell office:value-type="float" office:value="91098" calcext:value-type="float">
            <text:p>91098</text:p>
          </table:table-cell>
          <table:table-cell table:formula="of:=[.E66]-[.E65]" office:value-type="float" office:value="1341" calcext:value-type="float">
            <text:p>1341</text:p>
          </table:table-cell>
          <table:table-cell table:formula="of:=[.F66]*(60*64/1440)" office:value-type="float" office:value="3576" calcext:value-type="float">
            <text:p>3576.0</text:p>
          </table:table-cell>
          <table:table-cell table:formula="of:=[.D66]*[.H$4]" office:value-type="float" office:value="3577.35021627" calcext:value-type="float">
            <text:p>3577.35</text:p>
          </table:table-cell>
          <table:table-cell table:formula="of:=[.G66]/[.H66]" office:value-type="float" office:value="0.999622565254064" calcext:value-type="float">
            <text:p>0.9996</text:p>
          </table:table-cell>
          <table:table-cell table:number-columns-repeated="8"/>
        </table:table-row>
        <table:table-row table:style-name="ro1">
          <table:table-cell office:value-type="float" office:value="12419" calcext:value-type="float">
            <text:p>124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3.455933" calcext:value-type="float">
            <text:p>533.46</text:p>
          </table:table-cell>
          <table:table-cell office:value-type="float" office:value="92440" calcext:value-type="float">
            <text:p>92440</text:p>
          </table:table-cell>
          <table:table-cell table:formula="of:=[.E67]-[.E66]" office:value-type="float" office:value="1342" calcext:value-type="float">
            <text:p>1342</text:p>
          </table:table-cell>
          <table:table-cell table:formula="of:=[.F67]*(60*64/1440)" office:value-type="float" office:value="3578.66666666667" calcext:value-type="float">
            <text:p>3578.7</text:p>
          </table:table-cell>
          <table:table-cell table:formula="of:=[.D67]*[.H$4]" office:value-type="float" office:value="3577.888942631" calcext:value-type="float">
            <text:p>3577.89</text:p>
          </table:table-cell>
          <table:table-cell table:formula="of:=[.G67]/[.H67]" office:value-type="float" office:value="1.00021736952939" calcext:value-type="float">
            <text:p>1.0002</text:p>
          </table:table-cell>
          <table:table-cell table:number-columns-repeated="8"/>
        </table:table-row>
        <table:table-row table:style-name="ro1">
          <table:table-cell office:value-type="float" office:value="12426" calcext:value-type="float">
            <text:p>124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3.249084" calcext:value-type="float">
            <text:p>533.25</text:p>
          </table:table-cell>
          <table:table-cell office:value-type="float" office:value="93782" calcext:value-type="float">
            <text:p>93782</text:p>
          </table:table-cell>
          <table:table-cell table:formula="of:=[.E68]-[.E67]" office:value-type="float" office:value="1342" calcext:value-type="float">
            <text:p>1342</text:p>
          </table:table-cell>
          <table:table-cell table:formula="of:=[.F68]*(60*64/1440)" office:value-type="float" office:value="3578.66666666667" calcext:value-type="float">
            <text:p>3578.7</text:p>
          </table:table-cell>
          <table:table-cell table:formula="of:=[.D68]*[.H$4]" office:value-type="float" office:value="3576.501606388" calcext:value-type="float">
            <text:p>3576.50</text:p>
          </table:table-cell>
          <table:table-cell table:formula="of:=[.G68]/[.H68]" office:value-type="float" office:value="1.00060535699881" calcext:value-type="float">
            <text:p>1.0006</text:p>
          </table:table-cell>
          <table:table-cell table:number-columns-repeated="8"/>
        </table:table-row>
        <table:table-row table:style-name="ro1">
          <table:table-cell office:value-type="float" office:value="12428" calcext:value-type="float">
            <text:p>12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716248" calcext:value-type="float">
            <text:p>532.72</text:p>
          </table:table-cell>
          <table:table-cell office:value-type="float" office:value="95122" calcext:value-type="float">
            <text:p>95122</text:p>
          </table:table-cell>
          <table:table-cell table:formula="of:=[.E69]-[.E68]" office:value-type="float" office:value="1340" calcext:value-type="float">
            <text:p>1340</text:p>
          </table:table-cell>
          <table:table-cell table:formula="of:=[.F69]*(60*64/1440)" office:value-type="float" office:value="3573.33333333333" calcext:value-type="float">
            <text:p>3573.3</text:p>
          </table:table-cell>
          <table:table-cell table:formula="of:=[.D69]*[.H$4]" office:value-type="float" office:value="3572.927875336" calcext:value-type="float">
            <text:p>3572.93</text:p>
          </table:table-cell>
          <table:table-cell table:formula="of:=[.G69]/[.H69]" office:value-type="float" office:value="1.00011348059952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2434" calcext:value-type="float">
            <text:p>124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2.065002" calcext:value-type="float">
            <text:p>532.07</text:p>
          </table:table-cell>
          <table:table-cell office:value-type="float" office:value="96460" calcext:value-type="float">
            <text:p>96460</text:p>
          </table:table-cell>
          <table:table-cell table:formula="of:=[.E70]-[.E69]" office:value-type="float" office:value="1338" calcext:value-type="float">
            <text:p>1338</text:p>
          </table:table-cell>
          <table:table-cell table:formula="of:=[.F70]*(60*64/1440)" office:value-type="float" office:value="3568" calcext:value-type="float">
            <text:p>3568.0</text:p>
          </table:table-cell>
          <table:table-cell table:formula="of:=[.D70]*[.H$4]" office:value-type="float" office:value="3568.559968414" calcext:value-type="float">
            <text:p>3568.56</text:p>
          </table:table-cell>
          <table:table-cell table:formula="of:=[.G70]/[.H70]" office:value-type="float" office:value="0.999843082806803" calcext:value-type="float">
            <text:p>0.9998</text:p>
          </table:table-cell>
          <table:table-cell table:number-columns-repeated="8"/>
        </table:table-row>
        <table:table-row table:style-name="ro1">
          <table:table-cell office:value-type="float" office:value="12441" calcext:value-type="float">
            <text:p>124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1.662964" calcext:value-type="float">
            <text:p>531.66</text:p>
          </table:table-cell>
          <table:table-cell office:value-type="float" office:value="97798" calcext:value-type="float">
            <text:p>97798</text:p>
          </table:table-cell>
          <table:table-cell table:formula="of:=[.E71]-[.E70]" office:value-type="float" office:value="1338" calcext:value-type="float">
            <text:p>1338</text:p>
          </table:table-cell>
          <table:table-cell table:formula="of:=[.F71]*(60*64/1440)" office:value-type="float" office:value="3568" calcext:value-type="float">
            <text:p>3568.0</text:p>
          </table:table-cell>
          <table:table-cell table:formula="of:=[.D71]*[.H$4]" office:value-type="float" office:value="3565.863499548" calcext:value-type="float">
            <text:p>3565.86</text:p>
          </table:table-cell>
          <table:table-cell table:formula="of:=[.G71]/[.H71]" office:value-type="float" office:value="1.00059915373998" calcext:value-type="float">
            <text:p>1.0006</text:p>
          </table:table-cell>
          <table:table-cell table:number-columns-repeated="8"/>
        </table:table-row>
        <table:table-row table:style-name="ro1">
          <table:table-cell office:value-type="float" office:value="12443" calcext:value-type="float">
            <text:p>124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045105" calcext:value-type="float">
            <text:p>532.05</text:p>
          </table:table-cell>
          <table:table-cell office:value-type="float" office:value="99136" calcext:value-type="float">
            <text:p>99136</text:p>
          </table:table-cell>
          <table:table-cell table:formula="of:=[.E72]-[.E71]" office:value-type="float" office:value="1338" calcext:value-type="float">
            <text:p>1338</text:p>
          </table:table-cell>
          <table:table-cell table:formula="of:=[.F72]*(60*64/1440)" office:value-type="float" office:value="3568" calcext:value-type="float">
            <text:p>3568.0</text:p>
          </table:table-cell>
          <table:table-cell table:formula="of:=[.D72]*[.H$4]" office:value-type="float" office:value="3568.426519235" calcext:value-type="float">
            <text:p>3568.43</text:p>
          </table:table-cell>
          <table:table-cell table:formula="of:=[.G72]/[.H72]" office:value-type="float" office:value="0.999880474143799" calcext:value-type="float">
            <text:p>0.9999</text:p>
          </table:table-cell>
          <table:table-cell table:number-columns-repeated="8"/>
        </table:table-row>
        <table:table-row table:style-name="ro1">
          <table:table-cell office:value-type="float" office:value="12449" calcext:value-type="float">
            <text:p>124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2.615784" calcext:value-type="float">
            <text:p>532.62</text:p>
          </table:table-cell>
          <table:table-cell office:value-type="float" office:value="100476" calcext:value-type="float">
            <text:p>100476</text:p>
          </table:table-cell>
          <table:table-cell table:formula="of:=[.E73]-[.E72]" office:value-type="float" office:value="1340" calcext:value-type="float">
            <text:p>1340</text:p>
          </table:table-cell>
          <table:table-cell table:formula="of:=[.F73]*(60*64/1440)" office:value-type="float" office:value="3573.33333333333" calcext:value-type="float">
            <text:p>3573.3</text:p>
          </table:table-cell>
          <table:table-cell table:formula="of:=[.D73]*[.H$4]" office:value-type="float" office:value="3572.254063288" calcext:value-type="float">
            <text:p>3572.25</text:p>
          </table:table-cell>
          <table:table-cell table:formula="of:=[.G73]/[.H73]" office:value-type="float" office:value="1.00030212578003" calcext:value-type="float">
            <text:p>1.0003</text:p>
          </table:table-cell>
          <table:table-cell table:number-columns-repeated="8"/>
        </table:table-row>
        <table:table-row table:style-name="ro1">
          <table:table-cell office:value-type="float" office:value="12456" calcext:value-type="float">
            <text:p>124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3.138245" calcext:value-type="float">
            <text:p>533.14</text:p>
          </table:table-cell>
          <table:table-cell office:value-type="float" office:value="101818" calcext:value-type="float">
            <text:p>101818</text:p>
          </table:table-cell>
          <table:table-cell table:formula="of:=[.E74]-[.E73]" office:value-type="float" office:value="1342" calcext:value-type="float">
            <text:p>1342</text:p>
          </table:table-cell>
          <table:table-cell table:formula="of:=[.F74]*(60*64/1440)" office:value-type="float" office:value="3578.66666666667" calcext:value-type="float">
            <text:p>3578.7</text:p>
          </table:table-cell>
          <table:table-cell table:formula="of:=[.D74]*[.H$4]" office:value-type="float" office:value="3575.758209215" calcext:value-type="float">
            <text:p>3575.76</text:p>
          </table:table-cell>
          <table:table-cell table:formula="of:=[.G74]/[.H74]" office:value-type="float" office:value="1.00081338202459" calcext:value-type="float">
            <text:p>1.0008</text:p>
          </table:table-cell>
          <table:table-cell table:number-columns-repeated="8"/>
        </table:table-row>
        <table:table-row table:style-name="ro1">
          <table:table-cell office:value-type="float" office:value="12458" calcext:value-type="float">
            <text:p>124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3.072876" calcext:value-type="float">
            <text:p>533.07</text:p>
          </table:table-cell>
          <table:table-cell office:value-type="float" office:value="103158" calcext:value-type="float">
            <text:p>103158</text:p>
          </table:table-cell>
          <table:table-cell table:formula="of:=[.E75]-[.E74]" office:value-type="float" office:value="1340" calcext:value-type="float">
            <text:p>1340</text:p>
          </table:table-cell>
          <table:table-cell table:formula="of:=[.F75]*(60*64/1440)" office:value-type="float" office:value="3573.33333333333" calcext:value-type="float">
            <text:p>3573.3</text:p>
          </table:table-cell>
          <table:table-cell table:formula="of:=[.D75]*[.H$4]" office:value-type="float" office:value="3575.319779332" calcext:value-type="float">
            <text:p>3575.32</text:p>
          </table:table-cell>
          <table:table-cell table:formula="of:=[.G75]/[.H75]" office:value-type="float" office:value="0.999444400467295" calcext:value-type="float">
            <text:p>0.9994</text:p>
          </table:table-cell>
          <table:table-cell table:number-columns-repeated="8"/>
        </table:table-row>
        <table:table-row table:style-name="ro1">
          <table:table-cell office:value-type="float" office:value="12466" calcext:value-type="float">
            <text:p>1246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532.997559" calcext:value-type="float">
            <text:p>533.00</text:p>
          </table:table-cell>
          <table:table-cell office:value-type="float" office:value="104499" calcext:value-type="float">
            <text:p>104499</text:p>
          </table:table-cell>
          <table:table-cell table:formula="of:=[.E76]-[.E75]" office:value-type="float" office:value="1341" calcext:value-type="float">
            <text:p>1341</text:p>
          </table:table-cell>
          <table:table-cell table:formula="of:=[.F76]*(60*64/1440)" office:value-type="float" office:value="3576" calcext:value-type="float">
            <text:p>3576.0</text:p>
          </table:table-cell>
          <table:table-cell table:formula="of:=[.D76]*[.H$4]" office:value-type="float" office:value="3574.814628213" calcext:value-type="float">
            <text:p>3574.81</text:p>
          </table:table-cell>
          <table:table-cell table:formula="of:=[.G76]/[.H76]" office:value-type="float" office:value="1.0003315897215" calcext:value-type="float">
            <text:p>1.0003</text:p>
          </table:table-cell>
          <table:table-cell table:number-columns-repeated="8"/>
        </table:table-row>
        <table:table-row table:style-name="ro1">
          <table:table-cell office:value-type="float" office:value="12468" calcext:value-type="float">
            <text:p>124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464722" calcext:value-type="float">
            <text:p>532.46</text:p>
          </table:table-cell>
          <table:table-cell office:value-type="float" office:value="105839" calcext:value-type="float">
            <text:p>105839</text:p>
          </table:table-cell>
          <table:table-cell table:formula="of:=[.E77]-[.E76]" office:value-type="float" office:value="1340" calcext:value-type="float">
            <text:p>1340</text:p>
          </table:table-cell>
          <table:table-cell table:formula="of:=[.F77]*(60*64/1440)" office:value-type="float" office:value="3573.33333333333" calcext:value-type="float">
            <text:p>3573.3</text:p>
          </table:table-cell>
          <table:table-cell table:formula="of:=[.D77]*[.H$4]" office:value-type="float" office:value="3571.240890454" calcext:value-type="float">
            <text:p>3571.24</text:p>
          </table:table-cell>
          <table:table-cell table:formula="of:=[.G77]/[.H77]" office:value-type="float" office:value="1.00058591479643" calcext:value-type="float">
            <text:p>1.0006</text:p>
          </table:table-cell>
          <table:table-cell table:number-columns-repeated="8"/>
        </table:table-row>
        <table:table-row table:style-name="ro1">
          <table:table-cell office:value-type="float" office:value="12474" calcext:value-type="float">
            <text:p>124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1.918335" calcext:value-type="float">
            <text:p>531.92</text:p>
          </table:table-cell>
          <table:table-cell office:value-type="float" office:value="107177" calcext:value-type="float">
            <text:p>107177</text:p>
          </table:table-cell>
          <table:table-cell table:formula="of:=[.E78]-[.E77]" office:value-type="float" office:value="1338" calcext:value-type="float">
            <text:p>1338</text:p>
          </table:table-cell>
          <table:table-cell table:formula="of:=[.F78]*(60*64/1440)" office:value-type="float" office:value="3568" calcext:value-type="float">
            <text:p>3568.0</text:p>
          </table:table-cell>
          <table:table-cell table:formula="of:=[.D78]*[.H$4]" office:value-type="float" office:value="3567.576272845" calcext:value-type="float">
            <text:p>3567.58</text:p>
          </table:table-cell>
          <table:table-cell table:formula="of:=[.G78]/[.H78]" office:value-type="float" office:value="1.00011877171575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2481" calcext:value-type="float">
            <text:p>124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1.539978" calcext:value-type="float">
            <text:p>531.54</text:p>
          </table:table-cell>
          <table:table-cell office:value-type="float" office:value="108514" calcext:value-type="float">
            <text:p>108514</text:p>
          </table:table-cell>
          <table:table-cell table:formula="of:=[.E79]-[.E78]" office:value-type="float" office:value="1337" calcext:value-type="float">
            <text:p>1337</text:p>
          </table:table-cell>
          <table:table-cell table:formula="of:=[.F79]*(60*64/1440)" office:value-type="float" office:value="3565.33333333333" calcext:value-type="float">
            <text:p>3565.3</text:p>
          </table:table-cell>
          <table:table-cell table:formula="of:=[.D79]*[.H$4]" office:value-type="float" office:value="3565.038632446" calcext:value-type="float">
            <text:p>3565.04</text:p>
          </table:table-cell>
          <table:table-cell table:formula="of:=[.G79]/[.H79]" office:value-type="float" office:value="1.00008266414974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2483" calcext:value-type="float">
            <text:p>124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069946" calcext:value-type="float">
            <text:p>532.07</text:p>
          </table:table-cell>
          <table:table-cell office:value-type="float" office:value="109852" calcext:value-type="float">
            <text:p>109852</text:p>
          </table:table-cell>
          <table:table-cell table:formula="of:=[.E80]-[.E79]" office:value-type="float" office:value="1338" calcext:value-type="float">
            <text:p>1338</text:p>
          </table:table-cell>
          <table:table-cell table:formula="of:=[.F80]*(60*64/1440)" office:value-type="float" office:value="3568" calcext:value-type="float">
            <text:p>3568.0</text:p>
          </table:table-cell>
          <table:table-cell table:formula="of:=[.D80]*[.H$4]" office:value-type="float" office:value="3568.593127822" calcext:value-type="float">
            <text:p>3568.59</text:p>
          </table:table-cell>
          <table:table-cell table:formula="of:=[.G80]/[.H80]" office:value-type="float" office:value="0.999833792253486" calcext:value-type="float">
            <text:p>0.9998</text:p>
          </table:table-cell>
          <table:table-cell table:number-columns-repeated="8"/>
        </table:table-row>
        <table:table-row table:style-name="ro1">
          <table:table-cell office:value-type="float" office:value="12489" calcext:value-type="float">
            <text:p>124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2.708618" calcext:value-type="float">
            <text:p>532.71</text:p>
          </table:table-cell>
          <table:table-cell office:value-type="float" office:value="111192" calcext:value-type="float">
            <text:p>111192</text:p>
          </table:table-cell>
          <table:table-cell table:formula="of:=[.E81]-[.E80]" office:value-type="float" office:value="1340" calcext:value-type="float">
            <text:p>1340</text:p>
          </table:table-cell>
          <table:table-cell table:formula="of:=[.F81]*(60*64/1440)" office:value-type="float" office:value="3573.33333333333" calcext:value-type="float">
            <text:p>3573.3</text:p>
          </table:table-cell>
          <table:table-cell table:formula="of:=[.D81]*[.H$4]" office:value-type="float" office:value="3572.876700926" calcext:value-type="float">
            <text:p>3572.88</text:p>
          </table:table-cell>
          <table:table-cell table:formula="of:=[.G81]/[.H81]" office:value-type="float" office:value="1.00012780525206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2496" calcext:value-type="float">
            <text:p>124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3.040649" calcext:value-type="float">
            <text:p>533.04</text:p>
          </table:table-cell>
          <table:table-cell office:value-type="float" office:value="112534" calcext:value-type="float">
            <text:p>112534</text:p>
          </table:table-cell>
          <table:table-cell table:formula="of:=[.E82]-[.E81]" office:value-type="float" office:value="1342" calcext:value-type="float">
            <text:p>1342</text:p>
          </table:table-cell>
          <table:table-cell table:formula="of:=[.F82]*(60*64/1440)" office:value-type="float" office:value="3578.66666666667" calcext:value-type="float">
            <text:p>3578.7</text:p>
          </table:table-cell>
          <table:table-cell table:formula="of:=[.D82]*[.H$4]" office:value-type="float" office:value="3575.103632843" calcext:value-type="float">
            <text:p>3575.10</text:p>
          </table:table-cell>
          <table:table-cell table:formula="of:=[.G82]/[.H82]" office:value-type="float" office:value="1.00099662392747" calcext:value-type="float">
            <text:p>1.0010</text:p>
          </table:table-cell>
          <table:table-cell table:number-columns-repeated="8"/>
        </table:table-row>
        <table:table-row table:style-name="ro1">
          <table:table-cell office:value-type="float" office:value="12499" calcext:value-type="float">
            <text:p>124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3A00000 8</text:p>
          </table:table-cell>
          <table:table-cell office:value-type="float" office:value="533.100586" calcext:value-type="float">
            <text:p>533.10</text:p>
          </table:table-cell>
          <table:table-cell office:value-type="float" office:value="113875" calcext:value-type="float">
            <text:p>113875</text:p>
          </table:table-cell>
          <table:table-cell table:formula="of:=[.E83]-[.E82]" office:value-type="float" office:value="1341" calcext:value-type="float">
            <text:p>1341</text:p>
          </table:table-cell>
          <table:table-cell table:formula="of:=[.F83]*(60*64/1440)" office:value-type="float" office:value="3576" calcext:value-type="float">
            <text:p>3576.0</text:p>
          </table:table-cell>
          <table:table-cell table:formula="of:=[.D83]*[.H$4]" office:value-type="float" office:value="3575.505630302" calcext:value-type="float">
            <text:p>3575.51</text:p>
          </table:table-cell>
          <table:table-cell table:formula="of:=[.G83]/[.H83]" office:value-type="float" office:value="1.0001382656746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2511" calcext:value-type="float">
            <text:p>125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83A00000 8</text:p>
          </table:table-cell>
          <table:table-cell office:value-type="float" office:value="532.892883" calcext:value-type="float">
            <text:p>532.89</text:p>
          </table:table-cell>
          <table:table-cell office:value-type="float" office:value="115215" calcext:value-type="float">
            <text:p>115215</text:p>
          </table:table-cell>
          <table:table-cell table:formula="of:=[.E84]-[.E83]" office:value-type="float" office:value="1340" calcext:value-type="float">
            <text:p>1340</text:p>
          </table:table-cell>
          <table:table-cell table:formula="of:=[.F84]*(60*64/1440)" office:value-type="float" office:value="3573.33333333333" calcext:value-type="float">
            <text:p>3573.3</text:p>
          </table:table-cell>
          <table:table-cell table:formula="of:=[.D84]*[.H$4]" office:value-type="float" office:value="3574.112566281" calcext:value-type="float">
            <text:p>3574.11</text:p>
          </table:table-cell>
          <table:table-cell table:formula="of:=[.G84]/[.H84]" office:value-type="float" office:value="0.999781978621765" calcext:value-type="float">
            <text:p>0.9998</text:p>
          </table:table-cell>
          <table:table-cell table:number-columns-repeated="8"/>
        </table:table-row>
        <table:table-row table:style-name="ro1">
          <table:table-cell office:value-type="float" office:value="12513" calcext:value-type="float">
            <text:p>125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322388" calcext:value-type="float">
            <text:p>532.32</text:p>
          </table:table-cell>
          <table:table-cell office:value-type="float" office:value="116554" calcext:value-type="float">
            <text:p>116554</text:p>
          </table:table-cell>
          <table:table-cell table:formula="of:=[.E85]-[.E84]" office:value-type="float" office:value="1339" calcext:value-type="float">
            <text:p>1339</text:p>
          </table:table-cell>
          <table:table-cell table:formula="of:=[.F85]*(60*64/1440)" office:value-type="float" office:value="3570.66666666667" calcext:value-type="float">
            <text:p>3570.7</text:p>
          </table:table-cell>
          <table:table-cell table:formula="of:=[.D85]*[.H$4]" office:value-type="float" office:value="3570.286256316" calcext:value-type="float">
            <text:p>3570.29</text:p>
          </table:table-cell>
          <table:table-cell table:formula="of:=[.G85]/[.H85]" office:value-type="float" office:value="1.00010654897769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2515" calcext:value-type="float">
            <text:p>125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1.502319" calcext:value-type="float">
            <text:p>531.50</text:p>
          </table:table-cell>
          <table:table-cell office:value-type="float" office:value="117891" calcext:value-type="float">
            <text:p>117891</text:p>
          </table:table-cell>
          <table:table-cell table:formula="of:=[.E86]-[.E85]" office:value-type="float" office:value="1337" calcext:value-type="float">
            <text:p>1337</text:p>
          </table:table-cell>
          <table:table-cell table:formula="of:=[.F86]*(60*64/1440)" office:value-type="float" office:value="3565.33333333333" calcext:value-type="float">
            <text:p>3565.3</text:p>
          </table:table-cell>
          <table:table-cell table:formula="of:=[.D86]*[.H$4]" office:value-type="float" office:value="3564.786053533" calcext:value-type="float">
            <text:p>3564.79</text:p>
          </table:table-cell>
          <table:table-cell table:formula="of:=[.G86]/[.H86]" office:value-type="float" office:value="1.00015352388393" calcext:value-type="float">
            <text:p>1.0002</text:p>
          </table:table-cell>
          <table:table-cell table:number-columns-repeated="8"/>
        </table:table-row>
        <table:table-row table:style-name="ro1">
          <table:table-cell office:value-type="float" office:value="12522" calcext:value-type="float">
            <text:p>125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1.226379" calcext:value-type="float">
            <text:p>531.23</text:p>
          </table:table-cell>
          <table:table-cell office:value-type="float" office:value="119228" calcext:value-type="float">
            <text:p>119228</text:p>
          </table:table-cell>
          <table:table-cell table:formula="of:=[.E87]-[.E86]" office:value-type="float" office:value="1337" calcext:value-type="float">
            <text:p>1337</text:p>
          </table:table-cell>
          <table:table-cell table:formula="of:=[.F87]*(60*64/1440)" office:value-type="float" office:value="3565.33333333333" calcext:value-type="float">
            <text:p>3565.3</text:p>
          </table:table-cell>
          <table:table-cell table:formula="of:=[.D87]*[.H$4]" office:value-type="float" office:value="3562.935323953" calcext:value-type="float">
            <text:p>3562.94</text:p>
          </table:table-cell>
          <table:table-cell table:formula="of:=[.G87]/[.H87]" office:value-type="float" office:value="1.00067304319677" calcext:value-type="float">
            <text:p>1.0007</text:p>
          </table:table-cell>
          <table:table-cell table:number-columns-repeated="8"/>
        </table:table-row>
        <table:table-row table:style-name="ro1">
          <table:table-cell office:value-type="float" office:value="12524" calcext:value-type="float">
            <text:p>125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1.549927" calcext:value-type="float">
            <text:p>531.55</text:p>
          </table:table-cell>
          <table:table-cell office:value-type="float" office:value="120565" calcext:value-type="float">
            <text:p>120565</text:p>
          </table:table-cell>
          <table:table-cell table:formula="of:=[.E88]-[.E87]" office:value-type="float" office:value="1337" calcext:value-type="float">
            <text:p>1337</text:p>
          </table:table-cell>
          <table:table-cell table:formula="of:=[.F88]*(60*64/1440)" office:value-type="float" office:value="3565.33333333333" calcext:value-type="float">
            <text:p>3565.3</text:p>
          </table:table-cell>
          <table:table-cell table:formula="of:=[.D88]*[.H$4]" office:value-type="float" office:value="3565.105360389" calcext:value-type="float">
            <text:p>3565.11</text:p>
          </table:table-cell>
          <table:table-cell table:formula="of:=[.G88]/[.H88]" office:value-type="float" office:value="1.00006394564011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2530" calcext:value-type="float">
            <text:p>125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2.280151" calcext:value-type="float">
            <text:p>532.28</text:p>
          </table:table-cell>
          <table:table-cell office:value-type="float" office:value="121904" calcext:value-type="float">
            <text:p>121904</text:p>
          </table:table-cell>
          <table:table-cell table:formula="of:=[.E89]-[.E88]" office:value-type="float" office:value="1339" calcext:value-type="float">
            <text:p>1339</text:p>
          </table:table-cell>
          <table:table-cell table:formula="of:=[.F89]*(60*64/1440)" office:value-type="float" office:value="3570.66666666667" calcext:value-type="float">
            <text:p>3570.7</text:p>
          </table:table-cell>
          <table:table-cell table:formula="of:=[.D89]*[.H$4]" office:value-type="float" office:value="3570.002972757" calcext:value-type="float">
            <text:p>3570.00</text:p>
          </table:table-cell>
          <table:table-cell table:formula="of:=[.G89]/[.H89]" office:value-type="float" office:value="1.00018590850336" calcext:value-type="float">
            <text:p>1.0002</text:p>
          </table:table-cell>
          <table:table-cell table:number-columns-repeated="8"/>
        </table:table-row>
        <table:table-row table:style-name="ro1">
          <table:table-cell office:value-type="float" office:value="12537" calcext:value-type="float">
            <text:p>125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2.898682" calcext:value-type="float">
            <text:p>532.90</text:p>
          </table:table-cell>
          <table:table-cell office:value-type="float" office:value="123244" calcext:value-type="float">
            <text:p>123244</text:p>
          </table:table-cell>
          <table:table-cell table:formula="of:=[.E90]-[.E89]" office:value-type="float" office:value="1340" calcext:value-type="float">
            <text:p>1340</text:p>
          </table:table-cell>
          <table:table-cell table:formula="of:=[.F90]*(60*64/1440)" office:value-type="float" office:value="3573.33333333333" calcext:value-type="float">
            <text:p>3573.3</text:p>
          </table:table-cell>
          <table:table-cell table:formula="of:=[.D90]*[.H$4]" office:value-type="float" office:value="3574.151460174" calcext:value-type="float">
            <text:p>3574.15</text:p>
          </table:table-cell>
          <table:table-cell table:formula="of:=[.G90]/[.H90]" office:value-type="float" office:value="0.99977109900076" calcext:value-type="float">
            <text:p>0.9998</text:p>
          </table:table-cell>
          <table:table-cell table:number-columns-repeated="8"/>
        </table:table-row>
        <table:table-row table:style-name="ro1">
          <table:table-cell office:value-type="float" office:value="12539" calcext:value-type="float">
            <text:p>125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935486" calcext:value-type="float">
            <text:p>532.94</text:p>
          </table:table-cell>
          <table:table-cell office:value-type="float" office:value="124585" calcext:value-type="float">
            <text:p>124585</text:p>
          </table:table-cell>
          <table:table-cell table:formula="of:=[.E91]-[.E90]" office:value-type="float" office:value="1341" calcext:value-type="float">
            <text:p>1341</text:p>
          </table:table-cell>
          <table:table-cell table:formula="of:=[.F91]*(60*64/1440)" office:value-type="float" office:value="3576" calcext:value-type="float">
            <text:p>3576.0</text:p>
          </table:table-cell>
          <table:table-cell table:formula="of:=[.D91]*[.H$4]" office:value-type="float" office:value="3574.398304602" calcext:value-type="float">
            <text:p>3574.40</text:p>
          </table:table-cell>
          <table:table-cell table:formula="of:=[.G91]/[.H91]" office:value-type="float" office:value="1.00044810210321" calcext:value-type="float">
            <text:p>1.0004</text:p>
          </table:table-cell>
          <table:table-cell table:number-columns-repeated="8"/>
        </table:table-row>
        <table:table-row table:style-name="ro1">
          <table:table-cell office:value-type="float" office:value="12546" calcext:value-type="float">
            <text:p>125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2.926147" calcext:value-type="float">
            <text:p>532.93</text:p>
          </table:table-cell>
          <table:table-cell office:value-type="float" office:value="125926" calcext:value-type="float">
            <text:p>125926</text:p>
          </table:table-cell>
          <table:table-cell table:formula="of:=[.E92]-[.E91]" office:value-type="float" office:value="1341" calcext:value-type="float">
            <text:p>1341</text:p>
          </table:table-cell>
          <table:table-cell table:formula="of:=[.F92]*(60*64/1440)" office:value-type="float" office:value="3576" calcext:value-type="float">
            <text:p>3576.0</text:p>
          </table:table-cell>
          <table:table-cell table:formula="of:=[.D92]*[.H$4]" office:value-type="float" office:value="3574.335667929" calcext:value-type="float">
            <text:p>3574.34</text:p>
          </table:table-cell>
          <table:table-cell table:formula="of:=[.G92]/[.H92]" office:value-type="float" office:value="1.00046563395988" calcext:value-type="float">
            <text:p>1.0005</text:p>
          </table:table-cell>
          <table:table-cell table:number-columns-repeated="8"/>
        </table:table-row>
        <table:table-row table:style-name="ro1">
          <table:table-cell office:value-type="float" office:value="12553" calcext:value-type="float">
            <text:p>125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2.372192" calcext:value-type="float">
            <text:p>532.37</text:p>
          </table:table-cell>
          <table:table-cell office:value-type="float" office:value="127265" calcext:value-type="float">
            <text:p>127265</text:p>
          </table:table-cell>
          <table:table-cell table:formula="of:=[.E93]-[.E92]" office:value-type="float" office:value="1339" calcext:value-type="float">
            <text:p>1339</text:p>
          </table:table-cell>
          <table:table-cell table:formula="of:=[.F93]*(60*64/1440)" office:value-type="float" office:value="3570.66666666667" calcext:value-type="float">
            <text:p>3570.7</text:p>
          </table:table-cell>
          <table:table-cell table:formula="of:=[.D93]*[.H$4]" office:value-type="float" office:value="3570.620291744" calcext:value-type="float">
            <text:p>3570.62</text:p>
          </table:table-cell>
          <table:table-cell table:formula="of:=[.G93]/[.H93]" office:value-type="float" office:value="1.00001298791775" calcext:value-type="float">
            <text:p>1.0000</text:p>
          </table:table-cell>
          <table:table-cell table:number-columns-repeated="8"/>
        </table:table-row>
        <table:table-row table:style-name="ro1">
          <table:table-cell office:value-type="float" office:value="12555" calcext:value-type="float">
            <text:p>125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1.919556" calcext:value-type="float">
            <text:p>531.92</text:p>
          </table:table-cell>
          <table:table-cell office:value-type="float" office:value="128603" calcext:value-type="float">
            <text:p>128603</text:p>
          </table:table-cell>
          <table:table-cell table:formula="of:=[.E94]-[.E93]" office:value-type="float" office:value="1338" calcext:value-type="float">
            <text:p>1338</text:p>
          </table:table-cell>
          <table:table-cell table:formula="of:=[.F94]*(60*64/1440)" office:value-type="float" office:value="3568" calcext:value-type="float">
            <text:p>3568.0</text:p>
          </table:table-cell>
          <table:table-cell table:formula="of:=[.D94]*[.H$4]" office:value-type="float" office:value="3567.584462092" calcext:value-type="float">
            <text:p>3567.58</text:p>
          </table:table-cell>
          <table:table-cell table:formula="of:=[.G94]/[.H94]" office:value-type="float" office:value="1.00011647598324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2562" calcext:value-type="float">
            <text:p>125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1.40033" calcext:value-type="float">
            <text:p>531.40</text:p>
          </table:table-cell>
          <table:table-cell office:value-type="float" office:value="129940" calcext:value-type="float">
            <text:p>129940</text:p>
          </table:table-cell>
          <table:table-cell table:formula="of:=[.E95]-[.E94]" office:value-type="float" office:value="1337" calcext:value-type="float">
            <text:p>1337</text:p>
          </table:table-cell>
          <table:table-cell table:formula="of:=[.F95]*(60*64/1440)" office:value-type="float" office:value="3565.33333333333" calcext:value-type="float">
            <text:p>3565.3</text:p>
          </table:table-cell>
          <table:table-cell table:formula="of:=[.D95]*[.H$4]" office:value-type="float" office:value="3564.10201331" calcext:value-type="float">
            <text:p>3564.10</text:p>
          </table:table-cell>
          <table:table-cell table:formula="of:=[.G95]/[.H95]" office:value-type="float" office:value="1.00034547833332" calcext:value-type="float">
            <text:p>1.0003</text:p>
          </table:table-cell>
          <table:table-cell table:number-columns-repeated="8"/>
        </table:table-row>
        <table:table-row table:style-name="ro1">
          <table:table-cell office:value-type="float" office:value="12564" calcext:value-type="float">
            <text:p>125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1.916443" calcext:value-type="float">
            <text:p>531.92</text:p>
          </table:table-cell>
          <table:table-cell office:value-type="float" office:value="131278" calcext:value-type="float">
            <text:p>131278</text:p>
          </table:table-cell>
          <table:table-cell table:formula="of:=[.E96]-[.E95]" office:value-type="float" office:value="1338" calcext:value-type="float">
            <text:p>1338</text:p>
          </table:table-cell>
          <table:table-cell table:formula="of:=[.F96]*(60*64/1440)" office:value-type="float" office:value="3568" calcext:value-type="float">
            <text:p>3568.0</text:p>
          </table:table-cell>
          <table:table-cell table:formula="of:=[.D96]*[.H$4]" office:value-type="float" office:value="3567.563583201" calcext:value-type="float">
            <text:p>3567.56</text:p>
          </table:table-cell>
          <table:table-cell table:formula="of:=[.G96]/[.H96]" office:value-type="float" office:value="1.00012232908786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2570" calcext:value-type="float">
            <text:p>125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2.553772" calcext:value-type="float">
            <text:p>532.55</text:p>
          </table:table-cell>
          <table:table-cell office:value-type="float" office:value="132618" calcext:value-type="float">
            <text:p>132618</text:p>
          </table:table-cell>
          <table:table-cell table:formula="of:=[.E97]-[.E96]" office:value-type="float" office:value="1340" calcext:value-type="float">
            <text:p>1340</text:p>
          </table:table-cell>
          <table:table-cell table:formula="of:=[.F97]*(60*64/1440)" office:value-type="float" office:value="3573.33333333333" calcext:value-type="float">
            <text:p>3573.3</text:p>
          </table:table-cell>
          <table:table-cell table:formula="of:=[.D97]*[.H$4]" office:value-type="float" office:value="3571.838148804" calcext:value-type="float">
            <text:p>3571.84</text:p>
          </table:table-cell>
          <table:table-cell table:formula="of:=[.G97]/[.H97]" office:value-type="float" office:value="1.00041860366205" calcext:value-type="float">
            <text:p>1.0004</text:p>
          </table:table-cell>
          <table:table-cell table:number-columns-repeated="8"/>
        </table:table-row>
        <table:table-row table:style-name="ro1">
          <table:table-cell office:value-type="float" office:value="12577" calcext:value-type="float">
            <text:p>125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3.112" calcext:value-type="float">
            <text:p>533.11</text:p>
          </table:table-cell>
          <table:table-cell office:value-type="float" office:value="133959" calcext:value-type="float">
            <text:p>133959</text:p>
          </table:table-cell>
          <table:table-cell table:formula="of:=[.E98]-[.E97]" office:value-type="float" office:value="1341" calcext:value-type="float">
            <text:p>1341</text:p>
          </table:table-cell>
          <table:table-cell table:formula="of:=[.F98]*(60*64/1440)" office:value-type="float" office:value="3576" calcext:value-type="float">
            <text:p>3576.0</text:p>
          </table:table-cell>
          <table:table-cell table:formula="of:=[.D98]*[.H$4]" office:value-type="float" office:value="3575.582184" calcext:value-type="float">
            <text:p>3575.58</text:p>
          </table:table-cell>
          <table:table-cell table:formula="of:=[.G98]/[.H98]" office:value-type="float" office:value="1.0001168525791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2579" calcext:value-type="float">
            <text:p>125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981323" calcext:value-type="float">
            <text:p>532.98</text:p>
          </table:table-cell>
          <table:table-cell office:value-type="float" office:value="135300" calcext:value-type="float">
            <text:p>135300</text:p>
          </table:table-cell>
          <table:table-cell table:formula="of:=[.E99]-[.E98]" office:value-type="float" office:value="1341" calcext:value-type="float">
            <text:p>1341</text:p>
          </table:table-cell>
          <table:table-cell table:formula="of:=[.F99]*(60*64/1440)" office:value-type="float" office:value="3576" calcext:value-type="float">
            <text:p>3576.0</text:p>
          </table:table-cell>
          <table:table-cell table:formula="of:=[.D99]*[.H$4]" office:value-type="float" office:value="3574.705733361" calcext:value-type="float">
            <text:p>3574.71</text:p>
          </table:table-cell>
          <table:table-cell table:formula="of:=[.G99]/[.H99]" office:value-type="float" office:value="1.0003620624285" calcext:value-type="float">
            <text:p>1.0004</text:p>
          </table:table-cell>
          <table:table-cell table:number-columns-repeated="8"/>
        </table:table-row>
        <table:table-row table:style-name="ro1">
          <table:table-cell office:value-type="float" office:value="12586" calcext:value-type="float">
            <text:p>125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2.779053" calcext:value-type="float">
            <text:p>532.78</text:p>
          </table:table-cell>
          <table:table-cell office:value-type="float" office:value="136640" calcext:value-type="float">
            <text:p>136640</text:p>
          </table:table-cell>
          <table:table-cell table:formula="of:=[.E100]-[.E99]" office:value-type="float" office:value="1340" calcext:value-type="float">
            <text:p>1340</text:p>
          </table:table-cell>
          <table:table-cell table:formula="of:=[.F100]*(60*64/1440)" office:value-type="float" office:value="3573.33333333333" calcext:value-type="float">
            <text:p>3573.3</text:p>
          </table:table-cell>
          <table:table-cell table:formula="of:=[.D100]*[.H$4]" office:value-type="float" office:value="3573.349108471" calcext:value-type="float">
            <text:p>3573.35</text:p>
          </table:table-cell>
          <table:table-cell table:formula="of:=[.G100]/[.H100]" office:value-type="float" office:value="0.999995585335441" calcext:value-type="float">
            <text:p>1.0000</text:p>
          </table:table-cell>
          <table:table-cell table:number-columns-repeated="8"/>
        </table:table-row>
        <table:table-row table:style-name="ro1">
          <table:table-cell office:value-type="float" office:value="12593" calcext:value-type="float">
            <text:p>125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2.35791" calcext:value-type="float">
            <text:p>532.36</text:p>
          </table:table-cell>
          <table:table-cell office:value-type="float" office:value="137979" calcext:value-type="float">
            <text:p>137979</text:p>
          </table:table-cell>
          <table:table-cell table:formula="of:=[.E101]-[.E100]" office:value-type="float" office:value="1339" calcext:value-type="float">
            <text:p>1339</text:p>
          </table:table-cell>
          <table:table-cell table:formula="of:=[.F101]*(60*64/1440)" office:value-type="float" office:value="3570.66666666667" calcext:value-type="float">
            <text:p>3570.7</text:p>
          </table:table-cell>
          <table:table-cell table:formula="of:=[.D101]*[.H$4]" office:value-type="float" office:value="3570.52450237" calcext:value-type="float">
            <text:p>3570.52</text:p>
          </table:table-cell>
          <table:table-cell table:formula="of:=[.G101]/[.H101]" office:value-type="float" office:value="1.00003981608208" calcext:value-type="float">
            <text:p>1.0000</text:p>
          </table:table-cell>
          <table:table-cell table:number-columns-repeated="8"/>
        </table:table-row>
        <table:table-row table:style-name="ro1">
          <table:table-cell office:value-type="float" office:value="12595" calcext:value-type="float">
            <text:p>125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1.658386" calcext:value-type="float">
            <text:p>531.66</text:p>
          </table:table-cell>
          <table:table-cell office:value-type="float" office:value="139317" calcext:value-type="float">
            <text:p>139317</text:p>
          </table:table-cell>
          <table:table-cell table:formula="of:=[.E102]-[.E101]" office:value-type="float" office:value="1338" calcext:value-type="float">
            <text:p>1338</text:p>
          </table:table-cell>
          <table:table-cell table:formula="of:=[.F102]*(60*64/1440)" office:value-type="float" office:value="3568" calcext:value-type="float">
            <text:p>3568.0</text:p>
          </table:table-cell>
          <table:table-cell table:formula="of:=[.D102]*[.H$4]" office:value-type="float" office:value="3565.832794902" calcext:value-type="float">
            <text:p>3565.83</text:p>
          </table:table-cell>
          <table:table-cell table:formula="of:=[.G102]/[.H102]" office:value-type="float" office:value="1.00060776969158" calcext:value-type="float">
            <text:p>1.0006</text:p>
          </table:table-cell>
          <table:table-cell table:number-columns-repeated="8"/>
        </table:table-row>
        <table:table-row table:style-name="ro1">
          <table:table-cell office:value-type="float" office:value="12602" calcext:value-type="float">
            <text:p>126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1.377991" calcext:value-type="float">
            <text:p>531.38</text:p>
          </table:table-cell>
          <table:table-cell office:value-type="float" office:value="140654" calcext:value-type="float">
            <text:p>140654</text:p>
          </table:table-cell>
          <table:table-cell table:formula="of:=[.E103]-[.E102]" office:value-type="float" office:value="1337" calcext:value-type="float">
            <text:p>1337</text:p>
          </table:table-cell>
          <table:table-cell table:formula="of:=[.F103]*(60*64/1440)" office:value-type="float" office:value="3565.33333333333" calcext:value-type="float">
            <text:p>3565.3</text:p>
          </table:table-cell>
          <table:table-cell table:formula="of:=[.D103]*[.H$4]" office:value-type="float" office:value="3563.952185637" calcext:value-type="float">
            <text:p>3563.95</text:p>
          </table:table-cell>
          <table:table-cell table:formula="of:=[.G103]/[.H103]" office:value-type="float" office:value="1.0003875326111" calcext:value-type="float">
            <text:p>1.0004</text:p>
          </table:table-cell>
          <table:table-cell table:number-columns-repeated="8"/>
        </table:table-row>
        <table:table-row table:style-name="ro1">
          <table:table-cell office:value-type="float" office:value="12604" calcext:value-type="float">
            <text:p>126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1.792175" calcext:value-type="float">
            <text:p>531.79</text:p>
          </table:table-cell>
          <table:table-cell office:value-type="float" office:value="141991" calcext:value-type="float">
            <text:p>141991</text:p>
          </table:table-cell>
          <table:table-cell table:formula="of:=[.E104]-[.E103]" office:value-type="float" office:value="1337" calcext:value-type="float">
            <text:p>1337</text:p>
          </table:table-cell>
          <table:table-cell table:formula="of:=[.F104]*(60*64/1440)" office:value-type="float" office:value="3565.33333333333" calcext:value-type="float">
            <text:p>3565.3</text:p>
          </table:table-cell>
          <table:table-cell table:formula="of:=[.D104]*[.H$4]" office:value-type="float" office:value="3566.730117725" calcext:value-type="float">
            <text:p>3566.73</text:p>
          </table:table-cell>
          <table:table-cell table:formula="of:=[.G104]/[.H104]" office:value-type="float" office:value="0.999608385174778" calcext:value-type="float">
            <text:p>0.9996</text:p>
          </table:table-cell>
          <table:table-cell table:number-columns-repeated="8"/>
        </table:table-row>
        <table:table-row table:style-name="ro1">
          <table:table-cell office:value-type="float" office:value="12610" calcext:value-type="float">
            <text:p>126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2.526978" calcext:value-type="float">
            <text:p>532.53</text:p>
          </table:table-cell>
          <table:table-cell office:value-type="float" office:value="143331" calcext:value-type="float">
            <text:p>143331</text:p>
          </table:table-cell>
          <table:table-cell table:formula="of:=[.E105]-[.E104]" office:value-type="float" office:value="1340" calcext:value-type="float">
            <text:p>1340</text:p>
          </table:table-cell>
          <table:table-cell table:formula="of:=[.F105]*(60*64/1440)" office:value-type="float" office:value="3573.33333333333" calcext:value-type="float">
            <text:p>3573.3</text:p>
          </table:table-cell>
          <table:table-cell table:formula="of:=[.D105]*[.H$4]" office:value-type="float" office:value="3571.658441446" calcext:value-type="float">
            <text:p>3571.66</text:p>
          </table:table-cell>
          <table:table-cell table:formula="of:=[.G105]/[.H105]" office:value-type="float" office:value="1.00046893954581" calcext:value-type="float">
            <text:p>1.0005</text:p>
          </table:table-cell>
          <table:table-cell table:number-columns-repeated="8"/>
        </table:table-row>
        <table:table-row table:style-name="ro1">
          <table:table-cell office:value-type="float" office:value="12617" calcext:value-type="float">
            <text:p>126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3.133484" calcext:value-type="float">
            <text:p>533.13</text:p>
          </table:table-cell>
          <table:table-cell office:value-type="float" office:value="144672" calcext:value-type="float">
            <text:p>144672</text:p>
          </table:table-cell>
          <table:table-cell table:formula="of:=[.E106]-[.E105]" office:value-type="float" office:value="1341" calcext:value-type="float">
            <text:p>1341</text:p>
          </table:table-cell>
          <table:table-cell table:formula="of:=[.F106]*(60*64/1440)" office:value-type="float" office:value="3576" calcext:value-type="float">
            <text:p>3576.0</text:p>
          </table:table-cell>
          <table:table-cell table:formula="of:=[.D106]*[.H$4]" office:value-type="float" office:value="3575.726277188" calcext:value-type="float">
            <text:p>3575.73</text:p>
          </table:table-cell>
          <table:table-cell table:formula="of:=[.G106]/[.H106]" office:value-type="float" office:value="1.00007655027001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2619" calcext:value-type="float">
            <text:p>126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3.318115" calcext:value-type="float">
            <text:p>533.32</text:p>
          </table:table-cell>
          <table:table-cell office:value-type="float" office:value="146014" calcext:value-type="float">
            <text:p>146014</text:p>
          </table:table-cell>
          <table:table-cell table:formula="of:=[.E107]-[.E106]" office:value-type="float" office:value="1342" calcext:value-type="float">
            <text:p>1342</text:p>
          </table:table-cell>
          <table:table-cell table:formula="of:=[.F107]*(60*64/1440)" office:value-type="float" office:value="3578.66666666667" calcext:value-type="float">
            <text:p>3578.7</text:p>
          </table:table-cell>
          <table:table-cell table:formula="of:=[.D107]*[.H$4]" office:value-type="float" office:value="3576.964597305" calcext:value-type="float">
            <text:p>3576.96</text:p>
          </table:table-cell>
          <table:table-cell table:formula="of:=[.G107]/[.H107]" office:value-type="float" office:value="1.00047584182492" calcext:value-type="float">
            <text:p>1.0005</text:p>
          </table:table-cell>
          <table:table-cell table:number-columns-repeated="8"/>
        </table:table-row>
        <table:table-row table:style-name="ro1">
          <table:table-cell office:value-type="float" office:value="12626" calcext:value-type="float">
            <text:p>126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3.116089" calcext:value-type="float">
            <text:p>533.12</text:p>
          </table:table-cell>
          <table:table-cell office:value-type="float" office:value="147355" calcext:value-type="float">
            <text:p>147355</text:p>
          </table:table-cell>
          <table:table-cell table:formula="of:=[.E108]-[.E107]" office:value-type="float" office:value="1341" calcext:value-type="float">
            <text:p>1341</text:p>
          </table:table-cell>
          <table:table-cell table:formula="of:=[.F108]*(60*64/1440)" office:value-type="float" office:value="3576" calcext:value-type="float">
            <text:p>3576.0</text:p>
          </table:table-cell>
          <table:table-cell table:formula="of:=[.D108]*[.H$4]" office:value-type="float" office:value="3575.609608923" calcext:value-type="float">
            <text:p>3575.61</text:p>
          </table:table-cell>
          <table:table-cell table:formula="of:=[.G108]/[.H108]" office:value-type="float" office:value="1.0001091816836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2633" calcext:value-type="float">
            <text:p>126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2.983765" calcext:value-type="float">
            <text:p>532.98</text:p>
          </table:table-cell>
          <table:table-cell office:value-type="float" office:value="148695" calcext:value-type="float">
            <text:p>148695</text:p>
          </table:table-cell>
          <table:table-cell table:formula="of:=[.E109]-[.E108]" office:value-type="float" office:value="1340" calcext:value-type="float">
            <text:p>1340</text:p>
          </table:table-cell>
          <table:table-cell table:formula="of:=[.F109]*(60*64/1440)" office:value-type="float" office:value="3573.33333333333" calcext:value-type="float">
            <text:p>3573.3</text:p>
          </table:table-cell>
          <table:table-cell table:formula="of:=[.D109]*[.H$4]" office:value-type="float" office:value="3574.722111855" calcext:value-type="float">
            <text:p>3574.72</text:p>
          </table:table-cell>
          <table:table-cell table:formula="of:=[.G109]/[.H109]" office:value-type="float" office:value="0.999611500284998" calcext:value-type="float">
            <text:p>0.9996</text:p>
          </table:table-cell>
          <table:table-cell table:number-columns-repeated="8"/>
        </table:table-row>
        <table:table-row table:style-name="ro1">
          <table:table-cell office:value-type="float" office:value="12635" calcext:value-type="float">
            <text:p>126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344177" calcext:value-type="float">
            <text:p>532.34</text:p>
          </table:table-cell>
          <table:table-cell office:value-type="float" office:value="150035" calcext:value-type="float">
            <text:p>150035</text:p>
          </table:table-cell>
          <table:table-cell table:formula="of:=[.E110]-[.E109]" office:value-type="float" office:value="1340" calcext:value-type="float">
            <text:p>1340</text:p>
          </table:table-cell>
          <table:table-cell table:formula="of:=[.F110]*(60*64/1440)" office:value-type="float" office:value="3573.33333333333" calcext:value-type="float">
            <text:p>3573.3</text:p>
          </table:table-cell>
          <table:table-cell table:formula="of:=[.D110]*[.H$4]" office:value-type="float" office:value="3570.432395139" calcext:value-type="float">
            <text:p>3570.43</text:p>
          </table:table-cell>
          <table:table-cell table:formula="of:=[.G110]/[.H110]" office:value-type="float" office:value="1.00081248932154" calcext:value-type="float">
            <text:p>1.0008</text:p>
          </table:table-cell>
          <table:table-cell table:number-columns-repeated="8"/>
        </table:table-row>
        <table:table-row table:style-name="ro1">
          <table:table-cell office:value-type="float" office:value="12642" calcext:value-type="float">
            <text:p>126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1.961243" calcext:value-type="float">
            <text:p>531.96</text:p>
          </table:table-cell>
          <table:table-cell office:value-type="float" office:value="151373" calcext:value-type="float">
            <text:p>151373</text:p>
          </table:table-cell>
          <table:table-cell table:formula="of:=[.E111]-[.E110]" office:value-type="float" office:value="1338" calcext:value-type="float">
            <text:p>1338</text:p>
          </table:table-cell>
          <table:table-cell table:formula="of:=[.F111]*(60*64/1440)" office:value-type="float" office:value="3568" calcext:value-type="float">
            <text:p>3568.0</text:p>
          </table:table-cell>
          <table:table-cell table:formula="of:=[.D111]*[.H$4]" office:value-type="float" office:value="3567.864056801" calcext:value-type="float">
            <text:p>3567.86</text:p>
          </table:table-cell>
          <table:table-cell table:formula="of:=[.G111]/[.H111]" office:value-type="float" office:value="1.00003810212408" calcext:value-type="float">
            <text:p>1.0000</text:p>
          </table:table-cell>
          <table:table-cell table:number-columns-repeated="8"/>
        </table:table-row>
        <table:table-row table:style-name="ro1">
          <table:table-cell office:value-type="float" office:value="12644" calcext:value-type="float">
            <text:p>126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322998" calcext:value-type="float">
            <text:p>532.32</text:p>
          </table:table-cell>
          <table:table-cell office:value-type="float" office:value="152712" calcext:value-type="float">
            <text:p>152712</text:p>
          </table:table-cell>
          <table:table-cell table:formula="of:=[.E112]-[.E111]" office:value-type="float" office:value="1339" calcext:value-type="float">
            <text:p>1339</text:p>
          </table:table-cell>
          <table:table-cell table:formula="of:=[.F112]*(60*64/1440)" office:value-type="float" office:value="3570.66666666667" calcext:value-type="float">
            <text:p>3570.7</text:p>
          </table:table-cell>
          <table:table-cell table:formula="of:=[.D112]*[.H$4]" office:value-type="float" office:value="3570.290347586" calcext:value-type="float">
            <text:p>3570.29</text:p>
          </table:table-cell>
          <table:table-cell table:formula="of:=[.G112]/[.H112]" office:value-type="float" office:value="1.00010540293478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2650" calcext:value-type="float">
            <text:p>126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3.093994" calcext:value-type="float">
            <text:p>533.09</text:p>
          </table:table-cell>
          <table:table-cell office:value-type="float" office:value="154053" calcext:value-type="float">
            <text:p>154053</text:p>
          </table:table-cell>
          <table:table-cell table:formula="of:=[.E113]-[.E112]" office:value-type="float" office:value="1341" calcext:value-type="float">
            <text:p>1341</text:p>
          </table:table-cell>
          <table:table-cell table:formula="of:=[.F113]*(60*64/1440)" office:value-type="float" office:value="3576" calcext:value-type="float">
            <text:p>3576.0</text:p>
          </table:table-cell>
          <table:table-cell table:formula="of:=[.D113]*[.H$4]" office:value-type="float" office:value="3575.461417758" calcext:value-type="float">
            <text:p>3575.46</text:p>
          </table:table-cell>
          <table:table-cell table:formula="of:=[.G113]/[.H113]" office:value-type="float" office:value="1.00015063293351" calcext:value-type="float">
            <text:p>1.0002</text:p>
          </table:table-cell>
          <table:table-cell table:number-columns-repeated="8"/>
        </table:table-row>
        <table:table-row table:style-name="ro1">
          <table:table-cell office:value-type="float" office:value="12657" calcext:value-type="float">
            <text:p>126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3.446533" calcext:value-type="float">
            <text:p>533.45</text:p>
          </table:table-cell>
          <table:table-cell office:value-type="float" office:value="155395" calcext:value-type="float">
            <text:p>155395</text:p>
          </table:table-cell>
          <table:table-cell table:formula="of:=[.E114]-[.E113]" office:value-type="float" office:value="1342" calcext:value-type="float">
            <text:p>1342</text:p>
          </table:table-cell>
          <table:table-cell table:formula="of:=[.F114]*(60*64/1440)" office:value-type="float" office:value="3578.66666666667" calcext:value-type="float">
            <text:p>3578.7</text:p>
          </table:table-cell>
          <table:table-cell table:formula="of:=[.D114]*[.H$4]" office:value-type="float" office:value="3577.825896831" calcext:value-type="float">
            <text:p>3577.83</text:p>
          </table:table-cell>
          <table:table-cell table:formula="of:=[.G114]/[.H114]" office:value-type="float" office:value="1.00023499461961" calcext:value-type="float">
            <text:p>1.0002</text:p>
          </table:table-cell>
          <table:table-cell table:number-columns-repeated="8"/>
        </table:table-row>
        <table:table-row table:style-name="ro1">
          <table:table-cell office:value-type="float" office:value="12659" calcext:value-type="float">
            <text:p>126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3.672241" calcext:value-type="float">
            <text:p>533.67</text:p>
          </table:table-cell>
          <table:table-cell office:value-type="float" office:value="156738" calcext:value-type="float">
            <text:p>156738</text:p>
          </table:table-cell>
          <table:table-cell table:formula="of:=[.E115]-[.E114]" office:value-type="float" office:value="1343" calcext:value-type="float">
            <text:p>1343</text:p>
          </table:table-cell>
          <table:table-cell table:formula="of:=[.F115]*(60*64/1440)" office:value-type="float" office:value="3581.33333333333" calcext:value-type="float">
            <text:p>3581.3</text:p>
          </table:table-cell>
          <table:table-cell table:formula="of:=[.D115]*[.H$4]" office:value-type="float" office:value="3579.339720387" calcext:value-type="float">
            <text:p>3579.34</text:p>
          </table:table-cell>
          <table:table-cell table:formula="of:=[.G115]/[.H115]" office:value-type="float" office:value="1.00055697785124" calcext:value-type="float">
            <text:p>1.0006</text:p>
          </table:table-cell>
          <table:table-cell table:number-columns-repeated="8"/>
        </table:table-row>
        <table:table-row table:style-name="ro1">
          <table:table-cell office:value-type="float" office:value="12665" calcext:value-type="float">
            <text:p>126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3.329041" calcext:value-type="float">
            <text:p>533.33</text:p>
          </table:table-cell>
          <table:table-cell office:value-type="float" office:value="158079" calcext:value-type="float">
            <text:p>158079</text:p>
          </table:table-cell>
          <table:table-cell table:formula="of:=[.E116]-[.E115]" office:value-type="float" office:value="1341" calcext:value-type="float">
            <text:p>1341</text:p>
          </table:table-cell>
          <table:table-cell table:formula="of:=[.F116]*(60*64/1440)" office:value-type="float" office:value="3576" calcext:value-type="float">
            <text:p>3576.0</text:p>
          </table:table-cell>
          <table:table-cell table:formula="of:=[.D116]*[.H$4]" office:value-type="float" office:value="3577.037877987" calcext:value-type="float">
            <text:p>3577.04</text:p>
          </table:table-cell>
          <table:table-cell table:formula="of:=[.G116]/[.H116]" office:value-type="float" office:value="0.999709849875119" calcext:value-type="float">
            <text:p>0.9997</text:p>
          </table:table-cell>
          <table:table-cell table:number-columns-repeated="8"/>
        </table:table-row>
        <table:table-row table:style-name="ro1">
          <table:table-cell office:value-type="float" office:value="12672" calcext:value-type="float">
            <text:p>126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2.952209" calcext:value-type="float">
            <text:p>532.95</text:p>
          </table:table-cell>
          <table:table-cell office:value-type="float" office:value="159420" calcext:value-type="float">
            <text:p>159420</text:p>
          </table:table-cell>
          <table:table-cell table:formula="of:=[.E117]-[.E116]" office:value-type="float" office:value="1341" calcext:value-type="float">
            <text:p>1341</text:p>
          </table:table-cell>
          <table:table-cell table:formula="of:=[.F117]*(60*64/1440)" office:value-type="float" office:value="3576" calcext:value-type="float">
            <text:p>3576.0</text:p>
          </table:table-cell>
          <table:table-cell table:formula="of:=[.D117]*[.H$4]" office:value-type="float" office:value="3574.510465763" calcext:value-type="float">
            <text:p>3574.51</text:p>
          </table:table-cell>
          <table:table-cell table:formula="of:=[.G117]/[.H117]" office:value-type="float" office:value="1.00041670999463" calcext:value-type="float">
            <text:p>1.0004</text:p>
          </table:table-cell>
          <table:table-cell table:number-columns-repeated="8"/>
        </table:table-row>
        <table:table-row table:style-name="ro1">
          <table:table-cell office:value-type="float" office:value="12674" calcext:value-type="float">
            <text:p>126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412415" calcext:value-type="float">
            <text:p>532.41</text:p>
          </table:table-cell>
          <table:table-cell office:value-type="float" office:value="160759" calcext:value-type="float">
            <text:p>160759</text:p>
          </table:table-cell>
          <table:table-cell table:formula="of:=[.E118]-[.E117]" office:value-type="float" office:value="1339" calcext:value-type="float">
            <text:p>1339</text:p>
          </table:table-cell>
          <table:table-cell table:formula="of:=[.F118]*(60*64/1440)" office:value-type="float" office:value="3570.66666666667" calcext:value-type="float">
            <text:p>3570.7</text:p>
          </table:table-cell>
          <table:table-cell table:formula="of:=[.D118]*[.H$4]" office:value-type="float" office:value="3570.890067405" calcext:value-type="float">
            <text:p>3570.89</text:p>
          </table:table-cell>
          <table:table-cell table:formula="of:=[.G118]/[.H118]" office:value-type="float" office:value="0.999937438360152" calcext:value-type="float">
            <text:p>0.9999</text:p>
          </table:table-cell>
          <table:table-cell table:number-columns-repeated="8"/>
        </table:table-row>
        <table:table-row table:style-name="ro1">
          <table:table-cell office:value-type="float" office:value="12682" calcext:value-type="float">
            <text:p>126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532.171387" calcext:value-type="float">
            <text:p>532.17</text:p>
          </table:table-cell>
          <table:table-cell office:value-type="float" office:value="162098" calcext:value-type="float">
            <text:p>162098</text:p>
          </table:table-cell>
          <table:table-cell table:formula="of:=[.E119]-[.E118]" office:value-type="float" office:value="1339" calcext:value-type="float">
            <text:p>1339</text:p>
          </table:table-cell>
          <table:table-cell table:formula="of:=[.F119]*(60*64/1440)" office:value-type="float" office:value="3570.66666666667" calcext:value-type="float">
            <text:p>3570.7</text:p>
          </table:table-cell>
          <table:table-cell table:formula="of:=[.D119]*[.H$4]" office:value-type="float" office:value="3569.273492609" calcext:value-type="float">
            <text:p>3569.27</text:p>
          </table:table-cell>
          <table:table-cell table:formula="of:=[.G119]/[.H119]" office:value-type="float" office:value="1.00039032426642" calcext:value-type="float">
            <text:p>1.0004</text:p>
          </table:table-cell>
          <table:table-cell table:number-columns-repeated="8"/>
        </table:table-row>
        <table:table-row table:style-name="ro1">
          <table:table-cell office:value-type="float" office:value="12684" calcext:value-type="float">
            <text:p>126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2.346802" calcext:value-type="float">
            <text:p>532.35</text:p>
          </table:table-cell>
          <table:table-cell office:value-type="float" office:value="163437" calcext:value-type="float">
            <text:p>163437</text:p>
          </table:table-cell>
          <table:table-cell table:formula="of:=[.E120]-[.E119]" office:value-type="float" office:value="1339" calcext:value-type="float">
            <text:p>1339</text:p>
          </table:table-cell>
          <table:table-cell table:formula="of:=[.F120]*(60*64/1440)" office:value-type="float" office:value="3570.66666666667" calcext:value-type="float">
            <text:p>3570.7</text:p>
          </table:table-cell>
          <table:table-cell table:formula="of:=[.D120]*[.H$4]" office:value-type="float" office:value="3570.450001014" calcext:value-type="float">
            <text:p>3570.45</text:p>
          </table:table-cell>
          <table:table-cell table:formula="of:=[.G120]/[.H120]" office:value-type="float" office:value="1.00006068300987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2690" calcext:value-type="float">
            <text:p>126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2.983765" calcext:value-type="float">
            <text:p>532.98</text:p>
          </table:table-cell>
          <table:table-cell office:value-type="float" office:value="164778" calcext:value-type="float">
            <text:p>164778</text:p>
          </table:table-cell>
          <table:table-cell table:formula="of:=[.E121]-[.E120]" office:value-type="float" office:value="1341" calcext:value-type="float">
            <text:p>1341</text:p>
          </table:table-cell>
          <table:table-cell table:formula="of:=[.F121]*(60*64/1440)" office:value-type="float" office:value="3576" calcext:value-type="float">
            <text:p>3576.0</text:p>
          </table:table-cell>
          <table:table-cell table:formula="of:=[.D121]*[.H$4]" office:value-type="float" office:value="3574.722111855" calcext:value-type="float">
            <text:p>3574.72</text:p>
          </table:table-cell>
          <table:table-cell table:formula="of:=[.G121]/[.H121]" office:value-type="float" office:value="1.00035747901655" calcext:value-type="float">
            <text:p>1.0004</text:p>
          </table:table-cell>
          <table:table-cell table:number-columns-repeated="8"/>
        </table:table-row>
        <table:table-row table:style-name="ro1">
          <table:table-cell office:value-type="float" office:value="12697" calcext:value-type="float">
            <text:p>126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33.649841" calcext:value-type="float">
            <text:p>533.65</text:p>
          </table:table-cell>
          <table:table-cell office:value-type="float" office:value="166120" calcext:value-type="float">
            <text:p>166120</text:p>
          </table:table-cell>
          <table:table-cell table:formula="of:=[.E122]-[.E121]" office:value-type="float" office:value="1342" calcext:value-type="float">
            <text:p>1342</text:p>
          </table:table-cell>
          <table:table-cell table:formula="of:=[.F122]*(60*64/1440)" office:value-type="float" office:value="3578.66666666667" calcext:value-type="float">
            <text:p>3578.7</text:p>
          </table:table-cell>
          <table:table-cell table:formula="of:=[.D122]*[.H$4]" office:value-type="float" office:value="3579.189483587" calcext:value-type="float">
            <text:p>3579.19</text:p>
          </table:table-cell>
          <table:table-cell table:formula="of:=[.G122]/[.H122]" office:value-type="float" office:value="0.99985392868337" calcext:value-type="float">
            <text:p>0.9999</text:p>
          </table:table-cell>
          <table:table-cell table:number-columns-repeated="8"/>
        </table:table-row>
        <table:table-row table:style-name="ro1">
          <table:table-cell office:value-type="float" office:value="12699" calcext:value-type="float">
            <text:p>126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3.646729" calcext:value-type="float">
            <text:p>533.65</text:p>
          </table:table-cell>
          <table:table-cell office:value-type="float" office:value="167463" calcext:value-type="float">
            <text:p>167463</text:p>
          </table:table-cell>
          <table:table-cell table:formula="of:=[.E123]-[.E122]" office:value-type="float" office:value="1343" calcext:value-type="float">
            <text:p>1343</text:p>
          </table:table-cell>
          <table:table-cell table:formula="of:=[.F123]*(60*64/1440)" office:value-type="float" office:value="3581.33333333333" calcext:value-type="float">
            <text:p>3581.3</text:p>
          </table:table-cell>
          <table:table-cell table:formula="of:=[.D123]*[.H$4]" office:value-type="float" office:value="3579.168611403" calcext:value-type="float">
            <text:p>3579.17</text:p>
          </table:table-cell>
          <table:table-cell table:formula="of:=[.G123]/[.H123]" office:value-type="float" office:value="1.00060481138649" calcext:value-type="float">
            <text:p>1.0006</text:p>
          </table:table-cell>
          <table:table-cell table:number-columns-repeated="8"/>
        </table:table-row>
        <table:table-row table:style-name="ro1">
          <table:table-cell office:value-type="float" office:value="12705" calcext:value-type="float">
            <text:p>127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33.685242" calcext:value-type="float">
            <text:p>533.69</text:p>
          </table:table-cell>
          <table:table-cell office:value-type="float" office:value="168806" calcext:value-type="float">
            <text:p>168806</text:p>
          </table:table-cell>
          <table:table-cell table:formula="of:=[.E124]-[.E123]" office:value-type="float" office:value="1343" calcext:value-type="float">
            <text:p>1343</text:p>
          </table:table-cell>
          <table:table-cell table:formula="of:=[.F124]*(60*64/1440)" office:value-type="float" office:value="3581.33333333333" calcext:value-type="float">
            <text:p>3581.3</text:p>
          </table:table-cell>
          <table:table-cell table:formula="of:=[.D124]*[.H$4]" office:value-type="float" office:value="3579.426918094" calcext:value-type="float">
            <text:p>3579.43</text:p>
          </table:table-cell>
          <table:table-cell table:formula="of:=[.G124]/[.H124]" office:value-type="float" office:value="1.00053260348177" calcext:value-type="float">
            <text:p>1.0005</text:p>
          </table:table-cell>
          <table:table-cell table:number-columns-repeated="8"/>
        </table:table-row>
        <table:table-row table:style-name="ro1">
          <table:table-cell office:value-type="float" office:value="12712" calcext:value-type="float">
            <text:p>127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-60.440575" calcext:value-type="float">
            <text:p>-60.44</text:p>
          </table:table-cell>
          <table:table-cell office:value-type="float" office:value="168654" calcext:value-type="float">
            <text:p>168654</text:p>
          </table:table-cell>
          <table:table-cell table:formula="of:=[.E125]-[.E124]" office:value-type="float" office:value="-152" calcext:value-type="float">
            <text:p>-152</text:p>
          </table:table-cell>
          <table:table-cell table:formula="of:=[.F125]*(60*64/1440)" office:value-type="float" office:value="-405.333333333333" calcext:value-type="float">
            <text:p>-405.3</text:p>
          </table:table-cell>
          <table:table-cell table:formula="of:=[.D125]*[.H$4]" office:value-type="float" office:value="-405.374936525" calcext:value-type="float">
            <text:p>-405.37</text:p>
          </table:table-cell>
          <table:table-cell table:formula="of:=[.G125]/[.H125]" office:value-type="float" office:value="0.999897371080651" calcext:value-type="float">
            <text:p>0.9999</text:p>
          </table:table-cell>
          <table:table-cell table:number-columns-repeated="8"/>
        </table:table-row>
        <table:table-row table:style-name="ro1">
          <table:table-cell office:value-type="float" office:value="12714" calcext:value-type="float">
            <text:p>127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481.158661" calcext:value-type="float">
            <text:p>481.16</text:p>
          </table:table-cell>
          <table:table-cell office:value-type="float" office:value="169864" calcext:value-type="float">
            <text:p>169864</text:p>
          </table:table-cell>
          <table:table-cell table:formula="of:=[.E126]-[.E125]" office:value-type="float" office:value="1210" calcext:value-type="float">
            <text:p>1210</text:p>
          </table:table-cell>
          <table:table-cell table:formula="of:=[.F126]*(60*64/1440)" office:value-type="float" office:value="3226.66666666667" calcext:value-type="float">
            <text:p>3226.7</text:p>
          </table:table-cell>
          <table:table-cell table:formula="of:=[.D126]*[.H$4]" office:value-type="float" office:value="3227.131139327" calcext:value-type="float">
            <text:p>3227.13</text:p>
          </table:table-cell>
          <table:table-cell table:formula="of:=[.G126]/[.H126]" office:value-type="float" office:value="0.999856072579551" calcext:value-type="float">
            <text:p>0.9999</text:p>
          </table:table-cell>
          <table:table-cell table:number-columns-repeated="8"/>
        </table:table-row>
        <table:table-row table:style-name="ro1">
          <table:table-cell office:value-type="float" office:value="12716" calcext:value-type="float">
            <text:p>127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459.44043" calcext:value-type="float">
            <text:p>459.44</text:p>
          </table:table-cell>
          <table:table-cell office:value-type="float" office:value="171020" calcext:value-type="float">
            <text:p>171020</text:p>
          </table:table-cell>
          <table:table-cell table:formula="of:=[.E127]-[.E126]" office:value-type="float" office:value="1156" calcext:value-type="float">
            <text:p>1156</text:p>
          </table:table-cell>
          <table:table-cell table:formula="of:=[.F127]*(60*64/1440)" office:value-type="float" office:value="3082.66666666667" calcext:value-type="float">
            <text:p>3082.7</text:p>
          </table:table-cell>
          <table:table-cell table:formula="of:=[.D127]*[.H$4]" office:value-type="float" office:value="3081.46696401" calcext:value-type="float">
            <text:p>3081.47</text:p>
          </table:table-cell>
          <table:table-cell table:formula="of:=[.G127]/[.H127]" office:value-type="float" office:value="1.0003893284175" calcext:value-type="float">
            <text:p>1.0004</text:p>
          </table:table-cell>
          <table:table-cell table:number-columns-repeated="8"/>
        </table:table-row>
        <table:table-row table:style-name="ro1">
          <table:table-cell office:value-type="float" office:value="12718" calcext:value-type="float">
            <text:p>127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441.251282" calcext:value-type="float">
            <text:p>441.25</text:p>
          </table:table-cell>
          <table:table-cell office:value-type="float" office:value="172130" calcext:value-type="float">
            <text:p>172130</text:p>
          </table:table-cell>
          <table:table-cell table:formula="of:=[.E128]-[.E127]" office:value-type="float" office:value="1110" calcext:value-type="float">
            <text:p>1110</text:p>
          </table:table-cell>
          <table:table-cell table:formula="of:=[.F128]*(60*64/1440)" office:value-type="float" office:value="2960" calcext:value-type="float">
            <text:p>2960.0</text:p>
          </table:table-cell>
          <table:table-cell table:formula="of:=[.D128]*[.H$4]" office:value-type="float" office:value="2959.472348374" calcext:value-type="float">
            <text:p>2959.47</text:p>
          </table:table-cell>
          <table:table-cell table:formula="of:=[.G128]/[.H128]" office:value-type="float" office:value="1.000178292467" calcext:value-type="float">
            <text:p>1.0002</text:p>
          </table:table-cell>
          <table:table-cell table:number-columns-repeated="8"/>
        </table:table-row>
        <table:table-row table:style-name="ro1">
          <table:table-cell office:value-type="float" office:value="12720" calcext:value-type="float">
            <text:p>12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432.040985" calcext:value-type="float">
            <text:p>432.04</text:p>
          </table:table-cell>
          <table:table-cell office:value-type="float" office:value="173217" calcext:value-type="float">
            <text:p>173217</text:p>
          </table:table-cell>
          <table:table-cell table:formula="of:=[.E129]-[.E128]" office:value-type="float" office:value="1087" calcext:value-type="float">
            <text:p>1087</text:p>
          </table:table-cell>
          <table:table-cell table:formula="of:=[.F129]*(60*64/1440)" office:value-type="float" office:value="2898.66666666667" calcext:value-type="float">
            <text:p>2898.7</text:p>
          </table:table-cell>
          <table:table-cell table:formula="of:=[.D129]*[.H$4]" office:value-type="float" office:value="2897.698886395" calcext:value-type="float">
            <text:p>2897.70</text:p>
          </table:table-cell>
          <table:table-cell table:formula="of:=[.G129]/[.H129]" office:value-type="float" office:value="1.00033398234586" calcext:value-type="float">
            <text:p>1.0003</text:p>
          </table:table-cell>
          <table:table-cell table:number-columns-repeated="8"/>
        </table:table-row>
        <table:table-row table:style-name="ro1">
          <table:table-cell office:value-type="float" office:value="12732" calcext:value-type="float">
            <text:p>127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83A00000 8</text:p>
          </table:table-cell>
          <table:table-cell office:value-type="float" office:value="423.006073" calcext:value-type="float">
            <text:p>423.01</text:p>
          </table:table-cell>
          <table:table-cell office:value-type="float" office:value="174281" calcext:value-type="float">
            <text:p>174281</text:p>
          </table:table-cell>
          <table:table-cell table:formula="of:=[.E130]-[.E129]" office:value-type="float" office:value="1064" calcext:value-type="float">
            <text:p>1064</text:p>
          </table:table-cell>
          <table:table-cell table:formula="of:=[.F130]*(60*64/1440)" office:value-type="float" office:value="2837.33333333333" calcext:value-type="float">
            <text:p>2837.3</text:p>
          </table:table-cell>
          <table:table-cell table:formula="of:=[.D130]*[.H$4]" office:value-type="float" office:value="2837.101731611" calcext:value-type="float">
            <text:p>2837.10</text:p>
          </table:table-cell>
          <table:table-cell table:formula="of:=[.G130]/[.H130]" office:value-type="float" office:value="1.00008163321031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2734" calcext:value-type="float">
            <text:p>127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416.845978" calcext:value-type="float">
            <text:p>416.85</text:p>
          </table:table-cell>
          <table:table-cell office:value-type="float" office:value="175329" calcext:value-type="float">
            <text:p>175329</text:p>
          </table:table-cell>
          <table:table-cell table:formula="of:=[.E131]-[.E130]" office:value-type="float" office:value="1048" calcext:value-type="float">
            <text:p>1048</text:p>
          </table:table-cell>
          <table:table-cell table:formula="of:=[.F131]*(60*64/1440)" office:value-type="float" office:value="2794.66666666667" calcext:value-type="float">
            <text:p>2794.7</text:p>
          </table:table-cell>
          <table:table-cell table:formula="of:=[.D131]*[.H$4]" office:value-type="float" office:value="2795.785974446" calcext:value-type="float">
            <text:p>2795.79</text:p>
          </table:table-cell>
          <table:table-cell table:formula="of:=[.G131]/[.H131]" office:value-type="float" office:value="0.999599644683261" calcext:value-type="float">
            <text:p>0.9996</text:p>
          </table:table-cell>
          <table:table-cell table:number-columns-repeated="8"/>
        </table:table-row>
        <table:table-row table:style-name="ro1">
          <table:table-cell office:value-type="float" office:value="12741" calcext:value-type="float">
            <text:p>127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411.821686" calcext:value-type="float">
            <text:p>411.82</text:p>
          </table:table-cell>
          <table:table-cell office:value-type="float" office:value="176365" calcext:value-type="float">
            <text:p>176365</text:p>
          </table:table-cell>
          <table:table-cell table:formula="of:=[.E132]-[.E131]" office:value-type="float" office:value="1036" calcext:value-type="float">
            <text:p>1036</text:p>
          </table:table-cell>
          <table:table-cell table:formula="of:=[.F132]*(60*64/1440)" office:value-type="float" office:value="2762.66666666667" calcext:value-type="float">
            <text:p>2762.7</text:p>
          </table:table-cell>
          <table:table-cell table:formula="of:=[.D132]*[.H$4]" office:value-type="float" office:value="2762.088048002" calcext:value-type="float">
            <text:p>2762.09</text:p>
          </table:table-cell>
          <table:table-cell table:formula="of:=[.G132]/[.H132]" office:value-type="float" office:value="1.00020948595939" calcext:value-type="float">
            <text:p>1.0002</text:p>
          </table:table-cell>
          <table:table-cell table:number-columns-repeated="8"/>
        </table:table-row>
        <table:table-row table:style-name="ro1">
          <table:table-cell office:value-type="float" office:value="12747" calcext:value-type="float">
            <text:p>127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408.633087" calcext:value-type="float">
            <text:p>408.63</text:p>
          </table:table-cell>
          <table:table-cell office:value-type="float" office:value="177393" calcext:value-type="float">
            <text:p>177393</text:p>
          </table:table-cell>
          <table:table-cell table:formula="of:=[.E133]-[.E132]" office:value-type="float" office:value="1028" calcext:value-type="float">
            <text:p>1028</text:p>
          </table:table-cell>
          <table:table-cell table:formula="of:=[.F133]*(60*64/1440)" office:value-type="float" office:value="2741.33333333333" calcext:value-type="float">
            <text:p>2741.3</text:p>
          </table:table-cell>
          <table:table-cell table:formula="of:=[.D133]*[.H$4]" office:value-type="float" office:value="2740.702114509" calcext:value-type="float">
            <text:p>2740.70</text:p>
          </table:table-cell>
          <table:table-cell table:formula="of:=[.G133]/[.H133]" office:value-type="float" office:value="1.00023031281692" calcext:value-type="float">
            <text:p>1.0002</text:p>
          </table:table-cell>
          <table:table-cell table:number-columns-repeated="8"/>
        </table:table-row>
        <table:table-row table:style-name="ro1">
          <table:table-cell office:value-type="float" office:value="12754" calcext:value-type="float">
            <text:p>127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405.144348" calcext:value-type="float">
            <text:p>405.14</text:p>
          </table:table-cell>
          <table:table-cell office:value-type="float" office:value="178412" calcext:value-type="float">
            <text:p>178412</text:p>
          </table:table-cell>
          <table:table-cell table:formula="of:=[.E134]-[.E133]" office:value-type="float" office:value="1019" calcext:value-type="float">
            <text:p>1019</text:p>
          </table:table-cell>
          <table:table-cell table:formula="of:=[.F134]*(60*64/1440)" office:value-type="float" office:value="2717.33333333333" calcext:value-type="float">
            <text:p>2717.3</text:p>
          </table:table-cell>
          <table:table-cell table:formula="of:=[.D134]*[.H$4]" office:value-type="float" office:value="2717.303142036" calcext:value-type="float">
            <text:p>2717.30</text:p>
          </table:table-cell>
          <table:table-cell table:formula="of:=[.G134]/[.H134]" office:value-type="float" office:value="1.00001111075789" calcext:value-type="float">
            <text:p>1.0000</text:p>
          </table:table-cell>
          <table:table-cell table:number-columns-repeated="8"/>
        </table:table-row>
        <table:table-row table:style-name="ro1">
          <table:table-cell office:value-type="float" office:value="12761" calcext:value-type="float">
            <text:p>127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401.602905" calcext:value-type="float">
            <text:p>401.60</text:p>
          </table:table-cell>
          <table:table-cell office:value-type="float" office:value="179422" calcext:value-type="float">
            <text:p>179422</text:p>
          </table:table-cell>
          <table:table-cell table:formula="of:=[.E135]-[.E134]" office:value-type="float" office:value="1010" calcext:value-type="float">
            <text:p>1010</text:p>
          </table:table-cell>
          <table:table-cell table:formula="of:=[.F135]*(60*64/1440)" office:value-type="float" office:value="2693.33333333333" calcext:value-type="float">
            <text:p>2693.3</text:p>
          </table:table-cell>
          <table:table-cell table:formula="of:=[.D135]*[.H$4]" office:value-type="float" office:value="2693.550683835" calcext:value-type="float">
            <text:p>2693.55</text:p>
          </table:table-cell>
          <table:table-cell table:formula="of:=[.G135]/[.H135]" office:value-type="float" office:value="0.999919307068186" calcext:value-type="float">
            <text:p>0.9999</text:p>
          </table:table-cell>
          <table:table-cell table:number-columns-repeated="8"/>
        </table:table-row>
        <table:table-row table:style-name="ro1">
          <table:table-cell office:value-type="float" office:value="12768" calcext:value-type="float">
            <text:p>127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99.879517" calcext:value-type="float">
            <text:p>399.88</text:p>
          </table:table-cell>
          <table:table-cell office:value-type="float" office:value="180429" calcext:value-type="float">
            <text:p>180429</text:p>
          </table:table-cell>
          <table:table-cell table:formula="of:=[.E136]-[.E135]" office:value-type="float" office:value="1007" calcext:value-type="float">
            <text:p>1007</text:p>
          </table:table-cell>
          <table:table-cell table:formula="of:=[.F136]*(60*64/1440)" office:value-type="float" office:value="2685.33333333333" calcext:value-type="float">
            <text:p>2685.3</text:p>
          </table:table-cell>
          <table:table-cell table:formula="of:=[.D136]*[.H$4]" office:value-type="float" office:value="2681.991920519" calcext:value-type="float">
            <text:p>2681.99</text:p>
          </table:table-cell>
          <table:table-cell table:formula="of:=[.G136]/[.H136]" office:value-type="float" office:value="1.0012458698286" calcext:value-type="float">
            <text:p>1.0012</text:p>
          </table:table-cell>
          <table:table-cell table:number-columns-repeated="8"/>
        </table:table-row>
        <table:table-row table:style-name="ro1">
          <table:table-cell office:value-type="float" office:value="12770" calcext:value-type="float">
            <text:p>127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97.44043" calcext:value-type="float">
            <text:p>397.44</text:p>
          </table:table-cell>
          <table:table-cell office:value-type="float" office:value="181428" calcext:value-type="float">
            <text:p>181428</text:p>
          </table:table-cell>
          <table:table-cell table:formula="of:=[.E137]-[.E136]" office:value-type="float" office:value="999" calcext:value-type="float">
            <text:p>999</text:p>
          </table:table-cell>
          <table:table-cell table:formula="of:=[.F137]*(60*64/1440)" office:value-type="float" office:value="2664" calcext:value-type="float">
            <text:p>2664.0</text:p>
          </table:table-cell>
          <table:table-cell table:formula="of:=[.D137]*[.H$4]" office:value-type="float" office:value="2665.63296401" calcext:value-type="float">
            <text:p>2665.63</text:p>
          </table:table-cell>
          <table:table-cell table:formula="of:=[.G137]/[.H137]" office:value-type="float" office:value="0.999387401029306" calcext:value-type="float">
            <text:p>0.9994</text:p>
          </table:table-cell>
          <table:table-cell table:number-columns-repeated="8"/>
        </table:table-row>
        <table:table-row table:style-name="ro1">
          <table:table-cell office:value-type="float" office:value="12778" calcext:value-type="float">
            <text:p>127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394.628754" calcext:value-type="float">
            <text:p>394.63</text:p>
          </table:table-cell>
          <table:table-cell office:value-type="float" office:value="182421" calcext:value-type="float">
            <text:p>182421</text:p>
          </table:table-cell>
          <table:table-cell table:formula="of:=[.E138]-[.E137]" office:value-type="float" office:value="993" calcext:value-type="float">
            <text:p>993</text:p>
          </table:table-cell>
          <table:table-cell table:formula="of:=[.F138]*(60*64/1440)" office:value-type="float" office:value="2648" calcext:value-type="float">
            <text:p>2648.0</text:p>
          </table:table-cell>
          <table:table-cell table:formula="of:=[.D138]*[.H$4]" office:value-type="float" office:value="2646.775053078" calcext:value-type="float">
            <text:p>2646.78</text:p>
          </table:table-cell>
          <table:table-cell table:formula="of:=[.G138]/[.H138]" office:value-type="float" office:value="1.00046280734004" calcext:value-type="float">
            <text:p>1.0005</text:p>
          </table:table-cell>
          <table:table-cell table:number-columns-repeated="8"/>
        </table:table-row>
        <table:table-row table:style-name="ro1">
          <table:table-cell office:value-type="float" office:value="12780" calcext:value-type="float">
            <text:p>127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92.846039" calcext:value-type="float">
            <text:p>392.85</text:p>
          </table:table-cell>
          <table:table-cell office:value-type="float" office:value="183409" calcext:value-type="float">
            <text:p>183409</text:p>
          </table:table-cell>
          <table:table-cell table:formula="of:=[.E139]-[.E138]" office:value-type="float" office:value="988" calcext:value-type="float">
            <text:p>988</text:p>
          </table:table-cell>
          <table:table-cell table:formula="of:=[.F139]*(60*64/1440)" office:value-type="float" office:value="2634.66666666667" calcext:value-type="float">
            <text:p>2634.7</text:p>
          </table:table-cell>
          <table:table-cell table:formula="of:=[.D139]*[.H$4]" office:value-type="float" office:value="2634.818383573" calcext:value-type="float">
            <text:p>2634.82</text:p>
          </table:table-cell>
          <table:table-cell table:formula="of:=[.G139]/[.H139]" office:value-type="float" office:value="0.999942418457652" calcext:value-type="float">
            <text:p>0.9999</text:p>
          </table:table-cell>
          <table:table-cell table:number-columns-repeated="8"/>
        </table:table-row>
        <table:table-row table:style-name="ro1">
          <table:table-cell office:value-type="float" office:value="12787" calcext:value-type="float">
            <text:p>127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91.094635" calcext:value-type="float">
            <text:p>391.09</text:p>
          </table:table-cell>
          <table:table-cell office:value-type="float" office:value="184393" calcext:value-type="float">
            <text:p>184393</text:p>
          </table:table-cell>
          <table:table-cell table:formula="of:=[.E140]-[.E139]" office:value-type="float" office:value="984" calcext:value-type="float">
            <text:p>984</text:p>
          </table:table-cell>
          <table:table-cell table:formula="of:=[.F140]*(60*64/1440)" office:value-type="float" office:value="2624" calcext:value-type="float">
            <text:p>2624.0</text:p>
          </table:table-cell>
          <table:table-cell table:formula="of:=[.D140]*[.H$4]" office:value-type="float" office:value="2623.071716945" calcext:value-type="float">
            <text:p>2623.07</text:p>
          </table:table-cell>
          <table:table-cell table:formula="of:=[.G140]/[.H140]" office:value-type="float" office:value="1.00035389160312" calcext:value-type="float">
            <text:p>1.0004</text:p>
          </table:table-cell>
          <table:table-cell table:number-columns-repeated="8"/>
        </table:table-row>
        <table:table-row table:style-name="ro1">
          <table:table-cell office:value-type="float" office:value="12794" calcext:value-type="float">
            <text:p>127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88.365936" calcext:value-type="float">
            <text:p>388.37</text:p>
          </table:table-cell>
          <table:table-cell office:value-type="float" office:value="185370" calcext:value-type="float">
            <text:p>185370</text:p>
          </table:table-cell>
          <table:table-cell table:formula="of:=[.E141]-[.E140]" office:value-type="float" office:value="977" calcext:value-type="float">
            <text:p>977</text:p>
          </table:table-cell>
          <table:table-cell table:formula="of:=[.F141]*(60*64/1440)" office:value-type="float" office:value="2605.33333333333" calcext:value-type="float">
            <text:p>2605.3</text:p>
          </table:table-cell>
          <table:table-cell table:formula="of:=[.D141]*[.H$4]" office:value-type="float" office:value="2604.770332752" calcext:value-type="float">
            <text:p>2604.77</text:p>
          </table:table-cell>
          <table:table-cell table:formula="of:=[.G141]/[.H141]" office:value-type="float" office:value="1.00021614211981" calcext:value-type="float">
            <text:p>1.0002</text:p>
          </table:table-cell>
          <table:table-cell table:number-columns-repeated="8"/>
        </table:table-row>
        <table:table-row table:style-name="ro1">
          <table:table-cell office:value-type="float" office:value="12796" calcext:value-type="float">
            <text:p>127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86.467316" calcext:value-type="float">
            <text:p>386.47</text:p>
          </table:table-cell>
          <table:table-cell office:value-type="float" office:value="186342" calcext:value-type="float">
            <text:p>186342</text:p>
          </table:table-cell>
          <table:table-cell table:formula="of:=[.E142]-[.E141]" office:value-type="float" office:value="972" calcext:value-type="float">
            <text:p>972</text:p>
          </table:table-cell>
          <table:table-cell table:formula="of:=[.F142]*(60*64/1440)" office:value-type="float" office:value="2592" calcext:value-type="float">
            <text:p>2592.0</text:p>
          </table:table-cell>
          <table:table-cell table:formula="of:=[.D142]*[.H$4]" office:value-type="float" office:value="2592.036288412" calcext:value-type="float">
            <text:p>2592.04</text:p>
          </table:table-cell>
          <table:table-cell table:formula="of:=[.G142]/[.H142]" office:value-type="float" office:value="0.999986000037051" calcext:value-type="float">
            <text:p>1.0000</text:p>
          </table:table-cell>
          <table:table-cell table:number-columns-repeated="8"/>
        </table:table-row>
        <table:table-row table:style-name="ro1">
          <table:table-cell office:value-type="float" office:value="12803" calcext:value-type="float">
            <text:p>128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84.944458" calcext:value-type="float">
            <text:p>384.94</text:p>
          </table:table-cell>
          <table:table-cell office:value-type="float" office:value="187311" calcext:value-type="float">
            <text:p>187311</text:p>
          </table:table-cell>
          <table:table-cell table:formula="of:=[.E143]-[.E142]" office:value-type="float" office:value="969" calcext:value-type="float">
            <text:p>969</text:p>
          </table:table-cell>
          <table:table-cell table:formula="of:=[.F143]*(60*64/1440)" office:value-type="float" office:value="2584" calcext:value-type="float">
            <text:p>2584.0</text:p>
          </table:table-cell>
          <table:table-cell table:formula="of:=[.D143]*[.H$4]" office:value-type="float" office:value="2581.822479806" calcext:value-type="float">
            <text:p>2581.82</text:p>
          </table:table-cell>
          <table:table-cell table:formula="of:=[.G143]/[.H143]" office:value-type="float" office:value="1.00084340430492" calcext:value-type="float">
            <text:p>1.0008</text:p>
          </table:table-cell>
          <table:table-cell table:number-columns-repeated="8"/>
        </table:table-row>
        <table:table-row table:style-name="ro1">
          <table:table-cell office:value-type="float" office:value="12810" calcext:value-type="float">
            <text:p>128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82.380402" calcext:value-type="float">
            <text:p>382.38</text:p>
          </table:table-cell>
          <table:table-cell office:value-type="float" office:value="188273" calcext:value-type="float">
            <text:p>188273</text:p>
          </table:table-cell>
          <table:table-cell table:formula="of:=[.E144]-[.E143]" office:value-type="float" office:value="962" calcext:value-type="float">
            <text:p>962</text:p>
          </table:table-cell>
          <table:table-cell table:formula="of:=[.F144]*(60*64/1440)" office:value-type="float" office:value="2565.33333333333" calcext:value-type="float">
            <text:p>2565.3</text:p>
          </table:table-cell>
          <table:table-cell table:formula="of:=[.D144]*[.H$4]" office:value-type="float" office:value="2564.625356214" calcext:value-type="float">
            <text:p>2564.63</text:p>
          </table:table-cell>
          <table:table-cell table:formula="of:=[.G144]/[.H144]" office:value-type="float" office:value="1.00027605479203" calcext:value-type="float">
            <text:p>1.0003</text:p>
          </table:table-cell>
          <table:table-cell table:number-columns-repeated="8"/>
        </table:table-row>
        <table:table-row table:style-name="ro1">
          <table:table-cell office:value-type="float" office:value="12812" calcext:value-type="float">
            <text:p>128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80.565125" calcext:value-type="float">
            <text:p>380.57</text:p>
          </table:table-cell>
          <table:table-cell office:value-type="float" office:value="189230" calcext:value-type="float">
            <text:p>189230</text:p>
          </table:table-cell>
          <table:table-cell table:formula="of:=[.E145]-[.E144]" office:value-type="float" office:value="957" calcext:value-type="float">
            <text:p>957</text:p>
          </table:table-cell>
          <table:table-cell table:formula="of:=[.F145]*(60*64/1440)" office:value-type="float" office:value="2552" calcext:value-type="float">
            <text:p>2552.0</text:p>
          </table:table-cell>
          <table:table-cell table:formula="of:=[.D145]*[.H$4]" office:value-type="float" office:value="2552.450293375" calcext:value-type="float">
            <text:p>2552.45</text:p>
          </table:table-cell>
          <table:table-cell table:formula="of:=[.G145]/[.H145]" office:value-type="float" office:value="0.999823583880882" calcext:value-type="float">
            <text:p>0.9998</text:p>
          </table:table-cell>
          <table:table-cell table:number-columns-repeated="8"/>
        </table:table-row>
        <table:table-row table:style-name="ro1">
          <table:table-cell office:value-type="float" office:value="12816" calcext:value-type="float">
            <text:p>128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A00000 8</text:p>
          </table:table-cell>
          <table:table-cell office:value-type="float" office:value="379.143524" calcext:value-type="float">
            <text:p>379.14</text:p>
          </table:table-cell>
          <table:table-cell office:value-type="float" office:value="190184" calcext:value-type="float">
            <text:p>190184</text:p>
          </table:table-cell>
          <table:table-cell table:formula="of:=[.E146]-[.E145]" office:value-type="float" office:value="954" calcext:value-type="float">
            <text:p>954</text:p>
          </table:table-cell>
          <table:table-cell table:formula="of:=[.F146]*(60*64/1440)" office:value-type="float" office:value="2544" calcext:value-type="float">
            <text:p>2544.0</text:p>
          </table:table-cell>
          <table:table-cell table:formula="of:=[.D146]*[.H$4]" office:value-type="float" office:value="2542.915615468" calcext:value-type="float">
            <text:p>2542.92</text:p>
          </table:table-cell>
          <table:table-cell table:formula="of:=[.G146]/[.H146]" office:value-type="float" office:value="1.00042643354951" calcext:value-type="float">
            <text:p>1.0004</text:p>
          </table:table-cell>
          <table:table-cell table:number-columns-repeated="8"/>
        </table:table-row>
        <table:table-row table:style-name="ro1">
          <table:table-cell office:value-type="float" office:value="12818" calcext:value-type="float">
            <text:p>128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76.556213" calcext:value-type="float">
            <text:p>376.56</text:p>
          </table:table-cell>
          <table:table-cell office:value-type="float" office:value="191131" calcext:value-type="float">
            <text:p>191131</text:p>
          </table:table-cell>
          <table:table-cell table:formula="of:=[.E147]-[.E146]" office:value-type="float" office:value="947" calcext:value-type="float">
            <text:p>947</text:p>
          </table:table-cell>
          <table:table-cell table:formula="of:=[.F147]*(60*64/1440)" office:value-type="float" office:value="2525.33333333333" calcext:value-type="float">
            <text:p>2525.3</text:p>
          </table:table-cell>
          <table:table-cell table:formula="of:=[.D147]*[.H$4]" office:value-type="float" office:value="2525.562520591" calcext:value-type="float">
            <text:p>2525.56</text:p>
          </table:table-cell>
          <table:table-cell table:formula="of:=[.G147]/[.H147]" office:value-type="float" office:value="0.9999092529859" calcext:value-type="float">
            <text:p>0.9999</text:p>
          </table:table-cell>
          <table:table-cell table:number-columns-repeated="8"/>
        </table:table-row>
        <table:table-row table:style-name="ro1">
          <table:table-cell office:value-type="float" office:value="12823" calcext:value-type="float">
            <text:p>128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83A00000 8</text:p>
          </table:table-cell>
          <table:table-cell office:value-type="float" office:value="374.876251" calcext:value-type="float">
            <text:p>374.88</text:p>
          </table:table-cell>
          <table:table-cell office:value-type="float" office:value="192074" calcext:value-type="float">
            <text:p>192074</text:p>
          </table:table-cell>
          <table:table-cell table:formula="of:=[.E148]-[.E147]" office:value-type="float" office:value="943" calcext:value-type="float">
            <text:p>943</text:p>
          </table:table-cell>
          <table:table-cell table:formula="of:=[.F148]*(60*64/1440)" office:value-type="float" office:value="2514.66666666667" calcext:value-type="float">
            <text:p>2514.7</text:p>
          </table:table-cell>
          <table:table-cell table:formula="of:=[.D148]*[.H$4]" office:value-type="float" office:value="2514.295015457" calcext:value-type="float">
            <text:p>2514.30</text:p>
          </table:table-cell>
          <table:table-cell table:formula="of:=[.G148]/[.H148]" office:value-type="float" office:value="1.00014781527521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2834" calcext:value-type="float">
            <text:p>128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83A00000 8</text:p>
          </table:table-cell>
          <table:table-cell office:value-type="float" office:value="373.380798" calcext:value-type="float">
            <text:p>373.38</text:p>
          </table:table-cell>
          <table:table-cell office:value-type="float" office:value="193013" calcext:value-type="float">
            <text:p>193013</text:p>
          </table:table-cell>
          <table:table-cell table:formula="of:=[.E149]-[.E148]" office:value-type="float" office:value="939" calcext:value-type="float">
            <text:p>939</text:p>
          </table:table-cell>
          <table:table-cell table:formula="of:=[.F149]*(60*64/1440)" office:value-type="float" office:value="2504" calcext:value-type="float">
            <text:p>2504.0</text:p>
          </table:table-cell>
          <table:table-cell table:formula="of:=[.D149]*[.H$4]" office:value-type="float" office:value="2504.265012186" calcext:value-type="float">
            <text:p>2504.27</text:p>
          </table:table-cell>
          <table:table-cell table:formula="of:=[.G149]/[.H149]" office:value-type="float" office:value="0.999894175662436" calcext:value-type="float">
            <text:p>0.9999</text:p>
          </table:table-cell>
          <table:table-cell table:number-columns-repeated="8"/>
        </table:table-row>
        <table:table-row table:style-name="ro1">
          <table:table-cell office:value-type="float" office:value="12836" calcext:value-type="float">
            <text:p>128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70.71286" calcext:value-type="float">
            <text:p>370.71</text:p>
          </table:table-cell>
          <table:table-cell office:value-type="float" office:value="193946" calcext:value-type="float">
            <text:p>193946</text:p>
          </table:table-cell>
          <table:table-cell table:formula="of:=[.E150]-[.E149]" office:value-type="float" office:value="933" calcext:value-type="float">
            <text:p>933</text:p>
          </table:table-cell>
          <table:table-cell table:formula="of:=[.F150]*(60*64/1440)" office:value-type="float" office:value="2488" calcext:value-type="float">
            <text:p>2488.0</text:p>
          </table:table-cell>
          <table:table-cell table:formula="of:=[.D150]*[.H$4]" office:value-type="float" office:value="2486.37115202" calcext:value-type="float">
            <text:p>2486.37</text:p>
          </table:table-cell>
          <table:table-cell table:formula="of:=[.G150]/[.H150]" office:value-type="float" office:value="1.00065511055285" calcext:value-type="float">
            <text:p>1.0007</text:p>
          </table:table-cell>
          <table:table-cell table:number-columns-repeated="8"/>
        </table:table-row>
        <table:table-row table:style-name="ro1">
          <table:table-cell office:value-type="float" office:value="12843" calcext:value-type="float">
            <text:p>128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69.074005" calcext:value-type="float">
            <text:p>369.07</text:p>
          </table:table-cell>
          <table:table-cell office:value-type="float" office:value="194874" calcext:value-type="float">
            <text:p>194874</text:p>
          </table:table-cell>
          <table:table-cell table:formula="of:=[.E151]-[.E150]" office:value-type="float" office:value="928" calcext:value-type="float">
            <text:p>928</text:p>
          </table:table-cell>
          <table:table-cell table:formula="of:=[.F151]*(60*64/1440)" office:value-type="float" office:value="2474.66666666667" calcext:value-type="float">
            <text:p>2474.7</text:p>
          </table:table-cell>
          <table:table-cell table:formula="of:=[.D151]*[.H$4]" office:value-type="float" office:value="2475.379351535" calcext:value-type="float">
            <text:p>2475.38</text:p>
          </table:table-cell>
          <table:table-cell table:formula="of:=[.G151]/[.H151]" office:value-type="float" office:value="0.999712090646675" calcext:value-type="float">
            <text:p>0.9997</text:p>
          </table:table-cell>
          <table:table-cell table:number-columns-repeated="8"/>
        </table:table-row>
        <table:table-row table:style-name="ro1">
          <table:table-cell office:value-type="float" office:value="12850" calcext:value-type="float">
            <text:p>128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67.467041" calcext:value-type="float">
            <text:p>367.47</text:p>
          </table:table-cell>
          <table:table-cell office:value-type="float" office:value="195799" calcext:value-type="float">
            <text:p>195799</text:p>
          </table:table-cell>
          <table:table-cell table:formula="of:=[.E152]-[.E151]" office:value-type="float" office:value="925" calcext:value-type="float">
            <text:p>925</text:p>
          </table:table-cell>
          <table:table-cell table:formula="of:=[.F152]*(60*64/1440)" office:value-type="float" office:value="2466.66666666667" calcext:value-type="float">
            <text:p>2466.7</text:p>
          </table:table-cell>
          <table:table-cell table:formula="of:=[.D152]*[.H$4]" office:value-type="float" office:value="2464.601443987" calcext:value-type="float">
            <text:p>2464.60</text:p>
          </table:table-cell>
          <table:table-cell table:formula="of:=[.G152]/[.H152]" office:value-type="float" office:value="1.00083795401675" calcext:value-type="float">
            <text:p>1.0008</text:p>
          </table:table-cell>
          <table:table-cell table:number-columns-repeated="8"/>
        </table:table-row>
        <table:table-row table:style-name="ro1">
          <table:table-cell office:value-type="float" office:value="12852" calcext:value-type="float">
            <text:p>128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64.754059" calcext:value-type="float">
            <text:p>364.75</text:p>
          </table:table-cell>
          <table:table-cell office:value-type="float" office:value="196716" calcext:value-type="float">
            <text:p>196716</text:p>
          </table:table-cell>
          <table:table-cell table:formula="of:=[.E153]-[.E152]" office:value-type="float" office:value="917" calcext:value-type="float">
            <text:p>917</text:p>
          </table:table-cell>
          <table:table-cell table:formula="of:=[.F153]*(60*64/1440)" office:value-type="float" office:value="2445.33333333333" calcext:value-type="float">
            <text:p>2445.3</text:p>
          </table:table-cell>
          <table:table-cell table:formula="of:=[.D153]*[.H$4]" office:value-type="float" office:value="2446.405473713" calcext:value-type="float">
            <text:p>2446.41</text:p>
          </table:table-cell>
          <table:table-cell table:formula="of:=[.G153]/[.H153]" office:value-type="float" office:value="0.999561748699802" calcext:value-type="float">
            <text:p>0.9996</text:p>
          </table:table-cell>
          <table:table-cell table:number-columns-repeated="8"/>
        </table:table-row>
        <table:table-row table:style-name="ro1">
          <table:table-cell office:value-type="float" office:value="12859" calcext:value-type="float">
            <text:p>128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63.423096" calcext:value-type="float">
            <text:p>363.42</text:p>
          </table:table-cell>
          <table:table-cell office:value-type="float" office:value="197630" calcext:value-type="float">
            <text:p>197630</text:p>
          </table:table-cell>
          <table:table-cell table:formula="of:=[.E154]-[.E153]" office:value-type="float" office:value="914" calcext:value-type="float">
            <text:p>914</text:p>
          </table:table-cell>
          <table:table-cell table:formula="of:=[.F154]*(60*64/1440)" office:value-type="float" office:value="2437.33333333333" calcext:value-type="float">
            <text:p>2437.3</text:p>
          </table:table-cell>
          <table:table-cell table:formula="of:=[.D154]*[.H$4]" office:value-type="float" office:value="2437.478704872" calcext:value-type="float">
            <text:p>2437.48</text:p>
          </table:table-cell>
          <table:table-cell table:formula="of:=[.G154]/[.H154]" office:value-type="float" office:value="0.999940359873349" calcext:value-type="float">
            <text:p>0.9999</text:p>
          </table:table-cell>
          <table:table-cell table:number-columns-repeated="8"/>
        </table:table-row>
        <table:table-row table:style-name="ro1">
          <table:table-cell office:value-type="float" office:value="12861" calcext:value-type="float">
            <text:p>12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61.393433" calcext:value-type="float">
            <text:p>361.39</text:p>
          </table:table-cell>
          <table:table-cell office:value-type="float" office:value="198540" calcext:value-type="float">
            <text:p>198540</text:p>
          </table:table-cell>
          <table:table-cell table:formula="of:=[.E155]-[.E154]" office:value-type="float" office:value="910" calcext:value-type="float">
            <text:p>910</text:p>
          </table:table-cell>
          <table:table-cell table:formula="of:=[.F155]*(60*64/1440)" office:value-type="float" office:value="2426.66666666667" calcext:value-type="float">
            <text:p>2426.7</text:p>
          </table:table-cell>
          <table:table-cell table:formula="of:=[.D155]*[.H$4]" office:value-type="float" office:value="2423.865755131" calcext:value-type="float">
            <text:p>2423.87</text:p>
          </table:table-cell>
          <table:table-cell table:formula="of:=[.G155]/[.H155]" office:value-type="float" office:value="1.00115555555407" calcext:value-type="float">
            <text:p>1.0012</text:p>
          </table:table-cell>
          <table:table-cell table:number-columns-repeated="8"/>
        </table:table-row>
        <table:table-row table:style-name="ro1">
          <table:table-cell office:value-type="float" office:value="12867" calcext:value-type="float">
            <text:p>128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358.984222" calcext:value-type="float">
            <text:p>358.98</text:p>
          </table:table-cell>
          <table:table-cell office:value-type="float" office:value="199443" calcext:value-type="float">
            <text:p>199443</text:p>
          </table:table-cell>
          <table:table-cell table:formula="of:=[.E156]-[.E155]" office:value-type="float" office:value="903" calcext:value-type="float">
            <text:p>903</text:p>
          </table:table-cell>
          <table:table-cell table:formula="of:=[.F156]*(60*64/1440)" office:value-type="float" office:value="2408" calcext:value-type="float">
            <text:p>2408.0</text:p>
          </table:table-cell>
          <table:table-cell table:formula="of:=[.D156]*[.H$4]" office:value-type="float" office:value="2407.707176954" calcext:value-type="float">
            <text:p>2407.71</text:p>
          </table:table-cell>
          <table:table-cell table:formula="of:=[.G156]/[.H156]" office:value-type="float" office:value="1.00012161904438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2874" calcext:value-type="float">
            <text:p>128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57.778381" calcext:value-type="float">
            <text:p>357.78</text:p>
          </table:table-cell>
          <table:table-cell office:value-type="float" office:value="200343" calcext:value-type="float">
            <text:p>200343</text:p>
          </table:table-cell>
          <table:table-cell table:formula="of:=[.E157]-[.E156]" office:value-type="float" office:value="900" calcext:value-type="float">
            <text:p>900</text:p>
          </table:table-cell>
          <table:table-cell table:formula="of:=[.F157]*(60*64/1440)" office:value-type="float" office:value="2400" calcext:value-type="float">
            <text:p>2400.0</text:p>
          </table:table-cell>
          <table:table-cell table:formula="of:=[.D157]*[.H$4]" office:value-type="float" office:value="2399.619601367" calcext:value-type="float">
            <text:p>2399.62</text:p>
          </table:table-cell>
          <table:table-cell table:formula="of:=[.G157]/[.H157]" office:value-type="float" office:value="1.00015852455647" calcext:value-type="float">
            <text:p>1.0002</text:p>
          </table:table-cell>
          <table:table-cell table:number-columns-repeated="8"/>
        </table:table-row>
        <table:table-row table:style-name="ro1">
          <table:table-cell office:value-type="float" office:value="12881" calcext:value-type="float">
            <text:p>128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55.239746" calcext:value-type="float">
            <text:p>355.24</text:p>
          </table:table-cell>
          <table:table-cell office:value-type="float" office:value="201236" calcext:value-type="float">
            <text:p>201236</text:p>
          </table:table-cell>
          <table:table-cell table:formula="of:=[.E158]-[.E157]" office:value-type="float" office:value="893" calcext:value-type="float">
            <text:p>893</text:p>
          </table:table-cell>
          <table:table-cell table:formula="of:=[.F158]*(60*64/1440)" office:value-type="float" office:value="2381.33333333333" calcext:value-type="float">
            <text:p>2381.3</text:p>
          </table:table-cell>
          <table:table-cell table:formula="of:=[.D158]*[.H$4]" office:value-type="float" office:value="2382.592976422" calcext:value-type="float">
            <text:p>2382.59</text:p>
          </table:table-cell>
          <table:table-cell table:formula="of:=[.G158]/[.H158]" office:value-type="float" office:value="0.999471314193766" calcext:value-type="float">
            <text:p>0.9995</text:p>
          </table:table-cell>
          <table:table-cell table:number-columns-repeated="8"/>
        </table:table-row>
        <table:table-row table:style-name="ro1">
          <table:table-cell office:value-type="float" office:value="12883" calcext:value-type="float">
            <text:p>12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53.480988" calcext:value-type="float">
            <text:p>353.48</text:p>
          </table:table-cell>
          <table:table-cell office:value-type="float" office:value="202125" calcext:value-type="float">
            <text:p>202125</text:p>
          </table:table-cell>
          <table:table-cell table:formula="of:=[.E159]-[.E158]" office:value-type="float" office:value="889" calcext:value-type="float">
            <text:p>889</text:p>
          </table:table-cell>
          <table:table-cell table:formula="of:=[.F159]*(60*64/1440)" office:value-type="float" office:value="2370.66666666667" calcext:value-type="float">
            <text:p>2370.7</text:p>
          </table:table-cell>
          <table:table-cell table:formula="of:=[.D159]*[.H$4]" office:value-type="float" office:value="2370.796986516" calcext:value-type="float">
            <text:p>2370.80</text:p>
          </table:table-cell>
          <table:table-cell table:formula="of:=[.G159]/[.H159]" office:value-type="float" office:value="0.999945031206774" calcext:value-type="float">
            <text:p>0.9999</text:p>
          </table:table-cell>
          <table:table-cell table:number-columns-repeated="8"/>
        </table:table-row>
        <table:table-row table:style-name="ro1">
          <table:table-cell office:value-type="float" office:value="12889" calcext:value-type="float">
            <text:p>128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351.972351" calcext:value-type="float">
            <text:p>351.97</text:p>
          </table:table-cell>
          <table:table-cell office:value-type="float" office:value="203011" calcext:value-type="float">
            <text:p>203011</text:p>
          </table:table-cell>
          <table:table-cell table:formula="of:=[.E160]-[.E159]" office:value-type="float" office:value="886" calcext:value-type="float">
            <text:p>886</text:p>
          </table:table-cell>
          <table:table-cell table:formula="of:=[.F160]*(60*64/1440)" office:value-type="float" office:value="2362.66666666667" calcext:value-type="float">
            <text:p>2362.7</text:p>
          </table:table-cell>
          <table:table-cell table:formula="of:=[.D160]*[.H$4]" office:value-type="float" office:value="2360.678558157" calcext:value-type="float">
            <text:p>2360.68</text:p>
          </table:table-cell>
          <table:table-cell table:formula="of:=[.G160]/[.H160]" office:value-type="float" office:value="1.00084217671347" calcext:value-type="float">
            <text:p>1.0008</text:p>
          </table:table-cell>
          <table:table-cell table:number-columns-repeated="8"/>
        </table:table-row>
        <table:table-row table:style-name="ro1">
          <table:table-cell office:value-type="float" office:value="12891" calcext:value-type="float">
            <text:p>128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49.281952" calcext:value-type="float">
            <text:p>349.28</text:p>
          </table:table-cell>
          <table:table-cell office:value-type="float" office:value="203890" calcext:value-type="float">
            <text:p>203890</text:p>
          </table:table-cell>
          <table:table-cell table:formula="of:=[.E161]-[.E160]" office:value-type="float" office:value="879" calcext:value-type="float">
            <text:p>879</text:p>
          </table:table-cell>
          <table:table-cell table:formula="of:=[.F161]*(60*64/1440)" office:value-type="float" office:value="2344" calcext:value-type="float">
            <text:p>2344.0</text:p>
          </table:table-cell>
          <table:table-cell table:formula="of:=[.D161]*[.H$4]" office:value-type="float" office:value="2342.634052064" calcext:value-type="float">
            <text:p>2342.63</text:p>
          </table:table-cell>
          <table:table-cell table:formula="of:=[.G161]/[.H161]" office:value-type="float" office:value="1.0005830820801" calcext:value-type="float">
            <text:p>1.0006</text:p>
          </table:table-cell>
          <table:table-cell table:number-columns-repeated="8"/>
        </table:table-row>
        <table:table-row table:style-name="ro1">
          <table:table-cell office:value-type="float" office:value="12899" calcext:value-type="float">
            <text:p>128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348.206482" calcext:value-type="float">
            <text:p>348.21</text:p>
          </table:table-cell>
          <table:table-cell office:value-type="float" office:value="204765" calcext:value-type="float">
            <text:p>204765</text:p>
          </table:table-cell>
          <table:table-cell table:formula="of:=[.E162]-[.E161]" office:value-type="float" office:value="875" calcext:value-type="float">
            <text:p>875</text:p>
          </table:table-cell>
          <table:table-cell table:formula="of:=[.F162]*(60*64/1440)" office:value-type="float" office:value="2333.33333333333" calcext:value-type="float">
            <text:p>2333.3</text:p>
          </table:table-cell>
          <table:table-cell table:formula="of:=[.D162]*[.H$4]" office:value-type="float" office:value="2335.420874774" calcext:value-type="float">
            <text:p>2335.42</text:p>
          </table:table-cell>
          <table:table-cell table:formula="of:=[.G162]/[.H162]" office:value-type="float" office:value="0.99910613908473" calcext:value-type="float">
            <text:p>0.9991</text:p>
          </table:table-cell>
          <table:table-cell table:number-columns-repeated="8"/>
        </table:table-row>
        <table:table-row table:style-name="ro1">
          <table:table-cell office:value-type="float" office:value="12901" calcext:value-type="float">
            <text:p>129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45.916718" calcext:value-type="float">
            <text:p>345.92</text:p>
          </table:table-cell>
          <table:table-cell office:value-type="float" office:value="205636" calcext:value-type="float">
            <text:p>205636</text:p>
          </table:table-cell>
          <table:table-cell table:formula="of:=[.E163]-[.E162]" office:value-type="float" office:value="871" calcext:value-type="float">
            <text:p>871</text:p>
          </table:table-cell>
          <table:table-cell table:formula="of:=[.F163]*(60*64/1440)" office:value-type="float" office:value="2322.66666666667" calcext:value-type="float">
            <text:p>2322.7</text:p>
          </table:table-cell>
          <table:table-cell table:formula="of:=[.D163]*[.H$4]" office:value-type="float" office:value="2320.063427626" calcext:value-type="float">
            <text:p>2320.06</text:p>
          </table:table-cell>
          <table:table-cell table:formula="of:=[.G163]/[.H163]" office:value-type="float" office:value="1.00112205511697" calcext:value-type="float">
            <text:p>1.0011</text:p>
          </table:table-cell>
          <table:table-cell table:number-columns-repeated="8"/>
        </table:table-row>
        <table:table-row table:style-name="ro1">
          <table:table-cell office:value-type="float" office:value="12907" calcext:value-type="float">
            <text:p>129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343.867279" calcext:value-type="float">
            <text:p>343.87</text:p>
          </table:table-cell>
          <table:table-cell office:value-type="float" office:value="206501" calcext:value-type="float">
            <text:p>206501</text:p>
          </table:table-cell>
          <table:table-cell table:formula="of:=[.E164]-[.E163]" office:value-type="float" office:value="865" calcext:value-type="float">
            <text:p>865</text:p>
          </table:table-cell>
          <table:table-cell table:formula="of:=[.F164]*(60*64/1440)" office:value-type="float" office:value="2306.66666666667" calcext:value-type="float">
            <text:p>2306.7</text:p>
          </table:table-cell>
          <table:table-cell table:formula="of:=[.D164]*[.H$4]" office:value-type="float" office:value="2306.317840253" calcext:value-type="float">
            <text:p>2306.32</text:p>
          </table:table-cell>
          <table:table-cell table:formula="of:=[.G164]/[.H164]" office:value-type="float" office:value="1.0001512481964" calcext:value-type="float">
            <text:p>1.0002</text:p>
          </table:table-cell>
          <table:table-cell table:number-columns-repeated="8"/>
        </table:table-row>
        <table:table-row table:style-name="ro1">
          <table:table-cell office:value-type="float" office:value="12914" calcext:value-type="float">
            <text:p>129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42.690491" calcext:value-type="float">
            <text:p>342.69</text:p>
          </table:table-cell>
          <table:table-cell office:value-type="float" office:value="207363" calcext:value-type="float">
            <text:p>207363</text:p>
          </table:table-cell>
          <table:table-cell table:formula="of:=[.E165]-[.E164]" office:value-type="float" office:value="862" calcext:value-type="float">
            <text:p>862</text:p>
          </table:table-cell>
          <table:table-cell table:formula="of:=[.F165]*(60*64/1440)" office:value-type="float" office:value="2298.66666666667" calcext:value-type="float">
            <text:p>2298.7</text:p>
          </table:table-cell>
          <table:table-cell table:formula="of:=[.D165]*[.H$4]" office:value-type="float" office:value="2298.425123137" calcext:value-type="float">
            <text:p>2298.43</text:p>
          </table:table-cell>
          <table:table-cell table:formula="of:=[.G165]/[.H165]" office:value-type="float" office:value="1.00010509088473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2916" calcext:value-type="float">
            <text:p>129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39.932068" calcext:value-type="float">
            <text:p>339.93</text:p>
          </table:table-cell>
          <table:table-cell office:value-type="float" office:value="208218" calcext:value-type="float">
            <text:p>208218</text:p>
          </table:table-cell>
          <table:table-cell table:formula="of:=[.E166]-[.E165]" office:value-type="float" office:value="855" calcext:value-type="float">
            <text:p>855</text:p>
          </table:table-cell>
          <table:table-cell table:formula="of:=[.F166]*(60*64/1440)" office:value-type="float" office:value="2280" calcext:value-type="float">
            <text:p>2280.0</text:p>
          </table:table-cell>
          <table:table-cell table:formula="of:=[.D166]*[.H$4]" office:value-type="float" office:value="2279.924380076" calcext:value-type="float">
            <text:p>2279.92</text:p>
          </table:table-cell>
          <table:table-cell table:formula="of:=[.G166]/[.H166]" office:value-type="float" office:value="1.0000331677334" calcext:value-type="float">
            <text:p>1.0000</text:p>
          </table:table-cell>
          <table:table-cell table:number-columns-repeated="8"/>
        </table:table-row>
        <table:table-row table:style-name="ro1">
          <table:table-cell office:value-type="float" office:value="12922" calcext:value-type="float">
            <text:p>129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339.079224" calcext:value-type="float">
            <text:p>339.08</text:p>
          </table:table-cell>
          <table:table-cell office:value-type="float" office:value="209071" calcext:value-type="float">
            <text:p>209071</text:p>
          </table:table-cell>
          <table:table-cell table:formula="of:=[.E167]-[.E166]" office:value-type="float" office:value="853" calcext:value-type="float">
            <text:p>853</text:p>
          </table:table-cell>
          <table:table-cell table:formula="of:=[.F167]*(60*64/1440)" office:value-type="float" office:value="2274.66666666667" calcext:value-type="float">
            <text:p>2274.7</text:p>
          </table:table-cell>
          <table:table-cell table:formula="of:=[.D167]*[.H$4]" office:value-type="float" office:value="2274.204355368" calcext:value-type="float">
            <text:p>2274.20</text:p>
          </table:table-cell>
          <table:table-cell table:formula="of:=[.G167]/[.H167]" office:value-type="float" office:value="1.00020328485326" calcext:value-type="float">
            <text:p>1.0002</text:p>
          </table:table-cell>
          <table:table-cell table:number-columns-repeated="8"/>
        </table:table-row>
        <table:table-row table:style-name="ro1">
          <table:table-cell office:value-type="float" office:value="12929" calcext:value-type="float">
            <text:p>129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36.866241" calcext:value-type="float">
            <text:p>336.87</text:p>
          </table:table-cell>
          <table:table-cell office:value-type="float" office:value="209918" calcext:value-type="float">
            <text:p>209918</text:p>
          </table:table-cell>
          <table:table-cell table:formula="of:=[.E168]-[.E167]" office:value-type="float" office:value="847" calcext:value-type="float">
            <text:p>847</text:p>
          </table:table-cell>
          <table:table-cell table:formula="of:=[.F168]*(60*64/1440)" office:value-type="float" office:value="2258.66666666667" calcext:value-type="float">
            <text:p>2258.7</text:p>
          </table:table-cell>
          <table:table-cell table:formula="of:=[.D168]*[.H$4]" office:value-type="float" office:value="2259.361878387" calcext:value-type="float">
            <text:p>2259.36</text:p>
          </table:table-cell>
          <table:table-cell table:formula="of:=[.G168]/[.H168]" office:value-type="float" office:value="0.999692297313244" calcext:value-type="float">
            <text:p>0.9997</text:p>
          </table:table-cell>
          <table:table-cell table:number-columns-repeated="8"/>
        </table:table-row>
        <table:table-row table:style-name="ro1">
          <table:table-cell office:value-type="float" office:value="12931" calcext:value-type="float">
            <text:p>129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35.070496" calcext:value-type="float">
            <text:p>335.07</text:p>
          </table:table-cell>
          <table:table-cell office:value-type="float" office:value="210761" calcext:value-type="float">
            <text:p>210761</text:p>
          </table:table-cell>
          <table:table-cell table:formula="of:=[.E169]-[.E168]" office:value-type="float" office:value="843" calcext:value-type="float">
            <text:p>843</text:p>
          </table:table-cell>
          <table:table-cell table:formula="of:=[.F169]*(60*64/1440)" office:value-type="float" office:value="2248" calcext:value-type="float">
            <text:p>2248.0</text:p>
          </table:table-cell>
          <table:table-cell table:formula="of:=[.D169]*[.H$4]" office:value-type="float" office:value="2247.317816672" calcext:value-type="float">
            <text:p>2247.32</text:p>
          </table:table-cell>
          <table:table-cell table:formula="of:=[.G169]/[.H169]" office:value-type="float" office:value="1.00030355445186" calcext:value-type="float">
            <text:p>1.0003</text:p>
          </table:table-cell>
          <table:table-cell table:number-columns-repeated="8"/>
        </table:table-row>
        <table:table-row table:style-name="ro1">
          <table:table-cell office:value-type="float" office:value="12939" calcext:value-type="float">
            <text:p>129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333.785217" calcext:value-type="float">
            <text:p>333.79</text:p>
          </table:table-cell>
          <table:table-cell office:value-type="float" office:value="211601" calcext:value-type="float">
            <text:p>211601</text:p>
          </table:table-cell>
          <table:table-cell table:formula="of:=[.E170]-[.E169]" office:value-type="float" office:value="840" calcext:value-type="float">
            <text:p>840</text:p>
          </table:table-cell>
          <table:table-cell table:formula="of:=[.F170]*(60*64/1440)" office:value-type="float" office:value="2240" calcext:value-type="float">
            <text:p>2240.0</text:p>
          </table:table-cell>
          <table:table-cell table:formula="of:=[.D170]*[.H$4]" office:value-type="float" office:value="2238.697450419" calcext:value-type="float">
            <text:p>2238.70</text:p>
          </table:table-cell>
          <table:table-cell table:formula="of:=[.G170]/[.H170]" office:value-type="float" office:value="1.00058183368224" calcext:value-type="float">
            <text:p>1.0006</text:p>
          </table:table-cell>
          <table:table-cell table:number-columns-repeated="8"/>
        </table:table-row>
        <table:table-row table:style-name="ro1">
          <table:table-cell office:value-type="float" office:value="12941" calcext:value-type="float">
            <text:p>129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31.033997" calcext:value-type="float">
            <text:p>331.03</text:p>
          </table:table-cell>
          <table:table-cell office:value-type="float" office:value="212434" calcext:value-type="float">
            <text:p>212434</text:p>
          </table:table-cell>
          <table:table-cell table:formula="of:=[.E171]-[.E170]" office:value-type="float" office:value="833" calcext:value-type="float">
            <text:p>833</text:p>
          </table:table-cell>
          <table:table-cell table:formula="of:=[.F171]*(60*64/1440)" office:value-type="float" office:value="2221.33333333333" calcext:value-type="float">
            <text:p>2221.3</text:p>
          </table:table-cell>
          <table:table-cell table:formula="of:=[.D171]*[.H$4]" office:value-type="float" office:value="2220.245017879" calcext:value-type="float">
            <text:p>2220.25</text:p>
          </table:table-cell>
          <table:table-cell table:formula="of:=[.G171]/[.H171]" office:value-type="float" office:value="1.00049017808646" calcext:value-type="float">
            <text:p>1.0005</text:p>
          </table:table-cell>
          <table:table-cell table:number-columns-repeated="8"/>
        </table:table-row>
        <table:table-row table:style-name="ro1">
          <table:table-cell office:value-type="float" office:value="12947" calcext:value-type="float">
            <text:p>129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330.186127" calcext:value-type="float">
            <text:p>330.19</text:p>
          </table:table-cell>
          <table:table-cell office:value-type="float" office:value="213264" calcext:value-type="float">
            <text:p>213264</text:p>
          </table:table-cell>
          <table:table-cell table:formula="of:=[.E172]-[.E171]" office:value-type="float" office:value="830" calcext:value-type="float">
            <text:p>830</text:p>
          </table:table-cell>
          <table:table-cell table:formula="of:=[.F172]*(60*64/1440)" office:value-type="float" office:value="2213.33333333333" calcext:value-type="float">
            <text:p>2213.3</text:p>
          </table:table-cell>
          <table:table-cell table:formula="of:=[.D172]*[.H$4]" office:value-type="float" office:value="2214.558353789" calcext:value-type="float">
            <text:p>2214.56</text:p>
          </table:table-cell>
          <table:table-cell table:formula="of:=[.G172]/[.H172]" office:value-type="float" office:value="0.999446833065577" calcext:value-type="float">
            <text:p>0.9994</text:p>
          </table:table-cell>
          <table:table-cell table:number-columns-repeated="8"/>
        </table:table-row>
        <table:table-row table:style-name="ro1">
          <table:table-cell office:value-type="float" office:value="12954" calcext:value-type="float">
            <text:p>129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27.605682" calcext:value-type="float">
            <text:p>327.61</text:p>
          </table:table-cell>
          <table:table-cell office:value-type="float" office:value="214088" calcext:value-type="float">
            <text:p>214088</text:p>
          </table:table-cell>
          <table:table-cell table:formula="of:=[.E173]-[.E172]" office:value-type="float" office:value="824" calcext:value-type="float">
            <text:p>824</text:p>
          </table:table-cell>
          <table:table-cell table:formula="of:=[.F173]*(60*64/1440)" office:value-type="float" office:value="2197.33333333333" calcext:value-type="float">
            <text:p>2197.3</text:p>
          </table:table-cell>
          <table:table-cell table:formula="of:=[.D173]*[.H$4]" office:value-type="float" office:value="2197.251309174" calcext:value-type="float">
            <text:p>2197.25</text:p>
          </table:table-cell>
          <table:table-cell table:formula="of:=[.G173]/[.H173]" office:value-type="float" office:value="1.00003733034951" calcext:value-type="float">
            <text:p>1.0000</text:p>
          </table:table-cell>
          <table:table-cell table:number-columns-repeated="8"/>
        </table:table-row>
        <table:table-row table:style-name="ro1">
          <table:table-cell office:value-type="float" office:value="12956" calcext:value-type="float">
            <text:p>129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26.324005" calcext:value-type="float">
            <text:p>326.32</text:p>
          </table:table-cell>
          <table:table-cell office:value-type="float" office:value="214909" calcext:value-type="float">
            <text:p>214909</text:p>
          </table:table-cell>
          <table:table-cell table:formula="of:=[.E174]-[.E173]" office:value-type="float" office:value="821" calcext:value-type="float">
            <text:p>821</text:p>
          </table:table-cell>
          <table:table-cell table:formula="of:=[.F174]*(60*64/1440)" office:value-type="float" office:value="2189.33333333333" calcext:value-type="float">
            <text:p>2189.3</text:p>
          </table:table-cell>
          <table:table-cell table:formula="of:=[.D174]*[.H$4]" office:value-type="float" office:value="2188.655101535" calcext:value-type="float">
            <text:p>2188.66</text:p>
          </table:table-cell>
          <table:table-cell table:formula="of:=[.G174]/[.H174]" office:value-type="float" office:value="1.00030988518833" calcext:value-type="float">
            <text:p>1.0003</text:p>
          </table:table-cell>
          <table:table-cell table:number-columns-repeated="8"/>
        </table:table-row>
        <table:table-row table:style-name="ro1">
          <table:table-cell office:value-type="float" office:value="12962" calcext:value-type="float">
            <text:p>129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324.403992" calcext:value-type="float">
            <text:p>324.40</text:p>
          </table:table-cell>
          <table:table-cell office:value-type="float" office:value="215725" calcext:value-type="float">
            <text:p>215725</text:p>
          </table:table-cell>
          <table:table-cell table:formula="of:=[.E175]-[.E174]" office:value-type="float" office:value="816" calcext:value-type="float">
            <text:p>816</text:p>
          </table:table-cell>
          <table:table-cell table:formula="of:=[.F175]*(60*64/1440)" office:value-type="float" office:value="2176" calcext:value-type="float">
            <text:p>2176.0</text:p>
          </table:table-cell>
          <table:table-cell table:formula="of:=[.D175]*[.H$4]" office:value-type="float" office:value="2175.777574344" calcext:value-type="float">
            <text:p>2175.78</text:p>
          </table:table-cell>
          <table:table-cell table:formula="of:=[.G175]/[.H175]" office:value-type="float" office:value="1.00010222812231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2969" calcext:value-type="float">
            <text:p>129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22.358185" calcext:value-type="float">
            <text:p>322.36</text:p>
          </table:table-cell>
          <table:table-cell office:value-type="float" office:value="216536" calcext:value-type="float">
            <text:p>216536</text:p>
          </table:table-cell>
          <table:table-cell table:formula="of:=[.E176]-[.E175]" office:value-type="float" office:value="811" calcext:value-type="float">
            <text:p>811</text:p>
          </table:table-cell>
          <table:table-cell table:formula="of:=[.F176]*(60*64/1440)" office:value-type="float" office:value="2162.66666666667" calcext:value-type="float">
            <text:p>2162.7</text:p>
          </table:table-cell>
          <table:table-cell table:formula="of:=[.D176]*[.H$4]" office:value-type="float" office:value="2162.056346795" calcext:value-type="float">
            <text:p>2162.06</text:p>
          </table:table-cell>
          <table:table-cell table:formula="of:=[.G176]/[.H176]" office:value-type="float" office:value="1.00028228675565" calcext:value-type="float">
            <text:p>1.0003</text:p>
          </table:table-cell>
          <table:table-cell table:number-columns-repeated="8"/>
        </table:table-row>
        <table:table-row table:style-name="ro1">
          <table:table-cell office:value-type="float" office:value="12971" calcext:value-type="float">
            <text:p>129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21.378448" calcext:value-type="float">
            <text:p>321.38</text:p>
          </table:table-cell>
          <table:table-cell office:value-type="float" office:value="217345" calcext:value-type="float">
            <text:p>217345</text:p>
          </table:table-cell>
          <table:table-cell table:formula="of:=[.E177]-[.E176]" office:value-type="float" office:value="809" calcext:value-type="float">
            <text:p>809</text:p>
          </table:table-cell>
          <table:table-cell table:formula="of:=[.F177]*(60*64/1440)" office:value-type="float" office:value="2157.33333333333" calcext:value-type="float">
            <text:p>2157.3</text:p>
          </table:table-cell>
          <table:table-cell table:formula="of:=[.D177]*[.H$4]" office:value-type="float" office:value="2155.485250736" calcext:value-type="float">
            <text:p>2155.49</text:p>
          </table:table-cell>
          <table:table-cell table:formula="of:=[.G177]/[.H177]" office:value-type="float" office:value="1.00085738587017" calcext:value-type="float">
            <text:p>1.0009</text:p>
          </table:table-cell>
          <table:table-cell table:number-columns-repeated="8"/>
        </table:table-row>
        <table:table-row table:style-name="ro1">
          <table:table-cell office:value-type="float" office:value="12973" calcext:value-type="float">
            <text:p>129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18.651703" calcext:value-type="float">
            <text:p>318.65</text:p>
          </table:table-cell>
          <table:table-cell office:value-type="float" office:value="218146" calcext:value-type="float">
            <text:p>218146</text:p>
          </table:table-cell>
          <table:table-cell table:formula="of:=[.E178]-[.E177]" office:value-type="float" office:value="801" calcext:value-type="float">
            <text:p>801</text:p>
          </table:table-cell>
          <table:table-cell table:formula="of:=[.F178]*(60*64/1440)" office:value-type="float" office:value="2136" calcext:value-type="float">
            <text:p>2136.0</text:p>
          </table:table-cell>
          <table:table-cell table:formula="of:=[.D178]*[.H$4]" office:value-type="float" office:value="2137.196972021" calcext:value-type="float">
            <text:p>2137.20</text:p>
          </table:table-cell>
          <table:table-cell table:formula="of:=[.G178]/[.H178]" office:value-type="float" office:value="0.999439933690404" calcext:value-type="float">
            <text:p>0.9994</text:p>
          </table:table-cell>
          <table:table-cell table:number-columns-repeated="8"/>
        </table:table-row>
        <table:table-row table:style-name="ro1">
          <table:table-cell office:value-type="float" office:value="12975" calcext:value-type="float">
            <text:p>129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17.946838" calcext:value-type="float">
            <text:p>317.95</text:p>
          </table:table-cell>
          <table:table-cell office:value-type="float" office:value="218946" calcext:value-type="float">
            <text:p>218946</text:p>
          </table:table-cell>
          <table:table-cell table:formula="of:=[.E179]-[.E178]" office:value-type="float" office:value="800" calcext:value-type="float">
            <text:p>800</text:p>
          </table:table-cell>
          <table:table-cell table:formula="of:=[.F179]*(60*64/1440)" office:value-type="float" office:value="2133.33333333333" calcext:value-type="float">
            <text:p>2133.3</text:p>
          </table:table-cell>
          <table:table-cell table:formula="of:=[.D179]*[.H$4]" office:value-type="float" office:value="2132.469442466" calcext:value-type="float">
            <text:p>2132.47</text:p>
          </table:table-cell>
          <table:table-cell table:formula="of:=[.G179]/[.H179]" office:value-type="float" office:value="1.00040511289406" calcext:value-type="float">
            <text:p>1.0004</text:p>
          </table:table-cell>
          <table:table-cell table:number-columns-repeated="8"/>
        </table:table-row>
        <table:table-row table:style-name="ro1">
          <table:table-cell office:value-type="float" office:value="12977" calcext:value-type="float">
            <text:p>129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15.112061" calcext:value-type="float">
            <text:p>315.11</text:p>
          </table:table-cell>
          <table:table-cell office:value-type="float" office:value="219739" calcext:value-type="float">
            <text:p>219739</text:p>
          </table:table-cell>
          <table:table-cell table:formula="of:=[.E180]-[.E179]" office:value-type="float" office:value="793" calcext:value-type="float">
            <text:p>793</text:p>
          </table:table-cell>
          <table:table-cell table:formula="of:=[.F180]*(60*64/1440)" office:value-type="float" office:value="2114.66666666667" calcext:value-type="float">
            <text:p>2114.7</text:p>
          </table:table-cell>
          <table:table-cell table:formula="of:=[.D180]*[.H$4]" office:value-type="float" office:value="2113.456593127" calcext:value-type="float">
            <text:p>2113.46</text:p>
          </table:table-cell>
          <table:table-cell table:formula="of:=[.G180]/[.H180]" office:value-type="float" office:value="1.00057255660873" calcext:value-type="float">
            <text:p>1.0006</text:p>
          </table:table-cell>
          <table:table-cell table:number-columns-repeated="8"/>
        </table:table-row>
        <table:table-row table:style-name="ro1">
          <table:table-cell office:value-type="float" office:value="12990" calcext:value-type="float">
            <text:p>129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83A00000 8</text:p>
          </table:table-cell>
          <table:table-cell office:value-type="float" office:value="314.339478" calcext:value-type="float">
            <text:p>314.34</text:p>
          </table:table-cell>
          <table:table-cell office:value-type="float" office:value="220530" calcext:value-type="float">
            <text:p>220530</text:p>
          </table:table-cell>
          <table:table-cell table:formula="of:=[.E181]-[.E180]" office:value-type="float" office:value="791" calcext:value-type="float">
            <text:p>791</text:p>
          </table:table-cell>
          <table:table-cell table:formula="of:=[.F181]*(60*64/1440)" office:value-type="float" office:value="2109.33333333333" calcext:value-type="float">
            <text:p>2109.3</text:p>
          </table:table-cell>
          <table:table-cell table:formula="of:=[.D181]*[.H$4]" office:value-type="float" office:value="2108.274878946" calcext:value-type="float">
            <text:p>2108.27</text:p>
          </table:table-cell>
          <table:table-cell table:formula="of:=[.G181]/[.H181]" office:value-type="float" office:value="1.00050204762097" calcext:value-type="float">
            <text:p>1.0005</text:p>
          </table:table-cell>
          <table:table-cell table:number-columns-repeated="8"/>
        </table:table-row>
        <table:table-row table:style-name="ro1">
          <table:table-cell office:value-type="float" office:value="12992" calcext:value-type="float">
            <text:p>12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11.884277" calcext:value-type="float">
            <text:p>311.88</text:p>
          </table:table-cell>
          <table:table-cell office:value-type="float" office:value="221314" calcext:value-type="float">
            <text:p>221314</text:p>
          </table:table-cell>
          <table:table-cell table:formula="of:=[.E182]-[.E181]" office:value-type="float" office:value="784" calcext:value-type="float">
            <text:p>784</text:p>
          </table:table-cell>
          <table:table-cell table:formula="of:=[.F182]*(60*64/1440)" office:value-type="float" office:value="2090.66666666667" calcext:value-type="float">
            <text:p>2090.7</text:p>
          </table:table-cell>
          <table:table-cell table:formula="of:=[.D182]*[.H$4]" office:value-type="float" office:value="2091.807845839" calcext:value-type="float">
            <text:p>2091.81</text:p>
          </table:table-cell>
          <table:table-cell table:formula="of:=[.G182]/[.H182]" office:value-type="float" office:value="0.999454453154192" calcext:value-type="float">
            <text:p>0.9995</text:p>
          </table:table-cell>
          <table:table-cell table:number-columns-repeated="8"/>
        </table:table-row>
        <table:table-row table:style-name="ro1">
          <table:table-cell office:value-type="float" office:value="12999" calcext:value-type="float">
            <text:p>129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10.815247" calcext:value-type="float">
            <text:p>310.82</text:p>
          </table:table-cell>
          <table:table-cell office:value-type="float" office:value="222096" calcext:value-type="float">
            <text:p>222096</text:p>
          </table:table-cell>
          <table:table-cell table:formula="of:=[.E183]-[.E182]" office:value-type="float" office:value="782" calcext:value-type="float">
            <text:p>782</text:p>
          </table:table-cell>
          <table:table-cell table:formula="of:=[.F183]*(60*64/1440)" office:value-type="float" office:value="2085.33333333333" calcext:value-type="float">
            <text:p>2085.3</text:p>
          </table:table-cell>
          <table:table-cell table:formula="of:=[.D183]*[.H$4]" office:value-type="float" office:value="2084.637861629" calcext:value-type="float">
            <text:p>2084.64</text:p>
          </table:table-cell>
          <table:table-cell table:formula="of:=[.G183]/[.H183]" office:value-type="float" office:value="1.00033361751561" calcext:value-type="float">
            <text:p>1.0003</text:p>
          </table:table-cell>
          <table:table-cell table:number-columns-repeated="8"/>
        </table:table-row>
        <table:table-row table:style-name="ro1">
          <table:table-cell office:value-type="float" office:value="13005" calcext:value-type="float">
            <text:p>130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308.866699" calcext:value-type="float">
            <text:p>308.87</text:p>
          </table:table-cell>
          <table:table-cell office:value-type="float" office:value="222873" calcext:value-type="float">
            <text:p>222873</text:p>
          </table:table-cell>
          <table:table-cell table:formula="of:=[.E184]-[.E183]" office:value-type="float" office:value="777" calcext:value-type="float">
            <text:p>777</text:p>
          </table:table-cell>
          <table:table-cell table:formula="of:=[.F184]*(60*64/1440)" office:value-type="float" office:value="2072" calcext:value-type="float">
            <text:p>2072.0</text:p>
          </table:table-cell>
          <table:table-cell table:formula="of:=[.D184]*[.H$4]" office:value-type="float" office:value="2071.568950193" calcext:value-type="float">
            <text:p>2071.57</text:p>
          </table:table-cell>
          <table:table-cell table:formula="of:=[.G184]/[.H184]" office:value-type="float" office:value="1.00020807890896" calcext:value-type="float">
            <text:p>1.0002</text:p>
          </table:table-cell>
          <table:table-cell table:number-columns-repeated="8"/>
        </table:table-row>
        <table:table-row table:style-name="ro1">
          <table:table-cell office:value-type="float" office:value="13012" calcext:value-type="float">
            <text:p>130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06.977722" calcext:value-type="float">
            <text:p>306.98</text:p>
          </table:table-cell>
          <table:table-cell office:value-type="float" office:value="223645" calcext:value-type="float">
            <text:p>223645</text:p>
          </table:table-cell>
          <table:table-cell table:formula="of:=[.E185]-[.E184]" office:value-type="float" office:value="772" calcext:value-type="float">
            <text:p>772</text:p>
          </table:table-cell>
          <table:table-cell table:formula="of:=[.F185]*(60*64/1440)" office:value-type="float" office:value="2058.66666666667" calcext:value-type="float">
            <text:p>2058.7</text:p>
          </table:table-cell>
          <table:table-cell table:formula="of:=[.D185]*[.H$4]" office:value-type="float" office:value="2058.899581454" calcext:value-type="float">
            <text:p>2058.90</text:p>
          </table:table-cell>
          <table:table-cell table:formula="of:=[.G185]/[.H185]" office:value-type="float" office:value="0.999886874139258" calcext:value-type="float">
            <text:p>0.9999</text:p>
          </table:table-cell>
          <table:table-cell table:number-columns-repeated="8"/>
        </table:table-row>
        <table:table-row table:style-name="ro1">
          <table:table-cell office:value-type="float" office:value="13019" calcext:value-type="float">
            <text:p>130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05.554169" calcext:value-type="float">
            <text:p>305.55</text:p>
          </table:table-cell>
          <table:table-cell office:value-type="float" office:value="224414" calcext:value-type="float">
            <text:p>224414</text:p>
          </table:table-cell>
          <table:table-cell table:formula="of:=[.E186]-[.E185]" office:value-type="float" office:value="769" calcext:value-type="float">
            <text:p>769</text:p>
          </table:table-cell>
          <table:table-cell table:formula="of:=[.F186]*(60*64/1440)" office:value-type="float" office:value="2050.66666666667" calcext:value-type="float">
            <text:p>2050.7</text:p>
          </table:table-cell>
          <table:table-cell table:formula="of:=[.D186]*[.H$4]" office:value-type="float" office:value="2049.351811483" calcext:value-type="float">
            <text:p>2049.35</text:p>
          </table:table-cell>
          <table:table-cell table:formula="of:=[.G186]/[.H186]" office:value-type="float" office:value="1.00064159563834" calcext:value-type="float">
            <text:p>1.0006</text:p>
          </table:table-cell>
          <table:table-cell table:number-columns-repeated="8"/>
        </table:table-row>
        <table:table-row table:style-name="ro1">
          <table:table-cell office:value-type="float" office:value="13026" calcext:value-type="float">
            <text:p>130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03.10321" calcext:value-type="float">
            <text:p>303.10</text:p>
          </table:table-cell>
          <table:table-cell office:value-type="float" office:value="225176" calcext:value-type="float">
            <text:p>225176</text:p>
          </table:table-cell>
          <table:table-cell table:formula="of:=[.E187]-[.E186]" office:value-type="float" office:value="762" calcext:value-type="float">
            <text:p>762</text:p>
          </table:table-cell>
          <table:table-cell table:formula="of:=[.F187]*(60*64/1440)" office:value-type="float" office:value="2032" calcext:value-type="float">
            <text:p>2032.0</text:p>
          </table:table-cell>
          <table:table-cell table:formula="of:=[.D187]*[.H$4]" office:value-type="float" office:value="2032.91322947" calcext:value-type="float">
            <text:p>2032.91</text:p>
          </table:table-cell>
          <table:table-cell table:formula="of:=[.G187]/[.H187]" office:value-type="float" office:value="0.999550777939382" calcext:value-type="float">
            <text:p>0.9996</text:p>
          </table:table-cell>
          <table:table-cell table:number-columns-repeated="8"/>
        </table:table-row>
        <table:table-row table:style-name="ro1">
          <table:table-cell office:value-type="float" office:value="13028" calcext:value-type="float">
            <text:p>13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02.136139" calcext:value-type="float">
            <text:p>302.14</text:p>
          </table:table-cell>
          <table:table-cell office:value-type="float" office:value="225936" calcext:value-type="float">
            <text:p>225936</text:p>
          </table:table-cell>
          <table:table-cell table:formula="of:=[.E188]-[.E187]" office:value-type="float" office:value="760" calcext:value-type="float">
            <text:p>760</text:p>
          </table:table-cell>
          <table:table-cell table:formula="of:=[.F188]*(60*64/1440)" office:value-type="float" office:value="2026.66666666667" calcext:value-type="float">
            <text:p>2026.7</text:p>
          </table:table-cell>
          <table:table-cell table:formula="of:=[.D188]*[.H$4]" office:value-type="float" office:value="2026.427084273" calcext:value-type="float">
            <text:p>2026.43</text:p>
          </table:table-cell>
          <table:table-cell table:formula="of:=[.G188]/[.H188]" office:value-type="float" office:value="1.00011822897331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3035" calcext:value-type="float">
            <text:p>130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99.476471" calcext:value-type="float">
            <text:p>299.48</text:p>
          </table:table-cell>
          <table:table-cell office:value-type="float" office:value="226690" calcext:value-type="float">
            <text:p>226690</text:p>
          </table:table-cell>
          <table:table-cell table:formula="of:=[.E189]-[.E188]" office:value-type="float" office:value="754" calcext:value-type="float">
            <text:p>754</text:p>
          </table:table-cell>
          <table:table-cell table:formula="of:=[.F189]*(60*64/1440)" office:value-type="float" office:value="2010.66666666667" calcext:value-type="float">
            <text:p>2010.7</text:p>
          </table:table-cell>
          <table:table-cell table:formula="of:=[.D189]*[.H$4]" office:value-type="float" office:value="2008.588690997" calcext:value-type="float">
            <text:p>2008.59</text:p>
          </table:table-cell>
          <table:table-cell table:formula="of:=[.G189]/[.H189]" office:value-type="float" office:value="1.00103454514057" calcext:value-type="float">
            <text:p>1.0010</text:p>
          </table:table-cell>
          <table:table-cell table:number-columns-repeated="8"/>
        </table:table-row>
        <table:table-row table:style-name="ro1">
          <table:table-cell office:value-type="float" office:value="13037" calcext:value-type="float">
            <text:p>130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98.285126" calcext:value-type="float">
            <text:p>298.29</text:p>
          </table:table-cell>
          <table:table-cell office:value-type="float" office:value="227440" calcext:value-type="float">
            <text:p>227440</text:p>
          </table:table-cell>
          <table:table-cell table:formula="of:=[.E190]-[.E189]" office:value-type="float" office:value="750" calcext:value-type="float">
            <text:p>750</text:p>
          </table:table-cell>
          <table:table-cell table:formula="of:=[.F190]*(60*64/1440)" office:value-type="float" office:value="2000" calcext:value-type="float">
            <text:p>2000.0</text:p>
          </table:table-cell>
          <table:table-cell table:formula="of:=[.D190]*[.H$4]" office:value-type="float" office:value="2000.598340082" calcext:value-type="float">
            <text:p>2000.60</text:p>
          </table:table-cell>
          <table:table-cell table:formula="of:=[.G190]/[.H190]" office:value-type="float" office:value="0.999700919434945" calcext:value-type="float">
            <text:p>0.9997</text:p>
          </table:table-cell>
          <table:table-cell table:number-columns-repeated="8"/>
        </table:table-row>
        <table:table-row table:style-name="ro1">
          <table:table-cell office:value-type="float" office:value="13043" calcext:value-type="float">
            <text:p>130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296.180267" calcext:value-type="float">
            <text:p>296.18</text:p>
          </table:table-cell>
          <table:table-cell office:value-type="float" office:value="228185" calcext:value-type="float">
            <text:p>228185</text:p>
          </table:table-cell>
          <table:table-cell table:formula="of:=[.E191]-[.E190]" office:value-type="float" office:value="745" calcext:value-type="float">
            <text:p>745</text:p>
          </table:table-cell>
          <table:table-cell table:formula="of:=[.F191]*(60*64/1440)" office:value-type="float" office:value="1986.66666666667" calcext:value-type="float">
            <text:p>1986.7</text:p>
          </table:table-cell>
          <table:table-cell table:formula="of:=[.D191]*[.H$4]" office:value-type="float" office:value="1986.481050769" calcext:value-type="float">
            <text:p>1986.48</text:p>
          </table:table-cell>
          <table:table-cell table:formula="of:=[.G191]/[.H191]" office:value-type="float" office:value="1.00009343955111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3050" calcext:value-type="float">
            <text:p>130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95.922546" calcext:value-type="float">
            <text:p>295.92</text:p>
          </table:table-cell>
          <table:table-cell office:value-type="float" office:value="228930" calcext:value-type="float">
            <text:p>228930</text:p>
          </table:table-cell>
          <table:table-cell table:formula="of:=[.E192]-[.E191]" office:value-type="float" office:value="745" calcext:value-type="float">
            <text:p>745</text:p>
          </table:table-cell>
          <table:table-cell table:formula="of:=[.F192]*(60*64/1440)" office:value-type="float" office:value="1986.66666666667" calcext:value-type="float">
            <text:p>1986.7</text:p>
          </table:table-cell>
          <table:table-cell table:formula="of:=[.D192]*[.H$4]" office:value-type="float" office:value="1984.752516022" calcext:value-type="float">
            <text:p>1984.75</text:p>
          </table:table-cell>
          <table:table-cell table:formula="of:=[.G192]/[.H192]" office:value-type="float" office:value="1.00096442787159" calcext:value-type="float">
            <text:p>1.0010</text:p>
          </table:table-cell>
          <table:table-cell table:number-columns-repeated="8"/>
        </table:table-row>
        <table:table-row table:style-name="ro1">
          <table:table-cell office:value-type="float" office:value="13052" calcext:value-type="float">
            <text:p>130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92.852722" calcext:value-type="float">
            <text:p>292.85</text:p>
          </table:table-cell>
          <table:table-cell office:value-type="float" office:value="229666" calcext:value-type="float">
            <text:p>229666</text:p>
          </table:table-cell>
          <table:table-cell table:formula="of:=[.E193]-[.E192]" office:value-type="float" office:value="736" calcext:value-type="float">
            <text:p>736</text:p>
          </table:table-cell>
          <table:table-cell table:formula="of:=[.F193]*(60*64/1440)" office:value-type="float" office:value="1962.66666666667" calcext:value-type="float">
            <text:p>1962.7</text:p>
          </table:table-cell>
          <table:table-cell table:formula="of:=[.D193]*[.H$4]" office:value-type="float" office:value="1964.163206454" calcext:value-type="float">
            <text:p>1964.16</text:p>
          </table:table-cell>
          <table:table-cell table:formula="of:=[.G193]/[.H193]" office:value-type="float" office:value="0.999238077679891" calcext:value-type="float">
            <text:p>0.9992</text:p>
          </table:table-cell>
          <table:table-cell table:number-columns-repeated="8"/>
        </table:table-row>
        <table:table-row table:style-name="ro1">
          <table:table-cell office:value-type="float" office:value="13054" calcext:value-type="float">
            <text:p>13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92.797913" calcext:value-type="float">
            <text:p>292.80</text:p>
          </table:table-cell>
          <table:table-cell office:value-type="float" office:value="230403" calcext:value-type="float">
            <text:p>230403</text:p>
          </table:table-cell>
          <table:table-cell table:formula="of:=[.E194]-[.E193]" office:value-type="float" office:value="737" calcext:value-type="float">
            <text:p>737</text:p>
          </table:table-cell>
          <table:table-cell table:formula="of:=[.F194]*(60*64/1440)" office:value-type="float" office:value="1965.33333333333" calcext:value-type="float">
            <text:p>1965.3</text:p>
          </table:table-cell>
          <table:table-cell table:formula="of:=[.D194]*[.H$4]" office:value-type="float" office:value="1963.795602491" calcext:value-type="float">
            <text:p>1963.80</text:p>
          </table:table-cell>
          <table:table-cell table:formula="of:=[.G194]/[.H194]" office:value-type="float" office:value="1.00078304016996" calcext:value-type="float">
            <text:p>1.0008</text:p>
          </table:table-cell>
          <table:table-cell table:number-columns-repeated="8"/>
        </table:table-row>
        <table:table-row table:style-name="ro1">
          <table:table-cell office:value-type="float" office:value="13056" calcext:value-type="float">
            <text:p>13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89.773529" calcext:value-type="float">
            <text:p>289.77</text:p>
          </table:table-cell>
          <table:table-cell office:value-type="float" office:value="231132" calcext:value-type="float">
            <text:p>231132</text:p>
          </table:table-cell>
          <table:table-cell table:formula="of:=[.E195]-[.E194]" office:value-type="float" office:value="729" calcext:value-type="float">
            <text:p>729</text:p>
          </table:table-cell>
          <table:table-cell table:formula="of:=[.F195]*(60*64/1440)" office:value-type="float" office:value="1944" calcext:value-type="float">
            <text:p>1944.0</text:p>
          </table:table-cell>
          <table:table-cell table:formula="of:=[.D195]*[.H$4]" office:value-type="float" office:value="1943.511059003" calcext:value-type="float">
            <text:p>1943.51</text:p>
          </table:table-cell>
          <table:table-cell table:formula="of:=[.G195]/[.H195]" office:value-type="float" office:value="1.00025157613317" calcext:value-type="float">
            <text:p>1.0003</text:p>
          </table:table-cell>
          <table:table-cell table:number-columns-repeated="8"/>
        </table:table-row>
        <table:table-row table:style-name="ro1">
          <table:table-cell office:value-type="float" office:value="13058" calcext:value-type="float">
            <text:p>130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89.383759" calcext:value-type="float">
            <text:p>289.38</text:p>
          </table:table-cell>
          <table:table-cell office:value-type="float" office:value="231860" calcext:value-type="float">
            <text:p>231860</text:p>
          </table:table-cell>
          <table:table-cell table:formula="of:=[.E196]-[.E195]" office:value-type="float" office:value="728" calcext:value-type="float">
            <text:p>728</text:p>
          </table:table-cell>
          <table:table-cell table:formula="of:=[.F196]*(60*64/1440)" office:value-type="float" office:value="1941.33333333333" calcext:value-type="float">
            <text:p>1941.3</text:p>
          </table:table-cell>
          <table:table-cell table:formula="of:=[.D196]*[.H$4]" office:value-type="float" office:value="1940.896871613" calcext:value-type="float">
            <text:p>1940.90</text:p>
          </table:table-cell>
          <table:table-cell table:formula="of:=[.G196]/[.H196]" office:value-type="float" office:value="1.00022487630678" calcext:value-type="float">
            <text:p>1.0002</text:p>
          </table:table-cell>
          <table:table-cell table:number-columns-repeated="8"/>
        </table:table-row>
        <table:table-row table:style-name="ro1">
          <table:table-cell office:value-type="float" office:value="13070" calcext:value-type="float">
            <text:p>130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83A00000 8</text:p>
          </table:table-cell>
          <table:table-cell office:value-type="float" office:value="286.299988" calcext:value-type="float">
            <text:p>286.30</text:p>
          </table:table-cell>
          <table:table-cell office:value-type="float" office:value="232580" calcext:value-type="float">
            <text:p>232580</text:p>
          </table:table-cell>
          <table:table-cell table:formula="of:=[.E197]-[.E196]" office:value-type="float" office:value="720" calcext:value-type="float">
            <text:p>720</text:p>
          </table:table-cell>
          <table:table-cell table:formula="of:=[.F197]*(60*64/1440)" office:value-type="float" office:value="1920" calcext:value-type="float">
            <text:p>1920.0</text:p>
          </table:table-cell>
          <table:table-cell table:formula="of:=[.D197]*[.H$4]" office:value-type="float" office:value="1920.214019516" calcext:value-type="float">
            <text:p>1920.21</text:p>
          </table:table-cell>
          <table:table-cell table:formula="of:=[.G197]/[.H197]" office:value-type="float" office:value="0.999888543925925" calcext:value-type="float">
            <text:p>0.9999</text:p>
          </table:table-cell>
          <table:table-cell table:number-columns-repeated="8"/>
        </table:table-row>
        <table:table-row table:style-name="ro1">
          <table:table-cell office:value-type="float" office:value="13072" calcext:value-type="float">
            <text:p>13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86.0401" calcext:value-type="float">
            <text:p>286.04</text:p>
          </table:table-cell>
          <table:table-cell office:value-type="float" office:value="233300" calcext:value-type="float">
            <text:p>233300</text:p>
          </table:table-cell>
          <table:table-cell table:formula="of:=[.E198]-[.E197]" office:value-type="float" office:value="720" calcext:value-type="float">
            <text:p>720</text:p>
          </table:table-cell>
          <table:table-cell table:formula="of:=[.F198]*(60*64/1440)" office:value-type="float" office:value="1920" calcext:value-type="float">
            <text:p>1920.0</text:p>
          </table:table-cell>
          <table:table-cell table:formula="of:=[.D198]*[.H$4]" office:value-type="float" office:value="1918.4709507" calcext:value-type="float">
            <text:p>1918.47</text:p>
          </table:table-cell>
          <table:table-cell table:formula="of:=[.G198]/[.H198]" office:value-type="float" office:value="1.00079701457009" calcext:value-type="float">
            <text:p>1.0008</text:p>
          </table:table-cell>
          <table:table-cell table:number-columns-repeated="8"/>
        </table:table-row>
        <table:table-row table:style-name="ro1">
          <table:table-cell office:value-type="float" office:value="13079" calcext:value-type="float">
            <text:p>130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82.674164" calcext:value-type="float">
            <text:p>282.67</text:p>
          </table:table-cell>
          <table:table-cell office:value-type="float" office:value="234011" calcext:value-type="float">
            <text:p>234011</text:p>
          </table:table-cell>
          <table:table-cell table:formula="of:=[.E199]-[.E198]" office:value-type="float" office:value="711" calcext:value-type="float">
            <text:p>711</text:p>
          </table:table-cell>
          <table:table-cell table:formula="of:=[.F199]*(60*64/1440)" office:value-type="float" office:value="1896" calcext:value-type="float">
            <text:p>1896.0</text:p>
          </table:table-cell>
          <table:table-cell table:formula="of:=[.D199]*[.H$4]" office:value-type="float" office:value="1895.895617948" calcext:value-type="float">
            <text:p>1895.90</text:p>
          </table:table-cell>
          <table:table-cell table:formula="of:=[.G199]/[.H199]" office:value-type="float" office:value="1.00005505685599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3085" calcext:value-type="float">
            <text:p>130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282.955597" calcext:value-type="float">
            <text:p>282.96</text:p>
          </table:table-cell>
          <table:table-cell office:value-type="float" office:value="234722" calcext:value-type="float">
            <text:p>234722</text:p>
          </table:table-cell>
          <table:table-cell table:formula="of:=[.E200]-[.E199]" office:value-type="float" office:value="711" calcext:value-type="float">
            <text:p>711</text:p>
          </table:table-cell>
          <table:table-cell table:formula="of:=[.F200]*(60*64/1440)" office:value-type="float" office:value="1896" calcext:value-type="float">
            <text:p>1896.0</text:p>
          </table:table-cell>
          <table:table-cell table:formula="of:=[.D200]*[.H$4]" office:value-type="float" office:value="1897.783189079" calcext:value-type="float">
            <text:p>1897.78</text:p>
          </table:table-cell>
          <table:table-cell table:formula="of:=[.G200]/[.H200]" office:value-type="float" office:value="0.999060383141098" calcext:value-type="float">
            <text:p>0.9991</text:p>
          </table:table-cell>
          <table:table-cell table:number-columns-repeated="8"/>
        </table:table-row>
        <table:table-row table:style-name="ro1">
          <table:table-cell office:value-type="float" office:value="13092" calcext:value-type="float">
            <text:p>130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79.87561" calcext:value-type="float">
            <text:p>279.88</text:p>
          </table:table-cell>
          <table:table-cell office:value-type="float" office:value="235426" calcext:value-type="float">
            <text:p>235426</text:p>
          </table:table-cell>
          <table:table-cell table:formula="of:=[.E201]-[.E200]" office:value-type="float" office:value="704" calcext:value-type="float">
            <text:p>704</text:p>
          </table:table-cell>
          <table:table-cell table:formula="of:=[.F201]*(60*64/1440)" office:value-type="float" office:value="1877.33333333333" calcext:value-type="float">
            <text:p>1877.3</text:p>
          </table:table-cell>
          <table:table-cell table:formula="of:=[.D201]*[.H$4]" office:value-type="float" office:value="1877.12571627" calcext:value-type="float">
            <text:p>1877.13</text:p>
          </table:table-cell>
          <table:table-cell table:formula="of:=[.G201]/[.H201]" office:value-type="float" office:value="1.00011060370732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3099" calcext:value-type="float">
            <text:p>130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79.610199" calcext:value-type="float">
            <text:p>279.61</text:p>
          </table:table-cell>
          <table:table-cell office:value-type="float" office:value="236130" calcext:value-type="float">
            <text:p>236130</text:p>
          </table:table-cell>
          <table:table-cell table:formula="of:=[.E202]-[.E201]" office:value-type="float" office:value="704" calcext:value-type="float">
            <text:p>704</text:p>
          </table:table-cell>
          <table:table-cell table:formula="of:=[.F202]*(60*64/1440)" office:value-type="float" office:value="1877.33333333333" calcext:value-type="float">
            <text:p>1877.3</text:p>
          </table:table-cell>
          <table:table-cell table:formula="of:=[.D202]*[.H$4]" office:value-type="float" office:value="1875.345604693" calcext:value-type="float">
            <text:p>1875.35</text:p>
          </table:table-cell>
          <table:table-cell table:formula="of:=[.G202]/[.H202]" office:value-type="float" office:value="1.00105992657319" calcext:value-type="float">
            <text:p>1.0011</text:p>
          </table:table-cell>
          <table:table-cell table:number-columns-repeated="8"/>
        </table:table-row>
        <table:table-row table:style-name="ro1">
          <table:table-cell office:value-type="float" office:value="13105" calcext:value-type="float">
            <text:p>13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276.440094" calcext:value-type="float">
            <text:p>276.44</text:p>
          </table:table-cell>
          <table:table-cell office:value-type="float" office:value="236825" calcext:value-type="float">
            <text:p>236825</text:p>
          </table:table-cell>
          <table:table-cell table:formula="of:=[.E203]-[.E202]" office:value-type="float" office:value="695" calcext:value-type="float">
            <text:p>695</text:p>
          </table:table-cell>
          <table:table-cell table:formula="of:=[.F203]*(60*64/1440)" office:value-type="float" office:value="1853.33333333333" calcext:value-type="float">
            <text:p>1853.3</text:p>
          </table:table-cell>
          <table:table-cell table:formula="of:=[.D203]*[.H$4]" office:value-type="float" office:value="1854.083710458" calcext:value-type="float">
            <text:p>1854.08</text:p>
          </table:table-cell>
          <table:table-cell table:formula="of:=[.G203]/[.H203]" office:value-type="float" office:value="0.999595284117737" calcext:value-type="float">
            <text:p>0.9996</text:p>
          </table:table-cell>
          <table:table-cell table:number-columns-repeated="8"/>
        </table:table-row>
        <table:table-row table:style-name="ro1">
          <table:table-cell office:value-type="float" office:value="13107" calcext:value-type="float">
            <text:p>13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76.376526" calcext:value-type="float">
            <text:p>276.38</text:p>
          </table:table-cell>
          <table:table-cell office:value-type="float" office:value="237521" calcext:value-type="float">
            <text:p>237521</text:p>
          </table:table-cell>
          <table:table-cell table:formula="of:=[.E204]-[.E203]" office:value-type="float" office:value="696" calcext:value-type="float">
            <text:p>696</text:p>
          </table:table-cell>
          <table:table-cell table:formula="of:=[.F204]*(60*64/1440)" office:value-type="float" office:value="1856" calcext:value-type="float">
            <text:p>1856.0</text:p>
          </table:table-cell>
          <table:table-cell table:formula="of:=[.D204]*[.H$4]" office:value-type="float" office:value="1853.657359882" calcext:value-type="float">
            <text:p>1853.66</text:p>
          </table:table-cell>
          <table:table-cell table:formula="of:=[.G204]/[.H204]" office:value-type="float" office:value="1.00126379349749" calcext:value-type="float">
            <text:p>1.0013</text:p>
          </table:table-cell>
          <table:table-cell table:number-columns-repeated="8"/>
        </table:table-row>
        <table:table-row table:style-name="ro1">
          <table:table-cell office:value-type="float" office:value="13115" calcext:value-type="float">
            <text:p>131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273.46579" calcext:value-type="float">
            <text:p>273.47</text:p>
          </table:table-cell>
          <table:table-cell office:value-type="float" office:value="238209" calcext:value-type="float">
            <text:p>238209</text:p>
          </table:table-cell>
          <table:table-cell table:formula="of:=[.E205]-[.E204]" office:value-type="float" office:value="688" calcext:value-type="float">
            <text:p>688</text:p>
          </table:table-cell>
          <table:table-cell table:formula="of:=[.F205]*(60*64/1440)" office:value-type="float" office:value="1834.66666666667" calcext:value-type="float">
            <text:p>1834.7</text:p>
          </table:table-cell>
          <table:table-cell table:formula="of:=[.D205]*[.H$4]" office:value-type="float" office:value="1834.13505353" calcext:value-type="float">
            <text:p>1834.14</text:p>
          </table:table-cell>
          <table:table-cell table:formula="of:=[.G205]/[.H205]" office:value-type="float" office:value="1.00028984405246" calcext:value-type="float">
            <text:p>1.0003</text:p>
          </table:table-cell>
          <table:table-cell table:number-columns-repeated="8"/>
        </table:table-row>
        <table:table-row table:style-name="ro1">
          <table:table-cell office:value-type="float" office:value="13117" calcext:value-type="float">
            <text:p>13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73.08316" calcext:value-type="float">
            <text:p>273.08</text:p>
          </table:table-cell>
          <table:table-cell office:value-type="float" office:value="238896" calcext:value-type="float">
            <text:p>238896</text:p>
          </table:table-cell>
          <table:table-cell table:formula="of:=[.E206]-[.E205]" office:value-type="float" office:value="687" calcext:value-type="float">
            <text:p>687</text:p>
          </table:table-cell>
          <table:table-cell table:formula="of:=[.F206]*(60*64/1440)" office:value-type="float" office:value="1832" calcext:value-type="float">
            <text:p>1832.0</text:p>
          </table:table-cell>
          <table:table-cell table:formula="of:=[.D206]*[.H$4]" office:value-type="float" office:value="1831.56875412" calcext:value-type="float">
            <text:p>1831.57</text:p>
          </table:table-cell>
          <table:table-cell table:formula="of:=[.G206]/[.H206]" office:value-type="float" office:value="1.00023545164714" calcext:value-type="float">
            <text:p>1.0002</text:p>
          </table:table-cell>
          <table:table-cell table:number-columns-repeated="8"/>
        </table:table-row>
        <table:table-row table:style-name="ro1">
          <table:table-cell office:value-type="float" office:value="13123" calcext:value-type="float">
            <text:p>131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270.3703" calcext:value-type="float">
            <text:p>270.37</text:p>
          </table:table-cell>
          <table:table-cell office:value-type="float" office:value="239576" calcext:value-type="float">
            <text:p>239576</text:p>
          </table:table-cell>
          <table:table-cell table:formula="of:=[.E207]-[.E206]" office:value-type="float" office:value="680" calcext:value-type="float">
            <text:p>680</text:p>
          </table:table-cell>
          <table:table-cell table:formula="of:=[.F207]*(60*64/1440)" office:value-type="float" office:value="1813.33333333333" calcext:value-type="float">
            <text:p>1813.3</text:p>
          </table:table-cell>
          <table:table-cell table:formula="of:=[.D207]*[.H$4]" office:value-type="float" office:value="1813.3736021" calcext:value-type="float">
            <text:p>1813.37</text:p>
          </table:table-cell>
          <table:table-cell table:formula="of:=[.G207]/[.H207]" office:value-type="float" office:value="0.9999777934527" calcext:value-type="float">
            <text:p>1.0000</text:p>
          </table:table-cell>
          <table:table-cell table:number-columns-repeated="8"/>
        </table:table-row>
        <table:table-row table:style-name="ro1">
          <table:table-cell office:value-type="float" office:value="13130" calcext:value-type="float">
            <text:p>131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69.598602" calcext:value-type="float">
            <text:p>269.60</text:p>
          </table:table-cell>
          <table:table-cell office:value-type="float" office:value="240254" calcext:value-type="float">
            <text:p>240254</text:p>
          </table:table-cell>
          <table:table-cell table:formula="of:=[.E208]-[.E207]" office:value-type="float" office:value="678" calcext:value-type="float">
            <text:p>678</text:p>
          </table:table-cell>
          <table:table-cell table:formula="of:=[.F208]*(60*64/1440)" office:value-type="float" office:value="1808" calcext:value-type="float">
            <text:p>1808.0</text:p>
          </table:table-cell>
          <table:table-cell table:formula="of:=[.D208]*[.H$4]" office:value-type="float" office:value="1808.197823614" calcext:value-type="float">
            <text:p>1808.20</text:p>
          </table:table-cell>
          <table:table-cell table:formula="of:=[.G208]/[.H208]" office:value-type="float" office:value="0.999890596254781" calcext:value-type="float">
            <text:p>0.9999</text:p>
          </table:table-cell>
          <table:table-cell table:number-columns-repeated="8"/>
        </table:table-row>
        <table:table-row table:style-name="ro1">
          <table:table-cell office:value-type="float" office:value="13132" calcext:value-type="float">
            <text:p>13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67.272278" calcext:value-type="float">
            <text:p>267.27</text:p>
          </table:table-cell>
          <table:table-cell office:value-type="float" office:value="240926" calcext:value-type="float">
            <text:p>240926</text:p>
          </table:table-cell>
          <table:table-cell table:formula="of:=[.E209]-[.E208]" office:value-type="float" office:value="672" calcext:value-type="float">
            <text:p>672</text:p>
          </table:table-cell>
          <table:table-cell table:formula="of:=[.F209]*(60*64/1440)" office:value-type="float" office:value="1792" calcext:value-type="float">
            <text:p>1792.0</text:p>
          </table:table-cell>
          <table:table-cell table:formula="of:=[.D209]*[.H$4]" office:value-type="float" office:value="1792.595168546" calcext:value-type="float">
            <text:p>1792.60</text:p>
          </table:table-cell>
          <table:table-cell table:formula="of:=[.G209]/[.H209]" office:value-type="float" office:value="0.999667984965907" calcext:value-type="float">
            <text:p>0.9997</text:p>
          </table:table-cell>
          <table:table-cell table:number-columns-repeated="8"/>
        </table:table-row>
        <table:table-row table:style-name="ro1">
          <table:table-cell office:value-type="float" office:value="13138" calcext:value-type="float">
            <text:p>13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266.289917" calcext:value-type="float">
            <text:p>266.29</text:p>
          </table:table-cell>
          <table:table-cell office:value-type="float" office:value="241596" calcext:value-type="float">
            <text:p>241596</text:p>
          </table:table-cell>
          <table:table-cell table:formula="of:=[.E210]-[.E209]" office:value-type="float" office:value="670" calcext:value-type="float">
            <text:p>670</text:p>
          </table:table-cell>
          <table:table-cell table:formula="of:=[.F210]*(60*64/1440)" office:value-type="float" office:value="1786.66666666667" calcext:value-type="float">
            <text:p>1786.7</text:p>
          </table:table-cell>
          <table:table-cell table:formula="of:=[.D210]*[.H$4]" office:value-type="float" office:value="1786.006473319" calcext:value-type="float">
            <text:p>1786.01</text:p>
          </table:table-cell>
          <table:table-cell table:formula="of:=[.G210]/[.H210]" office:value-type="float" office:value="1.00036964779105" calcext:value-type="float">
            <text:p>1.0004</text:p>
          </table:table-cell>
          <table:table-cell table:number-columns-repeated="8"/>
        </table:table-row>
        <table:table-row table:style-name="ro1">
          <table:table-cell office:value-type="float" office:value="13145" calcext:value-type="float">
            <text:p>131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64.611725" calcext:value-type="float">
            <text:p>264.61</text:p>
          </table:table-cell>
          <table:table-cell office:value-type="float" office:value="242262" calcext:value-type="float">
            <text:p>242262</text:p>
          </table:table-cell>
          <table:table-cell table:formula="of:=[.E211]-[.E210]" office:value-type="float" office:value="666" calcext:value-type="float">
            <text:p>666</text:p>
          </table:table-cell>
          <table:table-cell table:formula="of:=[.F211]*(60*64/1440)" office:value-type="float" office:value="1776" calcext:value-type="float">
            <text:p>1776.0</text:p>
          </table:table-cell>
          <table:table-cell table:formula="of:=[.D211]*[.H$4]" office:value-type="float" office:value="1774.750839575" calcext:value-type="float">
            <text:p>1774.75</text:p>
          </table:table-cell>
          <table:table-cell table:formula="of:=[.G211]/[.H211]" office:value-type="float" office:value="1.00070385115316" calcext:value-type="float">
            <text:p>1.0007</text:p>
          </table:table-cell>
          <table:table-cell table:number-columns-repeated="8"/>
        </table:table-row>
        <table:table-row table:style-name="ro1">
          <table:table-cell office:value-type="float" office:value="13147" calcext:value-type="float">
            <text:p>13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62.70575" calcext:value-type="float">
            <text:p>262.71</text:p>
          </table:table-cell>
          <table:table-cell office:value-type="float" office:value="242922" calcext:value-type="float">
            <text:p>242922</text:p>
          </table:table-cell>
          <table:table-cell table:formula="of:=[.E212]-[.E211]" office:value-type="float" office:value="660" calcext:value-type="float">
            <text:p>660</text:p>
          </table:table-cell>
          <table:table-cell table:formula="of:=[.F212]*(60*64/1440)" office:value-type="float" office:value="1760" calcext:value-type="float">
            <text:p>1760.0</text:p>
          </table:table-cell>
          <table:table-cell table:formula="of:=[.D212]*[.H$4]" office:value-type="float" office:value="1761.96746525" calcext:value-type="float">
            <text:p>1761.97</text:p>
          </table:table-cell>
          <table:table-cell table:formula="of:=[.G212]/[.H212]" office:value-type="float" office:value="0.998883370272833" calcext:value-type="float">
            <text:p>0.9989</text:p>
          </table:table-cell>
          <table:table-cell table:number-columns-repeated="8"/>
        </table:table-row>
        <table:table-row table:style-name="ro1">
          <table:table-cell office:value-type="float" office:value="13155" calcext:value-type="float">
            <text:p>131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261.597015" calcext:value-type="float">
            <text:p>261.60</text:p>
          </table:table-cell>
          <table:table-cell office:value-type="float" office:value="243581" calcext:value-type="float">
            <text:p>243581</text:p>
          </table:table-cell>
          <table:table-cell table:formula="of:=[.E213]-[.E212]" office:value-type="float" office:value="659" calcext:value-type="float">
            <text:p>659</text:p>
          </table:table-cell>
          <table:table-cell table:formula="of:=[.F213]*(60*64/1440)" office:value-type="float" office:value="1757.33333333333" calcext:value-type="float">
            <text:p>1757.3</text:p>
          </table:table-cell>
          <table:table-cell table:formula="of:=[.D213]*[.H$4]" office:value-type="float" office:value="1754.531179605" calcext:value-type="float">
            <text:p>1754.53</text:p>
          </table:table-cell>
          <table:table-cell table:formula="of:=[.G213]/[.H213]" office:value-type="float" office:value="1.00159709542977" calcext:value-type="float">
            <text:p>1.0016</text:p>
          </table:table-cell>
          <table:table-cell table:number-columns-repeated="8"/>
        </table:table-row>
        <table:table-row table:style-name="ro1">
          <table:table-cell office:value-type="float" office:value="13157" calcext:value-type="float">
            <text:p>13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59.440002" calcext:value-type="float">
            <text:p>259.44</text:p>
          </table:table-cell>
          <table:table-cell office:value-type="float" office:value="244233" calcext:value-type="float">
            <text:p>244233</text:p>
          </table:table-cell>
          <table:table-cell table:formula="of:=[.E214]-[.E213]" office:value-type="float" office:value="652" calcext:value-type="float">
            <text:p>652</text:p>
          </table:table-cell>
          <table:table-cell table:formula="of:=[.F214]*(60*64/1440)" office:value-type="float" office:value="1738.66666666667" calcext:value-type="float">
            <text:p>1738.7</text:p>
          </table:table-cell>
          <table:table-cell table:formula="of:=[.D214]*[.H$4]" office:value-type="float" office:value="1740.064093414" calcext:value-type="float">
            <text:p>1740.06</text:p>
          </table:table-cell>
          <table:table-cell table:formula="of:=[.G214]/[.H214]" office:value-type="float" office:value="0.999196910761723" calcext:value-type="float">
            <text:p>0.9992</text:p>
          </table:table-cell>
          <table:table-cell table:number-columns-repeated="8"/>
        </table:table-row>
        <table:table-row table:style-name="ro1">
          <table:table-cell office:value-type="float" office:value="13163" calcext:value-type="float">
            <text:p>131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258.824615" calcext:value-type="float">
            <text:p>258.82</text:p>
          </table:table-cell>
          <table:table-cell office:value-type="float" office:value="244884" calcext:value-type="float">
            <text:p>244884</text:p>
          </table:table-cell>
          <table:table-cell table:formula="of:=[.E215]-[.E214]" office:value-type="float" office:value="651" calcext:value-type="float">
            <text:p>651</text:p>
          </table:table-cell>
          <table:table-cell table:formula="of:=[.F215]*(60*64/1440)" office:value-type="float" office:value="1736" calcext:value-type="float">
            <text:p>1736.0</text:p>
          </table:table-cell>
          <table:table-cell table:formula="of:=[.D215]*[.H$4]" office:value-type="float" office:value="1735.936692805" calcext:value-type="float">
            <text:p>1735.94</text:p>
          </table:table-cell>
          <table:table-cell table:formula="of:=[.G215]/[.H215]" office:value-type="float" office:value="1.00003646860814" calcext:value-type="float">
            <text:p>1.0000</text:p>
          </table:table-cell>
          <table:table-cell table:number-columns-repeated="8"/>
        </table:table-row>
        <table:table-row table:style-name="ro1">
          <table:table-cell office:value-type="float" office:value="13170" calcext:value-type="float">
            <text:p>131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56.18399" calcext:value-type="float">
            <text:p>256.18</text:p>
          </table:table-cell>
          <table:table-cell office:value-type="float" office:value="245529" calcext:value-type="float">
            <text:p>245529</text:p>
          </table:table-cell>
          <table:table-cell table:formula="of:=[.E216]-[.E215]" office:value-type="float" office:value="645" calcext:value-type="float">
            <text:p>645</text:p>
          </table:table-cell>
          <table:table-cell table:formula="of:=[.F216]*(60*64/1440)" office:value-type="float" office:value="1720" calcext:value-type="float">
            <text:p>1720.0</text:p>
          </table:table-cell>
          <table:table-cell table:formula="of:=[.D216]*[.H$4]" office:value-type="float" office:value="1718.22602093" calcext:value-type="float">
            <text:p>1718.23</text:p>
          </table:table-cell>
          <table:table-cell table:formula="of:=[.G216]/[.H216]" office:value-type="float" office:value="1.00103244802977" calcext:value-type="float">
            <text:p>1.0010</text:p>
          </table:table-cell>
          <table:table-cell table:number-columns-repeated="8"/>
        </table:table-row>
        <table:table-row table:style-name="ro1">
          <table:table-cell office:value-type="float" office:value="13172" calcext:value-type="float">
            <text:p>13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55.965271" calcext:value-type="float">
            <text:p>255.97</text:p>
          </table:table-cell>
          <table:table-cell office:value-type="float" office:value="246173" calcext:value-type="float">
            <text:p>246173</text:p>
          </table:table-cell>
          <table:table-cell table:formula="of:=[.E217]-[.E216]" office:value-type="float" office:value="644" calcext:value-type="float">
            <text:p>644</text:p>
          </table:table-cell>
          <table:table-cell table:formula="of:=[.F217]*(60*64/1440)" office:value-type="float" office:value="1717.33333333333" calcext:value-type="float">
            <text:p>1717.3</text:p>
          </table:table-cell>
          <table:table-cell table:formula="of:=[.D217]*[.H$4]" office:value-type="float" office:value="1716.759072597" calcext:value-type="float">
            <text:p>1716.76</text:p>
          </table:table-cell>
          <table:table-cell table:formula="of:=[.G217]/[.H217]" office:value-type="float" office:value="1.00033450281143" calcext:value-type="float">
            <text:p>1.0003</text:p>
          </table:table-cell>
          <table:table-cell table:number-columns-repeated="8"/>
        </table:table-row>
        <table:table-row table:style-name="ro1">
          <table:table-cell office:value-type="float" office:value="13178" calcext:value-type="float">
            <text:p>131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253.163574" calcext:value-type="float">
            <text:p>253.16</text:p>
          </table:table-cell>
          <table:table-cell office:value-type="float" office:value="246810" calcext:value-type="float">
            <text:p>246810</text:p>
          </table:table-cell>
          <table:table-cell table:formula="of:=[.E218]-[.E217]" office:value-type="float" office:value="637" calcext:value-type="float">
            <text:p>637</text:p>
          </table:table-cell>
          <table:table-cell table:formula="of:=[.F218]*(60*64/1440)" office:value-type="float" office:value="1698.66666666667" calcext:value-type="float">
            <text:p>1698.7</text:p>
          </table:table-cell>
          <table:table-cell table:formula="of:=[.D218]*[.H$4]" office:value-type="float" office:value="1697.968090818" calcext:value-type="float">
            <text:p>1697.97</text:p>
          </table:table-cell>
          <table:table-cell table:formula="of:=[.G218]/[.H218]" office:value-type="float" office:value="1.00041141871419" calcext:value-type="float">
            <text:p>1.0004</text:p>
          </table:table-cell>
          <table:table-cell table:number-columns-repeated="8"/>
        </table:table-row>
        <table:table-row table:style-name="ro1">
          <table:table-cell office:value-type="float" office:value="13185" calcext:value-type="float">
            <text:p>131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52.630753" calcext:value-type="float">
            <text:p>252.63</text:p>
          </table:table-cell>
          <table:table-cell office:value-type="float" office:value="247445" calcext:value-type="float">
            <text:p>247445</text:p>
          </table:table-cell>
          <table:table-cell table:formula="of:=[.E219]-[.E218]" office:value-type="float" office:value="635" calcext:value-type="float">
            <text:p>635</text:p>
          </table:table-cell>
          <table:table-cell table:formula="of:=[.F219]*(60*64/1440)" office:value-type="float" office:value="1693.33333333333" calcext:value-type="float">
            <text:p>1693.3</text:p>
          </table:table-cell>
          <table:table-cell table:formula="of:=[.D219]*[.H$4]" office:value-type="float" office:value="1694.394460371" calcext:value-type="float">
            <text:p>1694.39</text:p>
          </table:table-cell>
          <table:table-cell table:formula="of:=[.G219]/[.H219]" office:value-type="float" office:value="0.999373742618685" calcext:value-type="float">
            <text:p>0.9994</text:p>
          </table:table-cell>
          <table:table-cell table:number-columns-repeated="8"/>
        </table:table-row>
        <table:table-row table:style-name="ro1">
          <table:table-cell office:value-type="float" office:value="13187" calcext:value-type="float">
            <text:p>13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50.463074" calcext:value-type="float">
            <text:p>250.46</text:p>
          </table:table-cell>
          <table:table-cell office:value-type="float" office:value="248075" calcext:value-type="float">
            <text:p>248075</text:p>
          </table:table-cell>
          <table:table-cell table:formula="of:=[.E220]-[.E219]" office:value-type="float" office:value="630" calcext:value-type="float">
            <text:p>630</text:p>
          </table:table-cell>
          <table:table-cell table:formula="of:=[.F220]*(60*64/1440)" office:value-type="float" office:value="1680" calcext:value-type="float">
            <text:p>1680.0</text:p>
          </table:table-cell>
          <table:table-cell table:formula="of:=[.D220]*[.H$4]" office:value-type="float" office:value="1679.855837318" calcext:value-type="float">
            <text:p>1679.86</text:p>
          </table:table-cell>
          <table:table-cell table:formula="of:=[.G220]/[.H220]" office:value-type="float" office:value="1.00008581848442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3189" calcext:value-type="float">
            <text:p>13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49.118118" calcext:value-type="float">
            <text:p>249.12</text:p>
          </table:table-cell>
          <table:table-cell office:value-type="float" office:value="248702" calcext:value-type="float">
            <text:p>248702</text:p>
          </table:table-cell>
          <table:table-cell table:formula="of:=[.E221]-[.E220]" office:value-type="float" office:value="627" calcext:value-type="float">
            <text:p>627</text:p>
          </table:table-cell>
          <table:table-cell table:formula="of:=[.F221]*(60*64/1440)" office:value-type="float" office:value="1672" calcext:value-type="float">
            <text:p>1672.0</text:p>
          </table:table-cell>
          <table:table-cell table:formula="of:=[.D221]*[.H$4]" office:value-type="float" office:value="1670.835217426" calcext:value-type="float">
            <text:p>1670.84</text:p>
          </table:table-cell>
          <table:table-cell table:formula="of:=[.G221]/[.H221]" office:value-type="float" office:value="1.00069712594148" calcext:value-type="float">
            <text:p>1.0007</text:p>
          </table:table-cell>
          <table:table-cell table:number-columns-repeated="8"/>
        </table:table-row>
        <table:table-row table:style-name="ro1">
          <table:table-cell office:value-type="float" office:value="13191" calcext:value-type="float">
            <text:p>13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48.108093" calcext:value-type="float">
            <text:p>248.11</text:p>
          </table:table-cell>
          <table:table-cell office:value-type="float" office:value="249326" calcext:value-type="float">
            <text:p>249326</text:p>
          </table:table-cell>
          <table:table-cell table:formula="of:=[.E222]-[.E221]" office:value-type="float" office:value="624" calcext:value-type="float">
            <text:p>624</text:p>
          </table:table-cell>
          <table:table-cell table:formula="of:=[.F222]*(60*64/1440)" office:value-type="float" office:value="1664" calcext:value-type="float">
            <text:p>1664.0</text:p>
          </table:table-cell>
          <table:table-cell table:formula="of:=[.D222]*[.H$4]" office:value-type="float" office:value="1664.060979751" calcext:value-type="float">
            <text:p>1664.06</text:p>
          </table:table-cell>
          <table:table-cell table:formula="of:=[.G222]/[.H222]" office:value-type="float" office:value="0.99996335485794" calcext:value-type="float">
            <text:p>1.0000</text:p>
          </table:table-cell>
          <table:table-cell table:number-columns-repeated="8"/>
        </table:table-row>
        <table:table-row table:style-name="ro1">
          <table:table-cell office:value-type="float" office:value="13193" calcext:value-type="float">
            <text:p>13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45.721542" calcext:value-type="float">
            <text:p>245.72</text:p>
          </table:table-cell>
          <table:table-cell office:value-type="float" office:value="249944" calcext:value-type="float">
            <text:p>249944</text:p>
          </table:table-cell>
          <table:table-cell table:formula="of:=[.E223]-[.E222]" office:value-type="float" office:value="618" calcext:value-type="float">
            <text:p>618</text:p>
          </table:table-cell>
          <table:table-cell table:formula="of:=[.F223]*(60*64/1440)" office:value-type="float" office:value="1648" calcext:value-type="float">
            <text:p>1648.0</text:p>
          </table:table-cell>
          <table:table-cell table:formula="of:=[.D223]*[.H$4]" office:value-type="float" office:value="1648.054382194" calcext:value-type="float">
            <text:p>1648.05</text:p>
          </table:table-cell>
          <table:table-cell table:formula="of:=[.G223]/[.H223]" office:value-type="float" office:value="0.999967002184765" calcext:value-type="float">
            <text:p>1.0000</text:p>
          </table:table-cell>
          <table:table-cell table:number-columns-repeated="8"/>
        </table:table-row>
        <table:table-row table:style-name="ro1">
          <table:table-cell office:value-type="float" office:value="13205" calcext:value-type="float">
            <text:p>132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83A00000 8</text:p>
          </table:table-cell>
          <table:table-cell office:value-type="float" office:value="245.441986" calcext:value-type="float">
            <text:p>245.44</text:p>
          </table:table-cell>
          <table:table-cell office:value-type="float" office:value="250561" calcext:value-type="float">
            <text:p>250561</text:p>
          </table:table-cell>
          <table:table-cell table:formula="of:=[.E224]-[.E223]" office:value-type="float" office:value="617" calcext:value-type="float">
            <text:p>617</text:p>
          </table:table-cell>
          <table:table-cell table:formula="of:=[.F224]*(60*64/1440)" office:value-type="float" office:value="1645.33333333333" calcext:value-type="float">
            <text:p>1645.3</text:p>
          </table:table-cell>
          <table:table-cell table:formula="of:=[.D224]*[.H$4]" office:value-type="float" office:value="1646.179400102" calcext:value-type="float">
            <text:p>1646.18</text:p>
          </table:table-cell>
          <table:table-cell table:formula="of:=[.G224]/[.H224]" office:value-type="float" office:value="0.999486042184337" calcext:value-type="float">
            <text:p>0.9995</text:p>
          </table:table-cell>
          <table:table-cell table:number-columns-repeated="8"/>
        </table:table-row>
        <table:table-row table:style-name="ro1">
          <table:table-cell office:value-type="float" office:value="13207" calcext:value-type="float">
            <text:p>13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42.758331" calcext:value-type="float">
            <text:p>242.76</text:p>
          </table:table-cell>
          <table:table-cell office:value-type="float" office:value="251172" calcext:value-type="float">
            <text:p>251172</text:p>
          </table:table-cell>
          <table:table-cell table:formula="of:=[.E225]-[.E224]" office:value-type="float" office:value="611" calcext:value-type="float">
            <text:p>611</text:p>
          </table:table-cell>
          <table:table-cell table:formula="of:=[.F225]*(60*64/1440)" office:value-type="float" office:value="1629.33333333333" calcext:value-type="float">
            <text:p>1629.3</text:p>
          </table:table-cell>
          <table:table-cell table:formula="of:=[.D225]*[.H$4]" office:value-type="float" office:value="1628.180126017" calcext:value-type="float">
            <text:p>1628.18</text:p>
          </table:table-cell>
          <table:table-cell table:formula="of:=[.G225]/[.H225]" office:value-type="float" office:value="1.00070827993654" calcext:value-type="float">
            <text:p>1.0007</text:p>
          </table:table-cell>
          <table:table-cell table:number-columns-repeated="8"/>
        </table:table-row>
        <table:table-row table:style-name="ro1">
          <table:table-cell office:value-type="float" office:value="13214" calcext:value-type="float">
            <text:p>132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42.260071" calcext:value-type="float">
            <text:p>242.26</text:p>
          </table:table-cell>
          <table:table-cell office:value-type="float" office:value="251782" calcext:value-type="float">
            <text:p>251782</text:p>
          </table:table-cell>
          <table:table-cell table:formula="of:=[.E226]-[.E225]" office:value-type="float" office:value="610" calcext:value-type="float">
            <text:p>610</text:p>
          </table:table-cell>
          <table:table-cell table:formula="of:=[.F226]*(60*64/1440)" office:value-type="float" office:value="1626.66666666667" calcext:value-type="float">
            <text:p>1626.7</text:p>
          </table:table-cell>
          <table:table-cell table:formula="of:=[.D226]*[.H$4]" office:value-type="float" office:value="1624.838296197" calcext:value-type="float">
            <text:p>1624.84</text:p>
          </table:table-cell>
          <table:table-cell table:formula="of:=[.G226]/[.H226]" office:value-type="float" office:value="1.00112526303322" calcext:value-type="float">
            <text:p>1.0011</text:p>
          </table:table-cell>
          <table:table-cell table:number-columns-repeated="8"/>
        </table:table-row>
        <table:table-row table:style-name="ro1">
          <table:table-cell office:value-type="float" office:value="13220" calcext:value-type="float">
            <text:p>132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240.100342" calcext:value-type="float">
            <text:p>240.10</text:p>
          </table:table-cell>
          <table:table-cell office:value-type="float" office:value="252386" calcext:value-type="float">
            <text:p>252386</text:p>
          </table:table-cell>
          <table:table-cell table:formula="of:=[.E227]-[.E226]" office:value-type="float" office:value="604" calcext:value-type="float">
            <text:p>604</text:p>
          </table:table-cell>
          <table:table-cell table:formula="of:=[.F227]*(60*64/1440)" office:value-type="float" office:value="1610.66666666667" calcext:value-type="float">
            <text:p>1610.7</text:p>
          </table:table-cell>
          <table:table-cell table:formula="of:=[.D227]*[.H$4]" office:value-type="float" office:value="1610.352993794" calcext:value-type="float">
            <text:p>1610.35</text:p>
          </table:table-cell>
          <table:table-cell table:formula="of:=[.G227]/[.H227]" office:value-type="float" office:value="1.00019478516442" calcext:value-type="float">
            <text:p>1.0002</text:p>
          </table:table-cell>
          <table:table-cell table:number-columns-repeated="8"/>
        </table:table-row>
        <table:table-row table:style-name="ro1">
          <table:table-cell office:value-type="float" office:value="13227" calcext:value-type="float">
            <text:p>132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38.68869" calcext:value-type="float">
            <text:p>238.69</text:p>
          </table:table-cell>
          <table:table-cell office:value-type="float" office:value="252986" calcext:value-type="float">
            <text:p>252986</text:p>
          </table:table-cell>
          <table:table-cell table:formula="of:=[.E228]-[.E227]" office:value-type="float" office:value="600" calcext:value-type="float">
            <text:p>600</text:p>
          </table:table-cell>
          <table:table-cell table:formula="of:=[.F228]*(60*64/1440)" office:value-type="float" office:value="1600" calcext:value-type="float">
            <text:p>1600.0</text:p>
          </table:table-cell>
          <table:table-cell table:formula="of:=[.D228]*[.H$4]" office:value-type="float" office:value="1600.88504383" calcext:value-type="float">
            <text:p>1600.89</text:p>
          </table:table-cell>
          <table:table-cell table:formula="of:=[.G228]/[.H228]" office:value-type="float" office:value="0.999447153414662" calcext:value-type="float">
            <text:p>0.9994</text:p>
          </table:table-cell>
          <table:table-cell table:number-columns-repeated="8"/>
        </table:table-row>
        <table:table-row table:style-name="ro1">
          <table:table-cell office:value-type="float" office:value="13233" calcext:value-type="float">
            <text:p>132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237.719528" calcext:value-type="float">
            <text:p>237.72</text:p>
          </table:table-cell>
          <table:table-cell office:value-type="float" office:value="253584" calcext:value-type="float">
            <text:p>253584</text:p>
          </table:table-cell>
          <table:table-cell table:formula="of:=[.E229]-[.E228]" office:value-type="float" office:value="598" calcext:value-type="float">
            <text:p>598</text:p>
          </table:table-cell>
          <table:table-cell table:formula="of:=[.F229]*(60*64/1440)" office:value-type="float" office:value="1594.66666666667" calcext:value-type="float">
            <text:p>1594.7</text:p>
          </table:table-cell>
          <table:table-cell table:formula="of:=[.D229]*[.H$4]" office:value-type="float" office:value="1594.384874296" calcext:value-type="float">
            <text:p>1594.38</text:p>
          </table:table-cell>
          <table:table-cell table:formula="of:=[.G229]/[.H229]" office:value-type="float" office:value="1.00017674049422" calcext:value-type="float">
            <text:p>1.0002</text:p>
          </table:table-cell>
          <table:table-cell table:number-columns-repeated="8"/>
        </table:table-row>
        <table:table-row table:style-name="ro1">
          <table:table-cell office:value-type="float" office:value="13243" calcext:value-type="float">
            <text:p>132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83A00000 8</text:p>
          </table:table-cell>
          <table:table-cell office:value-type="float" office:value="235.408905" calcext:value-type="float">
            <text:p>235.41</text:p>
          </table:table-cell>
          <table:table-cell office:value-type="float" office:value="254176" calcext:value-type="float">
            <text:p>254176</text:p>
          </table:table-cell>
          <table:table-cell table:formula="of:=[.E230]-[.E229]" office:value-type="float" office:value="592" calcext:value-type="float">
            <text:p>592</text:p>
          </table:table-cell>
          <table:table-cell table:formula="of:=[.F230]*(60*64/1440)" office:value-type="float" office:value="1578.66666666667" calcext:value-type="float">
            <text:p>1578.7</text:p>
          </table:table-cell>
          <table:table-cell table:formula="of:=[.D230]*[.H$4]" office:value-type="float" office:value="1578.887525835" calcext:value-type="float">
            <text:p>1578.89</text:p>
          </table:table-cell>
          <table:table-cell table:formula="of:=[.G230]/[.H230]" office:value-type="float" office:value="0.999860117225122" calcext:value-type="float">
            <text:p>0.9999</text:p>
          </table:table-cell>
          <table:table-cell table:number-columns-repeated="8"/>
        </table:table-row>
        <table:table-row table:style-name="ro1">
          <table:table-cell office:value-type="float" office:value="13245" calcext:value-type="float">
            <text:p>132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35.122559" calcext:value-type="float">
            <text:p>235.12</text:p>
          </table:table-cell>
          <table:table-cell office:value-type="float" office:value="254768" calcext:value-type="float">
            <text:p>254768</text:p>
          </table:table-cell>
          <table:table-cell table:formula="of:=[.E231]-[.E230]" office:value-type="float" office:value="592" calcext:value-type="float">
            <text:p>592</text:p>
          </table:table-cell>
          <table:table-cell table:formula="of:=[.F231]*(60*64/1440)" office:value-type="float" office:value="1578.66666666667" calcext:value-type="float">
            <text:p>1578.7</text:p>
          </table:table-cell>
          <table:table-cell table:formula="of:=[.D231]*[.H$4]" office:value-type="float" office:value="1576.967003213" calcext:value-type="float">
            <text:p>1576.97</text:p>
          </table:table-cell>
          <table:table-cell table:formula="of:=[.G231]/[.H231]" office:value-type="float" office:value="1.00107780533784" calcext:value-type="float">
            <text:p>1.0011</text:p>
          </table:table-cell>
          <table:table-cell table:number-columns-repeated="8"/>
        </table:table-row>
        <table:table-row table:style-name="ro1">
          <table:table-cell office:value-type="float" office:value="13247" calcext:value-type="float">
            <text:p>13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32.575394" calcext:value-type="float">
            <text:p>232.58</text:p>
          </table:table-cell>
          <table:table-cell office:value-type="float" office:value="255353" calcext:value-type="float">
            <text:p>255353</text:p>
          </table:table-cell>
          <table:table-cell table:formula="of:=[.E232]-[.E231]" office:value-type="float" office:value="585" calcext:value-type="float">
            <text:p>585</text:p>
          </table:table-cell>
          <table:table-cell table:formula="of:=[.F232]*(60*64/1440)" office:value-type="float" office:value="1560" calcext:value-type="float">
            <text:p>1560.0</text:p>
          </table:table-cell>
          <table:table-cell table:formula="of:=[.D232]*[.H$4]" office:value-type="float" office:value="1559.883167558" calcext:value-type="float">
            <text:p>1559.88</text:p>
          </table:table-cell>
          <table:table-cell table:formula="of:=[.G232]/[.H232]" office:value-type="float" office:value="1.00007489820035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3253" calcext:value-type="float">
            <text:p>132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231.557358" calcext:value-type="float">
            <text:p>231.56</text:p>
          </table:table-cell>
          <table:table-cell office:value-type="float" office:value="255935" calcext:value-type="float">
            <text:p>255935</text:p>
          </table:table-cell>
          <table:table-cell table:formula="of:=[.E233]-[.E232]" office:value-type="float" office:value="582" calcext:value-type="float">
            <text:p>582</text:p>
          </table:table-cell>
          <table:table-cell table:formula="of:=[.F233]*(60*64/1440)" office:value-type="float" office:value="1552" calcext:value-type="float">
            <text:p>1552.0</text:p>
          </table:table-cell>
          <table:table-cell table:formula="of:=[.D233]*[.H$4]" office:value-type="float" office:value="1553.055200106" calcext:value-type="float">
            <text:p>1553.06</text:p>
          </table:table-cell>
          <table:table-cell table:formula="of:=[.G233]/[.H233]" office:value-type="float" office:value="0.999320564970306" calcext:value-type="float">
            <text:p>0.9993</text:p>
          </table:table-cell>
          <table:table-cell table:number-columns-repeated="8"/>
        </table:table-row>
        <table:table-row table:style-name="ro1">
          <table:table-cell office:value-type="float" office:value="13260" calcext:value-type="float">
            <text:p>132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30.287903" calcext:value-type="float">
            <text:p>230.29</text:p>
          </table:table-cell>
          <table:table-cell office:value-type="float" office:value="256514" calcext:value-type="float">
            <text:p>256514</text:p>
          </table:table-cell>
          <table:table-cell table:formula="of:=[.E234]-[.E233]" office:value-type="float" office:value="579" calcext:value-type="float">
            <text:p>579</text:p>
          </table:table-cell>
          <table:table-cell table:formula="of:=[.F234]*(60*64/1440)" office:value-type="float" office:value="1544" calcext:value-type="float">
            <text:p>1544.0</text:p>
          </table:table-cell>
          <table:table-cell table:formula="of:=[.D234]*[.H$4]" office:value-type="float" office:value="1544.540965421" calcext:value-type="float">
            <text:p>1544.54</text:p>
          </table:table-cell>
          <table:table-cell table:formula="of:=[.G234]/[.H234]" office:value-type="float" office:value="0.999649756508172" calcext:value-type="float">
            <text:p>0.9996</text:p>
          </table:table-cell>
          <table:table-cell table:number-columns-repeated="8"/>
        </table:table-row>
        <table:table-row table:style-name="ro1">
          <table:table-cell office:value-type="float" office:value="13262" calcext:value-type="float">
            <text:p>13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28.318893" calcext:value-type="float">
            <text:p>228.32</text:p>
          </table:table-cell>
          <table:table-cell office:value-type="float" office:value="257089" calcext:value-type="float">
            <text:p>257089</text:p>
          </table:table-cell>
          <table:table-cell table:formula="of:=[.E235]-[.E234]" office:value-type="float" office:value="575" calcext:value-type="float">
            <text:p>575</text:p>
          </table:table-cell>
          <table:table-cell table:formula="of:=[.F235]*(60*64/1440)" office:value-type="float" office:value="1533.33333333333" calcext:value-type="float">
            <text:p>1533.3</text:p>
          </table:table-cell>
          <table:table-cell table:formula="of:=[.D235]*[.H$4]" office:value-type="float" office:value="1531.334815351" calcext:value-type="float">
            <text:p>1531.33</text:p>
          </table:table-cell>
          <table:table-cell table:formula="of:=[.G235]/[.H235]" office:value-type="float" office:value="1.0013050823127" calcext:value-type="float">
            <text:p>1.0013</text:p>
          </table:table-cell>
          <table:table-cell table:number-columns-repeated="8"/>
        </table:table-row>
        <table:table-row table:style-name="ro1">
          <table:table-cell office:value-type="float" office:value="13272" calcext:value-type="float">
            <text:p>132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83A00000 8</text:p>
          </table:table-cell>
          <table:table-cell office:value-type="float" office:value="227.946564" calcext:value-type="float">
            <text:p>227.95</text:p>
          </table:table-cell>
          <table:table-cell office:value-type="float" office:value="257662" calcext:value-type="float">
            <text:p>257662</text:p>
          </table:table-cell>
          <table:table-cell table:formula="of:=[.E236]-[.E235]" office:value-type="float" office:value="573" calcext:value-type="float">
            <text:p>573</text:p>
          </table:table-cell>
          <table:table-cell table:formula="of:=[.F236]*(60*64/1440)" office:value-type="float" office:value="1528" calcext:value-type="float">
            <text:p>1528.0</text:p>
          </table:table-cell>
          <table:table-cell table:formula="of:=[.D236]*[.H$4]" office:value-type="float" office:value="1528.837604748" calcext:value-type="float">
            <text:p>1528.84</text:p>
          </table:table-cell>
          <table:table-cell table:formula="of:=[.G236]/[.H236]" office:value-type="float" office:value="0.999452129679831" calcext:value-type="float">
            <text:p>0.9995</text:p>
          </table:table-cell>
          <table:table-cell table:number-columns-repeated="8"/>
        </table:table-row>
        <table:table-row table:style-name="ro1">
          <table:table-cell office:value-type="float" office:value="13274" calcext:value-type="float">
            <text:p>132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25.512466" calcext:value-type="float">
            <text:p>225.51</text:p>
          </table:table-cell>
          <table:table-cell office:value-type="float" office:value="258230" calcext:value-type="float">
            <text:p>258230</text:p>
          </table:table-cell>
          <table:table-cell table:formula="of:=[.E237]-[.E236]" office:value-type="float" office:value="568" calcext:value-type="float">
            <text:p>568</text:p>
          </table:table-cell>
          <table:table-cell table:formula="of:=[.F237]*(60*64/1440)" office:value-type="float" office:value="1514.66666666667" calcext:value-type="float">
            <text:p>1514.7</text:p>
          </table:table-cell>
          <table:table-cell table:formula="of:=[.D237]*[.H$4]" office:value-type="float" office:value="1512.512109462" calcext:value-type="float">
            <text:p>1512.51</text:p>
          </table:table-cell>
          <table:table-cell table:formula="of:=[.G237]/[.H237]" office:value-type="float" office:value="1.00142448922636" calcext:value-type="float">
            <text:p>1.0014</text:p>
          </table:table-cell>
          <table:table-cell table:number-columns-repeated="8"/>
        </table:table-row>
        <table:table-row table:style-name="ro1">
          <table:table-cell office:value-type="float" office:value="13281" calcext:value-type="float">
            <text:p>132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24.49176" calcext:value-type="float">
            <text:p>224.49</text:p>
          </table:table-cell>
          <table:table-cell office:value-type="float" office:value="258794" calcext:value-type="float">
            <text:p>258794</text:p>
          </table:table-cell>
          <table:table-cell table:formula="of:=[.E238]-[.E237]" office:value-type="float" office:value="564" calcext:value-type="float">
            <text:p>564</text:p>
          </table:table-cell>
          <table:table-cell table:formula="of:=[.F238]*(60*64/1440)" office:value-type="float" office:value="1504" calcext:value-type="float">
            <text:p>1504.0</text:p>
          </table:table-cell>
          <table:table-cell table:formula="of:=[.D238]*[.H$4]" office:value-type="float" office:value="1505.66623432" calcext:value-type="float">
            <text:p>1505.67</text:p>
          </table:table-cell>
          <table:table-cell table:formula="of:=[.G238]/[.H238]" office:value-type="float" office:value="0.998893357450662" calcext:value-type="float">
            <text:p>0.9989</text:p>
          </table:table-cell>
          <table:table-cell table:number-columns-repeated="8"/>
        </table:table-row>
        <table:table-row table:style-name="ro1">
          <table:table-cell office:value-type="float" office:value="13283" calcext:value-type="float">
            <text:p>132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23.345795" calcext:value-type="float">
            <text:p>223.35</text:p>
          </table:table-cell>
          <table:table-cell office:value-type="float" office:value="259356" calcext:value-type="float">
            <text:p>259356</text:p>
          </table:table-cell>
          <table:table-cell table:formula="of:=[.E239]-[.E238]" office:value-type="float" office:value="562" calcext:value-type="float">
            <text:p>562</text:p>
          </table:table-cell>
          <table:table-cell table:formula="of:=[.F239]*(60*64/1440)" office:value-type="float" office:value="1498.66666666667" calcext:value-type="float">
            <text:p>1498.7</text:p>
          </table:table-cell>
          <table:table-cell table:formula="of:=[.D239]*[.H$4]" office:value-type="float" office:value="1497.980247065" calcext:value-type="float">
            <text:p>1497.98</text:p>
          </table:table-cell>
          <table:table-cell table:formula="of:=[.G239]/[.H239]" office:value-type="float" office:value="1.00045823007547" calcext:value-type="float">
            <text:p>1.0005</text:p>
          </table:table-cell>
          <table:table-cell table:number-columns-repeated="8"/>
        </table:table-row>
        <table:table-row table:style-name="ro1">
          <table:table-cell office:value-type="float" office:value="13290" calcext:value-type="float">
            <text:p>132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21.186188" calcext:value-type="float">
            <text:p>221.19</text:p>
          </table:table-cell>
          <table:table-cell office:value-type="float" office:value="259913" calcext:value-type="float">
            <text:p>259913</text:p>
          </table:table-cell>
          <table:table-cell table:formula="of:=[.E240]-[.E239]" office:value-type="float" office:value="557" calcext:value-type="float">
            <text:p>557</text:p>
          </table:table-cell>
          <table:table-cell table:formula="of:=[.F240]*(60*64/1440)" office:value-type="float" office:value="1485.33333333333" calcext:value-type="float">
            <text:p>1485.3</text:p>
          </table:table-cell>
          <table:table-cell table:formula="of:=[.D240]*[.H$4]" office:value-type="float" office:value="1483.495762916" calcext:value-type="float">
            <text:p>1483.50</text:p>
          </table:table-cell>
          <table:table-cell table:formula="of:=[.G240]/[.H240]" office:value-type="float" office:value="1.00123867587847" calcext:value-type="float">
            <text:p>1.0012</text:p>
          </table:table-cell>
          <table:table-cell table:number-columns-repeated="8"/>
        </table:table-row>
        <table:table-row table:style-name="ro1">
          <table:table-cell office:value-type="float" office:value="13292" calcext:value-type="float">
            <text:p>132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20.680603" calcext:value-type="float">
            <text:p>220.68</text:p>
          </table:table-cell>
          <table:table-cell office:value-type="float" office:value="260468" calcext:value-type="float">
            <text:p>260468</text:p>
          </table:table-cell>
          <table:table-cell table:formula="of:=[.E241]-[.E240]" office:value-type="float" office:value="555" calcext:value-type="float">
            <text:p>555</text:p>
          </table:table-cell>
          <table:table-cell table:formula="of:=[.F241]*(60*64/1440)" office:value-type="float" office:value="1480" calcext:value-type="float">
            <text:p>1480.0</text:p>
          </table:table-cell>
          <table:table-cell table:formula="of:=[.D241]*[.H$4]" office:value-type="float" office:value="1480.104804321" calcext:value-type="float">
            <text:p>1480.10</text:p>
          </table:table-cell>
          <table:table-cell table:formula="of:=[.G241]/[.H241]" office:value-type="float" office:value="0.999929191283824" calcext:value-type="float">
            <text:p>0.9999</text:p>
          </table:table-cell>
          <table:table-cell table:number-columns-repeated="8"/>
        </table:table-row>
        <table:table-row table:style-name="ro1">
          <table:table-cell office:value-type="float" office:value="13298" calcext:value-type="float">
            <text:p>132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218.640747" calcext:value-type="float">
            <text:p>218.64</text:p>
          </table:table-cell>
          <table:table-cell office:value-type="float" office:value="261018" calcext:value-type="float">
            <text:p>261018</text:p>
          </table:table-cell>
          <table:table-cell table:formula="of:=[.E242]-[.E241]" office:value-type="float" office:value="550" calcext:value-type="float">
            <text:p>550</text:p>
          </table:table-cell>
          <table:table-cell table:formula="of:=[.F242]*(60*64/1440)" office:value-type="float" office:value="1466.66666666667" calcext:value-type="float">
            <text:p>1466.7</text:p>
          </table:table-cell>
          <table:table-cell table:formula="of:=[.D242]*[.H$4]" office:value-type="float" office:value="1466.423490129" calcext:value-type="float">
            <text:p>1466.42</text:p>
          </table:table-cell>
          <table:table-cell table:formula="of:=[.G242]/[.H242]" office:value-type="float" office:value="1.0001658296797" calcext:value-type="float">
            <text:p>1.0002</text:p>
          </table:table-cell>
          <table:table-cell table:number-columns-repeated="8"/>
        </table:table-row>
        <table:table-row table:style-name="ro1">
          <table:table-cell office:value-type="float" office:value="13305" calcext:value-type="float">
            <text:p>133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17.390381" calcext:value-type="float">
            <text:p>217.39</text:p>
          </table:table-cell>
          <table:table-cell office:value-type="float" office:value="261565" calcext:value-type="float">
            <text:p>261565</text:p>
          </table:table-cell>
          <table:table-cell table:formula="of:=[.E243]-[.E242]" office:value-type="float" office:value="547" calcext:value-type="float">
            <text:p>547</text:p>
          </table:table-cell>
          <table:table-cell table:formula="of:=[.F243]*(60*64/1440)" office:value-type="float" office:value="1458.66666666667" calcext:value-type="float">
            <text:p>1458.7</text:p>
          </table:table-cell>
          <table:table-cell table:formula="of:=[.D243]*[.H$4]" office:value-type="float" office:value="1458.037285367" calcext:value-type="float">
            <text:p>1458.04</text:p>
          </table:table-cell>
          <table:table-cell table:formula="of:=[.G243]/[.H243]" office:value-type="float" office:value="1.00043166337787" calcext:value-type="float">
            <text:p>1.0004</text:p>
          </table:table-cell>
          <table:table-cell table:number-columns-repeated="8"/>
        </table:table-row>
        <table:table-row table:style-name="ro1">
          <table:table-cell office:value-type="float" office:value="13307" calcext:value-type="float">
            <text:p>13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16.525848" calcext:value-type="float">
            <text:p>216.53</text:p>
          </table:table-cell>
          <table:table-cell office:value-type="float" office:value="262109" calcext:value-type="float">
            <text:p>262109</text:p>
          </table:table-cell>
          <table:table-cell table:formula="of:=[.E244]-[.E243]" office:value-type="float" office:value="544" calcext:value-type="float">
            <text:p>544</text:p>
          </table:table-cell>
          <table:table-cell table:formula="of:=[.F244]*(60*64/1440)" office:value-type="float" office:value="1450.66666666667" calcext:value-type="float">
            <text:p>1450.7</text:p>
          </table:table-cell>
          <table:table-cell table:formula="of:=[.D244]*[.H$4]" office:value-type="float" office:value="1452.238862536" calcext:value-type="float">
            <text:p>1452.24</text:p>
          </table:table-cell>
          <table:table-cell table:formula="of:=[.G244]/[.H244]" office:value-type="float" office:value="0.998917398569965" calcext:value-type="float">
            <text:p>0.9989</text:p>
          </table:table-cell>
          <table:table-cell table:number-columns-repeated="8"/>
        </table:table-row>
        <table:table-row table:style-name="ro1">
          <table:table-cell office:value-type="float" office:value="13314" calcext:value-type="float">
            <text:p>133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14.342651" calcext:value-type="float">
            <text:p>214.34</text:p>
          </table:table-cell>
          <table:table-cell office:value-type="float" office:value="262648" calcext:value-type="float">
            <text:p>262648</text:p>
          </table:table-cell>
          <table:table-cell table:formula="of:=[.E245]-[.E244]" office:value-type="float" office:value="539" calcext:value-type="float">
            <text:p>539</text:p>
          </table:table-cell>
          <table:table-cell table:formula="of:=[.F245]*(60*64/1440)" office:value-type="float" office:value="1437.33333333333" calcext:value-type="float">
            <text:p>1437.3</text:p>
          </table:table-cell>
          <table:table-cell table:formula="of:=[.D245]*[.H$4]" office:value-type="float" office:value="1437.596160257" calcext:value-type="float">
            <text:p>1437.60</text:p>
          </table:table-cell>
          <table:table-cell table:formula="of:=[.G245]/[.H245]" office:value-type="float" office:value="0.999817176109027" calcext:value-type="float">
            <text:p>0.9998</text:p>
          </table:table-cell>
          <table:table-cell table:number-columns-repeated="8"/>
        </table:table-row>
        <table:table-row table:style-name="ro1">
          <table:table-cell office:value-type="float" office:value="13321" calcext:value-type="float">
            <text:p>133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13.647156" calcext:value-type="float">
            <text:p>213.65</text:p>
          </table:table-cell>
          <table:table-cell office:value-type="float" office:value="263186" calcext:value-type="float">
            <text:p>263186</text:p>
          </table:table-cell>
          <table:table-cell table:formula="of:=[.E246]-[.E245]" office:value-type="float" office:value="538" calcext:value-type="float">
            <text:p>538</text:p>
          </table:table-cell>
          <table:table-cell table:formula="of:=[.F246]*(60*64/1440)" office:value-type="float" office:value="1434.66666666667" calcext:value-type="float">
            <text:p>1434.7</text:p>
          </table:table-cell>
          <table:table-cell table:formula="of:=[.D246]*[.H$4]" office:value-type="float" office:value="1432.931475292" calcext:value-type="float">
            <text:p>1432.93</text:p>
          </table:table-cell>
          <table:table-cell table:formula="of:=[.G246]/[.H246]" office:value-type="float" office:value="1.00121093813946" calcext:value-type="float">
            <text:p>1.0012</text:p>
          </table:table-cell>
          <table:table-cell table:number-columns-repeated="8"/>
        </table:table-row>
        <table:table-row table:style-name="ro1">
          <table:table-cell office:value-type="float" office:value="13323" calcext:value-type="float">
            <text:p>13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12.100311" calcext:value-type="float">
            <text:p>212.10</text:p>
          </table:table-cell>
          <table:table-cell office:value-type="float" office:value="263720" calcext:value-type="float">
            <text:p>263720</text:p>
          </table:table-cell>
          <table:table-cell table:formula="of:=[.E247]-[.E246]" office:value-type="float" office:value="534" calcext:value-type="float">
            <text:p>534</text:p>
          </table:table-cell>
          <table:table-cell table:formula="of:=[.F247]*(60*64/1440)" office:value-type="float" office:value="1424" calcext:value-type="float">
            <text:p>1424.0</text:p>
          </table:table-cell>
          <table:table-cell table:formula="of:=[.D247]*[.H$4]" office:value-type="float" office:value="1422.556785877" calcext:value-type="float">
            <text:p>1422.56</text:p>
          </table:table-cell>
          <table:table-cell table:formula="of:=[.G247]/[.H247]" office:value-type="float" office:value="1.00101452127418" calcext:value-type="float">
            <text:p>1.0010</text:p>
          </table:table-cell>
          <table:table-cell table:number-columns-repeated="8"/>
        </table:table-row>
        <table:table-row table:style-name="ro1">
          <table:table-cell office:value-type="float" office:value="13330" calcext:value-type="float">
            <text:p>133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10.310623" calcext:value-type="float">
            <text:p>210.31</text:p>
          </table:table-cell>
          <table:table-cell office:value-type="float" office:value="264249" calcext:value-type="float">
            <text:p>264249</text:p>
          </table:table-cell>
          <table:table-cell table:formula="of:=[.E248]-[.E247]" office:value-type="float" office:value="529" calcext:value-type="float">
            <text:p>529</text:p>
          </table:table-cell>
          <table:table-cell table:formula="of:=[.F248]*(60*64/1440)" office:value-type="float" office:value="1410.66666666667" calcext:value-type="float">
            <text:p>1410.7</text:p>
          </table:table-cell>
          <table:table-cell table:formula="of:=[.D248]*[.H$4]" office:value-type="float" office:value="1410.553348461" calcext:value-type="float">
            <text:p>1410.55</text:p>
          </table:table-cell>
          <table:table-cell table:formula="of:=[.G248]/[.H248]" office:value-type="float" office:value="1.00008033599423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3332" calcext:value-type="float">
            <text:p>133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09.586334" calcext:value-type="float">
            <text:p>209.59</text:p>
          </table:table-cell>
          <table:table-cell office:value-type="float" office:value="264776" calcext:value-type="float">
            <text:p>264776</text:p>
          </table:table-cell>
          <table:table-cell table:formula="of:=[.E249]-[.E248]" office:value-type="float" office:value="527" calcext:value-type="float">
            <text:p>527</text:p>
          </table:table-cell>
          <table:table-cell table:formula="of:=[.F249]*(60*64/1440)" office:value-type="float" office:value="1405.33333333333" calcext:value-type="float">
            <text:p>1405.3</text:p>
          </table:table-cell>
          <table:table-cell table:formula="of:=[.D249]*[.H$4]" office:value-type="float" office:value="1405.695542138" calcext:value-type="float">
            <text:p>1405.70</text:p>
          </table:table-cell>
          <table:table-cell table:formula="of:=[.G249]/[.H249]" office:value-type="float" office:value="0.999742327699129" calcext:value-type="float">
            <text:p>0.9997</text:p>
          </table:table-cell>
          <table:table-cell table:number-columns-repeated="8"/>
        </table:table-row>
        <table:table-row table:style-name="ro1">
          <table:table-cell office:value-type="float" office:value="13338" calcext:value-type="float">
            <text:p>133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207.740173" calcext:value-type="float">
            <text:p>207.74</text:p>
          </table:table-cell>
          <table:table-cell office:value-type="float" office:value="265298" calcext:value-type="float">
            <text:p>265298</text:p>
          </table:table-cell>
          <table:table-cell table:formula="of:=[.E250]-[.E249]" office:value-type="float" office:value="522" calcext:value-type="float">
            <text:p>522</text:p>
          </table:table-cell>
          <table:table-cell table:formula="of:=[.F250]*(60*64/1440)" office:value-type="float" office:value="1392" calcext:value-type="float">
            <text:p>1392.0</text:p>
          </table:table-cell>
          <table:table-cell table:formula="of:=[.D250]*[.H$4]" office:value-type="float" office:value="1393.313340311" calcext:value-type="float">
            <text:p>1393.31</text:p>
          </table:table-cell>
          <table:table-cell table:formula="of:=[.G250]/[.H250]" office:value-type="float" office:value="0.999057397734592" calcext:value-type="float">
            <text:p>0.9991</text:p>
          </table:table-cell>
          <table:table-cell table:number-columns-repeated="8"/>
        </table:table-row>
        <table:table-row table:style-name="ro1">
          <table:table-cell office:value-type="float" office:value="13351" calcext:value-type="float">
            <text:p>133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83A00000 8</text:p>
          </table:table-cell>
          <table:table-cell office:value-type="float" office:value="206.395309" calcext:value-type="float">
            <text:p>206.40</text:p>
          </table:table-cell>
          <table:table-cell office:value-type="float" office:value="265817" calcext:value-type="float">
            <text:p>265817</text:p>
          </table:table-cell>
          <table:table-cell table:formula="of:=[.E251]-[.E250]" office:value-type="float" office:value="519" calcext:value-type="float">
            <text:p>519</text:p>
          </table:table-cell>
          <table:table-cell table:formula="of:=[.F251]*(60*64/1440)" office:value-type="float" office:value="1384" calcext:value-type="float">
            <text:p>1384.0</text:p>
          </table:table-cell>
          <table:table-cell table:formula="of:=[.D251]*[.H$4]" office:value-type="float" office:value="1384.293337463" calcext:value-type="float">
            <text:p>1384.29</text:p>
          </table:table-cell>
          <table:table-cell table:formula="of:=[.G251]/[.H251]" office:value-type="float" office:value="0.999788095878914" calcext:value-type="float">
            <text:p>0.9998</text:p>
          </table:table-cell>
          <table:table-cell table:number-columns-repeated="8"/>
        </table:table-row>
        <table:table-row table:style-name="ro1">
          <table:table-cell office:value-type="float" office:value="13353" calcext:value-type="float">
            <text:p>133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05.561157" calcext:value-type="float">
            <text:p>205.56</text:p>
          </table:table-cell>
          <table:table-cell office:value-type="float" office:value="266335" calcext:value-type="float">
            <text:p>266335</text:p>
          </table:table-cell>
          <table:table-cell table:formula="of:=[.E252]-[.E251]" office:value-type="float" office:value="518" calcext:value-type="float">
            <text:p>518</text:p>
          </table:table-cell>
          <table:table-cell table:formula="of:=[.F252]*(60*64/1440)" office:value-type="float" office:value="1381.33333333333" calcext:value-type="float">
            <text:p>1381.3</text:p>
          </table:table-cell>
          <table:table-cell table:formula="of:=[.D252]*[.H$4]" office:value-type="float" office:value="1378.698679999" calcext:value-type="float">
            <text:p>1378.70</text:p>
          </table:table-cell>
          <table:table-cell table:formula="of:=[.G252]/[.H252]" office:value-type="float" office:value="1.0019109711009" calcext:value-type="float">
            <text:p>1.0019</text:p>
          </table:table-cell>
          <table:table-cell table:number-columns-repeated="8"/>
        </table:table-row>
        <table:table-row table:style-name="ro1">
          <table:table-cell office:value-type="float" office:value="13359" calcext:value-type="float">
            <text:p>133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203.392548" calcext:value-type="float">
            <text:p>203.39</text:p>
          </table:table-cell>
          <table:table-cell office:value-type="float" office:value="266846" calcext:value-type="float">
            <text:p>266846</text:p>
          </table:table-cell>
          <table:table-cell table:formula="of:=[.E253]-[.E252]" office:value-type="float" office:value="511" calcext:value-type="float">
            <text:p>511</text:p>
          </table:table-cell>
          <table:table-cell table:formula="of:=[.F253]*(60*64/1440)" office:value-type="float" office:value="1362.66666666667" calcext:value-type="float">
            <text:p>1362.7</text:p>
          </table:table-cell>
          <table:table-cell table:formula="of:=[.D253]*[.H$4]" office:value-type="float" office:value="1364.153819436" calcext:value-type="float">
            <text:p>1364.15</text:p>
          </table:table-cell>
          <table:table-cell table:formula="of:=[.G253]/[.H253]" office:value-type="float" office:value="0.998909834984776" calcext:value-type="float">
            <text:p>0.9989</text:p>
          </table:table-cell>
          <table:table-cell table:number-columns-repeated="8"/>
        </table:table-row>
        <table:table-row table:style-name="ro1">
          <table:table-cell office:value-type="float" office:value="13366" calcext:value-type="float">
            <text:p>133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02.503525" calcext:value-type="float">
            <text:p>202.50</text:p>
          </table:table-cell>
          <table:table-cell office:value-type="float" office:value="267356" calcext:value-type="float">
            <text:p>267356</text:p>
          </table:table-cell>
          <table:table-cell table:formula="of:=[.E254]-[.E253]" office:value-type="float" office:value="510" calcext:value-type="float">
            <text:p>510</text:p>
          </table:table-cell>
          <table:table-cell table:formula="of:=[.F254]*(60*64/1440)" office:value-type="float" office:value="1360" calcext:value-type="float">
            <text:p>1360.0</text:p>
          </table:table-cell>
          <table:table-cell table:formula="of:=[.D254]*[.H$4]" office:value-type="float" office:value="1358.191142175" calcext:value-type="float">
            <text:p>1358.19</text:p>
          </table:table-cell>
          <table:table-cell table:formula="of:=[.G254]/[.H254]" office:value-type="float" office:value="1.00133181388748" calcext:value-type="float">
            <text:p>1.0013</text:p>
          </table:table-cell>
          <table:table-cell table:number-columns-repeated="8"/>
        </table:table-row>
        <table:table-row table:style-name="ro1">
          <table:table-cell office:value-type="float" office:value="13368" calcext:value-type="float">
            <text:p>133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01.489243" calcext:value-type="float">
            <text:p>201.49</text:p>
          </table:table-cell>
          <table:table-cell office:value-type="float" office:value="267862" calcext:value-type="float">
            <text:p>267862</text:p>
          </table:table-cell>
          <table:table-cell table:formula="of:=[.E255]-[.E254]" office:value-type="float" office:value="506" calcext:value-type="float">
            <text:p>506</text:p>
          </table:table-cell>
          <table:table-cell table:formula="of:=[.F255]*(60*64/1440)" office:value-type="float" office:value="1349.33333333333" calcext:value-type="float">
            <text:p>1349.3</text:p>
          </table:table-cell>
          <table:table-cell table:formula="of:=[.D255]*[.H$4]" office:value-type="float" office:value="1351.388352801" calcext:value-type="float">
            <text:p>1351.39</text:p>
          </table:table-cell>
          <table:table-cell table:formula="of:=[.G255]/[.H255]" office:value-type="float" office:value="0.998479327231578" calcext:value-type="float">
            <text:p>0.9985</text:p>
          </table:table-cell>
          <table:table-cell table:number-columns-repeated="8"/>
        </table:table-row>
        <table:table-row table:style-name="ro1">
          <table:table-cell office:value-type="float" office:value="13376" calcext:value-type="float">
            <text:p>133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199.181961" calcext:value-type="float">
            <text:p>199.18</text:p>
          </table:table-cell>
          <table:table-cell office:value-type="float" office:value="268364" calcext:value-type="float">
            <text:p>268364</text:p>
          </table:table-cell>
          <table:table-cell table:formula="of:=[.E256]-[.E255]" office:value-type="float" office:value="502" calcext:value-type="float">
            <text:p>502</text:p>
          </table:table-cell>
          <table:table-cell table:formula="of:=[.F256]*(60*64/1440)" office:value-type="float" office:value="1338.66666666667" calcext:value-type="float">
            <text:p>1338.7</text:p>
          </table:table-cell>
          <table:table-cell table:formula="of:=[.D256]*[.H$4]" office:value-type="float" office:value="1335.913412427" calcext:value-type="float">
            <text:p>1335.91</text:p>
          </table:table-cell>
          <table:table-cell table:formula="of:=[.G256]/[.H256]" office:value-type="float" office:value="1.00206095261419" calcext:value-type="float">
            <text:p>1.0021</text:p>
          </table:table-cell>
          <table:table-cell table:number-columns-repeated="8"/>
        </table:table-row>
        <table:table-row table:style-name="ro1">
          <table:table-cell office:value-type="float" office:value="13378" calcext:value-type="float">
            <text:p>133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98.616119" calcext:value-type="float">
            <text:p>198.62</text:p>
          </table:table-cell>
          <table:table-cell office:value-type="float" office:value="268863" calcext:value-type="float">
            <text:p>268863</text:p>
          </table:table-cell>
          <table:table-cell table:formula="of:=[.E257]-[.E256]" office:value-type="float" office:value="499" calcext:value-type="float">
            <text:p>499</text:p>
          </table:table-cell>
          <table:table-cell table:formula="of:=[.F257]*(60*64/1440)" office:value-type="float" office:value="1330.66666666667" calcext:value-type="float">
            <text:p>1330.7</text:p>
          </table:table-cell>
          <table:table-cell table:formula="of:=[.D257]*[.H$4]" office:value-type="float" office:value="1332.118310133" calcext:value-type="float">
            <text:p>1332.12</text:p>
          </table:table-cell>
          <table:table-cell table:formula="of:=[.G257]/[.H257]" office:value-type="float" office:value="0.998910274368807" calcext:value-type="float">
            <text:p>0.9989</text:p>
          </table:table-cell>
          <table:table-cell table:number-columns-repeated="8"/>
        </table:table-row>
        <table:table-row table:style-name="ro1">
          <table:table-cell office:value-type="float" office:value="13384" calcext:value-type="float">
            <text:p>133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97.448792" calcext:value-type="float">
            <text:p>197.45</text:p>
          </table:table-cell>
          <table:table-cell office:value-type="float" office:value="269360" calcext:value-type="float">
            <text:p>269360</text:p>
          </table:table-cell>
          <table:table-cell table:formula="of:=[.E258]-[.E257]" office:value-type="float" office:value="497" calcext:value-type="float">
            <text:p>497</text:p>
          </table:table-cell>
          <table:table-cell table:formula="of:=[.F258]*(60*64/1440)" office:value-type="float" office:value="1325.33333333333" calcext:value-type="float">
            <text:p>1325.3</text:p>
          </table:table-cell>
          <table:table-cell table:formula="of:=[.D258]*[.H$4]" office:value-type="float" office:value="1324.289047944" calcext:value-type="float">
            <text:p>1324.29</text:p>
          </table:table-cell>
          <table:table-cell table:formula="of:=[.G258]/[.H258]" office:value-type="float" office:value="1.00078856303384" calcext:value-type="float">
            <text:p>1.0008</text:p>
          </table:table-cell>
          <table:table-cell table:number-columns-repeated="8"/>
        </table:table-row>
        <table:table-row table:style-name="ro1">
          <table:table-cell office:value-type="float" office:value="13391" calcext:value-type="float">
            <text:p>133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95.398987" calcext:value-type="float">
            <text:p>195.40</text:p>
          </table:table-cell>
          <table:table-cell office:value-type="float" office:value="269852" calcext:value-type="float">
            <text:p>269852</text:p>
          </table:table-cell>
          <table:table-cell table:formula="of:=[.E259]-[.E258]" office:value-type="float" office:value="492" calcext:value-type="float">
            <text:p>492</text:p>
          </table:table-cell>
          <table:table-cell table:formula="of:=[.F259]*(60*64/1440)" office:value-type="float" office:value="1312" calcext:value-type="float">
            <text:p>1312.0</text:p>
          </table:table-cell>
          <table:table-cell table:formula="of:=[.D259]*[.H$4]" office:value-type="float" office:value="1310.541005809" calcext:value-type="float">
            <text:p>1310.54</text:p>
          </table:table-cell>
          <table:table-cell table:formula="of:=[.G259]/[.H259]" office:value-type="float" office:value="1.00111327626113" calcext:value-type="float">
            <text:p>1.0011</text:p>
          </table:table-cell>
          <table:table-cell table:number-columns-repeated="8"/>
        </table:table-row>
        <table:table-row table:style-name="ro1">
          <table:table-cell office:value-type="float" office:value="13393" calcext:value-type="float">
            <text:p>133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94.599808" calcext:value-type="float">
            <text:p>194.60</text:p>
          </table:table-cell>
          <table:table-cell office:value-type="float" office:value="270341" calcext:value-type="float">
            <text:p>270341</text:p>
          </table:table-cell>
          <table:table-cell table:formula="of:=[.E260]-[.E259]" office:value-type="float" office:value="489" calcext:value-type="float">
            <text:p>489</text:p>
          </table:table-cell>
          <table:table-cell table:formula="of:=[.F260]*(60*64/1440)" office:value-type="float" office:value="1304" calcext:value-type="float">
            <text:p>1304.0</text:p>
          </table:table-cell>
          <table:table-cell table:formula="of:=[.D260]*[.H$4]" office:value-type="float" office:value="1305.180912256" calcext:value-type="float">
            <text:p>1305.18</text:p>
          </table:table-cell>
          <table:table-cell table:formula="of:=[.G260]/[.H260]" office:value-type="float" office:value="0.999095211824728" calcext:value-type="float">
            <text:p>0.9991</text:p>
          </table:table-cell>
          <table:table-cell table:number-columns-repeated="8"/>
        </table:table-row>
        <table:table-row table:style-name="ro1">
          <table:table-cell office:value-type="float" office:value="13399" calcext:value-type="float">
            <text:p>133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93.469421" calcext:value-type="float">
            <text:p>193.47</text:p>
          </table:table-cell>
          <table:table-cell office:value-type="float" office:value="270828" calcext:value-type="float">
            <text:p>270828</text:p>
          </table:table-cell>
          <table:table-cell table:formula="of:=[.E261]-[.E260]" office:value-type="float" office:value="487" calcext:value-type="float">
            <text:p>487</text:p>
          </table:table-cell>
          <table:table-cell table:formula="of:=[.F261]*(60*64/1440)" office:value-type="float" office:value="1298.66666666667" calcext:value-type="float">
            <text:p>1298.7</text:p>
          </table:table-cell>
          <table:table-cell table:formula="of:=[.D261]*[.H$4]" office:value-type="float" office:value="1297.599406647" calcext:value-type="float">
            <text:p>1297.60</text:p>
          </table:table-cell>
          <table:table-cell table:formula="of:=[.G261]/[.H261]" office:value-type="float" office:value="1.0008224880608" calcext:value-type="float">
            <text:p>1.0008</text:p>
          </table:table-cell>
          <table:table-cell table:number-columns-repeated="8"/>
        </table:table-row>
        <table:table-row table:style-name="ro1">
          <table:table-cell office:value-type="float" office:value="13406" calcext:value-type="float">
            <text:p>134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91.468018" calcext:value-type="float">
            <text:p>191.47</text:p>
          </table:table-cell>
          <table:table-cell office:value-type="float" office:value="271309" calcext:value-type="float">
            <text:p>271309</text:p>
          </table:table-cell>
          <table:table-cell table:formula="of:=[.E262]-[.E261]" office:value-type="float" office:value="481" calcext:value-type="float">
            <text:p>481</text:p>
          </table:table-cell>
          <table:table-cell table:formula="of:=[.F262]*(60*64/1440)" office:value-type="float" office:value="1282.66666666667" calcext:value-type="float">
            <text:p>1282.7</text:p>
          </table:table-cell>
          <table:table-cell table:formula="of:=[.D262]*[.H$4]" office:value-type="float" office:value="1284.175996726" calcext:value-type="float">
            <text:p>1284.18</text:p>
          </table:table-cell>
          <table:table-cell table:formula="of:=[.G262]/[.H262]" office:value-type="float" office:value="0.998824670400956" calcext:value-type="float">
            <text:p>0.9988</text:p>
          </table:table-cell>
          <table:table-cell table:number-columns-repeated="8"/>
        </table:table-row>
        <table:table-row table:style-name="ro1">
          <table:table-cell office:value-type="float" office:value="13408" calcext:value-type="float">
            <text:p>134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90.661606" calcext:value-type="float">
            <text:p>190.66</text:p>
          </table:table-cell>
          <table:table-cell office:value-type="float" office:value="271789" calcext:value-type="float">
            <text:p>271789</text:p>
          </table:table-cell>
          <table:table-cell table:formula="of:=[.E263]-[.E262]" office:value-type="float" office:value="480" calcext:value-type="float">
            <text:p>480</text:p>
          </table:table-cell>
          <table:table-cell table:formula="of:=[.F263]*(60*64/1440)" office:value-type="float" office:value="1280" calcext:value-type="float">
            <text:p>1280.0</text:p>
          </table:table-cell>
          <table:table-cell table:formula="of:=[.D263]*[.H$4]" office:value-type="float" office:value="1278.767391442" calcext:value-type="float">
            <text:p>1278.77</text:p>
          </table:table-cell>
          <table:table-cell table:formula="of:=[.G263]/[.H263]" office:value-type="float" office:value="1.00096390365148" calcext:value-type="float">
            <text:p>1.0010</text:p>
          </table:table-cell>
          <table:table-cell table:number-columns-repeated="8"/>
        </table:table-row>
        <table:table-row table:style-name="ro1">
          <table:table-cell office:value-type="float" office:value="13410" calcext:value-type="float">
            <text:p>134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89.553345" calcext:value-type="float">
            <text:p>189.55</text:p>
          </table:table-cell>
          <table:table-cell office:value-type="float" office:value="272266" calcext:value-type="float">
            <text:p>272266</text:p>
          </table:table-cell>
          <table:table-cell table:formula="of:=[.E264]-[.E263]" office:value-type="float" office:value="477" calcext:value-type="float">
            <text:p>477</text:p>
          </table:table-cell>
          <table:table-cell table:formula="of:=[.F264]*(60*64/1440)" office:value-type="float" office:value="1272" calcext:value-type="float">
            <text:p>1272.0</text:p>
          </table:table-cell>
          <table:table-cell table:formula="of:=[.D264]*[.H$4]" office:value-type="float" office:value="1271.334284915" calcext:value-type="float">
            <text:p>1271.33</text:p>
          </table:table-cell>
          <table:table-cell table:formula="of:=[.G264]/[.H264]" office:value-type="float" office:value="1.00052363496596" calcext:value-type="float">
            <text:p>1.0005</text:p>
          </table:table-cell>
          <table:table-cell table:number-columns-repeated="8"/>
        </table:table-row>
        <table:table-row table:style-name="ro1">
          <table:table-cell office:value-type="float" office:value="13412" calcext:value-type="float">
            <text:p>134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87.611572" calcext:value-type="float">
            <text:p>187.61</text:p>
          </table:table-cell>
          <table:table-cell office:value-type="float" office:value="272738" calcext:value-type="float">
            <text:p>272738</text:p>
          </table:table-cell>
          <table:table-cell table:formula="of:=[.E265]-[.E264]" office:value-type="float" office:value="472" calcext:value-type="float">
            <text:p>472</text:p>
          </table:table-cell>
          <table:table-cell table:formula="of:=[.F265]*(60*64/1440)" office:value-type="float" office:value="1258.66666666667" calcext:value-type="float">
            <text:p>1258.7</text:p>
          </table:table-cell>
          <table:table-cell table:formula="of:=[.D265]*[.H$4]" office:value-type="float" office:value="1258.310813404" calcext:value-type="float">
            <text:p>1258.31</text:p>
          </table:table-cell>
          <table:table-cell table:formula="of:=[.G265]/[.H265]" office:value-type="float" office:value="1.00028280235604" calcext:value-type="float">
            <text:p>1.0003</text:p>
          </table:table-cell>
          <table:table-cell table:number-columns-repeated="8"/>
        </table:table-row>
        <table:table-row table:style-name="ro1">
          <table:table-cell office:value-type="float" office:value="13414" calcext:value-type="float">
            <text:p>13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86.799408" calcext:value-type="float">
            <text:p>186.80</text:p>
          </table:table-cell>
          <table:table-cell office:value-type="float" office:value="273208" calcext:value-type="float">
            <text:p>273208</text:p>
          </table:table-cell>
          <table:table-cell table:formula="of:=[.E266]-[.E265]" office:value-type="float" office:value="470" calcext:value-type="float">
            <text:p>470</text:p>
          </table:table-cell>
          <table:table-cell table:formula="of:=[.F266]*(60*64/1440)" office:value-type="float" office:value="1253.33333333333" calcext:value-type="float">
            <text:p>1253.3</text:p>
          </table:table-cell>
          <table:table-cell table:formula="of:=[.D266]*[.H$4]" office:value-type="float" office:value="1252.863629456" calcext:value-type="float">
            <text:p>1252.86</text:p>
          </table:table-cell>
          <table:table-cell table:formula="of:=[.G266]/[.H266]" office:value-type="float" office:value="1.00037490423242" calcext:value-type="float">
            <text:p>1.0004</text:p>
          </table:table-cell>
          <table:table-cell table:number-columns-repeated="8"/>
        </table:table-row>
        <table:table-row table:style-name="ro1">
          <table:table-cell office:value-type="float" office:value="13428" calcext:value-type="float">
            <text:p>134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83A00000 8</text:p>
          </table:table-cell>
          <table:table-cell office:value-type="float" office:value="185.820663" calcext:value-type="float">
            <text:p>185.82</text:p>
          </table:table-cell>
          <table:table-cell office:value-type="float" office:value="273675" calcext:value-type="float">
            <text:p>273675</text:p>
          </table:table-cell>
          <table:table-cell table:formula="of:=[.E267]-[.E266]" office:value-type="float" office:value="467" calcext:value-type="float">
            <text:p>467</text:p>
          </table:table-cell>
          <table:table-cell table:formula="of:=[.F267]*(60*64/1440)" office:value-type="float" office:value="1245.33333333333" calcext:value-type="float">
            <text:p>1245.3</text:p>
          </table:table-cell>
          <table:table-cell table:formula="of:=[.D267]*[.H$4]" office:value-type="float" office:value="1246.299186741" calcext:value-type="float">
            <text:p>1246.30</text:p>
          </table:table-cell>
          <table:table-cell table:formula="of:=[.G267]/[.H267]" office:value-type="float" office:value="0.999225022837259" calcext:value-type="float">
            <text:p>0.9992</text:p>
          </table:table-cell>
          <table:table-cell table:number-columns-repeated="8"/>
        </table:table-row>
        <table:table-row table:style-name="ro1">
          <table:table-cell office:value-type="float" office:value="13430" calcext:value-type="float">
            <text:p>134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83.733826" calcext:value-type="float">
            <text:p>183.73</text:p>
          </table:table-cell>
          <table:table-cell office:value-type="float" office:value="274137" calcext:value-type="float">
            <text:p>274137</text:p>
          </table:table-cell>
          <table:table-cell table:formula="of:=[.E268]-[.E267]" office:value-type="float" office:value="462" calcext:value-type="float">
            <text:p>462</text:p>
          </table:table-cell>
          <table:table-cell table:formula="of:=[.F268]*(60*64/1440)" office:value-type="float" office:value="1232" calcext:value-type="float">
            <text:p>1232.0</text:p>
          </table:table-cell>
          <table:table-cell table:formula="of:=[.D268]*[.H$4]" office:value-type="float" office:value="1232.302770982" calcext:value-type="float">
            <text:p>1232.30</text:p>
          </table:table-cell>
          <table:table-cell table:formula="of:=[.G268]/[.H268]" office:value-type="float" office:value="0.999754304713801" calcext:value-type="float">
            <text:p>0.9998</text:p>
          </table:table-cell>
          <table:table-cell table:number-columns-repeated="8"/>
        </table:table-row>
        <table:table-row table:style-name="ro1">
          <table:table-cell office:value-type="float" office:value="13437" calcext:value-type="float">
            <text:p>134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82.880341" calcext:value-type="float">
            <text:p>182.88</text:p>
          </table:table-cell>
          <table:table-cell office:value-type="float" office:value="274597" calcext:value-type="float">
            <text:p>274597</text:p>
          </table:table-cell>
          <table:table-cell table:formula="of:=[.E269]-[.E268]" office:value-type="float" office:value="460" calcext:value-type="float">
            <text:p>460</text:p>
          </table:table-cell>
          <table:table-cell table:formula="of:=[.F269]*(60*64/1440)" office:value-type="float" office:value="1226.66666666667" calcext:value-type="float">
            <text:p>1226.7</text:p>
          </table:table-cell>
          <table:table-cell table:formula="of:=[.D269]*[.H$4]" office:value-type="float" office:value="1226.578447087" calcext:value-type="float">
            <text:p>1226.58</text:p>
          </table:table-cell>
          <table:table-cell table:formula="of:=[.G269]/[.H269]" office:value-type="float" office:value="1.00007192330819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3443" calcext:value-type="float">
            <text:p>134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82.090256" calcext:value-type="float">
            <text:p>182.09</text:p>
          </table:table-cell>
          <table:table-cell office:value-type="float" office:value="275055" calcext:value-type="float">
            <text:p>275055</text:p>
          </table:table-cell>
          <table:table-cell table:formula="of:=[.E270]-[.E269]" office:value-type="float" office:value="458" calcext:value-type="float">
            <text:p>458</text:p>
          </table:table-cell>
          <table:table-cell table:formula="of:=[.F270]*(60*64/1440)" office:value-type="float" office:value="1221.33333333333" calcext:value-type="float">
            <text:p>1221.3</text:p>
          </table:table-cell>
          <table:table-cell table:formula="of:=[.D270]*[.H$4]" office:value-type="float" office:value="1221.279346992" calcext:value-type="float">
            <text:p>1221.28</text:p>
          </table:table-cell>
          <table:table-cell table:formula="of:=[.G270]/[.H270]" office:value-type="float" office:value="1.00004420474437" calcext:value-type="float">
            <text:p>1.0000</text:p>
          </table:table-cell>
          <table:table-cell table:number-columns-repeated="8"/>
        </table:table-row>
        <table:table-row table:style-name="ro1">
          <table:table-cell office:value-type="float" office:value="13450" calcext:value-type="float">
            <text:p>134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79.787338" calcext:value-type="float">
            <text:p>179.79</text:p>
          </table:table-cell>
          <table:table-cell office:value-type="float" office:value="275508" calcext:value-type="float">
            <text:p>275508</text:p>
          </table:table-cell>
          <table:table-cell table:formula="of:=[.E271]-[.E270]" office:value-type="float" office:value="453" calcext:value-type="float">
            <text:p>453</text:p>
          </table:table-cell>
          <table:table-cell table:formula="of:=[.F271]*(60*64/1440)" office:value-type="float" office:value="1208" calcext:value-type="float">
            <text:p>1208.0</text:p>
          </table:table-cell>
          <table:table-cell table:formula="of:=[.D271]*[.H$4]" office:value-type="float" office:value="1205.833675966" calcext:value-type="float">
            <text:p>1205.83</text:p>
          </table:table-cell>
          <table:table-cell table:formula="of:=[.G271]/[.H271]" office:value-type="float" office:value="1.00179653635255" calcext:value-type="float">
            <text:p>1.0018</text:p>
          </table:table-cell>
          <table:table-cell table:number-columns-repeated="8"/>
        </table:table-row>
        <table:table-row table:style-name="ro1">
          <table:table-cell office:value-type="float" office:value="13452" calcext:value-type="float">
            <text:p>13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78.914627" calcext:value-type="float">
            <text:p>178.91</text:p>
          </table:table-cell>
          <table:table-cell office:value-type="float" office:value="275958" calcext:value-type="float">
            <text:p>275958</text:p>
          </table:table-cell>
          <table:table-cell table:formula="of:=[.E272]-[.E271]" office:value-type="float" office:value="450" calcext:value-type="float">
            <text:p>450</text:p>
          </table:table-cell>
          <table:table-cell table:formula="of:=[.F272]*(60*64/1440)" office:value-type="float" office:value="1200" calcext:value-type="float">
            <text:p>1200.0</text:p>
          </table:table-cell>
          <table:table-cell table:formula="of:=[.D272]*[.H$4]" office:value-type="float" office:value="1199.980403289" calcext:value-type="float">
            <text:p>1199.98</text:p>
          </table:table-cell>
          <table:table-cell table:formula="of:=[.G272]/[.H272]" office:value-type="float" office:value="1.00001633085919" calcext:value-type="float">
            <text:p>1.0000</text:p>
          </table:table-cell>
          <table:table-cell table:number-columns-repeated="8"/>
        </table:table-row>
        <table:table-row table:style-name="ro1">
          <table:table-cell office:value-type="float" office:value="13454" calcext:value-type="float">
            <text:p>134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78.474792" calcext:value-type="float">
            <text:p>178.47</text:p>
          </table:table-cell>
          <table:table-cell office:value-type="float" office:value="276407" calcext:value-type="float">
            <text:p>276407</text:p>
          </table:table-cell>
          <table:table-cell table:formula="of:=[.E273]-[.E272]" office:value-type="float" office:value="449" calcext:value-type="float">
            <text:p>449</text:p>
          </table:table-cell>
          <table:table-cell table:formula="of:=[.F273]*(60*64/1440)" office:value-type="float" office:value="1197.33333333333" calcext:value-type="float">
            <text:p>1197.3</text:p>
          </table:table-cell>
          <table:table-cell table:formula="of:=[.D273]*[.H$4]" office:value-type="float" office:value="1197.030429944" calcext:value-type="float">
            <text:p>1197.03</text:p>
          </table:table-cell>
          <table:table-cell table:formula="of:=[.G273]/[.H273]" office:value-type="float" office:value="1.00025304568853" calcext:value-type="float">
            <text:p>1.0003</text:p>
          </table:table-cell>
          <table:table-cell table:number-columns-repeated="8"/>
        </table:table-row>
        <table:table-row table:style-name="ro1">
          <table:table-cell office:value-type="float" office:value="13456" calcext:value-type="float">
            <text:p>134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76.100113" calcext:value-type="float">
            <text:p>176.10</text:p>
          </table:table-cell>
          <table:table-cell office:value-type="float" office:value="276850" calcext:value-type="float">
            <text:p>276850</text:p>
          </table:table-cell>
          <table:table-cell table:formula="of:=[.E274]-[.E273]" office:value-type="float" office:value="443" calcext:value-type="float">
            <text:p>443</text:p>
          </table:table-cell>
          <table:table-cell table:formula="of:=[.F274]*(60*64/1440)" office:value-type="float" office:value="1181.33333333333" calcext:value-type="float">
            <text:p>1181.3</text:p>
          </table:table-cell>
          <table:table-cell table:formula="of:=[.D274]*[.H$4]" office:value-type="float" office:value="1181.103457891" calcext:value-type="float">
            <text:p>1181.10</text:p>
          </table:table-cell>
          <table:table-cell table:formula="of:=[.G274]/[.H274]" office:value-type="float" office:value="1.00019462769396" calcext:value-type="float">
            <text:p>1.0002</text:p>
          </table:table-cell>
          <table:table-cell table:number-columns-repeated="8"/>
        </table:table-row>
        <table:table-row table:style-name="ro1">
          <table:table-cell office:value-type="float" office:value="13468" calcext:value-type="float">
            <text:p>134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83A00000 8</text:p>
          </table:table-cell>
          <table:table-cell office:value-type="float" office:value="175.066605" calcext:value-type="float">
            <text:p>175.07</text:p>
          </table:table-cell>
          <table:table-cell office:value-type="float" office:value="277290" calcext:value-type="float">
            <text:p>277290</text:p>
          </table:table-cell>
          <table:table-cell table:formula="of:=[.E275]-[.E274]" office:value-type="float" office:value="440" calcext:value-type="float">
            <text:p>440</text:p>
          </table:table-cell>
          <table:table-cell table:formula="of:=[.F275]*(60*64/1440)" office:value-type="float" office:value="1173.33333333333" calcext:value-type="float">
            <text:p>1173.3</text:p>
          </table:table-cell>
          <table:table-cell table:formula="of:=[.D275]*[.H$4]" office:value-type="float" office:value="1174.171719735" calcext:value-type="float">
            <text:p>1174.17</text:p>
          </table:table-cell>
          <table:table-cell table:formula="of:=[.G275]/[.H275]" office:value-type="float" office:value="0.999285976329036" calcext:value-type="float">
            <text:p>0.9993</text:p>
          </table:table-cell>
          <table:table-cell table:number-columns-repeated="8"/>
        </table:table-row>
        <table:table-row table:style-name="ro1">
          <table:table-cell office:value-type="float" office:value="13470" calcext:value-type="float">
            <text:p>134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74.699066" calcext:value-type="float">
            <text:p>174.70</text:p>
          </table:table-cell>
          <table:table-cell office:value-type="float" office:value="277729" calcext:value-type="float">
            <text:p>277729</text:p>
          </table:table-cell>
          <table:table-cell table:formula="of:=[.E276]-[.E275]" office:value-type="float" office:value="439" calcext:value-type="float">
            <text:p>439</text:p>
          </table:table-cell>
          <table:table-cell table:formula="of:=[.F276]*(60*64/1440)" office:value-type="float" office:value="1170.66666666667" calcext:value-type="float">
            <text:p>1170.7</text:p>
          </table:table-cell>
          <table:table-cell table:formula="of:=[.D276]*[.H$4]" office:value-type="float" office:value="1171.706635662" calcext:value-type="float">
            <text:p>1171.71</text:p>
          </table:table-cell>
          <table:table-cell table:formula="of:=[.G276]/[.H276]" office:value-type="float" office:value="0.999112432272993" calcext:value-type="float">
            <text:p>0.9991</text:p>
          </table:table-cell>
          <table:table-cell table:number-columns-repeated="8"/>
        </table:table-row>
        <table:table-row table:style-name="ro1">
          <table:table-cell office:value-type="float" office:value="13477" calcext:value-type="float">
            <text:p>134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72.624542" calcext:value-type="float">
            <text:p>172.62</text:p>
          </table:table-cell>
          <table:table-cell office:value-type="float" office:value="278164" calcext:value-type="float">
            <text:p>278164</text:p>
          </table:table-cell>
          <table:table-cell table:formula="of:=[.E277]-[.E276]" office:value-type="float" office:value="435" calcext:value-type="float">
            <text:p>435</text:p>
          </table:table-cell>
          <table:table-cell table:formula="of:=[.F277]*(60*64/1440)" office:value-type="float" office:value="1160" calcext:value-type="float">
            <text:p>1160.0</text:p>
          </table:table-cell>
          <table:table-cell table:formula="of:=[.D277]*[.H$4]" office:value-type="float" office:value="1157.792803194" calcext:value-type="float">
            <text:p>1157.79</text:p>
          </table:table-cell>
          <table:table-cell table:formula="of:=[.G277]/[.H277]" office:value-type="float" office:value="1.00190638324915" calcext:value-type="float">
            <text:p>1.0019</text:p>
          </table:table-cell>
          <table:table-cell table:number-columns-repeated="8"/>
        </table:table-row>
        <table:table-row table:style-name="ro1">
          <table:table-cell office:value-type="float" office:value="13483" calcext:value-type="float">
            <text:p>134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71.339447" calcext:value-type="float">
            <text:p>171.34</text:p>
          </table:table-cell>
          <table:table-cell office:value-type="float" office:value="278595" calcext:value-type="float">
            <text:p>278595</text:p>
          </table:table-cell>
          <table:table-cell table:formula="of:=[.E278]-[.E277]" office:value-type="float" office:value="431" calcext:value-type="float">
            <text:p>431</text:p>
          </table:table-cell>
          <table:table-cell table:formula="of:=[.F278]*(60*64/1440)" office:value-type="float" office:value="1149.33333333333" calcext:value-type="float">
            <text:p>1149.3</text:p>
          </table:table-cell>
          <table:table-cell table:formula="of:=[.D278]*[.H$4]" office:value-type="float" office:value="1149.173671029" calcext:value-type="float">
            <text:p>1149.17</text:p>
          </table:table-cell>
          <table:table-cell table:formula="of:=[.G278]/[.H278]" office:value-type="float" office:value="1.00013893661886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3490" calcext:value-type="float">
            <text:p>134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70.624878" calcext:value-type="float">
            <text:p>170.62</text:p>
          </table:table-cell>
          <table:table-cell office:value-type="float" office:value="279024" calcext:value-type="float">
            <text:p>279024</text:p>
          </table:table-cell>
          <table:table-cell table:formula="of:=[.E279]-[.E278]" office:value-type="float" office:value="429" calcext:value-type="float">
            <text:p>429</text:p>
          </table:table-cell>
          <table:table-cell table:formula="of:=[.F279]*(60*64/1440)" office:value-type="float" office:value="1144" calcext:value-type="float">
            <text:p>1144.0</text:p>
          </table:table-cell>
          <table:table-cell table:formula="of:=[.D279]*[.H$4]" office:value-type="float" office:value="1144.381056746" calcext:value-type="float">
            <text:p>1144.38</text:p>
          </table:table-cell>
          <table:table-cell table:formula="of:=[.G279]/[.H279]" office:value-type="float" office:value="0.999667019351855" calcext:value-type="float">
            <text:p>0.9997</text:p>
          </table:table-cell>
          <table:table-cell table:number-columns-repeated="8"/>
        </table:table-row>
        <table:table-row table:style-name="ro1">
          <table:table-cell office:value-type="float" office:value="13497" calcext:value-type="float">
            <text:p>134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69.37532" calcext:value-type="float">
            <text:p>169.38</text:p>
          </table:table-cell>
          <table:table-cell office:value-type="float" office:value="279450" calcext:value-type="float">
            <text:p>279450</text:p>
          </table:table-cell>
          <table:table-cell table:formula="of:=[.E280]-[.E279]" office:value-type="float" office:value="426" calcext:value-type="float">
            <text:p>426</text:p>
          </table:table-cell>
          <table:table-cell table:formula="of:=[.F280]*(60*64/1440)" office:value-type="float" office:value="1136" calcext:value-type="float">
            <text:p>1136.0</text:p>
          </table:table-cell>
          <table:table-cell table:formula="of:=[.D280]*[.H$4]" office:value-type="float" office:value="1136.00027124" calcext:value-type="float">
            <text:p>1136.00</text:p>
          </table:table-cell>
          <table:table-cell table:formula="of:=[.G280]/[.H280]" office:value-type="float" office:value="0.999999761232452" calcext:value-type="float">
            <text:p>1.0000</text:p>
          </table:table-cell>
          <table:table-cell table:number-columns-repeated="8"/>
        </table:table-row>
        <table:table-row table:style-name="ro1">
          <table:table-cell office:value-type="float" office:value="13504" calcext:value-type="float">
            <text:p>135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67.596054" calcext:value-type="float">
            <text:p>167.60</text:p>
          </table:table-cell>
          <table:table-cell office:value-type="float" office:value="279872" calcext:value-type="float">
            <text:p>279872</text:p>
          </table:table-cell>
          <table:table-cell table:formula="of:=[.E281]-[.E280]" office:value-type="float" office:value="422" calcext:value-type="float">
            <text:p>422</text:p>
          </table:table-cell>
          <table:table-cell table:formula="of:=[.F281]*(60*64/1440)" office:value-type="float" office:value="1125.33333333333" calcext:value-type="float">
            <text:p>1125.3</text:p>
          </table:table-cell>
          <table:table-cell table:formula="of:=[.D281]*[.H$4]" office:value-type="float" office:value="1124.066734178" calcext:value-type="float">
            <text:p>1124.07</text:p>
          </table:table-cell>
          <table:table-cell table:formula="of:=[.G281]/[.H281]" office:value-type="float" office:value="1.00112680067546" calcext:value-type="float">
            <text:p>1.0011</text:p>
          </table:table-cell>
          <table:table-cell table:number-columns-repeated="8"/>
        </table:table-row>
        <table:table-row table:style-name="ro1">
          <table:table-cell office:value-type="float" office:value="13506" calcext:value-type="float">
            <text:p>135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66.663452" calcext:value-type="float">
            <text:p>166.66</text:p>
          </table:table-cell>
          <table:table-cell office:value-type="float" office:value="280291" calcext:value-type="float">
            <text:p>280291</text:p>
          </table:table-cell>
          <table:table-cell table:formula="of:=[.E282]-[.E281]" office:value-type="float" office:value="419" calcext:value-type="float">
            <text:p>419</text:p>
          </table:table-cell>
          <table:table-cell table:formula="of:=[.F282]*(60*64/1440)" office:value-type="float" office:value="1117.33333333333" calcext:value-type="float">
            <text:p>1117.3</text:p>
          </table:table-cell>
          <table:table-cell table:formula="of:=[.D282]*[.H$4]" office:value-type="float" office:value="1117.811772564" calcext:value-type="float">
            <text:p>1117.81</text:p>
          </table:table-cell>
          <table:table-cell table:formula="of:=[.G282]/[.H282]" office:value-type="float" office:value="0.99957198587239" calcext:value-type="float">
            <text:p>0.9996</text:p>
          </table:table-cell>
          <table:table-cell table:number-columns-repeated="8"/>
        </table:table-row>
        <table:table-row table:style-name="ro1">
          <table:table-cell office:value-type="float" office:value="13513" calcext:value-type="float">
            <text:p>135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66.223587" calcext:value-type="float">
            <text:p>166.22</text:p>
          </table:table-cell>
          <table:table-cell office:value-type="float" office:value="280709" calcext:value-type="float">
            <text:p>280709</text:p>
          </table:table-cell>
          <table:table-cell table:formula="of:=[.E283]-[.E282]" office:value-type="float" office:value="418" calcext:value-type="float">
            <text:p>418</text:p>
          </table:table-cell>
          <table:table-cell table:formula="of:=[.F283]*(60*64/1440)" office:value-type="float" office:value="1114.66666666667" calcext:value-type="float">
            <text:p>1114.7</text:p>
          </table:table-cell>
          <table:table-cell table:formula="of:=[.D283]*[.H$4]" office:value-type="float" office:value="1114.861598009" calcext:value-type="float">
            <text:p>1114.86</text:p>
          </table:table-cell>
          <table:table-cell table:formula="of:=[.G283]/[.H283]" office:value-type="float" office:value="0.999825151980585" calcext:value-type="float">
            <text:p>0.9998</text:p>
          </table:table-cell>
          <table:table-cell table:number-columns-repeated="8"/>
        </table:table-row>
        <table:table-row table:style-name="ro1">
          <table:table-cell office:value-type="float" office:value="13515" calcext:value-type="float">
            <text:p>135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64.111359" calcext:value-type="float">
            <text:p>164.11</text:p>
          </table:table-cell>
          <table:table-cell office:value-type="float" office:value="281122" calcext:value-type="float">
            <text:p>281122</text:p>
          </table:table-cell>
          <table:table-cell table:formula="of:=[.E284]-[.E283]" office:value-type="float" office:value="413" calcext:value-type="float">
            <text:p>413</text:p>
          </table:table-cell>
          <table:table-cell table:formula="of:=[.F284]*(60*64/1440)" office:value-type="float" office:value="1101.33333333333" calcext:value-type="float">
            <text:p>1101.3</text:p>
          </table:table-cell>
          <table:table-cell table:formula="of:=[.D284]*[.H$4]" office:value-type="float" office:value="1100.694884813" calcext:value-type="float">
            <text:p>1100.69</text:p>
          </table:table-cell>
          <table:table-cell table:formula="of:=[.G284]/[.H284]" office:value-type="float" office:value="1.00058004132584" calcext:value-type="float">
            <text:p>1.0006</text:p>
          </table:table-cell>
          <table:table-cell table:number-columns-repeated="8"/>
        </table:table-row>
        <table:table-row table:style-name="ro1">
          <table:table-cell office:value-type="float" office:value="13521" calcext:value-type="float">
            <text:p>135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62.964417" calcext:value-type="float">
            <text:p>162.96</text:p>
          </table:table-cell>
          <table:table-cell office:value-type="float" office:value="281532" calcext:value-type="float">
            <text:p>281532</text:p>
          </table:table-cell>
          <table:table-cell table:formula="of:=[.E285]-[.E284]" office:value-type="float" office:value="410" calcext:value-type="float">
            <text:p>410</text:p>
          </table:table-cell>
          <table:table-cell table:formula="of:=[.F285]*(60*64/1440)" office:value-type="float" office:value="1093.33333333333" calcext:value-type="float">
            <text:p>1093.3</text:p>
          </table:table-cell>
          <table:table-cell table:formula="of:=[.D285]*[.H$4]" office:value-type="float" office:value="1093.002344819" calcext:value-type="float">
            <text:p>1093.00</text:p>
          </table:table-cell>
          <table:table-cell table:formula="of:=[.G285]/[.H285]" office:value-type="float" office:value="1.00030282507252" calcext:value-type="float">
            <text:p>1.0003</text:p>
          </table:table-cell>
          <table:table-cell table:number-columns-repeated="8"/>
        </table:table-row>
        <table:table-row table:style-name="ro1">
          <table:table-cell office:value-type="float" office:value="13528" calcext:value-type="float">
            <text:p>135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62.463837" calcext:value-type="float">
            <text:p>162.46</text:p>
          </table:table-cell>
          <table:table-cell office:value-type="float" office:value="281940" calcext:value-type="float">
            <text:p>281940</text:p>
          </table:table-cell>
          <table:table-cell table:formula="of:=[.E286]-[.E285]" office:value-type="float" office:value="408" calcext:value-type="float">
            <text:p>408</text:p>
          </table:table-cell>
          <table:table-cell table:formula="of:=[.F286]*(60*64/1440)" office:value-type="float" office:value="1088" calcext:value-type="float">
            <text:p>1088.0</text:p>
          </table:table-cell>
          <table:table-cell table:formula="of:=[.D286]*[.H$4]" office:value-type="float" office:value="1089.644954759" calcext:value-type="float">
            <text:p>1089.64</text:p>
          </table:table-cell>
          <table:table-cell table:formula="of:=[.G286]/[.H286]" office:value-type="float" office:value="0.998490375464213" calcext:value-type="float">
            <text:p>0.9985</text:p>
          </table:table-cell>
          <table:table-cell table:number-columns-repeated="8"/>
        </table:table-row>
        <table:table-row table:style-name="ro1">
          <table:table-cell office:value-type="float" office:value="13530" calcext:value-type="float">
            <text:p>13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61.008774" calcext:value-type="float">
            <text:p>161.01</text:p>
          </table:table-cell>
          <table:table-cell office:value-type="float" office:value="282345" calcext:value-type="float">
            <text:p>282345</text:p>
          </table:table-cell>
          <table:table-cell table:formula="of:=[.E287]-[.E286]" office:value-type="float" office:value="405" calcext:value-type="float">
            <text:p>405</text:p>
          </table:table-cell>
          <table:table-cell table:formula="of:=[.F287]*(60*64/1440)" office:value-type="float" office:value="1080" calcext:value-type="float">
            <text:p>1080.0</text:p>
          </table:table-cell>
          <table:table-cell table:formula="of:=[.D287]*[.H$4]" office:value-type="float" office:value="1079.885847218" calcext:value-type="float">
            <text:p>1079.89</text:p>
          </table:table-cell>
          <table:table-cell table:formula="of:=[.G287]/[.H287]" office:value-type="float" office:value="1.00010570819341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3537" calcext:value-type="float">
            <text:p>135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59.410004" calcext:value-type="float">
            <text:p>159.41</text:p>
          </table:table-cell>
          <table:table-cell office:value-type="float" office:value="282746" calcext:value-type="float">
            <text:p>282746</text:p>
          </table:table-cell>
          <table:table-cell table:formula="of:=[.E288]-[.E287]" office:value-type="float" office:value="401" calcext:value-type="float">
            <text:p>401</text:p>
          </table:table-cell>
          <table:table-cell table:formula="of:=[.F288]*(60*64/1440)" office:value-type="float" office:value="1069.33333333333" calcext:value-type="float">
            <text:p>1069.3</text:p>
          </table:table-cell>
          <table:table-cell table:formula="of:=[.D288]*[.H$4]" office:value-type="float" office:value="1069.162896828" calcext:value-type="float">
            <text:p>1069.16</text:p>
          </table:table-cell>
          <table:table-cell table:formula="of:=[.G288]/[.H288]" office:value-type="float" office:value="1.00015941116722" calcext:value-type="float">
            <text:p>1.0002</text:p>
          </table:table-cell>
          <table:table-cell table:number-columns-repeated="8"/>
        </table:table-row>
        <table:table-row table:style-name="ro1">
          <table:table-cell office:value-type="float" office:value="13541" calcext:value-type="float">
            <text:p>135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A00000 8</text:p>
          </table:table-cell>
          <table:table-cell office:value-type="float" office:value="158.500488" calcext:value-type="float">
            <text:p>158.50</text:p>
          </table:table-cell>
          <table:table-cell office:value-type="float" office:value="283145" calcext:value-type="float">
            <text:p>283145</text:p>
          </table:table-cell>
          <table:table-cell table:formula="of:=[.E289]-[.E288]" office:value-type="float" office:value="399" calcext:value-type="float">
            <text:p>399</text:p>
          </table:table-cell>
          <table:table-cell table:formula="of:=[.F289]*(60*64/1440)" office:value-type="float" office:value="1064" calcext:value-type="float">
            <text:p>1064.0</text:p>
          </table:table-cell>
          <table:table-cell table:formula="of:=[.D289]*[.H$4]" office:value-type="float" office:value="1063.062773016" calcext:value-type="float">
            <text:p>1063.06</text:p>
          </table:table-cell>
          <table:table-cell table:formula="of:=[.G289]/[.H289]" office:value-type="float" office:value="1.00088162901363" calcext:value-type="float">
            <text:p>1.0009</text:p>
          </table:table-cell>
          <table:table-cell table:number-columns-repeated="8"/>
        </table:table-row>
        <table:table-row table:style-name="ro1">
          <table:table-cell office:value-type="float" office:value="13543" calcext:value-type="float">
            <text:p>135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57.965195" calcext:value-type="float">
            <text:p>157.97</text:p>
          </table:table-cell>
          <table:table-cell office:value-type="float" office:value="283542" calcext:value-type="float">
            <text:p>283542</text:p>
          </table:table-cell>
          <table:table-cell table:formula="of:=[.E290]-[.E289]" office:value-type="float" office:value="397" calcext:value-type="float">
            <text:p>397</text:p>
          </table:table-cell>
          <table:table-cell table:formula="of:=[.F290]*(60*64/1440)" office:value-type="float" office:value="1058.66666666667" calcext:value-type="float">
            <text:p>1058.7</text:p>
          </table:table-cell>
          <table:table-cell table:formula="of:=[.D290]*[.H$4]" office:value-type="float" office:value="1059.472562865" calcext:value-type="float">
            <text:p>1059.47</text:p>
          </table:table-cell>
          <table:table-cell table:formula="of:=[.G290]/[.H290]" office:value-type="float" office:value="0.999239342077765" calcext:value-type="float">
            <text:p>0.9992</text:p>
          </table:table-cell>
          <table:table-cell table:number-columns-repeated="8"/>
        </table:table-row>
        <table:table-row table:style-name="ro1">
          <table:table-cell office:value-type="float" office:value="13548" calcext:value-type="float">
            <text:p>135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83A00000 8</text:p>
          </table:table-cell>
          <table:table-cell office:value-type="float" office:value="156.120178" calcext:value-type="float">
            <text:p>156.12</text:p>
          </table:table-cell>
          <table:table-cell office:value-type="float" office:value="283935" calcext:value-type="float">
            <text:p>283935</text:p>
          </table:table-cell>
          <table:table-cell table:formula="of:=[.E291]-[.E290]" office:value-type="float" office:value="393" calcext:value-type="float">
            <text:p>393</text:p>
          </table:table-cell>
          <table:table-cell table:formula="of:=[.F291]*(60*64/1440)" office:value-type="float" office:value="1048" calcext:value-type="float">
            <text:p>1048.0</text:p>
          </table:table-cell>
          <table:table-cell table:formula="of:=[.D291]*[.H$4]" office:value-type="float" office:value="1047.098033846" calcext:value-type="float">
            <text:p>1047.10</text:p>
          </table:table-cell>
          <table:table-cell table:formula="of:=[.G291]/[.H291]" office:value-type="float" office:value="1.00086139609172" calcext:value-type="float">
            <text:p>1.0009</text:p>
          </table:table-cell>
          <table:table-cell table:number-columns-repeated="8"/>
        </table:table-row>
        <table:table-row table:style-name="ro1">
          <table:table-cell office:value-type="float" office:value="13555" calcext:value-type="float">
            <text:p>135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54.855881" calcext:value-type="float">
            <text:p>154.86</text:p>
          </table:table-cell>
          <table:table-cell office:value-type="float" office:value="284325" calcext:value-type="float">
            <text:p>284325</text:p>
          </table:table-cell>
          <table:table-cell table:formula="of:=[.E292]-[.E291]" office:value-type="float" office:value="390" calcext:value-type="float">
            <text:p>390</text:p>
          </table:table-cell>
          <table:table-cell table:formula="of:=[.F292]*(60*64/1440)" office:value-type="float" office:value="1040" calcext:value-type="float">
            <text:p>1040.0</text:p>
          </table:table-cell>
          <table:table-cell table:formula="of:=[.D292]*[.H$4]" office:value-type="float" office:value="1038.618393867" calcext:value-type="float">
            <text:p>1038.62</text:p>
          </table:table-cell>
          <table:table-cell table:formula="of:=[.G292]/[.H292]" office:value-type="float" office:value="1.00133023460894" calcext:value-type="float">
            <text:p>1.0013</text:p>
          </table:table-cell>
          <table:table-cell table:number-columns-repeated="8"/>
        </table:table-row>
        <table:table-row table:style-name="ro1">
          <table:table-cell office:value-type="float" office:value="13561" calcext:value-type="float">
            <text:p>135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54.210785" calcext:value-type="float">
            <text:p>154.21</text:p>
          </table:table-cell>
          <table:table-cell office:value-type="float" office:value="284713" calcext:value-type="float">
            <text:p>284713</text:p>
          </table:table-cell>
          <table:table-cell table:formula="of:=[.E293]-[.E292]" office:value-type="float" office:value="388" calcext:value-type="float">
            <text:p>388</text:p>
          </table:table-cell>
          <table:table-cell table:formula="of:=[.F293]*(60*64/1440)" office:value-type="float" office:value="1034.66666666667" calcext:value-type="float">
            <text:p>1034.7</text:p>
          </table:table-cell>
          <table:table-cell table:formula="of:=[.D293]*[.H$4]" office:value-type="float" office:value="1034.291734995" calcext:value-type="float">
            <text:p>1034.29</text:p>
          </table:table-cell>
          <table:table-cell table:formula="of:=[.G293]/[.H293]" office:value-type="float" office:value="1.0003625008873" calcext:value-type="float">
            <text:p>1.0004</text:p>
          </table:table-cell>
          <table:table-cell table:number-columns-repeated="8"/>
        </table:table-row>
        <table:table-row table:style-name="ro1">
          <table:table-cell office:value-type="float" office:value="13568" calcext:value-type="float">
            <text:p>135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53.233932" calcext:value-type="float">
            <text:p>153.23</text:p>
          </table:table-cell>
          <table:table-cell office:value-type="float" office:value="285098" calcext:value-type="float">
            <text:p>285098</text:p>
          </table:table-cell>
          <table:table-cell table:formula="of:=[.E294]-[.E293]" office:value-type="float" office:value="385" calcext:value-type="float">
            <text:p>385</text:p>
          </table:table-cell>
          <table:table-cell table:formula="of:=[.F294]*(60*64/1440)" office:value-type="float" office:value="1026.66666666667" calcext:value-type="float">
            <text:p>1026.7</text:p>
          </table:table-cell>
          <table:table-cell table:formula="of:=[.D294]*[.H$4]" office:value-type="float" office:value="1027.739981924" calcext:value-type="float">
            <text:p>1027.74</text:p>
          </table:table-cell>
          <table:table-cell table:formula="of:=[.G294]/[.H294]" office:value-type="float" office:value="0.998955654858027" calcext:value-type="float">
            <text:p>0.9990</text:p>
          </table:table-cell>
          <table:table-cell table:number-columns-repeated="8"/>
        </table:table-row>
        <table:table-row table:style-name="ro1">
          <table:table-cell office:value-type="float" office:value="13570" calcext:value-type="float">
            <text:p>135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51.537766" calcext:value-type="float">
            <text:p>151.54</text:p>
          </table:table-cell>
          <table:table-cell office:value-type="float" office:value="285480" calcext:value-type="float">
            <text:p>285480</text:p>
          </table:table-cell>
          <table:table-cell table:formula="of:=[.E295]-[.E294]" office:value-type="float" office:value="382" calcext:value-type="float">
            <text:p>382</text:p>
          </table:table-cell>
          <table:table-cell table:formula="of:=[.F295]*(60*64/1440)" office:value-type="float" office:value="1018.66666666667" calcext:value-type="float">
            <text:p>1018.7</text:p>
          </table:table-cell>
          <table:table-cell table:formula="of:=[.D295]*[.H$4]" office:value-type="float" office:value="1016.363796562" calcext:value-type="float">
            <text:p>1016.36</text:p>
          </table:table-cell>
          <table:table-cell table:formula="of:=[.G295]/[.H295]" office:value-type="float" office:value="1.00226579312689" calcext:value-type="float">
            <text:p>1.0023</text:p>
          </table:table-cell>
          <table:table-cell table:number-columns-repeated="8"/>
        </table:table-row>
        <table:table-row table:style-name="ro1">
          <table:table-cell office:value-type="float" office:value="13576" calcext:value-type="float">
            <text:p>135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50.357071" calcext:value-type="float">
            <text:p>150.36</text:p>
          </table:table-cell>
          <table:table-cell office:value-type="float" office:value="285858" calcext:value-type="float">
            <text:p>285858</text:p>
          </table:table-cell>
          <table:table-cell table:formula="of:=[.E296]-[.E295]" office:value-type="float" office:value="378" calcext:value-type="float">
            <text:p>378</text:p>
          </table:table-cell>
          <table:table-cell table:formula="of:=[.F296]*(60*64/1440)" office:value-type="float" office:value="1008" calcext:value-type="float">
            <text:p>1008.0</text:p>
          </table:table-cell>
          <table:table-cell table:formula="of:=[.D296]*[.H$4]" office:value-type="float" office:value="1008.444875197" calcext:value-type="float">
            <text:p>1008.44</text:p>
          </table:table-cell>
          <table:table-cell table:formula="of:=[.G296]/[.H296]" office:value-type="float" office:value="0.999558850257519" calcext:value-type="float">
            <text:p>0.9996</text:p>
          </table:table-cell>
          <table:table-cell table:number-columns-repeated="8"/>
        </table:table-row>
        <table:table-row table:style-name="ro1">
          <table:table-cell office:value-type="float" office:value="13584" calcext:value-type="float">
            <text:p>135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149.873535" calcext:value-type="float">
            <text:p>149.87</text:p>
          </table:table-cell>
          <table:table-cell office:value-type="float" office:value="286235" calcext:value-type="float">
            <text:p>286235</text:p>
          </table:table-cell>
          <table:table-cell table:formula="of:=[.E297]-[.E296]" office:value-type="float" office:value="377" calcext:value-type="float">
            <text:p>377</text:p>
          </table:table-cell>
          <table:table-cell table:formula="of:=[.F297]*(60*64/1440)" office:value-type="float" office:value="1005.33333333333" calcext:value-type="float">
            <text:p>1005.3</text:p>
          </table:table-cell>
          <table:table-cell table:formula="of:=[.D297]*[.H$4]" office:value-type="float" office:value="1005.201799245" calcext:value-type="float">
            <text:p>1005.20</text:p>
          </table:table-cell>
          <table:table-cell table:formula="of:=[.G297]/[.H297]" office:value-type="float" office:value="1.00013085341514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3586" calcext:value-type="float">
            <text:p>135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48.583313" calcext:value-type="float">
            <text:p>148.58</text:p>
          </table:table-cell>
          <table:table-cell office:value-type="float" office:value="286608" calcext:value-type="float">
            <text:p>286608</text:p>
          </table:table-cell>
          <table:table-cell table:formula="of:=[.E298]-[.E297]" office:value-type="float" office:value="373" calcext:value-type="float">
            <text:p>373</text:p>
          </table:table-cell>
          <table:table-cell table:formula="of:=[.F298]*(60*64/1440)" office:value-type="float" office:value="994.666666666667" calcext:value-type="float">
            <text:p>994.7</text:p>
          </table:table-cell>
          <table:table-cell table:formula="of:=[.D298]*[.H$4]" office:value-type="float" office:value="996.548280291" calcext:value-type="float">
            <text:p>996.55</text:p>
          </table:table-cell>
          <table:table-cell table:formula="of:=[.G298]/[.H298]" office:value-type="float" office:value="0.998111869076946" calcext:value-type="float">
            <text:p>0.9981</text:p>
          </table:table-cell>
          <table:table-cell table:number-columns-repeated="8"/>
        </table:table-row>
        <table:table-row table:style-name="ro1">
          <table:table-cell office:value-type="float" office:value="13593" calcext:value-type="float">
            <text:p>135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46.998352" calcext:value-type="float">
            <text:p>147.00</text:p>
          </table:table-cell>
          <table:table-cell office:value-type="float" office:value="286978" calcext:value-type="float">
            <text:p>286978</text:p>
          </table:table-cell>
          <table:table-cell table:formula="of:=[.E299]-[.E298]" office:value-type="float" office:value="370" calcext:value-type="float">
            <text:p>370</text:p>
          </table:table-cell>
          <table:table-cell table:formula="of:=[.F299]*(60*64/1440)" office:value-type="float" office:value="986.666666666667" calcext:value-type="float">
            <text:p>986.7</text:p>
          </table:table-cell>
          <table:table-cell table:formula="of:=[.D299]*[.H$4]" office:value-type="float" office:value="985.917946864" calcext:value-type="float">
            <text:p>985.92</text:p>
          </table:table-cell>
          <table:table-cell table:formula="of:=[.G299]/[.H299]" office:value-type="float" office:value="1.0007594139097" calcext:value-type="float">
            <text:p>1.0008</text:p>
          </table:table-cell>
          <table:table-cell table:number-columns-repeated="8"/>
        </table:table-row>
        <table:table-row table:style-name="ro1">
          <table:table-cell office:value-type="float" office:value="13595" calcext:value-type="float">
            <text:p>135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45.951385" calcext:value-type="float">
            <text:p>145.95</text:p>
          </table:table-cell>
          <table:table-cell office:value-type="float" office:value="287345" calcext:value-type="float">
            <text:p>287345</text:p>
          </table:table-cell>
          <table:table-cell table:formula="of:=[.E300]-[.E299]" office:value-type="float" office:value="367" calcext:value-type="float">
            <text:p>367</text:p>
          </table:table-cell>
          <table:table-cell table:formula="of:=[.F300]*(60*64/1440)" office:value-type="float" office:value="978.666666666667" calcext:value-type="float">
            <text:p>978.7</text:p>
          </table:table-cell>
          <table:table-cell table:formula="of:=[.D300]*[.H$4]" office:value-type="float" office:value="978.895939195" calcext:value-type="float">
            <text:p>978.90</text:p>
          </table:table-cell>
          <table:table-cell table:formula="of:=[.G300]/[.H300]" office:value-type="float" office:value="0.999765784575098" calcext:value-type="float">
            <text:p>0.9998</text:p>
          </table:table-cell>
          <table:table-cell table:number-columns-repeated="8"/>
        </table:table-row>
        <table:table-row table:style-name="ro1">
          <table:table-cell office:value-type="float" office:value="13601" calcext:value-type="float">
            <text:p>13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45.50798" calcext:value-type="float">
            <text:p>145.51</text:p>
          </table:table-cell>
          <table:table-cell office:value-type="float" office:value="287711" calcext:value-type="float">
            <text:p>287711</text:p>
          </table:table-cell>
          <table:table-cell table:formula="of:=[.E301]-[.E300]" office:value-type="float" office:value="366" calcext:value-type="float">
            <text:p>366</text:p>
          </table:table-cell>
          <table:table-cell table:formula="of:=[.F301]*(60*64/1440)" office:value-type="float" office:value="976" calcext:value-type="float">
            <text:p>976.0</text:p>
          </table:table-cell>
          <table:table-cell table:formula="of:=[.D301]*[.H$4]" office:value-type="float" office:value="975.92202186" calcext:value-type="float">
            <text:p>975.92</text:p>
          </table:table-cell>
          <table:table-cell table:formula="of:=[.G301]/[.H301]" office:value-type="float" office:value="1.00007990201907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3608" calcext:value-type="float">
            <text:p>136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44.208572" calcext:value-type="float">
            <text:p>144.21</text:p>
          </table:table-cell>
          <table:table-cell office:value-type="float" office:value="288074" calcext:value-type="float">
            <text:p>288074</text:p>
          </table:table-cell>
          <table:table-cell table:formula="of:=[.E302]-[.E301]" office:value-type="float" office:value="363" calcext:value-type="float">
            <text:p>363</text:p>
          </table:table-cell>
          <table:table-cell table:formula="of:=[.F302]*(60*64/1440)" office:value-type="float" office:value="968" calcext:value-type="float">
            <text:p>968.0</text:p>
          </table:table-cell>
          <table:table-cell table:formula="of:=[.D302]*[.H$4]" office:value-type="float" office:value="967.206892404" calcext:value-type="float">
            <text:p>967.21</text:p>
          </table:table-cell>
          <table:table-cell table:formula="of:=[.G302]/[.H302]" office:value-type="float" office:value="1.00081999787453" calcext:value-type="float">
            <text:p>1.0008</text:p>
          </table:table-cell>
          <table:table-cell table:number-columns-repeated="8"/>
        </table:table-row>
        <table:table-row table:style-name="ro1">
          <table:table-cell office:value-type="float" office:value="13610" calcext:value-type="float">
            <text:p>136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42.625458" calcext:value-type="float">
            <text:p>142.63</text:p>
          </table:table-cell>
          <table:table-cell office:value-type="float" office:value="288433" calcext:value-type="float">
            <text:p>288433</text:p>
          </table:table-cell>
          <table:table-cell table:formula="of:=[.E303]-[.E302]" office:value-type="float" office:value="359" calcext:value-type="float">
            <text:p>359</text:p>
          </table:table-cell>
          <table:table-cell table:formula="of:=[.F303]*(60*64/1440)" office:value-type="float" office:value="957.333333333333" calcext:value-type="float">
            <text:p>957.3</text:p>
          </table:table-cell>
          <table:table-cell table:formula="of:=[.D303]*[.H$4]" office:value-type="float" office:value="956.588946806" calcext:value-type="float">
            <text:p>956.59</text:p>
          </table:table-cell>
          <table:table-cell table:formula="of:=[.G303]/[.H303]" office:value-type="float" office:value="1.00077816760252" calcext:value-type="float">
            <text:p>1.0008</text:p>
          </table:table-cell>
          <table:table-cell table:number-columns-repeated="8"/>
        </table:table-row>
        <table:table-row table:style-name="ro1">
          <table:table-cell office:value-type="float" office:value="13616" calcext:value-type="float">
            <text:p>136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41.6819" calcext:value-type="float">
            <text:p>141.68</text:p>
          </table:table-cell>
          <table:table-cell office:value-type="float" office:value="288789" calcext:value-type="float">
            <text:p>288789</text:p>
          </table:table-cell>
          <table:table-cell table:formula="of:=[.E304]-[.E303]" office:value-type="float" office:value="356" calcext:value-type="float">
            <text:p>356</text:p>
          </table:table-cell>
          <table:table-cell table:formula="of:=[.F304]*(60*64/1440)" office:value-type="float" office:value="949.333333333333" calcext:value-type="float">
            <text:p>949.3</text:p>
          </table:table-cell>
          <table:table-cell table:formula="of:=[.D304]*[.H$4]" office:value-type="float" office:value="950.2605033" calcext:value-type="float">
            <text:p>950.26</text:p>
          </table:table-cell>
          <table:table-cell table:formula="of:=[.G304]/[.H304]" office:value-type="float" office:value="0.999024299164864" calcext:value-type="float">
            <text:p>0.9990</text:p>
          </table:table-cell>
          <table:table-cell table:number-columns-repeated="8"/>
        </table:table-row>
        <table:table-row table:style-name="ro1">
          <table:table-cell office:value-type="float" office:value="13623" calcext:value-type="float">
            <text:p>136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41.188736" calcext:value-type="float">
            <text:p>141.19</text:p>
          </table:table-cell>
          <table:table-cell office:value-type="float" office:value="289144" calcext:value-type="float">
            <text:p>289144</text:p>
          </table:table-cell>
          <table:table-cell table:formula="of:=[.E305]-[.E304]" office:value-type="float" office:value="355" calcext:value-type="float">
            <text:p>355</text:p>
          </table:table-cell>
          <table:table-cell table:formula="of:=[.F305]*(60*64/1440)" office:value-type="float" office:value="946.666666666667" calcext:value-type="float">
            <text:p>946.7</text:p>
          </table:table-cell>
          <table:table-cell table:formula="of:=[.D305]*[.H$4]" office:value-type="float" office:value="946.952852352" calcext:value-type="float">
            <text:p>946.95</text:p>
          </table:table-cell>
          <table:table-cell table:formula="of:=[.G305]/[.H305]" office:value-type="float" office:value="0.999697782540469" calcext:value-type="float">
            <text:p>0.9997</text:p>
          </table:table-cell>
          <table:table-cell table:number-columns-repeated="8"/>
        </table:table-row>
        <table:table-row table:style-name="ro1">
          <table:table-cell office:value-type="float" office:value="13625" calcext:value-type="float">
            <text:p>136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39.940735" calcext:value-type="float">
            <text:p>139.94</text:p>
          </table:table-cell>
          <table:table-cell office:value-type="float" office:value="289496" calcext:value-type="float">
            <text:p>289496</text:p>
          </table:table-cell>
          <table:table-cell table:formula="of:=[.E306]-[.E305]" office:value-type="float" office:value="352" calcext:value-type="float">
            <text:p>352</text:p>
          </table:table-cell>
          <table:table-cell table:formula="of:=[.F306]*(60*64/1440)" office:value-type="float" office:value="938.666666666667" calcext:value-type="float">
            <text:p>938.7</text:p>
          </table:table-cell>
          <table:table-cell table:formula="of:=[.D306]*[.H$4]" office:value-type="float" office:value="938.582509645" calcext:value-type="float">
            <text:p>938.58</text:p>
          </table:table-cell>
          <table:table-cell table:formula="of:=[.G306]/[.H306]" office:value-type="float" office:value="1.00008966395687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3633" calcext:value-type="float">
            <text:p>136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138.286011" calcext:value-type="float">
            <text:p>138.29</text:p>
          </table:table-cell>
          <table:table-cell office:value-type="float" office:value="289844" calcext:value-type="float">
            <text:p>289844</text:p>
          </table:table-cell>
          <table:table-cell table:formula="of:=[.E307]-[.E306]" office:value-type="float" office:value="348" calcext:value-type="float">
            <text:p>348</text:p>
          </table:table-cell>
          <table:table-cell table:formula="of:=[.F307]*(60*64/1440)" office:value-type="float" office:value="928" calcext:value-type="float">
            <text:p>928.0</text:p>
          </table:table-cell>
          <table:table-cell table:formula="of:=[.D307]*[.H$4]" office:value-type="float" office:value="927.484275777" calcext:value-type="float">
            <text:p>927.48</text:p>
          </table:table-cell>
          <table:table-cell table:formula="of:=[.G307]/[.H307]" office:value-type="float" office:value="1.00055604632496" calcext:value-type="float">
            <text:p>1.0006</text:p>
          </table:table-cell>
          <table:table-cell table:number-columns-repeated="8"/>
        </table:table-row>
        <table:table-row table:style-name="ro1">
          <table:table-cell office:value-type="float" office:value="13635" calcext:value-type="float">
            <text:p>136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37.315247" calcext:value-type="float">
            <text:p>137.32</text:p>
          </table:table-cell>
          <table:table-cell office:value-type="float" office:value="290190" calcext:value-type="float">
            <text:p>290190</text:p>
          </table:table-cell>
          <table:table-cell table:formula="of:=[.E308]-[.E307]" office:value-type="float" office:value="346" calcext:value-type="float">
            <text:p>346</text:p>
          </table:table-cell>
          <table:table-cell table:formula="of:=[.F308]*(60*64/1440)" office:value-type="float" office:value="922.666666666667" calcext:value-type="float">
            <text:p>922.7</text:p>
          </table:table-cell>
          <table:table-cell table:formula="of:=[.D308]*[.H$4]" office:value-type="float" office:value="920.973361629" calcext:value-type="float">
            <text:p>920.97</text:p>
          </table:table-cell>
          <table:table-cell table:formula="of:=[.G308]/[.H308]" office:value-type="float" office:value="1.00183860370801" calcext:value-type="float">
            <text:p>1.0018</text:p>
          </table:table-cell>
          <table:table-cell table:number-columns-repeated="8"/>
        </table:table-row>
        <table:table-row table:style-name="ro1">
          <table:table-cell office:value-type="float" office:value="13641" calcext:value-type="float">
            <text:p>13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36.740326" calcext:value-type="float">
            <text:p>136.74</text:p>
          </table:table-cell>
          <table:table-cell office:value-type="float" office:value="290534" calcext:value-type="float">
            <text:p>290534</text:p>
          </table:table-cell>
          <table:table-cell table:formula="of:=[.E309]-[.E308]" office:value-type="float" office:value="344" calcext:value-type="float">
            <text:p>344</text:p>
          </table:table-cell>
          <table:table-cell table:formula="of:=[.F309]*(60*64/1440)" office:value-type="float" office:value="917.333333333333" calcext:value-type="float">
            <text:p>917.3</text:p>
          </table:table-cell>
          <table:table-cell table:formula="of:=[.D309]*[.H$4]" office:value-type="float" office:value="917.117366482" calcext:value-type="float">
            <text:p>917.12</text:p>
          </table:table-cell>
          <table:table-cell table:formula="of:=[.G309]/[.H309]" office:value-type="float" office:value="1.00023548442023" calcext:value-type="float">
            <text:p>1.0002</text:p>
          </table:table-cell>
          <table:table-cell table:number-columns-repeated="8"/>
        </table:table-row>
        <table:table-row table:style-name="ro1">
          <table:table-cell office:value-type="float" office:value="13648" calcext:value-type="float">
            <text:p>136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35.72789" calcext:value-type="float">
            <text:p>135.73</text:p>
          </table:table-cell>
          <table:table-cell office:value-type="float" office:value="290875" calcext:value-type="float">
            <text:p>290875</text:p>
          </table:table-cell>
          <table:table-cell table:formula="of:=[.E310]-[.E309]" office:value-type="float" office:value="341" calcext:value-type="float">
            <text:p>341</text:p>
          </table:table-cell>
          <table:table-cell table:formula="of:=[.F310]*(60*64/1440)" office:value-type="float" office:value="909.333333333333" calcext:value-type="float">
            <text:p>909.3</text:p>
          </table:table-cell>
          <table:table-cell table:formula="of:=[.D310]*[.H$4]" office:value-type="float" office:value="910.32695823" calcext:value-type="float">
            <text:p>910.33</text:p>
          </table:table-cell>
          <table:table-cell table:formula="of:=[.G310]/[.H310]" office:value-type="float" office:value="0.998908496680579" calcext:value-type="float">
            <text:p>0.9989</text:p>
          </table:table-cell>
          <table:table-cell table:number-columns-repeated="8"/>
        </table:table-row>
        <table:table-row table:style-name="ro1">
          <table:table-cell office:value-type="float" office:value="13650" calcext:value-type="float">
            <text:p>136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34.112671" calcext:value-type="float">
            <text:p>134.11</text:p>
          </table:table-cell>
          <table:table-cell office:value-type="float" office:value="291212" calcext:value-type="float">
            <text:p>291212</text:p>
          </table:table-cell>
          <table:table-cell table:formula="of:=[.E311]-[.E310]" office:value-type="float" office:value="337" calcext:value-type="float">
            <text:p>337</text:p>
          </table:table-cell>
          <table:table-cell table:formula="of:=[.F311]*(60*64/1440)" office:value-type="float" office:value="898.666666666667" calcext:value-type="float">
            <text:p>898.7</text:p>
          </table:table-cell>
          <table:table-cell table:formula="of:=[.D311]*[.H$4]" office:value-type="float" office:value="899.493684397" calcext:value-type="float">
            <text:p>899.49</text:p>
          </table:table-cell>
          <table:table-cell table:formula="of:=[.G311]/[.H311]" office:value-type="float" office:value="0.99908057416669" calcext:value-type="float">
            <text:p>0.9991</text:p>
          </table:table-cell>
          <table:table-cell table:number-columns-repeated="8"/>
        </table:table-row>
        <table:table-row table:style-name="ro1">
          <table:table-cell office:value-type="float" office:value="13656" calcext:value-type="float">
            <text:p>136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32.993851" calcext:value-type="float">
            <text:p>132.99</text:p>
          </table:table-cell>
          <table:table-cell office:value-type="float" office:value="291547" calcext:value-type="float">
            <text:p>291547</text:p>
          </table:table-cell>
          <table:table-cell table:formula="of:=[.E312]-[.E311]" office:value-type="float" office:value="335" calcext:value-type="float">
            <text:p>335</text:p>
          </table:table-cell>
          <table:table-cell table:formula="of:=[.F312]*(60*64/1440)" office:value-type="float" office:value="893.333333333333" calcext:value-type="float">
            <text:p>893.3</text:p>
          </table:table-cell>
          <table:table-cell table:formula="of:=[.D312]*[.H$4]" office:value-type="float" office:value="891.989758657" calcext:value-type="float">
            <text:p>891.99</text:p>
          </table:table-cell>
          <table:table-cell table:formula="of:=[.G312]/[.H312]" office:value-type="float" office:value="1.00150626693109" calcext:value-type="float">
            <text:p>1.0015</text:p>
          </table:table-cell>
          <table:table-cell table:number-columns-repeated="8"/>
        </table:table-row>
        <table:table-row table:style-name="ro1">
          <table:table-cell office:value-type="float" office:value="13658" calcext:value-type="float">
            <text:p>136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32.445251" calcext:value-type="float">
            <text:p>132.45</text:p>
          </table:table-cell>
          <table:table-cell office:value-type="float" office:value="291880" calcext:value-type="float">
            <text:p>291880</text:p>
          </table:table-cell>
          <table:table-cell table:formula="of:=[.E313]-[.E312]" office:value-type="float" office:value="333" calcext:value-type="float">
            <text:p>333</text:p>
          </table:table-cell>
          <table:table-cell table:formula="of:=[.F313]*(60*64/1440)" office:value-type="float" office:value="888" calcext:value-type="float">
            <text:p>888.0</text:p>
          </table:table-cell>
          <table:table-cell table:formula="of:=[.D313]*[.H$4]" office:value-type="float" office:value="888.310298457" calcext:value-type="float">
            <text:p>888.31</text:p>
          </table:table-cell>
          <table:table-cell table:formula="of:=[.G313]/[.H313]" office:value-type="float" office:value="0.999650686862981" calcext:value-type="float">
            <text:p>0.9997</text:p>
          </table:table-cell>
          <table:table-cell table:number-columns-repeated="8"/>
        </table:table-row>
        <table:table-row table:style-name="ro1">
          <table:table-cell office:value-type="float" office:value="13665" calcext:value-type="float">
            <text:p>136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31.712936" calcext:value-type="float">
            <text:p>131.71</text:p>
          </table:table-cell>
          <table:table-cell office:value-type="float" office:value="292212" calcext:value-type="float">
            <text:p>292212</text:p>
          </table:table-cell>
          <table:table-cell table:formula="of:=[.E314]-[.E313]" office:value-type="float" office:value="332" calcext:value-type="float">
            <text:p>332</text:p>
          </table:table-cell>
          <table:table-cell table:formula="of:=[.F314]*(60*64/1440)" office:value-type="float" office:value="885.333333333333" calcext:value-type="float">
            <text:p>885.3</text:p>
          </table:table-cell>
          <table:table-cell table:formula="of:=[.D314]*[.H$4]" office:value-type="float" office:value="883.398661752" calcext:value-type="float">
            <text:p>883.40</text:p>
          </table:table-cell>
          <table:table-cell table:formula="of:=[.G314]/[.H314]" office:value-type="float" office:value="1.00219003227546" calcext:value-type="float">
            <text:p>1.0022</text:p>
          </table:table-cell>
          <table:table-cell table:number-columns-repeated="8"/>
        </table:table-row>
        <table:table-row table:style-name="ro1">
          <table:table-cell office:value-type="float" office:value="13676" calcext:value-type="float">
            <text:p>136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83A00000 8</text:p>
          </table:table-cell>
          <table:table-cell office:value-type="float" office:value="130.17392" calcext:value-type="float">
            <text:p>130.17</text:p>
          </table:table-cell>
          <table:table-cell office:value-type="float" office:value="292539" calcext:value-type="float">
            <text:p>292539</text:p>
          </table:table-cell>
          <table:table-cell table:formula="of:=[.E315]-[.E314]" office:value-type="float" office:value="327" calcext:value-type="float">
            <text:p>327</text:p>
          </table:table-cell>
          <table:table-cell table:formula="of:=[.F315]*(60*64/1440)" office:value-type="float" office:value="872" calcext:value-type="float">
            <text:p>872.0</text:p>
          </table:table-cell>
          <table:table-cell table:formula="of:=[.D315]*[.H$4]" office:value-type="float" office:value="873.07648144" calcext:value-type="float">
            <text:p>873.08</text:p>
          </table:table-cell>
          <table:table-cell table:formula="of:=[.G315]/[.H315]" office:value-type="float" office:value="0.998767025039748" calcext:value-type="float">
            <text:p>0.9988</text:p>
          </table:table-cell>
          <table:table-cell table:number-columns-repeated="8"/>
        </table:table-row>
        <table:table-row table:style-name="ro1">
          <table:table-cell office:value-type="float" office:value="13678" calcext:value-type="float">
            <text:p>136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28.900909" calcext:value-type="float">
            <text:p>128.90</text:p>
          </table:table-cell>
          <table:table-cell office:value-type="float" office:value="292863" calcext:value-type="float">
            <text:p>292863</text:p>
          </table:table-cell>
          <table:table-cell table:formula="of:=[.E316]-[.E315]" office:value-type="float" office:value="324" calcext:value-type="float">
            <text:p>324</text:p>
          </table:table-cell>
          <table:table-cell table:formula="of:=[.F316]*(60*64/1440)" office:value-type="float" office:value="864" calcext:value-type="float">
            <text:p>864.0</text:p>
          </table:table-cell>
          <table:table-cell table:formula="of:=[.D316]*[.H$4]" office:value-type="float" office:value="864.538396663" calcext:value-type="float">
            <text:p>864.54</text:p>
          </table:table-cell>
          <table:table-cell table:formula="of:=[.G316]/[.H316]" office:value-type="float" office:value="0.9993772437811" calcext:value-type="float">
            <text:p>0.9994</text:p>
          </table:table-cell>
          <table:table-cell table:number-columns-repeated="8"/>
        </table:table-row>
        <table:table-row table:style-name="ro1">
          <table:table-cell office:value-type="float" office:value="13680" calcext:value-type="float">
            <text:p>136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28.16716" calcext:value-type="float">
            <text:p>128.17</text:p>
          </table:table-cell>
          <table:table-cell office:value-type="float" office:value="293186" calcext:value-type="float">
            <text:p>293186</text:p>
          </table:table-cell>
          <table:table-cell table:formula="of:=[.E317]-[.E316]" office:value-type="float" office:value="323" calcext:value-type="float">
            <text:p>323</text:p>
          </table:table-cell>
          <table:table-cell table:formula="of:=[.F317]*(60*64/1440)" office:value-type="float" office:value="861.333333333333" calcext:value-type="float">
            <text:p>861.3</text:p>
          </table:table-cell>
          <table:table-cell table:formula="of:=[.D317]*[.H$4]" office:value-type="float" office:value="859.61714212" calcext:value-type="float">
            <text:p>859.62</text:p>
          </table:table-cell>
          <table:table-cell table:formula="of:=[.G317]/[.H317]" office:value-type="float" office:value="1.00199645996949" calcext:value-type="float">
            <text:p>1.0020</text:p>
          </table:table-cell>
          <table:table-cell table:number-columns-repeated="8"/>
        </table:table-row>
        <table:table-row table:style-name="ro1">
          <table:table-cell office:value-type="float" office:value="13688" calcext:value-type="float">
            <text:p>136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127.653893" calcext:value-type="float">
            <text:p>127.65</text:p>
          </table:table-cell>
          <table:table-cell office:value-type="float" office:value="293507" calcext:value-type="float">
            <text:p>293507</text:p>
          </table:table-cell>
          <table:table-cell table:formula="of:=[.E318]-[.E317]" office:value-type="float" office:value="321" calcext:value-type="float">
            <text:p>321</text:p>
          </table:table-cell>
          <table:table-cell table:formula="of:=[.F318]*(60*64/1440)" office:value-type="float" office:value="856" calcext:value-type="float">
            <text:p>856.0</text:p>
          </table:table-cell>
          <table:table-cell table:formula="of:=[.D318]*[.H$4]" office:value-type="float" office:value="856.174660351" calcext:value-type="float">
            <text:p>856.17</text:p>
          </table:table-cell>
          <table:table-cell table:formula="of:=[.G318]/[.H318]" office:value-type="float" office:value="0.999795999158713" calcext:value-type="float">
            <text:p>0.9998</text:p>
          </table:table-cell>
          <table:table-cell table:number-columns-repeated="8"/>
        </table:table-row>
        <table:table-row table:style-name="ro1">
          <table:table-cell office:value-type="float" office:value="13690" calcext:value-type="float">
            <text:p>136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26.402687" calcext:value-type="float">
            <text:p>126.40</text:p>
          </table:table-cell>
          <table:table-cell office:value-type="float" office:value="293825" calcext:value-type="float">
            <text:p>293825</text:p>
          </table:table-cell>
          <table:table-cell table:formula="of:=[.E319]-[.E318]" office:value-type="float" office:value="318" calcext:value-type="float">
            <text:p>318</text:p>
          </table:table-cell>
          <table:table-cell table:formula="of:=[.F319]*(60*64/1440)" office:value-type="float" office:value="848" calcext:value-type="float">
            <text:p>848.0</text:p>
          </table:table-cell>
          <table:table-cell table:formula="of:=[.D319]*[.H$4]" office:value-type="float" office:value="847.782821709" calcext:value-type="float">
            <text:p>847.78</text:p>
          </table:table-cell>
          <table:table-cell table:formula="of:=[.G319]/[.H319]" office:value-type="float" office:value="1.00025617208257" calcext:value-type="float">
            <text:p>1.0003</text:p>
          </table:table-cell>
          <table:table-cell table:number-columns-repeated="8"/>
        </table:table-row>
        <table:table-row table:style-name="ro1">
          <table:table-cell office:value-type="float" office:value="13696" calcext:value-type="float">
            <text:p>136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24.858101" calcext:value-type="float">
            <text:p>124.86</text:p>
          </table:table-cell>
          <table:table-cell office:value-type="float" office:value="294139" calcext:value-type="float">
            <text:p>294139</text:p>
          </table:table-cell>
          <table:table-cell table:formula="of:=[.E320]-[.E319]" office:value-type="float" office:value="314" calcext:value-type="float">
            <text:p>314</text:p>
          </table:table-cell>
          <table:table-cell table:formula="of:=[.F320]*(60*64/1440)" office:value-type="float" office:value="837.333333333333" calcext:value-type="float">
            <text:p>837.3</text:p>
          </table:table-cell>
          <table:table-cell table:formula="of:=[.D320]*[.H$4]" office:value-type="float" office:value="837.423283407" calcext:value-type="float">
            <text:p>837.42</text:p>
          </table:table-cell>
          <table:table-cell table:formula="of:=[.G320]/[.H320]" office:value-type="float" office:value="0.999892587087738" calcext:value-type="float">
            <text:p>0.9999</text:p>
          </table:table-cell>
          <table:table-cell table:number-columns-repeated="8"/>
        </table:table-row>
        <table:table-row table:style-name="ro1">
          <table:table-cell office:value-type="float" office:value="13698" calcext:value-type="float">
            <text:p>136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23.972641" calcext:value-type="float">
            <text:p>123.97</text:p>
          </table:table-cell>
          <table:table-cell office:value-type="float" office:value="294451" calcext:value-type="float">
            <text:p>294451</text:p>
          </table:table-cell>
          <table:table-cell table:formula="of:=[.E321]-[.E320]" office:value-type="float" office:value="312" calcext:value-type="float">
            <text:p>312</text:p>
          </table:table-cell>
          <table:table-cell table:formula="of:=[.F321]*(60*64/1440)" office:value-type="float" office:value="832" calcext:value-type="float">
            <text:p>832.0</text:p>
          </table:table-cell>
          <table:table-cell table:formula="of:=[.D321]*[.H$4]" office:value-type="float" office:value="831.484503187" calcext:value-type="float">
            <text:p>831.48</text:p>
          </table:table-cell>
          <table:table-cell table:formula="of:=[.G321]/[.H321]" office:value-type="float" office:value="1.00061997164231" calcext:value-type="float">
            <text:p>1.0006</text:p>
          </table:table-cell>
          <table:table-cell table:number-columns-repeated="8"/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23.314964" calcext:value-type="float">
            <text:p>123.31</text:p>
          </table:table-cell>
          <table:table-cell office:value-type="float" office:value="294761" calcext:value-type="float">
            <text:p>294761</text:p>
          </table:table-cell>
          <table:table-cell table:formula="of:=[.E322]-[.E321]" office:value-type="float" office:value="310" calcext:value-type="float">
            <text:p>310</text:p>
          </table:table-cell>
          <table:table-cell table:formula="of:=[.F322]*(60*64/1440)" office:value-type="float" office:value="826.666666666667" calcext:value-type="float">
            <text:p>826.7</text:p>
          </table:table-cell>
          <table:table-cell table:formula="of:=[.D322]*[.H$4]" office:value-type="float" office:value="827.073463548" calcext:value-type="float">
            <text:p>827.07</text:p>
          </table:table-cell>
          <table:table-cell table:formula="of:=[.G322]/[.H322]" office:value-type="float" office:value="0.999508149034805" calcext:value-type="float">
            <text:p>0.9995</text:p>
          </table:table-cell>
          <table:table-cell table:number-columns-repeated="8"/>
        </table:table-row>
        <table:table-row table:style-name="ro1">
          <table:table-cell office:value-type="float" office:value="13704" calcext:value-type="float">
            <text:p>137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A00000 8</text:p>
          </table:table-cell>
          <table:table-cell office:value-type="float" office:value="122.643845" calcext:value-type="float">
            <text:p>122.64</text:p>
          </table:table-cell>
          <table:table-cell office:value-type="float" office:value="295069" calcext:value-type="float">
            <text:p>295069</text:p>
          </table:table-cell>
          <table:table-cell table:formula="of:=[.E323]-[.E322]" office:value-type="float" office:value="308" calcext:value-type="float">
            <text:p>308</text:p>
          </table:table-cell>
          <table:table-cell table:formula="of:=[.F323]*(60*64/1440)" office:value-type="float" office:value="821.333333333333" calcext:value-type="float">
            <text:p>821.3</text:p>
          </table:table-cell>
          <table:table-cell table:formula="of:=[.D323]*[.H$4]" office:value-type="float" office:value="822.572268415" calcext:value-type="float">
            <text:p>822.57</text:p>
          </table:table-cell>
          <table:table-cell table:formula="of:=[.G323]/[.H323]" office:value-type="float" office:value="0.998493828288116" calcext:value-type="float">
            <text:p>0.9985</text:p>
          </table:table-cell>
          <table:table-cell table:number-columns-repeated="8"/>
        </table:table-row>
        <table:table-row table:style-name="ro1">
          <table:table-cell office:value-type="float" office:value="13715" calcext:value-type="float">
            <text:p>137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83A00000 8</text:p>
          </table:table-cell>
          <table:table-cell office:value-type="float" office:value="121.221619" calcext:value-type="float">
            <text:p>121.22</text:p>
          </table:table-cell>
          <table:table-cell office:value-type="float" office:value="295374" calcext:value-type="float">
            <text:p>295374</text:p>
          </table:table-cell>
          <table:table-cell table:formula="of:=[.E324]-[.E323]" office:value-type="float" office:value="305" calcext:value-type="float">
            <text:p>305</text:p>
          </table:table-cell>
          <table:table-cell table:formula="of:=[.F324]*(60*64/1440)" office:value-type="float" office:value="813.333333333333" calcext:value-type="float">
            <text:p>813.3</text:p>
          </table:table-cell>
          <table:table-cell table:formula="of:=[.D324]*[.H$4]" office:value-type="float" office:value="813.033398633" calcext:value-type="float">
            <text:p>813.03</text:p>
          </table:table-cell>
          <table:table-cell table:formula="of:=[.G324]/[.H324]" office:value-type="float" office:value="1.00036890821563" calcext:value-type="float">
            <text:p>1.0004</text:p>
          </table:table-cell>
          <table:table-cell table:number-columns-repeated="8"/>
        </table:table-row>
        <table:table-row table:style-name="ro1">
          <table:table-cell office:value-type="float" office:value="13722" calcext:value-type="float">
            <text:p>137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19.953201" calcext:value-type="float">
            <text:p>119.95</text:p>
          </table:table-cell>
          <table:table-cell office:value-type="float" office:value="295676" calcext:value-type="float">
            <text:p>295676</text:p>
          </table:table-cell>
          <table:table-cell table:formula="of:=[.E325]-[.E324]" office:value-type="float" office:value="302" calcext:value-type="float">
            <text:p>302</text:p>
          </table:table-cell>
          <table:table-cell table:formula="of:=[.F325]*(60*64/1440)" office:value-type="float" office:value="805.333333333333" calcext:value-type="float">
            <text:p>805.3</text:p>
          </table:table-cell>
          <table:table-cell table:formula="of:=[.D325]*[.H$4]" office:value-type="float" office:value="804.526119107" calcext:value-type="float">
            <text:p>804.53</text:p>
          </table:table-cell>
          <table:table-cell table:formula="of:=[.G325]/[.H325]" office:value-type="float" office:value="1.00100334123052" calcext:value-type="float">
            <text:p>1.0010</text:p>
          </table:table-cell>
          <table:table-cell table:number-columns-repeated="8"/>
        </table:table-row>
        <table:table-row table:style-name="ro1">
          <table:table-cell office:value-type="float" office:value="13740" calcext:value-type="float">
            <text:p>137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83A00000 8</text:p>
          </table:table-cell>
          <table:table-cell office:value-type="float" office:value="119.201088" calcext:value-type="float">
            <text:p>119.20</text:p>
          </table:table-cell>
          <table:table-cell office:value-type="float" office:value="295976" calcext:value-type="float">
            <text:p>295976</text:p>
          </table:table-cell>
          <table:table-cell table:formula="of:=[.E326]-[.E325]" office:value-type="float" office:value="300" calcext:value-type="float">
            <text:p>300</text:p>
          </table:table-cell>
          <table:table-cell table:formula="of:=[.F326]*(60*64/1440)" office:value-type="float" office:value="800" calcext:value-type="float">
            <text:p>800.0</text:p>
          </table:table-cell>
          <table:table-cell table:formula="of:=[.D326]*[.H$4]" office:value-type="float" office:value="799.481697216" calcext:value-type="float">
            <text:p>799.48</text:p>
          </table:table-cell>
          <table:table-cell table:formula="of:=[.G326]/[.H326]" office:value-type="float" office:value="1.00064829849865" calcext:value-type="float">
            <text:p>1.0006</text:p>
          </table:table-cell>
          <table:table-cell table:number-columns-repeated="8"/>
        </table:table-row>
        <table:table-row table:style-name="ro1">
          <table:table-cell office:value-type="float" office:value="13742" calcext:value-type="float">
            <text:p>137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18.678604" calcext:value-type="float">
            <text:p>118.68</text:p>
          </table:table-cell>
          <table:table-cell office:value-type="float" office:value="296274" calcext:value-type="float">
            <text:p>296274</text:p>
          </table:table-cell>
          <table:table-cell table:formula="of:=[.E327]-[.E326]" office:value-type="float" office:value="298" calcext:value-type="float">
            <text:p>298</text:p>
          </table:table-cell>
          <table:table-cell table:formula="of:=[.F327]*(60*64/1440)" office:value-type="float" office:value="794.666666666667" calcext:value-type="float">
            <text:p>794.7</text:p>
          </table:table-cell>
          <table:table-cell table:formula="of:=[.D327]*[.H$4]" office:value-type="float" office:value="795.977397028" calcext:value-type="float">
            <text:p>795.98</text:p>
          </table:table-cell>
          <table:table-cell table:formula="of:=[.G327]/[.H327]" office:value-type="float" office:value="0.998353307058432" calcext:value-type="float">
            <text:p>0.9984</text:p>
          </table:table-cell>
          <table:table-cell table:number-columns-repeated="8"/>
        </table:table-row>
        <table:table-row table:style-name="ro1">
          <table:table-cell office:value-type="float" office:value="13748" calcext:value-type="float">
            <text:p>137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17.779465" calcext:value-type="float">
            <text:p>117.78</text:p>
          </table:table-cell>
          <table:table-cell office:value-type="float" office:value="296571" calcext:value-type="float">
            <text:p>296571</text:p>
          </table:table-cell>
          <table:table-cell table:formula="of:=[.E328]-[.E327]" office:value-type="float" office:value="297" calcext:value-type="float">
            <text:p>297</text:p>
          </table:table-cell>
          <table:table-cell table:formula="of:=[.F328]*(60*64/1440)" office:value-type="float" office:value="792" calcext:value-type="float">
            <text:p>792.0</text:p>
          </table:table-cell>
          <table:table-cell table:formula="of:=[.D328]*[.H$4]" office:value-type="float" office:value="789.946871755" calcext:value-type="float">
            <text:p>789.95</text:p>
          </table:table-cell>
          <table:table-cell table:formula="of:=[.G328]/[.H328]" office:value-type="float" office:value="1.00259907130265" calcext:value-type="float">
            <text:p>1.0026</text:p>
          </table:table-cell>
          <table:table-cell table:number-columns-repeated="8"/>
        </table:table-row>
        <table:table-row table:style-name="ro1">
          <table:table-cell office:value-type="float" office:value="13750" calcext:value-type="float">
            <text:p>13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16.385406" calcext:value-type="float">
            <text:p>116.39</text:p>
          </table:table-cell>
          <table:table-cell office:value-type="float" office:value="296864" calcext:value-type="float">
            <text:p>296864</text:p>
          </table:table-cell>
          <table:table-cell table:formula="of:=[.E329]-[.E328]" office:value-type="float" office:value="293" calcext:value-type="float">
            <text:p>293</text:p>
          </table:table-cell>
          <table:table-cell table:formula="of:=[.F329]*(60*64/1440)" office:value-type="float" office:value="781.333333333333" calcext:value-type="float">
            <text:p>781.3</text:p>
          </table:table-cell>
          <table:table-cell table:formula="of:=[.D329]*[.H$4]" office:value-type="float" office:value="780.596918042" calcext:value-type="float">
            <text:p>780.60</text:p>
          </table:table-cell>
          <table:table-cell table:formula="of:=[.G329]/[.H329]" office:value-type="float" office:value="1.0009434002035" calcext:value-type="float">
            <text:p>1.0009</text:p>
          </table:table-cell>
          <table:table-cell table:number-columns-repeated="8"/>
        </table:table-row>
        <table:table-row table:style-name="ro1">
          <table:table-cell office:value-type="float" office:value="13752" calcext:value-type="float">
            <text:p>137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15.166229" calcext:value-type="float">
            <text:p>115.17</text:p>
          </table:table-cell>
          <table:table-cell office:value-type="float" office:value="297153" calcext:value-type="float">
            <text:p>297153</text:p>
          </table:table-cell>
          <table:table-cell table:formula="of:=[.E330]-[.E329]" office:value-type="float" office:value="289" calcext:value-type="float">
            <text:p>289</text:p>
          </table:table-cell>
          <table:table-cell table:formula="of:=[.F330]*(60*64/1440)" office:value-type="float" office:value="770.666666666667" calcext:value-type="float">
            <text:p>770.7</text:p>
          </table:table-cell>
          <table:table-cell table:formula="of:=[.D330]*[.H$4]" office:value-type="float" office:value="772.419897903" calcext:value-type="float">
            <text:p>772.42</text:p>
          </table:table-cell>
          <table:table-cell table:formula="of:=[.G330]/[.H330]" office:value-type="float" office:value="0.997730209642329" calcext:value-type="float">
            <text:p>0.9977</text:p>
          </table:table-cell>
          <table:table-cell table:number-columns-repeated="8"/>
        </table:table-row>
        <table:table-row table:style-name="ro1">
          <table:table-cell office:value-type="float" office:value="13754" calcext:value-type="float">
            <text:p>137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14.432732" calcext:value-type="float">
            <text:p>114.43</text:p>
          </table:table-cell>
          <table:table-cell office:value-type="float" office:value="297441" calcext:value-type="float">
            <text:p>297441</text:p>
          </table:table-cell>
          <table:table-cell table:formula="of:=[.E331]-[.E330]" office:value-type="float" office:value="288" calcext:value-type="float">
            <text:p>288</text:p>
          </table:table-cell>
          <table:table-cell table:formula="of:=[.F331]*(60*64/1440)" office:value-type="float" office:value="768" calcext:value-type="float">
            <text:p>768.0</text:p>
          </table:table-cell>
          <table:table-cell table:formula="of:=[.D331]*[.H$4]" office:value-type="float" office:value="767.500333524" calcext:value-type="float">
            <text:p>767.50</text:p>
          </table:table-cell>
          <table:table-cell table:formula="of:=[.G331]/[.H331]" office:value-type="float" office:value="1.00065103095618" calcext:value-type="float">
            <text:p>1.0007</text:p>
          </table:table-cell>
          <table:table-cell table:number-columns-repeated="8"/>
        </table:table-row>
        <table:table-row table:style-name="ro1">
          <table:table-cell office:value-type="float" office:value="13761" calcext:value-type="float">
            <text:p>137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13.883987" calcext:value-type="float">
            <text:p>113.88</text:p>
          </table:table-cell>
          <table:table-cell office:value-type="float" office:value="297728" calcext:value-type="float">
            <text:p>297728</text:p>
          </table:table-cell>
          <table:table-cell table:formula="of:=[.E332]-[.E331]" office:value-type="float" office:value="287" calcext:value-type="float">
            <text:p>287</text:p>
          </table:table-cell>
          <table:table-cell table:formula="of:=[.F332]*(60*64/1440)" office:value-type="float" office:value="765.333333333333" calcext:value-type="float">
            <text:p>765.3</text:p>
          </table:table-cell>
          <table:table-cell table:formula="of:=[.D332]*[.H$4]" office:value-type="float" office:value="763.819900809" calcext:value-type="float">
            <text:p>763.82</text:p>
          </table:table-cell>
          <table:table-cell table:formula="of:=[.G332]/[.H332]" office:value-type="float" office:value="1.00198139970264" calcext:value-type="float">
            <text:p>1.0020</text:p>
          </table:table-cell>
          <table:table-cell table:number-columns-repeated="8"/>
        </table:table-row>
        <table:table-row table:style-name="ro1">
          <table:table-cell office:value-type="float" office:value="13768" calcext:value-type="float">
            <text:p>137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12.953064" calcext:value-type="float">
            <text:p>112.95</text:p>
          </table:table-cell>
          <table:table-cell office:value-type="float" office:value="298012" calcext:value-type="float">
            <text:p>298012</text:p>
          </table:table-cell>
          <table:table-cell table:formula="of:=[.E333]-[.E332]" office:value-type="float" office:value="284" calcext:value-type="float">
            <text:p>284</text:p>
          </table:table-cell>
          <table:table-cell table:formula="of:=[.F333]*(60*64/1440)" office:value-type="float" office:value="757.333333333333" calcext:value-type="float">
            <text:p>757.3</text:p>
          </table:table-cell>
          <table:table-cell table:formula="of:=[.D333]*[.H$4]" office:value-type="float" office:value="757.576200248" calcext:value-type="float">
            <text:p>757.58</text:p>
          </table:table-cell>
          <table:table-cell table:formula="of:=[.G333]/[.H333]" office:value-type="float" office:value="0.999679415859966" calcext:value-type="float">
            <text:p>0.9997</text:p>
          </table:table-cell>
          <table:table-cell table:number-columns-repeated="8"/>
        </table:table-row>
        <table:table-row table:style-name="ro1">
          <table:table-cell office:value-type="float" office:value="13775" calcext:value-type="float">
            <text:p>137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11.607887" calcext:value-type="float">
            <text:p>111.61</text:p>
          </table:table-cell>
          <table:table-cell office:value-type="float" office:value="298292" calcext:value-type="float">
            <text:p>298292</text:p>
          </table:table-cell>
          <table:table-cell table:formula="of:=[.E334]-[.E333]" office:value-type="float" office:value="280" calcext:value-type="float">
            <text:p>280</text:p>
          </table:table-cell>
          <table:table-cell table:formula="of:=[.F334]*(60*64/1440)" office:value-type="float" office:value="746.666666666667" calcext:value-type="float">
            <text:p>746.7</text:p>
          </table:table-cell>
          <table:table-cell table:formula="of:=[.D334]*[.H$4]" office:value-type="float" office:value="748.554098109" calcext:value-type="float">
            <text:p>748.55</text:p>
          </table:table-cell>
          <table:table-cell table:formula="of:=[.G334]/[.H334]" office:value-type="float" office:value="0.997478563744289" calcext:value-type="float">
            <text:p>0.9975</text:p>
          </table:table-cell>
          <table:table-cell table:number-columns-repeated="8"/>
        </table:table-row>
        <table:table-row table:style-name="ro1">
          <table:table-cell office:value-type="float" office:value="13777" calcext:value-type="float">
            <text:p>137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10.434273" calcext:value-type="float">
            <text:p>110.43</text:p>
          </table:table-cell>
          <table:table-cell office:value-type="float" office:value="298570" calcext:value-type="float">
            <text:p>298570</text:p>
          </table:table-cell>
          <table:table-cell table:formula="of:=[.E335]-[.E334]" office:value-type="float" office:value="278" calcext:value-type="float">
            <text:p>278</text:p>
          </table:table-cell>
          <table:table-cell table:formula="of:=[.F335]*(60*64/1440)" office:value-type="float" office:value="741.333333333333" calcext:value-type="float">
            <text:p>741.3</text:p>
          </table:table-cell>
          <table:table-cell table:formula="of:=[.D335]*[.H$4]" office:value-type="float" office:value="740.682669011" calcext:value-type="float">
            <text:p>740.68</text:p>
          </table:table-cell>
          <table:table-cell table:formula="of:=[.G335]/[.H335]" office:value-type="float" office:value="1.00087846570408" calcext:value-type="float">
            <text:p>1.0009</text:p>
          </table:table-cell>
          <table:table-cell table:number-columns-repeated="8"/>
        </table:table-row>
        <table:table-row table:style-name="ro1">
          <table:table-cell office:value-type="float" office:value="13784" calcext:value-type="float">
            <text:p>137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09.713387" calcext:value-type="float">
            <text:p>109.71</text:p>
          </table:table-cell>
          <table:table-cell office:value-type="float" office:value="298846" calcext:value-type="float">
            <text:p>298846</text:p>
          </table:table-cell>
          <table:table-cell table:formula="of:=[.E336]-[.E335]" office:value-type="float" office:value="276" calcext:value-type="float">
            <text:p>276</text:p>
          </table:table-cell>
          <table:table-cell table:formula="of:=[.F336]*(60*64/1440)" office:value-type="float" office:value="736" calcext:value-type="float">
            <text:p>736.0</text:p>
          </table:table-cell>
          <table:table-cell table:formula="of:=[.D336]*[.H$4]" office:value-type="float" office:value="735.847686609" calcext:value-type="float">
            <text:p>735.85</text:p>
          </table:table-cell>
          <table:table-cell table:formula="of:=[.G336]/[.H336]" office:value-type="float" office:value="1.00020699037827" calcext:value-type="float">
            <text:p>1.0002</text:p>
          </table:table-cell>
          <table:table-cell table:number-columns-repeated="8"/>
        </table:table-row>
        <table:table-row table:style-name="ro1">
          <table:table-cell office:value-type="float" office:value="13795" calcext:value-type="float">
            <text:p>137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83A00000 8</text:p>
          </table:table-cell>
          <table:table-cell office:value-type="float" office:value="109.14299" calcext:value-type="float">
            <text:p>109.14</text:p>
          </table:table-cell>
          <table:table-cell office:value-type="float" office:value="299121" calcext:value-type="float">
            <text:p>299121</text:p>
          </table:table-cell>
          <table:table-cell table:formula="of:=[.E337]-[.E336]" office:value-type="float" office:value="275" calcext:value-type="float">
            <text:p>275</text:p>
          </table:table-cell>
          <table:table-cell table:formula="of:=[.F337]*(60*64/1440)" office:value-type="float" office:value="733.333333333333" calcext:value-type="float">
            <text:p>733.3</text:p>
          </table:table-cell>
          <table:table-cell table:formula="of:=[.D337]*[.H$4]" office:value-type="float" office:value="732.02203393" calcext:value-type="float">
            <text:p>732.02</text:p>
          </table:table-cell>
          <table:table-cell table:formula="of:=[.G337]/[.H337]" office:value-type="float" office:value="1.00179133870642" calcext:value-type="float">
            <text:p>1.0018</text:p>
          </table:table-cell>
          <table:table-cell table:number-columns-repeated="8"/>
        </table:table-row>
        <table:table-row table:style-name="ro1">
          <table:table-cell office:value-type="float" office:value="13797" calcext:value-type="float">
            <text:p>137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08.38121" calcext:value-type="float">
            <text:p>108.38</text:p>
          </table:table-cell>
          <table:table-cell office:value-type="float" office:value="299393" calcext:value-type="float">
            <text:p>299393</text:p>
          </table:table-cell>
          <table:table-cell table:formula="of:=[.E338]-[.E337]" office:value-type="float" office:value="272" calcext:value-type="float">
            <text:p>272</text:p>
          </table:table-cell>
          <table:table-cell table:formula="of:=[.F338]*(60*64/1440)" office:value-type="float" office:value="725.333333333333" calcext:value-type="float">
            <text:p>725.3</text:p>
          </table:table-cell>
          <table:table-cell table:formula="of:=[.D338]*[.H$4]" office:value-type="float" office:value="726.91277547" calcext:value-type="float">
            <text:p>726.91</text:p>
          </table:table-cell>
          <table:table-cell table:formula="of:=[.G338]/[.H338]" office:value-type="float" office:value="0.997827191665953" calcext:value-type="float">
            <text:p>0.9978</text:p>
          </table:table-cell>
          <table:table-cell table:number-columns-repeated="8"/>
        </table:table-row>
        <table:table-row table:style-name="ro1">
          <table:table-cell office:value-type="float" office:value="13805" calcext:value-type="float">
            <text:p>13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107.102974" calcext:value-type="float">
            <text:p>107.10</text:p>
          </table:table-cell>
          <table:table-cell office:value-type="float" office:value="299663" calcext:value-type="float">
            <text:p>299663</text:p>
          </table:table-cell>
          <table:table-cell table:formula="of:=[.E339]-[.E338]" office:value-type="float" office:value="270" calcext:value-type="float">
            <text:p>270</text:p>
          </table:table-cell>
          <table:table-cell table:formula="of:=[.F339]*(60*64/1440)" office:value-type="float" office:value="720" calcext:value-type="float">
            <text:p>720.0</text:p>
          </table:table-cell>
          <table:table-cell table:formula="of:=[.D339]*[.H$4]" office:value-type="float" office:value="718.339646618" calcext:value-type="float">
            <text:p>718.34</text:p>
          </table:table-cell>
          <table:table-cell table:formula="of:=[.G339]/[.H339]" office:value-type="float" office:value="1.00231137650527" calcext:value-type="float">
            <text:p>1.0023</text:p>
          </table:table-cell>
          <table:table-cell table:number-columns-repeated="8"/>
        </table:table-row>
        <table:table-row table:style-name="ro1">
          <table:table-cell office:value-type="float" office:value="13807" calcext:value-type="float">
            <text:p>138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05.916306" calcext:value-type="float">
            <text:p>105.92</text:p>
          </table:table-cell>
          <table:table-cell office:value-type="float" office:value="299929" calcext:value-type="float">
            <text:p>299929</text:p>
          </table:table-cell>
          <table:table-cell table:formula="of:=[.E340]-[.E339]" office:value-type="float" office:value="266" calcext:value-type="float">
            <text:p>266</text:p>
          </table:table-cell>
          <table:table-cell table:formula="of:=[.F340]*(60*64/1440)" office:value-type="float" office:value="709.333333333333" calcext:value-type="float">
            <text:p>709.3</text:p>
          </table:table-cell>
          <table:table-cell table:formula="of:=[.D340]*[.H$4]" office:value-type="float" office:value="710.380664342" calcext:value-type="float">
            <text:p>710.38</text:p>
          </table:table-cell>
          <table:table-cell table:formula="of:=[.G340]/[.H340]" office:value-type="float" office:value="0.998525676357426" calcext:value-type="float">
            <text:p>0.9985</text:p>
          </table:table-cell>
          <table:table-cell table:number-columns-repeated="8"/>
        </table:table-row>
        <table:table-row table:style-name="ro1">
          <table:table-cell office:value-type="float" office:value="13814" calcext:value-type="float">
            <text:p>138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05.209793" calcext:value-type="float">
            <text:p>105.21</text:p>
          </table:table-cell>
          <table:table-cell office:value-type="float" office:value="300194" calcext:value-type="float">
            <text:p>300194</text:p>
          </table:table-cell>
          <table:table-cell table:formula="of:=[.E341]-[.E340]" office:value-type="float" office:value="265" calcext:value-type="float">
            <text:p>265</text:p>
          </table:table-cell>
          <table:table-cell table:formula="of:=[.F341]*(60*64/1440)" office:value-type="float" office:value="706.666666666667" calcext:value-type="float">
            <text:p>706.7</text:p>
          </table:table-cell>
          <table:table-cell table:formula="of:=[.D341]*[.H$4]" office:value-type="float" office:value="705.642081651" calcext:value-type="float">
            <text:p>705.64</text:p>
          </table:table-cell>
          <table:table-cell table:formula="of:=[.G341]/[.H341]" office:value-type="float" office:value="1.00145198967339" calcext:value-type="float">
            <text:p>1.0015</text:p>
          </table:table-cell>
          <table:table-cell table:number-columns-repeated="8"/>
        </table:table-row>
        <table:table-row table:style-name="ro1">
          <table:table-cell office:value-type="float" office:value="13821" calcext:value-type="float">
            <text:p>138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04.545448" calcext:value-type="float">
            <text:p>104.55</text:p>
          </table:table-cell>
          <table:table-cell office:value-type="float" office:value="300457" calcext:value-type="float">
            <text:p>300457</text:p>
          </table:table-cell>
          <table:table-cell table:formula="of:=[.E342]-[.E341]" office:value-type="float" office:value="263" calcext:value-type="float">
            <text:p>263</text:p>
          </table:table-cell>
          <table:table-cell table:formula="of:=[.F342]*(60*64/1440)" office:value-type="float" office:value="701.333333333333" calcext:value-type="float">
            <text:p>701.3</text:p>
          </table:table-cell>
          <table:table-cell table:formula="of:=[.D342]*[.H$4]" office:value-type="float" office:value="701.186319736" calcext:value-type="float">
            <text:p>701.19</text:p>
          </table:table-cell>
          <table:table-cell table:formula="of:=[.G342]/[.H342]" office:value-type="float" office:value="1.00020966409811" calcext:value-type="float">
            <text:p>1.0002</text:p>
          </table:table-cell>
          <table:table-cell table:number-columns-repeated="8"/>
        </table:table-row>
        <table:table-row table:style-name="ro1">
          <table:table-cell office:value-type="float" office:value="13823" calcext:value-type="float">
            <text:p>138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03.966125" calcext:value-type="float">
            <text:p>103.97</text:p>
          </table:table-cell>
          <table:table-cell office:value-type="float" office:value="300718" calcext:value-type="float">
            <text:p>300718</text:p>
          </table:table-cell>
          <table:table-cell table:formula="of:=[.E343]-[.E342]" office:value-type="float" office:value="261" calcext:value-type="float">
            <text:p>261</text:p>
          </table:table-cell>
          <table:table-cell table:formula="of:=[.F343]*(60*64/1440)" office:value-type="float" office:value="696" calcext:value-type="float">
            <text:p>696.0</text:p>
          </table:table-cell>
          <table:table-cell table:formula="of:=[.D343]*[.H$4]" office:value-type="float" office:value="697.300800375" calcext:value-type="float">
            <text:p>697.30</text:p>
          </table:table-cell>
          <table:table-cell table:formula="of:=[.G343]/[.H343]" office:value-type="float" office:value="0.9981345204619" calcext:value-type="float">
            <text:p>0.9981</text:p>
          </table:table-cell>
          <table:table-cell table:number-columns-repeated="8"/>
        </table:table-row>
        <table:table-row table:style-name="ro1">
          <table:table-cell office:value-type="float" office:value="13829" calcext:value-type="float">
            <text:p>138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02.908768" calcext:value-type="float">
            <text:p>102.91</text:p>
          </table:table-cell>
          <table:table-cell office:value-type="float" office:value="300977" calcext:value-type="float">
            <text:p>300977</text:p>
          </table:table-cell>
          <table:table-cell table:formula="of:=[.E344]-[.E343]" office:value-type="float" office:value="259" calcext:value-type="float">
            <text:p>259</text:p>
          </table:table-cell>
          <table:table-cell table:formula="of:=[.F344]*(60*64/1440)" office:value-type="float" office:value="690.666666666667" calcext:value-type="float">
            <text:p>690.7</text:p>
          </table:table-cell>
          <table:table-cell table:formula="of:=[.D344]*[.H$4]" office:value-type="float" office:value="690.209106976" calcext:value-type="float">
            <text:p>690.21</text:p>
          </table:table-cell>
          <table:table-cell table:formula="of:=[.G344]/[.H344]" office:value-type="float" office:value="1.00066292908344" calcext:value-type="float">
            <text:p>1.0007</text:p>
          </table:table-cell>
          <table:table-cell table:number-columns-repeated="8"/>
        </table:table-row>
        <table:table-row table:style-name="ro1">
          <table:table-cell office:value-type="float" office:value="13836" calcext:value-type="float">
            <text:p>138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01.579979" calcext:value-type="float">
            <text:p>101.58</text:p>
          </table:table-cell>
          <table:table-cell office:value-type="float" office:value="301233" calcext:value-type="float">
            <text:p>301233</text:p>
          </table:table-cell>
          <table:table-cell table:formula="of:=[.E345]-[.E344]" office:value-type="float" office:value="256" calcext:value-type="float">
            <text:p>256</text:p>
          </table:table-cell>
          <table:table-cell table:formula="of:=[.F345]*(60*64/1440)" office:value-type="float" office:value="682.666666666667" calcext:value-type="float">
            <text:p>682.7</text:p>
          </table:table-cell>
          <table:table-cell table:formula="of:=[.D345]*[.H$4]" office:value-type="float" office:value="681.296919153" calcext:value-type="float">
            <text:p>681.30</text:p>
          </table:table-cell>
          <table:table-cell table:formula="of:=[.G345]/[.H345]" office:value-type="float" office:value="1.00201050008471" calcext:value-type="float">
            <text:p>1.0020</text:p>
          </table:table-cell>
          <table:table-cell table:number-columns-repeated="8"/>
        </table:table-row>
        <table:table-row table:style-name="ro1">
          <table:table-cell office:value-type="float" office:value="13838" calcext:value-type="float">
            <text:p>13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00.654144" calcext:value-type="float">
            <text:p>100.65</text:p>
          </table:table-cell>
          <table:table-cell office:value-type="float" office:value="301486" calcext:value-type="float">
            <text:p>301486</text:p>
          </table:table-cell>
          <table:table-cell table:formula="of:=[.E346]-[.E345]" office:value-type="float" office:value="253" calcext:value-type="float">
            <text:p>253</text:p>
          </table:table-cell>
          <table:table-cell table:formula="of:=[.F346]*(60*64/1440)" office:value-type="float" office:value="674.666666666667" calcext:value-type="float">
            <text:p>674.7</text:p>
          </table:table-cell>
          <table:table-cell table:formula="of:=[.D346]*[.H$4]" office:value-type="float" office:value="675.087343808" calcext:value-type="float">
            <text:p>675.09</text:p>
          </table:table-cell>
          <table:table-cell table:formula="of:=[.G346]/[.H346]" office:value-type="float" office:value="0.999376855239264" calcext:value-type="float">
            <text:p>0.9994</text:p>
          </table:table-cell>
          <table:table-cell table:number-columns-repeated="8"/>
        </table:table-row>
        <table:table-row table:style-name="ro1">
          <table:table-cell office:value-type="float" office:value="13844" calcext:value-type="float">
            <text:p>138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99.904259" calcext:value-type="float">
            <text:p>99.90</text:p>
          </table:table-cell>
          <table:table-cell office:value-type="float" office:value="301737" calcext:value-type="float">
            <text:p>301737</text:p>
          </table:table-cell>
          <table:table-cell table:formula="of:=[.E347]-[.E346]" office:value-type="float" office:value="251" calcext:value-type="float">
            <text:p>251</text:p>
          </table:table-cell>
          <table:table-cell table:formula="of:=[.F347]*(60*64/1440)" office:value-type="float" office:value="669.333333333333" calcext:value-type="float">
            <text:p>669.3</text:p>
          </table:table-cell>
          <table:table-cell table:formula="of:=[.D347]*[.H$4]" office:value-type="float" office:value="670.057865113" calcext:value-type="float">
            <text:p>670.06</text:p>
          </table:table-cell>
          <table:table-cell table:formula="of:=[.G347]/[.H347]" office:value-type="float" office:value="0.998918702671232" calcext:value-type="float">
            <text:p>0.9989</text:p>
          </table:table-cell>
          <table:table-cell table:number-columns-repeated="8"/>
        </table:table-row>
        <table:table-row table:style-name="ro1">
          <table:table-cell office:value-type="float" office:value="13851" calcext:value-type="float">
            <text:p>138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99.336937" calcext:value-type="float">
            <text:p>99.34</text:p>
          </table:table-cell>
          <table:table-cell office:value-type="float" office:value="301987" calcext:value-type="float">
            <text:p>301987</text:p>
          </table:table-cell>
          <table:table-cell table:formula="of:=[.E348]-[.E347]" office:value-type="float" office:value="250" calcext:value-type="float">
            <text:p>250</text:p>
          </table:table-cell>
          <table:table-cell table:formula="of:=[.F348]*(60*64/1440)" office:value-type="float" office:value="666.666666666667" calcext:value-type="float">
            <text:p>666.7</text:p>
          </table:table-cell>
          <table:table-cell table:formula="of:=[.D348]*[.H$4]" office:value-type="float" office:value="666.252836459" calcext:value-type="float">
            <text:p>666.25</text:p>
          </table:table-cell>
          <table:table-cell table:formula="of:=[.G348]/[.H348]" office:value-type="float" office:value="1.00062113087558" calcext:value-type="float">
            <text:p>1.0006</text:p>
          </table:table-cell>
          <table:table-cell table:number-columns-repeated="8"/>
        </table:table-row>
        <table:table-row table:style-name="ro1">
          <table:table-cell office:value-type="float" office:value="13853" calcext:value-type="float">
            <text:p>138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98.642517" calcext:value-type="float">
            <text:p>98.64</text:p>
          </table:table-cell>
          <table:table-cell office:value-type="float" office:value="302235" calcext:value-type="float">
            <text:p>302235</text:p>
          </table:table-cell>
          <table:table-cell table:formula="of:=[.E349]-[.E348]" office:value-type="float" office:value="248" calcext:value-type="float">
            <text:p>248</text:p>
          </table:table-cell>
          <table:table-cell table:formula="of:=[.F349]*(60*64/1440)" office:value-type="float" office:value="661.333333333333" calcext:value-type="float">
            <text:p>661.3</text:p>
          </table:table-cell>
          <table:table-cell table:formula="of:=[.D349]*[.H$4]" office:value-type="float" office:value="661.595361519" calcext:value-type="float">
            <text:p>661.60</text:p>
          </table:table-cell>
          <table:table-cell table:formula="of:=[.G349]/[.H349]" office:value-type="float" office:value="0.99960394494746" calcext:value-type="float">
            <text:p>0.9996</text:p>
          </table:table-cell>
          <table:table-cell table:number-columns-repeated="8"/>
        </table:table-row>
        <table:table-row table:style-name="ro1">
          <table:table-cell office:value-type="float" office:value="13861" calcext:value-type="float">
            <text:p>138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97.503891" calcext:value-type="float">
            <text:p>97.50</text:p>
          </table:table-cell>
          <table:table-cell office:value-type="float" office:value="302480" calcext:value-type="float">
            <text:p>302480</text:p>
          </table:table-cell>
          <table:table-cell table:formula="of:=[.E350]-[.E349]" office:value-type="float" office:value="245" calcext:value-type="float">
            <text:p>245</text:p>
          </table:table-cell>
          <table:table-cell table:formula="of:=[.F350]*(60*64/1440)" office:value-type="float" office:value="653.333333333333" calcext:value-type="float">
            <text:p>653.3</text:p>
          </table:table-cell>
          <table:table-cell table:formula="of:=[.D350]*[.H$4]" office:value-type="float" office:value="653.958596937" calcext:value-type="float">
            <text:p>653.96</text:p>
          </table:table-cell>
          <table:table-cell table:formula="of:=[.G350]/[.H350]" office:value-type="float" office:value="0.999043878914361" calcext:value-type="float">
            <text:p>0.9990</text:p>
          </table:table-cell>
          <table:table-cell table:number-columns-repeated="8"/>
        </table:table-row>
        <table:table-row table:style-name="ro1">
          <table:table-cell office:value-type="float" office:value="13863" calcext:value-type="float">
            <text:p>138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96.317665" calcext:value-type="float">
            <text:p>96.32</text:p>
          </table:table-cell>
          <table:table-cell office:value-type="float" office:value="302723" calcext:value-type="float">
            <text:p>302723</text:p>
          </table:table-cell>
          <table:table-cell table:formula="of:=[.E351]-[.E350]" office:value-type="float" office:value="243" calcext:value-type="float">
            <text:p>243</text:p>
          </table:table-cell>
          <table:table-cell table:formula="of:=[.F351]*(60*64/1440)" office:value-type="float" office:value="648" calcext:value-type="float">
            <text:p>648.0</text:p>
          </table:table-cell>
          <table:table-cell table:formula="of:=[.D351]*[.H$4]" office:value-type="float" office:value="646.002579155" calcext:value-type="float">
            <text:p>646.00</text:p>
          </table:table-cell>
          <table:table-cell table:formula="of:=[.G351]/[.H351]" office:value-type="float" office:value="1.00309197038751" calcext:value-type="float">
            <text:p>1.0031</text:p>
          </table:table-cell>
          <table:table-cell table:number-columns-repeated="8"/>
        </table:table-row>
        <table:table-row table:style-name="ro1">
          <table:table-cell office:value-type="float" office:value="13869" calcext:value-type="float">
            <text:p>138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95.510147" calcext:value-type="float">
            <text:p>95.51</text:p>
          </table:table-cell>
          <table:table-cell office:value-type="float" office:value="302963" calcext:value-type="float">
            <text:p>302963</text:p>
          </table:table-cell>
          <table:table-cell table:formula="of:=[.E352]-[.E351]" office:value-type="float" office:value="240" calcext:value-type="float">
            <text:p>240</text:p>
          </table:table-cell>
          <table:table-cell table:formula="of:=[.F352]*(60*64/1440)" office:value-type="float" office:value="640" calcext:value-type="float">
            <text:p>640.0</text:p>
          </table:table-cell>
          <table:table-cell table:formula="of:=[.D352]*[.H$4]" office:value-type="float" office:value="640.586555929" calcext:value-type="float">
            <text:p>640.59</text:p>
          </table:table-cell>
          <table:table-cell table:formula="of:=[.G352]/[.H352]" office:value-type="float" office:value="0.999084345552414" calcext:value-type="float">
            <text:p>0.9991</text:p>
          </table:table-cell>
          <table:table-cell table:number-columns-repeated="8"/>
        </table:table-row>
        <table:table-row table:style-name="ro1">
          <table:table-cell office:value-type="float" office:value="13876" calcext:value-type="float">
            <text:p>138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94.81987" calcext:value-type="float">
            <text:p>94.82</text:p>
          </table:table-cell>
          <table:table-cell office:value-type="float" office:value="303202" calcext:value-type="float">
            <text:p>303202</text:p>
          </table:table-cell>
          <table:table-cell table:formula="of:=[.E353]-[.E352]" office:value-type="float" office:value="239" calcext:value-type="float">
            <text:p>239</text:p>
          </table:table-cell>
          <table:table-cell table:formula="of:=[.F353]*(60*64/1440)" office:value-type="float" office:value="637.333333333333" calcext:value-type="float">
            <text:p>637.3</text:p>
          </table:table-cell>
          <table:table-cell table:formula="of:=[.D353]*[.H$4]" office:value-type="float" office:value="635.95686809" calcext:value-type="float">
            <text:p>635.96</text:p>
          </table:table-cell>
          <table:table-cell table:formula="of:=[.G353]/[.H353]" office:value-type="float" office:value="1.0021644003114" calcext:value-type="float">
            <text:p>1.0022</text:p>
          </table:table-cell>
          <table:table-cell table:number-columns-repeated="8"/>
        </table:table-row>
        <table:table-row table:style-name="ro1">
          <table:table-cell office:value-type="float" office:value="13878" calcext:value-type="float">
            <text:p>138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94.244896" calcext:value-type="float">
            <text:p>94.24</text:p>
          </table:table-cell>
          <table:table-cell office:value-type="float" office:value="303439" calcext:value-type="float">
            <text:p>303439</text:p>
          </table:table-cell>
          <table:table-cell table:formula="of:=[.E354]-[.E353]" office:value-type="float" office:value="237" calcext:value-type="float">
            <text:p>237</text:p>
          </table:table-cell>
          <table:table-cell table:formula="of:=[.F354]*(60*64/1440)" office:value-type="float" office:value="632" calcext:value-type="float">
            <text:p>632.0</text:p>
          </table:table-cell>
          <table:table-cell table:formula="of:=[.D354]*[.H$4]" office:value-type="float" office:value="632.100517472" calcext:value-type="float">
            <text:p>632.10</text:p>
          </table:table-cell>
          <table:table-cell table:formula="of:=[.G354]/[.H354]" office:value-type="float" office:value="0.999840978658897" calcext:value-type="float">
            <text:p>0.9998</text:p>
          </table:table-cell>
          <table:table-cell table:number-columns-repeated="8"/>
        </table:table-row>
        <table:table-row table:style-name="ro1">
          <table:table-cell office:value-type="float" office:value="13884" calcext:value-type="float">
            <text:p>138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93.539703" calcext:value-type="float">
            <text:p>93.54</text:p>
          </table:table-cell>
          <table:table-cell office:value-type="float" office:value="303674" calcext:value-type="float">
            <text:p>303674</text:p>
          </table:table-cell>
          <table:table-cell table:formula="of:=[.E355]-[.E354]" office:value-type="float" office:value="235" calcext:value-type="float">
            <text:p>235</text:p>
          </table:table-cell>
          <table:table-cell table:formula="of:=[.F355]*(60*64/1440)" office:value-type="float" office:value="626.666666666667" calcext:value-type="float">
            <text:p>626.7</text:p>
          </table:table-cell>
          <table:table-cell table:formula="of:=[.D355]*[.H$4]" office:value-type="float" office:value="627.370788021" calcext:value-type="float">
            <text:p>627.37</text:p>
          </table:table-cell>
          <table:table-cell table:formula="of:=[.G355]/[.H355]" office:value-type="float" office:value="0.998877663149484" calcext:value-type="float">
            <text:p>0.9989</text:p>
          </table:table-cell>
          <table:table-cell table:number-columns-repeated="8"/>
        </table:table-row>
        <table:table-row table:style-name="ro1">
          <table:table-cell office:value-type="float" office:value="13891" calcext:value-type="float">
            <text:p>138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92.486588" calcext:value-type="float">
            <text:p>92.49</text:p>
          </table:table-cell>
          <table:table-cell office:value-type="float" office:value="303906" calcext:value-type="float">
            <text:p>303906</text:p>
          </table:table-cell>
          <table:table-cell table:formula="of:=[.E356]-[.E355]" office:value-type="float" office:value="232" calcext:value-type="float">
            <text:p>232</text:p>
          </table:table-cell>
          <table:table-cell table:formula="of:=[.F356]*(60*64/1440)" office:value-type="float" office:value="618.666666666667" calcext:value-type="float">
            <text:p>618.7</text:p>
          </table:table-cell>
          <table:table-cell table:formula="of:=[.D356]*[.H$4]" office:value-type="float" office:value="620.307545716" calcext:value-type="float">
            <text:p>620.31</text:p>
          </table:table-cell>
          <table:table-cell table:formula="of:=[.G356]/[.H356]" office:value-type="float" office:value="0.997354733050298" calcext:value-type="float">
            <text:p>0.9974</text:p>
          </table:table-cell>
          <table:table-cell table:number-columns-repeated="8"/>
        </table:table-row>
        <table:table-row table:style-name="ro1">
          <table:table-cell office:value-type="float" office:value="13893" calcext:value-type="float">
            <text:p>138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91.339882" calcext:value-type="float">
            <text:p>91.34</text:p>
          </table:table-cell>
          <table:table-cell office:value-type="float" office:value="304136" calcext:value-type="float">
            <text:p>304136</text:p>
          </table:table-cell>
          <table:table-cell table:formula="of:=[.E357]-[.E356]" office:value-type="float" office:value="230" calcext:value-type="float">
            <text:p>230</text:p>
          </table:table-cell>
          <table:table-cell table:formula="of:=[.F357]*(60*64/1440)" office:value-type="float" office:value="613.333333333333" calcext:value-type="float">
            <text:p>613.3</text:p>
          </table:table-cell>
          <table:table-cell table:formula="of:=[.D357]*[.H$4]" office:value-type="float" office:value="612.616588574" calcext:value-type="float">
            <text:p>612.62</text:p>
          </table:table-cell>
          <table:table-cell table:formula="of:=[.G357]/[.H357]" office:value-type="float" office:value="1.00116997282265" calcext:value-type="float">
            <text:p>1.0012</text:p>
          </table:table-cell>
          <table:table-cell table:number-columns-repeated="8"/>
        </table:table-row>
        <table:table-row table:style-name="ro1">
          <table:table-cell office:value-type="float" office:value="13895" calcext:value-type="float">
            <text:p>138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90.564819" calcext:value-type="float">
            <text:p>90.56</text:p>
          </table:table-cell>
          <table:table-cell office:value-type="float" office:value="304364" calcext:value-type="float">
            <text:p>304364</text:p>
          </table:table-cell>
          <table:table-cell table:formula="of:=[.E358]-[.E357]" office:value-type="float" office:value="228" calcext:value-type="float">
            <text:p>228</text:p>
          </table:table-cell>
          <table:table-cell table:formula="of:=[.F358]*(60*64/1440)" office:value-type="float" office:value="608" calcext:value-type="float">
            <text:p>608.0</text:p>
          </table:table-cell>
          <table:table-cell table:formula="of:=[.D358]*[.H$4]" office:value-type="float" office:value="607.418241033" calcext:value-type="float">
            <text:p>607.42</text:p>
          </table:table-cell>
          <table:table-cell table:formula="of:=[.G358]/[.H358]" office:value-type="float" office:value="1.00095775682668" calcext:value-type="float">
            <text:p>1.0010</text:p>
          </table:table-cell>
          <table:table-cell table:number-columns-repeated="8"/>
        </table:table-row>
        <table:table-row table:style-name="ro1">
          <table:table-cell office:value-type="float" office:value="13907" calcext:value-type="float">
            <text:p>139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83A00000 8</text:p>
          </table:table-cell>
          <table:table-cell office:value-type="float" office:value="89.83847" calcext:value-type="float">
            <text:p>89.84</text:p>
          </table:table-cell>
          <table:table-cell office:value-type="float" office:value="304590" calcext:value-type="float">
            <text:p>304590</text:p>
          </table:table-cell>
          <table:table-cell table:formula="of:=[.E359]-[.E358]" office:value-type="float" office:value="226" calcext:value-type="float">
            <text:p>226</text:p>
          </table:table-cell>
          <table:table-cell table:formula="of:=[.F359]*(60*64/1440)" office:value-type="float" office:value="602.666666666667" calcext:value-type="float">
            <text:p>602.7</text:p>
          </table:table-cell>
          <table:table-cell table:formula="of:=[.D359]*[.H$4]" office:value-type="float" office:value="602.54661829" calcext:value-type="float">
            <text:p>602.55</text:p>
          </table:table-cell>
          <table:table-cell table:formula="of:=[.G359]/[.H359]" office:value-type="float" office:value="1.00019923500194" calcext:value-type="float">
            <text:p>1.0002</text:p>
          </table:table-cell>
          <table:table-cell table:number-columns-repeated="8"/>
        </table:table-row>
        <table:table-row table:style-name="ro1">
          <table:table-cell office:value-type="float" office:value="13909" calcext:value-type="float">
            <text:p>139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89.262993" calcext:value-type="float">
            <text:p>89.26</text:p>
          </table:table-cell>
          <table:table-cell office:value-type="float" office:value="304815" calcext:value-type="float">
            <text:p>304815</text:p>
          </table:table-cell>
          <table:table-cell table:formula="of:=[.E360]-[.E359]" office:value-type="float" office:value="225" calcext:value-type="float">
            <text:p>225</text:p>
          </table:table-cell>
          <table:table-cell table:formula="of:=[.F360]*(60*64/1440)" office:value-type="float" office:value="600" calcext:value-type="float">
            <text:p>600.0</text:p>
          </table:table-cell>
          <table:table-cell table:formula="of:=[.D360]*[.H$4]" office:value-type="float" office:value="598.686894051" calcext:value-type="float">
            <text:p>598.69</text:p>
          </table:table-cell>
          <table:table-cell table:formula="of:=[.G360]/[.H360]" office:value-type="float" office:value="1.00219330999567" calcext:value-type="float">
            <text:p>1.0022</text:p>
          </table:table-cell>
          <table:table-cell table:number-columns-repeated="8"/>
        </table:table-row>
        <table:table-row table:style-name="ro1">
          <table:table-cell office:value-type="float" office:value="13916" calcext:value-type="float">
            <text:p>139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88.603493" calcext:value-type="float">
            <text:p>88.60</text:p>
          </table:table-cell>
          <table:table-cell office:value-type="float" office:value="305037" calcext:value-type="float">
            <text:p>305037</text:p>
          </table:table-cell>
          <table:table-cell table:formula="of:=[.E361]-[.E360]" office:value-type="float" office:value="222" calcext:value-type="float">
            <text:p>222</text:p>
          </table:table-cell>
          <table:table-cell table:formula="of:=[.F361]*(60*64/1440)" office:value-type="float" office:value="592" calcext:value-type="float">
            <text:p>592.0</text:p>
          </table:table-cell>
          <table:table-cell table:formula="of:=[.D361]*[.H$4]" office:value-type="float" office:value="594.263627551" calcext:value-type="float">
            <text:p>594.26</text:p>
          </table:table-cell>
          <table:table-cell table:formula="of:=[.G361]/[.H361]" office:value-type="float" office:value="0.996190869765446" calcext:value-type="float">
            <text:p>0.9962</text:p>
          </table:table-cell>
          <table:table-cell table:number-columns-repeated="8"/>
        </table:table-row>
        <table:table-row table:style-name="ro1">
          <table:table-cell office:value-type="float" office:value="13918" calcext:value-type="float">
            <text:p>139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87.669693" calcext:value-type="float">
            <text:p>87.67</text:p>
          </table:table-cell>
          <table:table-cell office:value-type="float" office:value="305258" calcext:value-type="float">
            <text:p>305258</text:p>
          </table:table-cell>
          <table:table-cell table:formula="of:=[.E362]-[.E361]" office:value-type="float" office:value="221" calcext:value-type="float">
            <text:p>221</text:p>
          </table:table-cell>
          <table:table-cell table:formula="of:=[.F362]*(60*64/1440)" office:value-type="float" office:value="589.333333333333" calcext:value-type="float">
            <text:p>589.3</text:p>
          </table:table-cell>
          <table:table-cell table:formula="of:=[.D362]*[.H$4]" office:value-type="float" office:value="588.000630951" calcext:value-type="float">
            <text:p>588.00</text:p>
          </table:table-cell>
          <table:table-cell table:formula="of:=[.G362]/[.H362]" office:value-type="float" office:value="1.00226649821817" calcext:value-type="float">
            <text:p>1.0023</text:p>
          </table:table-cell>
          <table:table-cell table:number-columns-repeated="8"/>
        </table:table-row>
        <table:table-row table:style-name="ro1">
          <table:table-cell office:value-type="float" office:value="13924" calcext:value-type="float">
            <text:p>139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86.53257" calcext:value-type="float">
            <text:p>86.53</text:p>
          </table:table-cell>
          <table:table-cell office:value-type="float" office:value="305476" calcext:value-type="float">
            <text:p>305476</text:p>
          </table:table-cell>
          <table:table-cell table:formula="of:=[.E363]-[.E362]" office:value-type="float" office:value="218" calcext:value-type="float">
            <text:p>218</text:p>
          </table:table-cell>
          <table:table-cell table:formula="of:=[.F363]*(60*64/1440)" office:value-type="float" office:value="581.333333333333" calcext:value-type="float">
            <text:p>581.3</text:p>
          </table:table-cell>
          <table:table-cell table:formula="of:=[.D363]*[.H$4]" office:value-type="float" office:value="580.37394699" calcext:value-type="float">
            <text:p>580.37</text:p>
          </table:table-cell>
          <table:table-cell table:formula="of:=[.G363]/[.H363]" office:value-type="float" office:value="1.0016530486048" calcext:value-type="float">
            <text:p>1.0017</text:p>
          </table:table-cell>
          <table:table-cell table:number-columns-repeated="8"/>
        </table:table-row>
        <table:table-row table:style-name="ro1">
          <table:table-cell office:value-type="float" office:value="13931" calcext:value-type="float">
            <text:p>139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85.589722" calcext:value-type="float">
            <text:p>85.59</text:p>
          </table:table-cell>
          <table:table-cell office:value-type="float" office:value="305691" calcext:value-type="float">
            <text:p>305691</text:p>
          </table:table-cell>
          <table:table-cell table:formula="of:=[.E364]-[.E363]" office:value-type="float" office:value="215" calcext:value-type="float">
            <text:p>215</text:p>
          </table:table-cell>
          <table:table-cell table:formula="of:=[.F364]*(60*64/1440)" office:value-type="float" office:value="573.333333333333" calcext:value-type="float">
            <text:p>573.3</text:p>
          </table:table-cell>
          <table:table-cell table:formula="of:=[.D364]*[.H$4]" office:value-type="float" office:value="574.050265454" calcext:value-type="float">
            <text:p>574.05</text:p>
          </table:table-cell>
          <table:table-cell table:formula="of:=[.G364]/[.H364]" office:value-type="float" office:value="0.9987510987037" calcext:value-type="float">
            <text:p>0.9988</text:p>
          </table:table-cell>
          <table:table-cell table:number-columns-repeated="8"/>
        </table:table-row>
        <table:table-row table:style-name="ro1">
          <table:table-cell office:value-type="float" office:value="13933" calcext:value-type="float">
            <text:p>139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84.878906" calcext:value-type="float">
            <text:p>84.88</text:p>
          </table:table-cell>
          <table:table-cell office:value-type="float" office:value="305904" calcext:value-type="float">
            <text:p>305904</text:p>
          </table:table-cell>
          <table:table-cell table:formula="of:=[.E365]-[.E364]" office:value-type="float" office:value="213" calcext:value-type="float">
            <text:p>213</text:p>
          </table:table-cell>
          <table:table-cell table:formula="of:=[.F365]*(60*64/1440)" office:value-type="float" office:value="568" calcext:value-type="float">
            <text:p>568.0</text:p>
          </table:table-cell>
          <table:table-cell table:formula="of:=[.D365]*[.H$4]" office:value-type="float" office:value="569.282822542" calcext:value-type="float">
            <text:p>569.28</text:p>
          </table:table-cell>
          <table:table-cell table:formula="of:=[.G365]/[.H365]" office:value-type="float" office:value="0.9977465988939" calcext:value-type="float">
            <text:p>0.9977</text:p>
          </table:table-cell>
          <table:table-cell table:number-columns-repeated="8"/>
        </table:table-row>
        <table:table-row table:style-name="ro1">
          <table:table-cell office:value-type="float" office:value="13940" calcext:value-type="float">
            <text:p>139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84.244484" calcext:value-type="float">
            <text:p>84.24</text:p>
          </table:table-cell>
          <table:table-cell office:value-type="float" office:value="306116" calcext:value-type="float">
            <text:p>306116</text:p>
          </table:table-cell>
          <table:table-cell table:formula="of:=[.E366]-[.E365]" office:value-type="float" office:value="212" calcext:value-type="float">
            <text:p>212</text:p>
          </table:table-cell>
          <table:table-cell table:formula="of:=[.F366]*(60*64/1440)" office:value-type="float" office:value="565.333333333333" calcext:value-type="float">
            <text:p>565.3</text:p>
          </table:table-cell>
          <table:table-cell table:formula="of:=[.D366]*[.H$4]" office:value-type="float" office:value="565.027754188" calcext:value-type="float">
            <text:p>565.03</text:p>
          </table:table-cell>
          <table:table-cell table:formula="of:=[.G366]/[.H366]" office:value-type="float" office:value="1.00054082147836" calcext:value-type="float">
            <text:p>1.0005</text:p>
          </table:table-cell>
          <table:table-cell table:number-columns-repeated="8"/>
        </table:table-row>
        <table:table-row table:style-name="ro1">
          <table:table-cell office:value-type="float" office:value="13942" calcext:value-type="float">
            <text:p>13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83.716515" calcext:value-type="float">
            <text:p>83.72</text:p>
          </table:table-cell>
          <table:table-cell office:value-type="float" office:value="306327" calcext:value-type="float">
            <text:p>306327</text:p>
          </table:table-cell>
          <table:table-cell table:formula="of:=[.E367]-[.E366]" office:value-type="float" office:value="211" calcext:value-type="float">
            <text:p>211</text:p>
          </table:table-cell>
          <table:table-cell table:formula="of:=[.F367]*(60*64/1440)" office:value-type="float" office:value="562.666666666667" calcext:value-type="float">
            <text:p>562.7</text:p>
          </table:table-cell>
          <table:table-cell table:formula="of:=[.D367]*[.H$4]" office:value-type="float" office:value="561.486666105" calcext:value-type="float">
            <text:p>561.49</text:p>
          </table:table-cell>
          <table:table-cell table:formula="of:=[.G367]/[.H367]" office:value-type="float" office:value="1.0021015647083" calcext:value-type="float">
            <text:p>1.0021</text:p>
          </table:table-cell>
          <table:table-cell table:number-columns-repeated="8"/>
        </table:table-row>
        <table:table-row table:style-name="ro1">
          <table:table-cell office:value-type="float" office:value="13949" calcext:value-type="float">
            <text:p>139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82.999947" calcext:value-type="float">
            <text:p>83.00</text:p>
          </table:table-cell>
          <table:table-cell office:value-type="float" office:value="306536" calcext:value-type="float">
            <text:p>306536</text:p>
          </table:table-cell>
          <table:table-cell table:formula="of:=[.E368]-[.E367]" office:value-type="float" office:value="209" calcext:value-type="float">
            <text:p>209</text:p>
          </table:table-cell>
          <table:table-cell table:formula="of:=[.F368]*(60*64/1440)" office:value-type="float" office:value="557.333333333333" calcext:value-type="float">
            <text:p>557.3</text:p>
          </table:table-cell>
          <table:table-cell table:formula="of:=[.D368]*[.H$4]" office:value-type="float" office:value="556.680644529" calcext:value-type="float">
            <text:p>556.68</text:p>
          </table:table-cell>
          <table:table-cell table:formula="of:=[.G368]/[.H368]" office:value-type="float" office:value="1.00117246541756" calcext:value-type="float">
            <text:p>1.0012</text:p>
          </table:table-cell>
          <table:table-cell table:number-columns-repeated="8"/>
        </table:table-row>
        <table:table-row table:style-name="ro1">
          <table:table-cell office:value-type="float" office:value="13956" calcext:value-type="float">
            <text:p>139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82.057465" calcext:value-type="float">
            <text:p>82.06</text:p>
          </table:table-cell>
          <table:table-cell office:value-type="float" office:value="306742" calcext:value-type="float">
            <text:p>306742</text:p>
          </table:table-cell>
          <table:table-cell table:formula="of:=[.E369]-[.E368]" office:value-type="float" office:value="206" calcext:value-type="float">
            <text:p>206</text:p>
          </table:table-cell>
          <table:table-cell table:formula="of:=[.F369]*(60*64/1440)" office:value-type="float" office:value="549.333333333333" calcext:value-type="float">
            <text:p>549.3</text:p>
          </table:table-cell>
          <table:table-cell table:formula="of:=[.D369]*[.H$4]" office:value-type="float" office:value="550.359417755" calcext:value-type="float">
            <text:p>550.36</text:p>
          </table:table-cell>
          <table:table-cell table:formula="of:=[.G369]/[.H369]" office:value-type="float" office:value="0.998135610314706" calcext:value-type="float">
            <text:p>0.9981</text:p>
          </table:table-cell>
          <table:table-cell table:number-columns-repeated="8"/>
        </table:table-row>
        <table:table-row table:style-name="ro1">
          <table:table-cell office:value-type="float" office:value="13958" calcext:value-type="float">
            <text:p>139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81.01178" calcext:value-type="float">
            <text:p>81.01</text:p>
          </table:table-cell>
          <table:table-cell office:value-type="float" office:value="306946" calcext:value-type="float">
            <text:p>306946</text:p>
          </table:table-cell>
          <table:table-cell table:formula="of:=[.E370]-[.E369]" office:value-type="float" office:value="204" calcext:value-type="float">
            <text:p>204</text:p>
          </table:table-cell>
          <table:table-cell table:formula="of:=[.F370]*(60*64/1440)" office:value-type="float" office:value="544" calcext:value-type="float">
            <text:p>544.0</text:p>
          </table:table-cell>
          <table:table-cell table:formula="of:=[.D370]*[.H$4]" office:value-type="float" office:value="543.34600846" calcext:value-type="float">
            <text:p>543.35</text:p>
          </table:table-cell>
          <table:table-cell table:formula="of:=[.G370]/[.H370]" office:value-type="float" office:value="1.00120363733204" calcext:value-type="float">
            <text:p>1.0012</text:p>
          </table:table-cell>
          <table:table-cell table:number-columns-repeated="8"/>
        </table:table-row>
        <table:table-row table:style-name="ro1">
          <table:table-cell office:value-type="float" office:value="13964" calcext:value-type="float">
            <text:p>139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80.171562" calcext:value-type="float">
            <text:p>80.17</text:p>
          </table:table-cell>
          <table:table-cell office:value-type="float" office:value="307148" calcext:value-type="float">
            <text:p>307148</text:p>
          </table:table-cell>
          <table:table-cell table:formula="of:=[.E371]-[.E370]" office:value-type="float" office:value="202" calcext:value-type="float">
            <text:p>202</text:p>
          </table:table-cell>
          <table:table-cell table:formula="of:=[.F371]*(60*64/1440)" office:value-type="float" office:value="538.666666666667" calcext:value-type="float">
            <text:p>538.7</text:p>
          </table:table-cell>
          <table:table-cell table:formula="of:=[.D371]*[.H$4]" office:value-type="float" office:value="537.710666334" calcext:value-type="float">
            <text:p>537.71</text:p>
          </table:table-cell>
          <table:table-cell table:formula="of:=[.G371]/[.H371]" office:value-type="float" office:value="1.00177790844133" calcext:value-type="float">
            <text:p>1.0018</text:p>
          </table:table-cell>
          <table:table-cell table:number-columns-repeated="8"/>
        </table:table-row>
        <table:table-row table:style-name="ro1">
          <table:table-cell office:value-type="float" office:value="13971" calcext:value-type="float">
            <text:p>139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79.508263" calcext:value-type="float">
            <text:p>79.51</text:p>
          </table:table-cell>
          <table:table-cell office:value-type="float" office:value="307348" calcext:value-type="float">
            <text:p>307348</text:p>
          </table:table-cell>
          <table:table-cell table:formula="of:=[.E372]-[.E371]" office:value-type="float" office:value="200" calcext:value-type="float">
            <text:p>200</text:p>
          </table:table-cell>
          <table:table-cell table:formula="of:=[.F372]*(60*64/1440)" office:value-type="float" office:value="533.333333333333" calcext:value-type="float">
            <text:p>533.3</text:p>
          </table:table-cell>
          <table:table-cell table:formula="of:=[.D372]*[.H$4]" office:value-type="float" office:value="533.261919941" calcext:value-type="float">
            <text:p>533.26</text:p>
          </table:table-cell>
          <table:table-cell table:formula="of:=[.G372]/[.H372]" office:value-type="float" office:value="1.00013391804227" calcext:value-type="float">
            <text:p>1.0001</text:p>
          </table:table-cell>
          <table:table-cell table:number-columns-repeated="8"/>
        </table:table-row>
        <table:table-row table:style-name="ro1">
          <table:table-cell office:value-type="float" office:value="13973" calcext:value-type="float">
            <text:p>139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78.89006" calcext:value-type="float">
            <text:p>78.89</text:p>
          </table:table-cell>
          <table:table-cell office:value-type="float" office:value="307546" calcext:value-type="float">
            <text:p>307546</text:p>
          </table:table-cell>
          <table:table-cell table:formula="of:=[.E373]-[.E372]" office:value-type="float" office:value="198" calcext:value-type="float">
            <text:p>198</text:p>
          </table:table-cell>
          <table:table-cell table:formula="of:=[.F373]*(60*64/1440)" office:value-type="float" office:value="528" calcext:value-type="float">
            <text:p>528.0</text:p>
          </table:table-cell>
          <table:table-cell table:formula="of:=[.D373]*[.H$4]" office:value-type="float" office:value="529.11563242" calcext:value-type="float">
            <text:p>529.12</text:p>
          </table:table-cell>
          <table:table-cell table:formula="of:=[.G373]/[.H373]" office:value-type="float" office:value="0.997891514913484" calcext:value-type="float">
            <text:p>0.9979</text:p>
          </table:table-cell>
          <table:table-cell table:number-columns-repeated="8"/>
        </table:table-row>
        <table:table-row table:style-name="ro1">
          <table:table-cell office:value-type="float" office:value="13980" calcext:value-type="float">
            <text:p>139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78.351715" calcext:value-type="float">
            <text:p>78.35</text:p>
          </table:table-cell>
          <table:table-cell office:value-type="float" office:value="307743" calcext:value-type="float">
            <text:p>307743</text:p>
          </table:table-cell>
          <table:table-cell table:formula="of:=[.E374]-[.E373]" office:value-type="float" office:value="197" calcext:value-type="float">
            <text:p>197</text:p>
          </table:table-cell>
          <table:table-cell table:formula="of:=[.F374]*(60*64/1440)" office:value-type="float" office:value="525.333333333333" calcext:value-type="float">
            <text:p>525.3</text:p>
          </table:table-cell>
          <table:table-cell table:formula="of:=[.D374]*[.H$4]" office:value-type="float" office:value="525.504952505" calcext:value-type="float">
            <text:p>525.50</text:p>
          </table:table-cell>
          <table:table-cell table:formula="of:=[.G374]/[.H374]" office:value-type="float" office:value="0.999673420448563" calcext:value-type="float">
            <text:p>0.9997</text:p>
          </table:table-cell>
          <table:table-cell table:number-columns-repeated="8"/>
        </table:table-row>
        <table:table-row table:style-name="ro1">
          <table:table-cell office:value-type="float" office:value="13987" calcext:value-type="float">
            <text:p>139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77.678574" calcext:value-type="float">
            <text:p>77.68</text:p>
          </table:table-cell>
          <table:table-cell office:value-type="float" office:value="307938" calcext:value-type="float">
            <text:p>307938</text:p>
          </table:table-cell>
          <table:table-cell table:formula="of:=[.E375]-[.E374]" office:value-type="float" office:value="195" calcext:value-type="float">
            <text:p>195</text:p>
          </table:table-cell>
          <table:table-cell table:formula="of:=[.F375]*(60*64/1440)" office:value-type="float" office:value="520" calcext:value-type="float">
            <text:p>520.0</text:p>
          </table:table-cell>
          <table:table-cell table:formula="of:=[.D375]*[.H$4]" office:value-type="float" office:value="520.990195818" calcext:value-type="float">
            <text:p>520.99</text:p>
          </table:table-cell>
          <table:table-cell table:formula="of:=[.G375]/[.H375]" office:value-type="float" office:value="0.99809939644556" calcext:value-type="float">
            <text:p>0.9981</text:p>
          </table:table-cell>
          <table:table-cell table:number-columns-repeated="8"/>
        </table:table-row>
        <table:table-row table:style-name="ro1">
          <table:table-cell office:value-type="float" office:value="13989" calcext:value-type="float">
            <text:p>139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76.849579" calcext:value-type="float">
            <text:p>76.85</text:p>
          </table:table-cell>
          <table:table-cell office:value-type="float" office:value="308132" calcext:value-type="float">
            <text:p>308132</text:p>
          </table:table-cell>
          <table:table-cell table:formula="of:=[.E376]-[.E375]" office:value-type="float" office:value="194" calcext:value-type="float">
            <text:p>194</text:p>
          </table:table-cell>
          <table:table-cell table:formula="of:=[.F376]*(60*64/1440)" office:value-type="float" office:value="517.333333333333" calcext:value-type="float">
            <text:p>517.3</text:p>
          </table:table-cell>
          <table:table-cell table:formula="of:=[.D376]*[.H$4]" office:value-type="float" office:value="515.430126353" calcext:value-type="float">
            <text:p>515.43</text:p>
          </table:table-cell>
          <table:table-cell table:formula="of:=[.G376]/[.H376]" office:value-type="float" office:value="1.00369246360084" calcext:value-type="float">
            <text:p>1.0037</text:p>
          </table:table-cell>
          <table:table-cell table:number-columns-repeated="8"/>
        </table:table-row>
        <table:table-row table:style-name="ro1">
          <table:table-cell office:value-type="float" office:value="13996" calcext:value-type="float">
            <text:p>139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75.849449" calcext:value-type="float">
            <text:p>75.85</text:p>
          </table:table-cell>
          <table:table-cell office:value-type="float" office:value="308323" calcext:value-type="float">
            <text:p>308323</text:p>
          </table:table-cell>
          <table:table-cell table:formula="of:=[.E377]-[.E376]" office:value-type="float" office:value="191" calcext:value-type="float">
            <text:p>191</text:p>
          </table:table-cell>
          <table:table-cell table:formula="of:=[.F377]*(60*64/1440)" office:value-type="float" office:value="509.333333333333" calcext:value-type="float">
            <text:p>509.3</text:p>
          </table:table-cell>
          <table:table-cell table:formula="of:=[.D377]*[.H$4]" office:value-type="float" office:value="508.722254443" calcext:value-type="float">
            <text:p>508.72</text:p>
          </table:table-cell>
          <table:table-cell table:formula="of:=[.G377]/[.H377]" office:value-type="float" office:value="1.00120120337767" calcext:value-type="float">
            <text:p>1.0012</text:p>
          </table:table-cell>
          <table:table-cell table:number-columns-repeated="8"/>
        </table:table-row>
        <table:table-row table:style-name="ro1">
          <table:table-cell office:value-type="float" office:value="13998" calcext:value-type="float">
            <text:p>139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74.999855" calcext:value-type="float">
            <text:p>75.00</text:p>
          </table:table-cell>
          <table:table-cell office:value-type="float" office:value="308511" calcext:value-type="float">
            <text:p>308511</text:p>
          </table:table-cell>
          <table:table-cell table:formula="of:=[.E378]-[.E377]" office:value-type="float" office:value="188" calcext:value-type="float">
            <text:p>188</text:p>
          </table:table-cell>
          <table:table-cell table:formula="of:=[.F378]*(60*64/1440)" office:value-type="float" office:value="501.333333333333" calcext:value-type="float">
            <text:p>501.3</text:p>
          </table:table-cell>
          <table:table-cell table:formula="of:=[.D378]*[.H$4]" office:value-type="float" office:value="503.024027485" calcext:value-type="float">
            <text:p>503.02</text:p>
          </table:table-cell>
          <table:table-cell table:formula="of:=[.G378]/[.H378]" office:value-type="float" office:value="0.996638939574875" calcext:value-type="float">
            <text:p>0.9966</text:p>
          </table:table-cell>
          <table:table-cell table:number-columns-repeated="8"/>
        </table:table-row>
        <table:table-row table:style-name="ro1">
          <table:table-cell office:value-type="float" office:value="14004" calcext:value-type="float">
            <text:p>140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74.253151" calcext:value-type="float">
            <text:p>74.25</text:p>
          </table:table-cell>
          <table:table-cell office:value-type="float" office:value="308698" calcext:value-type="float">
            <text:p>308698</text:p>
          </table:table-cell>
          <table:table-cell table:formula="of:=[.E379]-[.E378]" office:value-type="float" office:value="187" calcext:value-type="float">
            <text:p>187</text:p>
          </table:table-cell>
          <table:table-cell table:formula="of:=[.F379]*(60*64/1440)" office:value-type="float" office:value="498.666666666667" calcext:value-type="float">
            <text:p>498.7</text:p>
          </table:table-cell>
          <table:table-cell table:formula="of:=[.D379]*[.H$4]" office:value-type="float" office:value="498.015883757" calcext:value-type="float">
            <text:p>498.02</text:p>
          </table:table-cell>
          <table:table-cell table:formula="of:=[.G379]/[.H379]" office:value-type="float" office:value="1.00130675131234" calcext:value-type="float">
            <text:p>1.0013</text:p>
          </table:table-cell>
          <table:table-cell table:number-columns-repeated="8"/>
        </table:table-row>
        <table:table-row table:style-name="ro1">
          <table:table-cell office:value-type="float" office:value="14011" calcext:value-type="float">
            <text:p>14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73.603951" calcext:value-type="float">
            <text:p>73.60</text:p>
          </table:table-cell>
          <table:table-cell office:value-type="float" office:value="308883" calcext:value-type="float">
            <text:p>308883</text:p>
          </table:table-cell>
          <table:table-cell table:formula="of:=[.E380]-[.E379]" office:value-type="float" office:value="185" calcext:value-type="float">
            <text:p>185</text:p>
          </table:table-cell>
          <table:table-cell table:formula="of:=[.F380]*(60*64/1440)" office:value-type="float" office:value="493.333333333333" calcext:value-type="float">
            <text:p>493.3</text:p>
          </table:table-cell>
          <table:table-cell table:formula="of:=[.D380]*[.H$4]" office:value-type="float" office:value="493.661699357" calcext:value-type="float">
            <text:p>493.66</text:p>
          </table:table-cell>
          <table:table-cell table:formula="of:=[.G380]/[.H380]" office:value-type="float" office:value="0.999334835932999" calcext:value-type="float">
            <text:p>0.9993</text:p>
          </table:table-cell>
          <table:table-cell table:number-columns-repeated="8"/>
        </table:table-row>
        <table:table-row table:style-name="ro1">
          <table:table-cell office:value-type="float" office:value="14013" calcext:value-type="float">
            <text:p>14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73.078888" calcext:value-type="float">
            <text:p>73.08</text:p>
          </table:table-cell>
          <table:table-cell office:value-type="float" office:value="309067" calcext:value-type="float">
            <text:p>309067</text:p>
          </table:table-cell>
          <table:table-cell table:formula="of:=[.E381]-[.E380]" office:value-type="float" office:value="184" calcext:value-type="float">
            <text:p>184</text:p>
          </table:table-cell>
          <table:table-cell table:formula="of:=[.F381]*(60*64/1440)" office:value-type="float" office:value="490.666666666667" calcext:value-type="float">
            <text:p>490.7</text:p>
          </table:table-cell>
          <table:table-cell table:formula="of:=[.D381]*[.H$4]" office:value-type="float" office:value="490.140101816" calcext:value-type="float">
            <text:p>490.14</text:p>
          </table:table-cell>
          <table:table-cell table:formula="of:=[.G381]/[.H381]" office:value-type="float" office:value="1.00107431497385" calcext:value-type="float">
            <text:p>1.0011</text:p>
          </table:table-cell>
          <table:table-cell table:number-columns-repeated="8"/>
        </table:table-row>
        <table:table-row table:style-name="ro1">
          <table:table-cell office:value-type="float" office:value="14020" calcext:value-type="float">
            <text:p>140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72.483818" calcext:value-type="float">
            <text:p>72.48</text:p>
          </table:table-cell>
          <table:table-cell office:value-type="float" office:value="309249" calcext:value-type="float">
            <text:p>309249</text:p>
          </table:table-cell>
          <table:table-cell table:formula="of:=[.E382]-[.E381]" office:value-type="float" office:value="182" calcext:value-type="float">
            <text:p>182</text:p>
          </table:table-cell>
          <table:table-cell table:formula="of:=[.F382]*(60*64/1440)" office:value-type="float" office:value="485.333333333333" calcext:value-type="float">
            <text:p>485.3</text:p>
          </table:table-cell>
          <table:table-cell table:formula="of:=[.D382]*[.H$4]" office:value-type="float" office:value="486.148967326" calcext:value-type="float">
            <text:p>486.15</text:p>
          </table:table-cell>
          <table:table-cell table:formula="of:=[.G382]/[.H382]" office:value-type="float" office:value="0.998322255013411" calcext:value-type="float">
            <text:p>0.9983</text:p>
          </table:table-cell>
          <table:table-cell table:number-columns-repeated="8"/>
        </table:table-row>
        <table:table-row table:style-name="ro1">
          <table:table-cell office:value-type="float" office:value="14027" calcext:value-type="float">
            <text:p>140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71.780182" calcext:value-type="float">
            <text:p>71.78</text:p>
          </table:table-cell>
          <table:table-cell office:value-type="float" office:value="309430" calcext:value-type="float">
            <text:p>309430</text:p>
          </table:table-cell>
          <table:table-cell table:formula="of:=[.E383]-[.E382]" office:value-type="float" office:value="181" calcext:value-type="float">
            <text:p>181</text:p>
          </table:table-cell>
          <table:table-cell table:formula="of:=[.F383]*(60*64/1440)" office:value-type="float" office:value="482.666666666667" calcext:value-type="float">
            <text:p>482.7</text:p>
          </table:table-cell>
          <table:table-cell table:formula="of:=[.D383]*[.H$4]" office:value-type="float" office:value="481.429680674" calcext:value-type="float">
            <text:p>481.43</text:p>
          </table:table-cell>
          <table:table-cell table:formula="of:=[.G383]/[.H383]" office:value-type="float" office:value="1.00256940118635" calcext:value-type="float">
            <text:p>1.0026</text:p>
          </table:table-cell>
          <table:table-cell table:number-columns-repeated="8"/>
        </table:table-row>
        <table:table-row table:style-name="ro1">
          <table:table-cell office:value-type="float" office:value="14029" calcext:value-type="float">
            <text:p>140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70.917206" calcext:value-type="float">
            <text:p>70.92</text:p>
          </table:table-cell>
          <table:table-cell office:value-type="float" office:value="309608" calcext:value-type="float">
            <text:p>309608</text:p>
          </table:table-cell>
          <table:table-cell table:formula="of:=[.E384]-[.E383]" office:value-type="float" office:value="178" calcext:value-type="float">
            <text:p>178</text:p>
          </table:table-cell>
          <table:table-cell table:formula="of:=[.F384]*(60*64/1440)" office:value-type="float" office:value="474.666666666667" calcext:value-type="float">
            <text:p>474.7</text:p>
          </table:table-cell>
          <table:table-cell table:formula="of:=[.D384]*[.H$4]" office:value-type="float" office:value="475.641700642" calcext:value-type="float">
            <text:p>475.64</text:p>
          </table:table-cell>
          <table:table-cell table:formula="of:=[.G384]/[.H384]" office:value-type="float" office:value="0.997950066249412" calcext:value-type="float">
            <text:p>0.9980</text:p>
          </table:table-cell>
          <table:table-cell table:number-columns-repeated="8"/>
        </table:table-row>
        <table:table-row table:style-name="ro1">
          <table:table-cell office:value-type="float" office:value="14036" calcext:value-type="float">
            <text:p>140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70.013428" calcext:value-type="float">
            <text:p>70.01</text:p>
          </table:table-cell>
          <table:table-cell office:value-type="float" office:value="309784" calcext:value-type="float">
            <text:p>309784</text:p>
          </table:table-cell>
          <table:table-cell table:formula="of:=[.E385]-[.E384]" office:value-type="float" office:value="176" calcext:value-type="float">
            <text:p>176</text:p>
          </table:table-cell>
          <table:table-cell table:formula="of:=[.F385]*(60*64/1440)" office:value-type="float" office:value="469.333333333333" calcext:value-type="float">
            <text:p>469.3</text:p>
          </table:table-cell>
          <table:table-cell table:formula="of:=[.D385]*[.H$4]" office:value-type="float" office:value="469.580061596" calcext:value-type="float">
            <text:p>469.58</text:p>
          </table:table-cell>
          <table:table-cell table:formula="of:=[.G385]/[.H385]" office:value-type="float" office:value="0.999474576791382" calcext:value-type="float">
            <text:p>0.9995</text:p>
          </table:table-cell>
          <table:table-cell table:number-columns-repeated="8"/>
        </table:table-row>
        <table:table-row table:style-name="ro1">
          <table:table-cell office:value-type="float" office:value="14038" calcext:value-type="float">
            <text:p>140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69.239738" calcext:value-type="float">
            <text:p>69.24</text:p>
          </table:table-cell>
          <table:table-cell office:value-type="float" office:value="309958" calcext:value-type="float">
            <text:p>309958</text:p>
          </table:table-cell>
          <table:table-cell table:formula="of:=[.E386]-[.E385]" office:value-type="float" office:value="174" calcext:value-type="float">
            <text:p>174</text:p>
          </table:table-cell>
          <table:table-cell table:formula="of:=[.F386]*(60*64/1440)" office:value-type="float" office:value="464" calcext:value-type="float">
            <text:p>464.0</text:p>
          </table:table-cell>
          <table:table-cell table:formula="of:=[.D386]*[.H$4]" office:value-type="float" office:value="464.390922766" calcext:value-type="float">
            <text:p>464.39</text:p>
          </table:table-cell>
          <table:table-cell table:formula="of:=[.G386]/[.H386]" office:value-type="float" office:value="0.999158203257567" calcext:value-type="float">
            <text:p>0.9992</text:p>
          </table:table-cell>
          <table:table-cell table:number-columns-repeated="8"/>
        </table:table-row>
        <table:table-row table:style-name="ro1">
          <table:table-cell office:value-type="float" office:value="14044" calcext:value-type="float">
            <text:p>140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68.514908" calcext:value-type="float">
            <text:p>68.51</text:p>
          </table:table-cell>
          <table:table-cell office:value-type="float" office:value="310131" calcext:value-type="float">
            <text:p>310131</text:p>
          </table:table-cell>
          <table:table-cell table:formula="of:=[.E387]-[.E386]" office:value-type="float" office:value="173" calcext:value-type="float">
            <text:p>173</text:p>
          </table:table-cell>
          <table:table-cell table:formula="of:=[.F387]*(60*64/1440)" office:value-type="float" office:value="461.333333333333" calcext:value-type="float">
            <text:p>461.3</text:p>
          </table:table-cell>
          <table:table-cell table:formula="of:=[.D387]*[.H$4]" office:value-type="float" office:value="459.529487956" calcext:value-type="float">
            <text:p>459.53</text:p>
          </table:table-cell>
          <table:table-cell table:formula="of:=[.G387]/[.H387]" office:value-type="float" office:value="1.00392541811703" calcext:value-type="float">
            <text:p>1.0039</text:p>
          </table:table-cell>
          <table:table-cell table:number-columns-repeated="8"/>
        </table:table-row>
        <table:table-row table:style-name="ro1">
          <table:table-cell office:value-type="float" office:value="14051" calcext:value-type="float">
            <text:p>140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67.905174" calcext:value-type="float">
            <text:p>67.91</text:p>
          </table:table-cell>
          <table:table-cell office:value-type="float" office:value="310302" calcext:value-type="float">
            <text:p>310302</text:p>
          </table:table-cell>
          <table:table-cell table:formula="of:=[.E388]-[.E387]" office:value-type="float" office:value="171" calcext:value-type="float">
            <text:p>171</text:p>
          </table:table-cell>
          <table:table-cell table:formula="of:=[.F388]*(60*64/1440)" office:value-type="float" office:value="456" calcext:value-type="float">
            <text:p>456.0</text:p>
          </table:table-cell>
          <table:table-cell table:formula="of:=[.D388]*[.H$4]" office:value-type="float" office:value="455.440002018" calcext:value-type="float">
            <text:p>455.44</text:p>
          </table:table-cell>
          <table:table-cell table:formula="of:=[.G388]/[.H388]" office:value-type="float" office:value="1.00122957574987" calcext:value-type="float">
            <text:p>1.0012</text:p>
          </table:table-cell>
          <table:table-cell table:number-columns-repeated="8"/>
        </table:table-row>
        <table:table-row table:style-name="ro1">
          <table:table-cell office:value-type="float" office:value="14053" calcext:value-type="float">
            <text:p>140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67.363235" calcext:value-type="float">
            <text:p>67.36</text:p>
          </table:table-cell>
          <table:table-cell office:value-type="float" office:value="310471" calcext:value-type="float">
            <text:p>310471</text:p>
          </table:table-cell>
          <table:table-cell table:formula="of:=[.E389]-[.E388]" office:value-type="float" office:value="169" calcext:value-type="float">
            <text:p>169</text:p>
          </table:table-cell>
          <table:table-cell table:formula="of:=[.F389]*(60*64/1440)" office:value-type="float" office:value="450.666666666667" calcext:value-type="float">
            <text:p>450.7</text:p>
          </table:table-cell>
          <table:table-cell table:formula="of:=[.D389]*[.H$4]" office:value-type="float" office:value="451.805217145" calcext:value-type="float">
            <text:p>451.81</text:p>
          </table:table-cell>
          <table:table-cell table:formula="of:=[.G389]/[.H389]" office:value-type="float" office:value="0.997479997053757" calcext:value-type="float">
            <text:p>0.9975</text:p>
          </table:table-cell>
          <table:table-cell table:number-columns-repeated="8"/>
        </table:table-row>
        <table:table-row table:style-name="ro1">
          <table:table-cell office:value-type="float" office:value="14059" calcext:value-type="float">
            <text:p>140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66.82547" calcext:value-type="float">
            <text:p>66.83</text:p>
          </table:table-cell>
          <table:table-cell office:value-type="float" office:value="310639" calcext:value-type="float">
            <text:p>310639</text:p>
          </table:table-cell>
          <table:table-cell table:formula="of:=[.E390]-[.E389]" office:value-type="float" office:value="168" calcext:value-type="float">
            <text:p>168</text:p>
          </table:table-cell>
          <table:table-cell table:formula="of:=[.F390]*(60*64/1440)" office:value-type="float" office:value="448" calcext:value-type="float">
            <text:p>448.0</text:p>
          </table:table-cell>
          <table:table-cell table:formula="of:=[.D390]*[.H$4]" office:value-type="float" office:value="448.19842729" calcext:value-type="float">
            <text:p>448.20</text:p>
          </table:table-cell>
          <table:table-cell table:formula="of:=[.G390]/[.H390]" office:value-type="float" office:value="0.999557278031519" calcext:value-type="float">
            <text:p>0.9996</text:p>
          </table:table-cell>
          <table:table-cell table:number-columns-repeated="8"/>
        </table:table-row>
        <table:table-row table:style-name="ro1">
          <table:table-cell office:value-type="float" office:value="14066" calcext:value-type="float">
            <text:p>140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66.153831" calcext:value-type="float">
            <text:p>66.15</text:p>
          </table:table-cell>
          <table:table-cell office:value-type="float" office:value="310806" calcext:value-type="float">
            <text:p>310806</text:p>
          </table:table-cell>
          <table:table-cell table:formula="of:=[.E391]-[.E390]" office:value-type="float" office:value="167" calcext:value-type="float">
            <text:p>167</text:p>
          </table:table-cell>
          <table:table-cell table:formula="of:=[.F391]*(60*64/1440)" office:value-type="float" office:value="445.333333333333" calcext:value-type="float">
            <text:p>445.3</text:p>
          </table:table-cell>
          <table:table-cell table:formula="of:=[.D391]*[.H$4]" office:value-type="float" office:value="443.693744517" calcext:value-type="float">
            <text:p>443.69</text:p>
          </table:table-cell>
          <table:table-cell table:formula="of:=[.G391]/[.H391]" office:value-type="float" office:value="1.00369531650287" calcext:value-type="float">
            <text:p>1.0037</text:p>
          </table:table-cell>
          <table:table-cell table:number-columns-repeated="8"/>
        </table:table-row>
        <table:table-row table:style-name="ro1">
          <table:table-cell office:value-type="float" office:value="14068" calcext:value-type="float">
            <text:p>140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65.413269" calcext:value-type="float">
            <text:p>65.41</text:p>
          </table:table-cell>
          <table:table-cell office:value-type="float" office:value="310970" calcext:value-type="float">
            <text:p>310970</text:p>
          </table:table-cell>
          <table:table-cell table:formula="of:=[.E392]-[.E391]" office:value-type="float" office:value="164" calcext:value-type="float">
            <text:p>164</text:p>
          </table:table-cell>
          <table:table-cell table:formula="of:=[.F392]*(60*64/1440)" office:value-type="float" office:value="437.333333333333" calcext:value-type="float">
            <text:p>437.3</text:p>
          </table:table-cell>
          <table:table-cell table:formula="of:=[.D392]*[.H$4]" office:value-type="float" office:value="438.726795183" calcext:value-type="float">
            <text:p>438.73</text:p>
          </table:table-cell>
          <table:table-cell table:formula="of:=[.G392]/[.H392]" office:value-type="float" office:value="0.99682385059457" calcext:value-type="float">
            <text:p>0.9968</text:p>
          </table:table-cell>
          <table:table-cell table:number-columns-repeated="8"/>
        </table:table-row>
        <table:table-row table:style-name="ro1">
          <table:table-cell office:value-type="float" office:value="14070" calcext:value-type="float">
            <text:p>14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64.557816" calcext:value-type="float">
            <text:p>64.56</text:p>
          </table:table-cell>
          <table:table-cell office:value-type="float" office:value="311132" calcext:value-type="float">
            <text:p>311132</text:p>
          </table:table-cell>
          <table:table-cell table:formula="of:=[.E393]-[.E392]" office:value-type="float" office:value="162" calcext:value-type="float">
            <text:p>162</text:p>
          </table:table-cell>
          <table:table-cell table:formula="of:=[.F393]*(60*64/1440)" office:value-type="float" office:value="432" calcext:value-type="float">
            <text:p>432.0</text:p>
          </table:table-cell>
          <table:table-cell table:formula="of:=[.D393]*[.H$4]" office:value-type="float" office:value="432.989271912" calcext:value-type="float">
            <text:p>432.99</text:p>
          </table:table-cell>
          <table:table-cell table:formula="of:=[.G393]/[.H393]" office:value-type="float" office:value="0.997715250755217" calcext:value-type="float">
            <text:p>0.9977</text:p>
          </table:table-cell>
          <table:table-cell table:number-columns-repeated="8"/>
        </table:table-row>
        <table:table-row table:style-name="ro1">
          <table:table-cell office:value-type="float" office:value="14072" calcext:value-type="float">
            <text:p>14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63.753742" calcext:value-type="float">
            <text:p>63.75</text:p>
          </table:table-cell>
          <table:table-cell office:value-type="float" office:value="311293" calcext:value-type="float">
            <text:p>311293</text:p>
          </table:table-cell>
          <table:table-cell table:formula="of:=[.E394]-[.E393]" office:value-type="float" office:value="161" calcext:value-type="float">
            <text:p>161</text:p>
          </table:table-cell>
          <table:table-cell table:formula="of:=[.F394]*(60*64/1440)" office:value-type="float" office:value="429.333333333333" calcext:value-type="float">
            <text:p>429.3</text:p>
          </table:table-cell>
          <table:table-cell table:formula="of:=[.D394]*[.H$4]" office:value-type="float" office:value="427.596347594" calcext:value-type="float">
            <text:p>427.60</text:p>
          </table:table-cell>
          <table:table-cell table:formula="of:=[.G394]/[.H394]" office:value-type="float" office:value="1.00406220901817" calcext:value-type="float">
            <text:p>1.0041</text:p>
          </table:table-cell>
          <table:table-cell table:number-columns-repeated="8"/>
        </table:table-row>
        <table:table-row table:style-name="ro1">
          <table:table-cell office:value-type="float" office:value="14074" calcext:value-type="float">
            <text:p>140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63.004776" calcext:value-type="float">
            <text:p>63.00</text:p>
          </table:table-cell>
          <table:table-cell office:value-type="float" office:value="311451" calcext:value-type="float">
            <text:p>311451</text:p>
          </table:table-cell>
          <table:table-cell table:formula="of:=[.E395]-[.E394]" office:value-type="float" office:value="158" calcext:value-type="float">
            <text:p>158</text:p>
          </table:table-cell>
          <table:table-cell table:formula="of:=[.F395]*(60*64/1440)" office:value-type="float" office:value="421.333333333333" calcext:value-type="float">
            <text:p>421.3</text:p>
          </table:table-cell>
          <table:table-cell table:formula="of:=[.D395]*[.H$4]" office:value-type="float" office:value="422.573032632" calcext:value-type="float">
            <text:p>422.57</text:p>
          </table:table-cell>
          <table:table-cell table:formula="of:=[.G395]/[.H395]" office:value-type="float" office:value="0.997066307589613" calcext:value-type="float">
            <text:p>0.9971</text:p>
          </table:table-cell>
          <table:table-cell table:number-columns-repeated="8"/>
        </table:table-row>
        <table:table-row table:style-name="ro1">
          <table:table-cell office:value-type="float" office:value="14087" calcext:value-type="float">
            <text:p>140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83A00000 8</text:p>
          </table:table-cell>
          <table:table-cell office:value-type="float" office:value="62.391163" calcext:value-type="float">
            <text:p>62.39</text:p>
          </table:table-cell>
          <table:table-cell office:value-type="float" office:value="311608" calcext:value-type="float">
            <text:p>311608</text:p>
          </table:table-cell>
          <table:table-cell table:formula="of:=[.E396]-[.E395]" office:value-type="float" office:value="157" calcext:value-type="float">
            <text:p>157</text:p>
          </table:table-cell>
          <table:table-cell table:formula="of:=[.F396]*(60*64/1440)" office:value-type="float" office:value="418.666666666667" calcext:value-type="float">
            <text:p>418.7</text:p>
          </table:table-cell>
          <table:table-cell table:formula="of:=[.D396]*[.H$4]" office:value-type="float" office:value="418.457530241" calcext:value-type="float">
            <text:p>418.46</text:p>
          </table:table-cell>
          <table:table-cell table:formula="of:=[.G396]/[.H396]" office:value-type="float" office:value="1.00049977933375" calcext:value-type="float">
            <text:p>1.0005</text:p>
          </table:table-cell>
          <table:table-cell table:number-columns-repeated="8"/>
        </table:table-row>
        <table:table-row table:style-name="ro1">
          <table:table-cell office:value-type="float" office:value="14089" calcext:value-type="float">
            <text:p>140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61.833073" calcext:value-type="float">
            <text:p>61.83</text:p>
          </table:table-cell>
          <table:table-cell office:value-type="float" office:value="311764" calcext:value-type="float">
            <text:p>311764</text:p>
          </table:table-cell>
          <table:table-cell table:formula="of:=[.E397]-[.E396]" office:value-type="float" office:value="156" calcext:value-type="float">
            <text:p>156</text:p>
          </table:table-cell>
          <table:table-cell table:formula="of:=[.F397]*(60*64/1440)" office:value-type="float" office:value="416" calcext:value-type="float">
            <text:p>416.0</text:p>
          </table:table-cell>
          <table:table-cell table:formula="of:=[.D397]*[.H$4]" office:value-type="float" office:value="414.714420611" calcext:value-type="float">
            <text:p>414.71</text:p>
          </table:table-cell>
          <table:table-cell table:formula="of:=[.G397]/[.H397]" office:value-type="float" office:value="1.00309991484527" calcext:value-type="float">
            <text:p>1.0031</text:p>
          </table:table-cell>
          <table:table-cell table:number-columns-repeated="8"/>
        </table:table-row>
        <table:table-row table:style-name="ro1">
          <table:table-cell office:value-type="float" office:value="14096" calcext:value-type="float">
            <text:p>140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61.303402" calcext:value-type="float">
            <text:p>61.30</text:p>
          </table:table-cell>
          <table:table-cell office:value-type="float" office:value="311918" calcext:value-type="float">
            <text:p>311918</text:p>
          </table:table-cell>
          <table:table-cell table:formula="of:=[.E398]-[.E397]" office:value-type="float" office:value="154" calcext:value-type="float">
            <text:p>154</text:p>
          </table:table-cell>
          <table:table-cell table:formula="of:=[.F398]*(60*64/1440)" office:value-type="float" office:value="410.666666666667" calcext:value-type="float">
            <text:p>410.7</text:p>
          </table:table-cell>
          <table:table-cell table:formula="of:=[.D398]*[.H$4]" office:value-type="float" office:value="411.161917214" calcext:value-type="float">
            <text:p>411.16</text:p>
          </table:table-cell>
          <table:table-cell table:formula="of:=[.G398]/[.H398]" office:value-type="float" office:value="0.998795485363311" calcext:value-type="float">
            <text:p>0.9988</text:p>
          </table:table-cell>
          <table:table-cell table:number-columns-repeated="8"/>
        </table:table-row>
        <table:table-row table:style-name="ro1">
          <table:table-cell office:value-type="float" office:value="14103" calcext:value-type="float">
            <text:p>141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60.721004" calcext:value-type="float">
            <text:p>60.72</text:p>
          </table:table-cell>
          <table:table-cell office:value-type="float" office:value="312071" calcext:value-type="float">
            <text:p>312071</text:p>
          </table:table-cell>
          <table:table-cell table:formula="of:=[.E399]-[.E398]" office:value-type="float" office:value="153" calcext:value-type="float">
            <text:p>153</text:p>
          </table:table-cell>
          <table:table-cell table:formula="of:=[.F399]*(60*64/1440)" office:value-type="float" office:value="408" calcext:value-type="float">
            <text:p>408.0</text:p>
          </table:table-cell>
          <table:table-cell table:formula="of:=[.D399]*[.H$4]" office:value-type="float" office:value="407.255773828" calcext:value-type="float">
            <text:p>407.26</text:p>
          </table:table-cell>
          <table:table-cell table:formula="of:=[.G399]/[.H399]" office:value-type="float" office:value="1.00182741711678" calcext:value-type="float">
            <text:p>1.0018</text:p>
          </table:table-cell>
          <table:table-cell table:number-columns-repeated="8"/>
        </table:table-row>
        <table:table-row table:style-name="ro1">
          <table:table-cell office:value-type="float" office:value="14110" calcext:value-type="float">
            <text:p>141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60.129063" calcext:value-type="float">
            <text:p>60.13</text:p>
          </table:table-cell>
          <table:table-cell office:value-type="float" office:value="312222" calcext:value-type="float">
            <text:p>312222</text:p>
          </table:table-cell>
          <table:table-cell table:formula="of:=[.E400]-[.E399]" office:value-type="float" office:value="151" calcext:value-type="float">
            <text:p>151</text:p>
          </table:table-cell>
          <table:table-cell table:formula="of:=[.F400]*(60*64/1440)" office:value-type="float" office:value="402.666666666667" calcext:value-type="float">
            <text:p>402.7</text:p>
          </table:table-cell>
          <table:table-cell table:formula="of:=[.D400]*[.H$4]" office:value-type="float" office:value="403.285625541" calcext:value-type="float">
            <text:p>403.29</text:p>
          </table:table-cell>
          <table:table-cell table:formula="of:=[.G400]/[.H400]" office:value-type="float" office:value="0.998465209679856" calcext:value-type="float">
            <text:p>0.9985</text:p>
          </table:table-cell>
          <table:table-cell table:number-columns-repeated="8"/>
        </table:table-row>
        <table:table-row table:style-name="ro1">
          <table:table-cell office:value-type="float" office:value="14117" calcext:value-type="float">
            <text:p>141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9.433334" calcext:value-type="float">
            <text:p>59.43</text:p>
          </table:table-cell>
          <table:table-cell office:value-type="float" office:value="312372" calcext:value-type="float">
            <text:p>312372</text:p>
          </table:table-cell>
          <table:table-cell table:formula="of:=[.E401]-[.E400]" office:value-type="float" office:value="150" calcext:value-type="float">
            <text:p>150</text:p>
          </table:table-cell>
          <table:table-cell table:formula="of:=[.F401]*(60*64/1440)" office:value-type="float" office:value="400" calcext:value-type="float">
            <text:p>400.0</text:p>
          </table:table-cell>
          <table:table-cell table:formula="of:=[.D401]*[.H$4]" office:value-type="float" office:value="398.619371138" calcext:value-type="float">
            <text:p>398.62</text:p>
          </table:table-cell>
          <table:table-cell table:formula="of:=[.G401]/[.H401]" office:value-type="float" office:value="1.00346352676755" calcext:value-type="float">
            <text:p>1.0035</text:p>
          </table:table-cell>
          <table:table-cell table:number-columns-repeated="8"/>
        </table:table-row>
        <table:table-row table:style-name="ro1">
          <table:table-cell office:value-type="float" office:value="14119" calcext:value-type="float">
            <text:p>14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8.612812" calcext:value-type="float">
            <text:p>58.61</text:p>
          </table:table-cell>
          <table:table-cell office:value-type="float" office:value="312519" calcext:value-type="float">
            <text:p>312519</text:p>
          </table:table-cell>
          <table:table-cell table:formula="of:=[.E402]-[.E401]" office:value-type="float" office:value="147" calcext:value-type="float">
            <text:p>147</text:p>
          </table:table-cell>
          <table:table-cell table:formula="of:=[.F402]*(60*64/1440)" office:value-type="float" office:value="392" calcext:value-type="float">
            <text:p>392.0</text:p>
          </table:table-cell>
          <table:table-cell table:formula="of:=[.D402]*[.H$4]" office:value-type="float" office:value="393.116130084" calcext:value-type="float">
            <text:p>393.12</text:p>
          </table:table-cell>
          <table:table-cell table:formula="of:=[.G402]/[.H402]" office:value-type="float" office:value="0.997160813310404" calcext:value-type="float">
            <text:p>0.9972</text:p>
          </table:table-cell>
          <table:table-cell table:number-columns-repeated="8"/>
        </table:table-row>
        <table:table-row table:style-name="ro1">
          <table:table-cell office:value-type="float" office:value="14125" calcext:value-type="float">
            <text:p>14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7.867802" calcext:value-type="float">
            <text:p>57.87</text:p>
          </table:table-cell>
          <table:table-cell office:value-type="float" office:value="312664" calcext:value-type="float">
            <text:p>312664</text:p>
          </table:table-cell>
          <table:table-cell table:formula="of:=[.E403]-[.E402]" office:value-type="float" office:value="145" calcext:value-type="float">
            <text:p>145</text:p>
          </table:table-cell>
          <table:table-cell table:formula="of:=[.F403]*(60*64/1440)" office:value-type="float" office:value="386.666666666667" calcext:value-type="float">
            <text:p>386.7</text:p>
          </table:table-cell>
          <table:table-cell table:formula="of:=[.D403]*[.H$4]" office:value-type="float" office:value="388.119348014" calcext:value-type="float">
            <text:p>388.12</text:p>
          </table:table-cell>
          <table:table-cell table:formula="of:=[.G403]/[.H403]" office:value-type="float" office:value="0.996257127209023" calcext:value-type="float">
            <text:p>0.9963</text:p>
          </table:table-cell>
          <table:table-cell table:number-columns-repeated="8"/>
        </table:table-row>
        <table:table-row table:style-name="ro1">
          <table:table-cell office:value-type="float" office:value="14132" calcext:value-type="float">
            <text:p>141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7.05661" calcext:value-type="float">
            <text:p>57.06</text:p>
          </table:table-cell>
          <table:table-cell office:value-type="float" office:value="312808" calcext:value-type="float">
            <text:p>312808</text:p>
          </table:table-cell>
          <table:table-cell table:formula="of:=[.E404]-[.E403]" office:value-type="float" office:value="144" calcext:value-type="float">
            <text:p>144</text:p>
          </table:table-cell>
          <table:table-cell table:formula="of:=[.F404]*(60*64/1440)" office:value-type="float" office:value="384" calcext:value-type="float">
            <text:p>384.0</text:p>
          </table:table-cell>
          <table:table-cell table:formula="of:=[.D404]*[.H$4]" office:value-type="float" office:value="382.67868327" calcext:value-type="float">
            <text:p>382.68</text:p>
          </table:table-cell>
          <table:table-cell table:formula="of:=[.G404]/[.H404]" office:value-type="float" office:value="1.00345280985789" calcext:value-type="float">
            <text:p>1.0035</text:p>
          </table:table-cell>
          <table:table-cell table:number-columns-repeated="8"/>
        </table:table-row>
        <table:table-row table:style-name="ro1">
          <table:table-cell office:value-type="float" office:value="14134" calcext:value-type="float">
            <text:p>14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6.431843" calcext:value-type="float">
            <text:p>56.43</text:p>
          </table:table-cell>
          <table:table-cell office:value-type="float" office:value="312950" calcext:value-type="float">
            <text:p>312950</text:p>
          </table:table-cell>
          <table:table-cell table:formula="of:=[.E405]-[.E404]" office:value-type="float" office:value="142" calcext:value-type="float">
            <text:p>142</text:p>
          </table:table-cell>
          <table:table-cell table:formula="of:=[.F405]*(60*64/1440)" office:value-type="float" office:value="378.666666666667" calcext:value-type="float">
            <text:p>378.7</text:p>
          </table:table-cell>
          <table:table-cell table:formula="of:=[.D405]*[.H$4]" office:value-type="float" office:value="378.488371001" calcext:value-type="float">
            <text:p>378.49</text:p>
          </table:table-cell>
          <table:table-cell table:formula="of:=[.G405]/[.H405]" office:value-type="float" office:value="1.00047107303507" calcext:value-type="float">
            <text:p>1.0005</text:p>
          </table:table-cell>
          <table:table-cell table:number-columns-repeated="8"/>
        </table:table-row>
        <table:table-row table:style-name="ro1">
          <table:table-cell office:value-type="float" office:value="14140" calcext:value-type="float">
            <text:p>141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5.870152" calcext:value-type="float">
            <text:p>55.87</text:p>
          </table:table-cell>
          <table:table-cell office:value-type="float" office:value="313090" calcext:value-type="float">
            <text:p>313090</text:p>
          </table:table-cell>
          <table:table-cell table:formula="of:=[.E406]-[.E405]" office:value-type="float" office:value="140" calcext:value-type="float">
            <text:p>140</text:p>
          </table:table-cell>
          <table:table-cell table:formula="of:=[.F406]*(60*64/1440)" office:value-type="float" office:value="373.333333333333" calcext:value-type="float">
            <text:p>373.3</text:p>
          </table:table-cell>
          <table:table-cell table:formula="of:=[.D406]*[.H$4]" office:value-type="float" office:value="374.721109464" calcext:value-type="float">
            <text:p>374.72</text:p>
          </table:table-cell>
          <table:table-cell table:formula="of:=[.G406]/[.H406]" office:value-type="float" office:value="0.996296509335565" calcext:value-type="float">
            <text:p>0.9963</text:p>
          </table:table-cell>
          <table:table-cell table:number-columns-repeated="8"/>
        </table:table-row>
        <table:table-row table:style-name="ro1">
          <table:table-cell office:value-type="float" office:value="14147" calcext:value-type="float">
            <text:p>141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5.308403" calcext:value-type="float">
            <text:p>55.31</text:p>
          </table:table-cell>
          <table:table-cell office:value-type="float" office:value="313229" calcext:value-type="float">
            <text:p>313229</text:p>
          </table:table-cell>
          <table:table-cell table:formula="of:=[.E407]-[.E406]" office:value-type="float" office:value="139" calcext:value-type="float">
            <text:p>139</text:p>
          </table:table-cell>
          <table:table-cell table:formula="of:=[.F407]*(60*64/1440)" office:value-type="float" office:value="370.666666666667" calcext:value-type="float">
            <text:p>370.7</text:p>
          </table:table-cell>
          <table:table-cell table:formula="of:=[.D407]*[.H$4]" office:value-type="float" office:value="370.953458921" calcext:value-type="float">
            <text:p>370.95</text:p>
          </table:table-cell>
          <table:table-cell table:formula="of:=[.G407]/[.H407]" office:value-type="float" office:value="0.999226878069374" calcext:value-type="float">
            <text:p>0.9992</text:p>
          </table:table-cell>
          <table:table-cell table:number-columns-repeated="8"/>
        </table:table-row>
        <table:table-row table:style-name="ro1">
          <table:table-cell office:value-type="float" office:value="14149" calcext:value-type="float">
            <text:p>14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4.79554" calcext:value-type="float">
            <text:p>54.80</text:p>
          </table:table-cell>
          <table:table-cell office:value-type="float" office:value="313367" calcext:value-type="float">
            <text:p>313367</text:p>
          </table:table-cell>
          <table:table-cell table:formula="of:=[.E408]-[.E407]" office:value-type="float" office:value="138" calcext:value-type="float">
            <text:p>138</text:p>
          </table:table-cell>
          <table:table-cell table:formula="of:=[.F408]*(60*64/1440)" office:value-type="float" office:value="368" calcext:value-type="float">
            <text:p>368.0</text:p>
          </table:table-cell>
          <table:table-cell table:formula="of:=[.D408]*[.H$4]" office:value-type="float" office:value="367.51368678" calcext:value-type="float">
            <text:p>367.51</text:p>
          </table:table-cell>
          <table:table-cell table:formula="of:=[.G408]/[.H408]" office:value-type="float" office:value="1.00132325199712" calcext:value-type="float">
            <text:p>1.0013</text:p>
          </table:table-cell>
          <table:table-cell table:number-columns-repeated="8"/>
        </table:table-row>
        <table:table-row table:style-name="ro1">
          <table:table-cell office:value-type="float" office:value="14151" calcext:value-type="float">
            <text:p>14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4.23307" calcext:value-type="float">
            <text:p>54.23</text:p>
          </table:table-cell>
          <table:table-cell office:value-type="float" office:value="313504" calcext:value-type="float">
            <text:p>313504</text:p>
          </table:table-cell>
          <table:table-cell table:formula="of:=[.E409]-[.E408]" office:value-type="float" office:value="137" calcext:value-type="float">
            <text:p>137</text:p>
          </table:table-cell>
          <table:table-cell table:formula="of:=[.F409]*(60*64/1440)" office:value-type="float" office:value="365.333333333333" calcext:value-type="float">
            <text:p>365.3</text:p>
          </table:table-cell>
          <table:table-cell table:formula="of:=[.D409]*[.H$4]" office:value-type="float" office:value="363.74120049" calcext:value-type="float">
            <text:p>363.74</text:p>
          </table:table-cell>
          <table:table-cell table:formula="of:=[.G409]/[.H409]" office:value-type="float" office:value="1.00437710339436" calcext:value-type="float">
            <text:p>1.0044</text:p>
          </table:table-cell>
          <table:table-cell table:number-columns-repeated="8"/>
        </table:table-row>
        <table:table-row table:style-name="ro1">
          <table:table-cell office:value-type="float" office:value="14153" calcext:value-type="float">
            <text:p>14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.658611" calcext:value-type="float">
            <text:p>53.66</text:p>
          </table:table-cell>
          <table:table-cell office:value-type="float" office:value="313639" calcext:value-type="float">
            <text:p>313639</text:p>
          </table:table-cell>
          <table:table-cell table:formula="of:=[.E410]-[.E409]" office:value-type="float" office:value="135" calcext:value-type="float">
            <text:p>135</text:p>
          </table:table-cell>
          <table:table-cell table:formula="of:=[.F410]*(60*64/1440)" office:value-type="float" office:value="360" calcext:value-type="float">
            <text:p>360.0</text:p>
          </table:table-cell>
          <table:table-cell table:formula="of:=[.D410]*[.H$4]" office:value-type="float" office:value="359.888303977" calcext:value-type="float">
            <text:p>359.89</text:p>
          </table:table-cell>
          <table:table-cell table:formula="of:=[.G410]/[.H410]" office:value-type="float" office:value="1.00031036302588" calcext:value-type="float">
            <text:p>1.0003</text:p>
          </table:table-cell>
          <table:table-cell table:number-columns-repeated="8"/>
        </table:table-row>
        <table:table-row table:style-name="ro1">
          <table:table-cell office:value-type="float" office:value="14155" calcext:value-type="float">
            <text:p>14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3.038326" calcext:value-type="float">
            <text:p>53.04</text:p>
          </table:table-cell>
          <table:table-cell office:value-type="float" office:value="313772" calcext:value-type="float">
            <text:p>313772</text:p>
          </table:table-cell>
          <table:table-cell table:formula="of:=[.E411]-[.E410]" office:value-type="float" office:value="133" calcext:value-type="float">
            <text:p>133</text:p>
          </table:table-cell>
          <table:table-cell table:formula="of:=[.F411]*(60*64/1440)" office:value-type="float" office:value="354.666666666667" calcext:value-type="float">
            <text:p>354.7</text:p>
          </table:table-cell>
          <table:table-cell table:formula="of:=[.D411]*[.H$4]" office:value-type="float" office:value="355.728052482" calcext:value-type="float">
            <text:p>355.73</text:p>
          </table:table-cell>
          <table:table-cell table:formula="of:=[.G411]/[.H411]" office:value-type="float" office:value="0.99701629992932" calcext:value-type="float">
            <text:p>0.9970</text:p>
          </table:table-cell>
          <table:table-cell table:number-columns-repeated="8"/>
        </table:table-row>
        <table:table-row table:style-name="ro1">
          <table:table-cell office:value-type="float" office:value="14167" calcext:value-type="float">
            <text:p>141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83A00000 8</text:p>
          </table:table-cell>
          <table:table-cell office:value-type="float" office:value="52.344639" calcext:value-type="float">
            <text:p>52.34</text:p>
          </table:table-cell>
          <table:table-cell office:value-type="float" office:value="313904" calcext:value-type="float">
            <text:p>313904</text:p>
          </table:table-cell>
          <table:table-cell table:formula="of:=[.E412]-[.E411]" office:value-type="float" office:value="132" calcext:value-type="float">
            <text:p>132</text:p>
          </table:table-cell>
          <table:table-cell table:formula="of:=[.F412]*(60*64/1440)" office:value-type="float" office:value="352" calcext:value-type="float">
            <text:p>352.0</text:p>
          </table:table-cell>
          <table:table-cell table:formula="of:=[.D412]*[.H$4]" office:value-type="float" office:value="351.075493773" calcext:value-type="float">
            <text:p>351.08</text:p>
          </table:table-cell>
          <table:table-cell table:formula="of:=[.G412]/[.H412]" office:value-type="float" office:value="1.00263335448756" calcext:value-type="float">
            <text:p>1.0026</text:p>
          </table:table-cell>
          <table:table-cell table:number-columns-repeated="8"/>
        </table:table-row>
        <table:table-row table:style-name="ro1">
          <table:table-cell office:value-type="float" office:value="14169" calcext:value-type="float">
            <text:p>14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1.6619" calcext:value-type="float">
            <text:p>51.66</text:p>
          </table:table-cell>
          <table:table-cell office:value-type="float" office:value="314034" calcext:value-type="float">
            <text:p>314034</text:p>
          </table:table-cell>
          <table:table-cell table:formula="of:=[.E413]-[.E412]" office:value-type="float" office:value="130" calcext:value-type="float">
            <text:p>130</text:p>
          </table:table-cell>
          <table:table-cell table:formula="of:=[.F413]*(60*64/1440)" office:value-type="float" office:value="346.666666666667" calcext:value-type="float">
            <text:p>346.7</text:p>
          </table:table-cell>
          <table:table-cell table:formula="of:=[.D413]*[.H$4]" office:value-type="float" office:value="346.4963633" calcext:value-type="float">
            <text:p>346.50</text:p>
          </table:table-cell>
          <table:table-cell table:formula="of:=[.G413]/[.H413]" office:value-type="float" office:value="1.00049150116626" calcext:value-type="float">
            <text:p>1.0005</text:p>
          </table:table-cell>
          <table:table-cell table:number-columns-repeated="8"/>
        </table:table-row>
        <table:table-row table:style-name="ro1">
          <table:table-cell office:value-type="float" office:value="14176" calcext:value-type="float">
            <text:p>141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0.989998" calcext:value-type="float">
            <text:p>50.99</text:p>
          </table:table-cell>
          <table:table-cell office:value-type="float" office:value="314162" calcext:value-type="float">
            <text:p>314162</text:p>
          </table:table-cell>
          <table:table-cell table:formula="of:=[.E414]-[.E413]" office:value-type="float" office:value="128" calcext:value-type="float">
            <text:p>128</text:p>
          </table:table-cell>
          <table:table-cell table:formula="of:=[.F414]*(60*64/1440)" office:value-type="float" office:value="341.333333333333" calcext:value-type="float">
            <text:p>341.3</text:p>
          </table:table-cell>
          <table:table-cell table:formula="of:=[.D414]*[.H$4]" office:value-type="float" office:value="341.989916586" calcext:value-type="float">
            <text:p>341.99</text:p>
          </table:table-cell>
          <table:table-cell table:formula="of:=[.G414]/[.H414]" office:value-type="float" office:value="0.998080109322458" calcext:value-type="float">
            <text:p>0.9981</text:p>
          </table:table-cell>
          <table:table-cell table:number-columns-repeated="8"/>
        </table:table-row>
        <table:table-row table:style-name="ro1">
          <table:table-cell office:value-type="float" office:value="14182" calcext:value-type="float">
            <text:p>141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50.385246" calcext:value-type="float">
            <text:p>50.39</text:p>
          </table:table-cell>
          <table:table-cell office:value-type="float" office:value="314289" calcext:value-type="float">
            <text:p>314289</text:p>
          </table:table-cell>
          <table:table-cell table:formula="of:=[.E415]-[.E414]" office:value-type="float" office:value="127" calcext:value-type="float">
            <text:p>127</text:p>
          </table:table-cell>
          <table:table-cell table:formula="of:=[.F415]*(60*64/1440)" office:value-type="float" office:value="338.666666666667" calcext:value-type="float">
            <text:p>338.7</text:p>
          </table:table-cell>
          <table:table-cell table:formula="of:=[.D415]*[.H$4]" office:value-type="float" office:value="337.933844922" calcext:value-type="float">
            <text:p>337.93</text:p>
          </table:table-cell>
          <table:table-cell table:formula="of:=[.G415]/[.H415]" office:value-type="float" office:value="1.00216853610752" calcext:value-type="float">
            <text:p>1.0022</text:p>
          </table:table-cell>
          <table:table-cell table:number-columns-repeated="8"/>
        </table:table-row>
        <table:table-row table:style-name="ro1">
          <table:table-cell office:value-type="float" office:value="14189" calcext:value-type="float">
            <text:p>141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49.798206" calcext:value-type="float">
            <text:p>49.80</text:p>
          </table:table-cell>
          <table:table-cell office:value-type="float" office:value="314414" calcext:value-type="float">
            <text:p>314414</text:p>
          </table:table-cell>
          <table:table-cell table:formula="of:=[.E416]-[.E415]" office:value-type="float" office:value="125" calcext:value-type="float">
            <text:p>125</text:p>
          </table:table-cell>
          <table:table-cell table:formula="of:=[.F416]*(60*64/1440)" office:value-type="float" office:value="333.333333333333" calcext:value-type="float">
            <text:p>333.3</text:p>
          </table:table-cell>
          <table:table-cell table:formula="of:=[.D416]*[.H$4]" office:value-type="float" office:value="333.996567642" calcext:value-type="float">
            <text:p>334.00</text:p>
          </table:table-cell>
          <table:table-cell table:formula="of:=[.G416]/[.H416]" office:value-type="float" office:value="0.998014248130305" calcext:value-type="float">
            <text:p>0.9980</text:p>
          </table:table-cell>
          <table:table-cell table:number-columns-repeated="8"/>
        </table:table-row>
        <table:table-row table:style-name="ro1">
          <table:table-cell office:value-type="float" office:value="14196" calcext:value-type="float">
            <text:p>141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49.281815" calcext:value-type="float">
            <text:p>49.28</text:p>
          </table:table-cell>
          <table:table-cell office:value-type="float" office:value="314538" calcext:value-type="float">
            <text:p>314538</text:p>
          </table:table-cell>
          <table:table-cell table:formula="of:=[.E417]-[.E416]" office:value-type="float" office:value="124" calcext:value-type="float">
            <text:p>124</text:p>
          </table:table-cell>
          <table:table-cell table:formula="of:=[.F417]*(60*64/1440)" office:value-type="float" office:value="330.666666666667" calcext:value-type="float">
            <text:p>330.7</text:p>
          </table:table-cell>
          <table:table-cell table:formula="of:=[.D417]*[.H$4]" office:value-type="float" office:value="330.533133205" calcext:value-type="float">
            <text:p>330.53</text:p>
          </table:table-cell>
          <table:table-cell table:formula="of:=[.G417]/[.H417]" office:value-type="float" office:value="1.00040399417865" calcext:value-type="float">
            <text:p>1.0004</text:p>
          </table:table-cell>
          <table:table-cell table:number-columns-repeated="8"/>
        </table:table-row>
        <table:table-row table:style-name="ro1">
          <table:table-cell office:value-type="float" office:value="14203" calcext:value-type="float">
            <text:p>142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48.768394" calcext:value-type="float">
            <text:p>48.77</text:p>
          </table:table-cell>
          <table:table-cell office:value-type="float" office:value="314660" calcext:value-type="float">
            <text:p>314660</text:p>
          </table:table-cell>
          <table:table-cell table:formula="of:=[.E418]-[.E417]" office:value-type="float" office:value="122" calcext:value-type="float">
            <text:p>122</text:p>
          </table:table-cell>
          <table:table-cell table:formula="of:=[.F418]*(60*64/1440)" office:value-type="float" office:value="325.333333333333" calcext:value-type="float">
            <text:p>325.3</text:p>
          </table:table-cell>
          <table:table-cell table:formula="of:=[.D418]*[.H$4]" office:value-type="float" office:value="327.089618558" calcext:value-type="float">
            <text:p>327.09</text:p>
          </table:table-cell>
          <table:table-cell table:formula="of:=[.G418]/[.H418]" office:value-type="float" office:value="0.994630568734008" calcext:value-type="float">
            <text:p>0.9946</text:p>
          </table:table-cell>
          <table:table-cell table:number-columns-repeated="8"/>
        </table:table-row>
        <table:table-row table:style-name="ro1">
          <table:table-cell office:value-type="float" office:value="14205" calcext:value-type="float">
            <text:p>14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48.266872" calcext:value-type="float">
            <text:p>48.27</text:p>
          </table:table-cell>
          <table:table-cell office:value-type="float" office:value="314782" calcext:value-type="float">
            <text:p>314782</text:p>
          </table:table-cell>
          <table:table-cell table:formula="of:=[.E419]-[.E418]" office:value-type="float" office:value="122" calcext:value-type="float">
            <text:p>122</text:p>
          </table:table-cell>
          <table:table-cell table:formula="of:=[.F419]*(60*64/1440)" office:value-type="float" office:value="325.333333333333" calcext:value-type="float">
            <text:p>325.3</text:p>
          </table:table-cell>
          <table:table-cell table:formula="of:=[.D419]*[.H$4]" office:value-type="float" office:value="323.725910504" calcext:value-type="float">
            <text:p>323.73</text:p>
          </table:table-cell>
          <table:table-cell table:formula="of:=[.G419]/[.H419]" office:value-type="float" office:value="1.00496538206296" calcext:value-type="float">
            <text:p>1.0050</text:p>
          </table:table-cell>
          <table:table-cell table:number-columns-repeated="8"/>
        </table:table-row>
        <table:table-row table:style-name="ro1">
          <table:table-cell office:value-type="float" office:value="14212" calcext:value-type="float">
            <text:p>142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47.757626" calcext:value-type="float">
            <text:p>47.76</text:p>
          </table:table-cell>
          <table:table-cell office:value-type="float" office:value="314902" calcext:value-type="float">
            <text:p>314902</text:p>
          </table:table-cell>
          <table:table-cell table:formula="of:=[.E420]-[.E419]" office:value-type="float" office:value="120" calcext:value-type="float">
            <text:p>120</text:p>
          </table:table-cell>
          <table:table-cell table:formula="of:=[.F420]*(60*64/1440)" office:value-type="float" office:value="320" calcext:value-type="float">
            <text:p>320.0</text:p>
          </table:table-cell>
          <table:table-cell table:formula="of:=[.D420]*[.H$4]" office:value-type="float" office:value="320.310397582" calcext:value-type="float">
            <text:p>320.31</text:p>
          </table:table-cell>
          <table:table-cell table:formula="of:=[.G420]/[.H420]" office:value-type="float" office:value="0.999030947529824" calcext:value-type="float">
            <text:p>0.9990</text:p>
          </table:table-cell>
          <table:table-cell table:number-columns-repeated="8"/>
        </table:table-row>
        <table:table-row table:style-name="ro1">
          <table:table-cell office:value-type="float" office:value="14214" calcext:value-type="float">
            <text:p>14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47.225536" calcext:value-type="float">
            <text:p>47.23</text:p>
          </table:table-cell>
          <table:table-cell office:value-type="float" office:value="315021" calcext:value-type="float">
            <text:p>315021</text:p>
          </table:table-cell>
          <table:table-cell table:formula="of:=[.E421]-[.E420]" office:value-type="float" office:value="119" calcext:value-type="float">
            <text:p>119</text:p>
          </table:table-cell>
          <table:table-cell table:formula="of:=[.F421]*(60*64/1440)" office:value-type="float" office:value="317.333333333333" calcext:value-type="float">
            <text:p>317.3</text:p>
          </table:table-cell>
          <table:table-cell table:formula="of:=[.D421]*[.H$4]" office:value-type="float" office:value="316.741669952" calcext:value-type="float">
            <text:p>316.74</text:p>
          </table:table-cell>
          <table:table-cell table:formula="of:=[.G421]/[.H421]" office:value-type="float" office:value="1.00186796824498" calcext:value-type="float">
            <text:p>1.0019</text:p>
          </table:table-cell>
          <table:table-cell table:number-columns-repeated="8"/>
        </table:table-row>
        <table:table-row table:style-name="ro1">
          <table:table-cell office:value-type="float" office:value="14220" calcext:value-type="float">
            <text:p>142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46.684711" calcext:value-type="float">
            <text:p>46.68</text:p>
          </table:table-cell>
          <table:table-cell office:value-type="float" office:value="315138" calcext:value-type="float">
            <text:p>315138</text:p>
          </table:table-cell>
          <table:table-cell table:formula="of:=[.E422]-[.E421]" office:value-type="float" office:value="117" calcext:value-type="float">
            <text:p>117</text:p>
          </table:table-cell>
          <table:table-cell table:formula="of:=[.F422]*(60*64/1440)" office:value-type="float" office:value="312" calcext:value-type="float">
            <text:p>312.0</text:p>
          </table:table-cell>
          <table:table-cell table:formula="of:=[.D422]*[.H$4]" office:value-type="float" office:value="313.114356677" calcext:value-type="float">
            <text:p>313.11</text:p>
          </table:table-cell>
          <table:table-cell table:formula="of:=[.G422]/[.H422]" office:value-type="float" office:value="0.996441055310186" calcext:value-type="float">
            <text:p>0.9964</text:p>
          </table:table-cell>
          <table:table-cell table:number-columns-repeated="8"/>
        </table:table-row>
        <table:table-row table:style-name="ro1">
          <table:table-cell office:value-type="float" office:value="14227" calcext:value-type="float">
            <text:p>142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46.104137" calcext:value-type="float">
            <text:p>46.10</text:p>
          </table:table-cell>
          <table:table-cell office:value-type="float" office:value="315254" calcext:value-type="float">
            <text:p>315254</text:p>
          </table:table-cell>
          <table:table-cell table:formula="of:=[.E423]-[.E422]" office:value-type="float" office:value="116" calcext:value-type="float">
            <text:p>116</text:p>
          </table:table-cell>
          <table:table-cell table:formula="of:=[.F423]*(60*64/1440)" office:value-type="float" office:value="309.333333333333" calcext:value-type="float">
            <text:p>309.3</text:p>
          </table:table-cell>
          <table:table-cell table:formula="of:=[.D423]*[.H$4]" office:value-type="float" office:value="309.220446859" calcext:value-type="float">
            <text:p>309.22</text:p>
          </table:table-cell>
          <table:table-cell table:formula="of:=[.G423]/[.H423]" office:value-type="float" office:value="1.00036506794903" calcext:value-type="float">
            <text:p>1.0004</text:p>
          </table:table-cell>
          <table:table-cell table:number-columns-repeated="8"/>
        </table:table-row>
        <table:table-row table:style-name="ro1">
          <table:table-cell office:value-type="float" office:value="14229" calcext:value-type="float">
            <text:p>14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45.496151" calcext:value-type="float">
            <text:p>45.50</text:p>
          </table:table-cell>
          <table:table-cell office:value-type="float" office:value="315369" calcext:value-type="float">
            <text:p>315369</text:p>
          </table:table-cell>
          <table:table-cell table:formula="of:=[.E424]-[.E423]" office:value-type="float" office:value="115" calcext:value-type="float">
            <text:p>115</text:p>
          </table:table-cell>
          <table:table-cell table:formula="of:=[.F424]*(60*64/1440)" office:value-type="float" office:value="306.666666666667" calcext:value-type="float">
            <text:p>306.7</text:p>
          </table:table-cell>
          <table:table-cell table:formula="of:=[.D424]*[.H$4]" office:value-type="float" office:value="305.142684757" calcext:value-type="float">
            <text:p>305.14</text:p>
          </table:table-cell>
          <table:table-cell table:formula="of:=[.G424]/[.H424]" office:value-type="float" office:value="1.00499432555914" calcext:value-type="float">
            <text:p>1.0050</text:p>
          </table:table-cell>
          <table:table-cell table:number-columns-repeated="8"/>
        </table:table-row>
        <table:table-row table:style-name="ro1">
          <table:table-cell office:value-type="float" office:value="14236" calcext:value-type="float">
            <text:p>142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44.889015" calcext:value-type="float">
            <text:p>44.89</text:p>
          </table:table-cell>
          <table:table-cell office:value-type="float" office:value="315482" calcext:value-type="float">
            <text:p>315482</text:p>
          </table:table-cell>
          <table:table-cell table:formula="of:=[.E425]-[.E424]" office:value-type="float" office:value="113" calcext:value-type="float">
            <text:p>113</text:p>
          </table:table-cell>
          <table:table-cell table:formula="of:=[.F425]*(60*64/1440)" office:value-type="float" office:value="301.333333333333" calcext:value-type="float">
            <text:p>301.3</text:p>
          </table:table-cell>
          <table:table-cell table:formula="of:=[.D425]*[.H$4]" office:value-type="float" office:value="301.070623605" calcext:value-type="float">
            <text:p>301.07</text:p>
          </table:table-cell>
          <table:table-cell table:formula="of:=[.G425]/[.H425]" office:value-type="float" office:value="1.00087258506057" calcext:value-type="float">
            <text:p>1.0009</text:p>
          </table:table-cell>
          <table:table-cell table:number-columns-repeated="8"/>
        </table:table-row>
        <table:table-row table:style-name="ro1">
          <table:table-cell office:value-type="float" office:value="14243" calcext:value-type="float">
            <text:p>142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44.29081" calcext:value-type="float">
            <text:p>44.29</text:p>
          </table:table-cell>
          <table:table-cell office:value-type="float" office:value="315593" calcext:value-type="float">
            <text:p>315593</text:p>
          </table:table-cell>
          <table:table-cell table:formula="of:=[.E426]-[.E425]" office:value-type="float" office:value="111" calcext:value-type="float">
            <text:p>111</text:p>
          </table:table-cell>
          <table:table-cell table:formula="of:=[.F426]*(60*64/1440)" office:value-type="float" office:value="296" calcext:value-type="float">
            <text:p>296.0</text:p>
          </table:table-cell>
          <table:table-cell table:formula="of:=[.D426]*[.H$4]" office:value-type="float" office:value="297.05846267" calcext:value-type="float">
            <text:p>297.06</text:p>
          </table:table-cell>
          <table:table-cell table:formula="of:=[.G426]/[.H426]" office:value-type="float" office:value="0.996436854010196" calcext:value-type="float">
            <text:p>0.9964</text:p>
          </table:table-cell>
          <table:table-cell table:number-columns-repeated="8"/>
        </table:table-row>
        <table:table-row table:style-name="ro1">
          <table:table-cell office:value-type="float" office:value="14245" calcext:value-type="float">
            <text:p>142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43.717911" calcext:value-type="float">
            <text:p>43.72</text:p>
          </table:table-cell>
          <table:table-cell office:value-type="float" office:value="315703" calcext:value-type="float">
            <text:p>315703</text:p>
          </table:table-cell>
          <table:table-cell table:formula="of:=[.E427]-[.E426]" office:value-type="float" office:value="110" calcext:value-type="float">
            <text:p>110</text:p>
          </table:table-cell>
          <table:table-cell table:formula="of:=[.F427]*(60*64/1440)" office:value-type="float" office:value="293.333333333333" calcext:value-type="float">
            <text:p>293.3</text:p>
          </table:table-cell>
          <table:table-cell table:formula="of:=[.D427]*[.H$4]" office:value-type="float" office:value="293.216029077" calcext:value-type="float">
            <text:p>293.22</text:p>
          </table:table-cell>
          <table:table-cell table:formula="of:=[.G427]/[.H427]" office:value-type="float" office:value="1.00040006085855" calcext:value-type="float">
            <text:p>1.0004</text:p>
          </table:table-cell>
          <table:table-cell table:number-columns-repeated="8"/>
        </table:table-row>
        <table:table-row table:style-name="ro1">
          <table:table-cell office:value-type="float" office:value="14252" calcext:value-type="float">
            <text:p>142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43.181137" calcext:value-type="float">
            <text:p>43.18</text:p>
          </table:table-cell>
          <table:table-cell office:value-type="float" office:value="315812" calcext:value-type="float">
            <text:p>315812</text:p>
          </table:table-cell>
          <table:table-cell table:formula="of:=[.E428]-[.E427]" office:value-type="float" office:value="109" calcext:value-type="float">
            <text:p>109</text:p>
          </table:table-cell>
          <table:table-cell table:formula="of:=[.F428]*(60*64/1440)" office:value-type="float" office:value="290.666666666667" calcext:value-type="float">
            <text:p>290.7</text:p>
          </table:table-cell>
          <table:table-cell table:formula="of:=[.D428]*[.H$4]" office:value-type="float" office:value="289.615885859" calcext:value-type="float">
            <text:p>289.62</text:p>
          </table:table-cell>
          <table:table-cell table:formula="of:=[.G428]/[.H428]" office:value-type="float" office:value="1.00362818774443" calcext:value-type="float">
            <text:p>1.0036</text:p>
          </table:table-cell>
          <table:table-cell table:number-columns-repeated="8"/>
        </table:table-row>
        <table:table-row table:style-name="ro1">
          <table:table-cell office:value-type="float" office:value="14254" calcext:value-type="float">
            <text:p>142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42.709454" calcext:value-type="float">
            <text:p>42.71</text:p>
          </table:table-cell>
          <table:table-cell office:value-type="float" office:value="315919" calcext:value-type="float">
            <text:p>315919</text:p>
          </table:table-cell>
          <table:table-cell table:formula="of:=[.E429]-[.E428]" office:value-type="float" office:value="107" calcext:value-type="float">
            <text:p>107</text:p>
          </table:table-cell>
          <table:table-cell table:formula="of:=[.F429]*(60*64/1440)" office:value-type="float" office:value="285.333333333333" calcext:value-type="float">
            <text:p>285.3</text:p>
          </table:table-cell>
          <table:table-cell table:formula="of:=[.D429]*[.H$4]" office:value-type="float" office:value="286.452307978" calcext:value-type="float">
            <text:p>286.45</text:p>
          </table:table-cell>
          <table:table-cell table:formula="of:=[.G429]/[.H429]" office:value-type="float" office:value="0.996093679075008" calcext:value-type="float">
            <text:p>0.9961</text:p>
          </table:table-cell>
          <table:table-cell table:number-columns-repeated="8"/>
        </table:table-row>
        <table:table-row table:style-name="ro1">
          <table:table-cell office:value-type="float" office:value="14260" calcext:value-type="float">
            <text:p>142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42.224918" calcext:value-type="float">
            <text:p>42.22</text:p>
          </table:table-cell>
          <table:table-cell office:value-type="float" office:value="316025" calcext:value-type="float">
            <text:p>316025</text:p>
          </table:table-cell>
          <table:table-cell table:formula="of:=[.E430]-[.E429]" office:value-type="float" office:value="106" calcext:value-type="float">
            <text:p>106</text:p>
          </table:table-cell>
          <table:table-cell table:formula="of:=[.F430]*(60*64/1440)" office:value-type="float" office:value="282.666666666667" calcext:value-type="float">
            <text:p>282.7</text:p>
          </table:table-cell>
          <table:table-cell table:formula="of:=[.D430]*[.H$4]" office:value-type="float" office:value="283.202525026" calcext:value-type="float">
            <text:p>283.20</text:p>
          </table:table-cell>
          <table:table-cell table:formula="of:=[.G430]/[.H430]" office:value-type="float" office:value="0.99810786164677" calcext:value-type="float">
            <text:p>0.9981</text:p>
          </table:table-cell>
          <table:table-cell table:number-columns-repeated="8"/>
        </table:table-row>
        <table:table-row table:style-name="ro1">
          <table:table-cell office:value-type="float" office:value="14267" calcext:value-type="float">
            <text:p>142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41.753197" calcext:value-type="float">
            <text:p>41.75</text:p>
          </table:table-cell>
          <table:table-cell office:value-type="float" office:value="316130" calcext:value-type="float">
            <text:p>316130</text:p>
          </table:table-cell>
          <table:table-cell table:formula="of:=[.E431]-[.E430]" office:value-type="float" office:value="105" calcext:value-type="float">
            <text:p>105</text:p>
          </table:table-cell>
          <table:table-cell table:formula="of:=[.F431]*(60*64/1440)" office:value-type="float" office:value="280" calcext:value-type="float">
            <text:p>280.0</text:p>
          </table:table-cell>
          <table:table-cell table:formula="of:=[.D431]*[.H$4]" office:value-type="float" office:value="280.038692279" calcext:value-type="float">
            <text:p>280.04</text:p>
          </table:table-cell>
          <table:table-cell table:formula="of:=[.G431]/[.H431]" office:value-type="float" office:value="0.999861832382214" calcext:value-type="float">
            <text:p>0.9999</text:p>
          </table:table-cell>
          <table:table-cell table:number-columns-repeated="8"/>
        </table:table-row>
        <table:table-row table:style-name="ro1">
          <table:table-cell office:value-type="float" office:value="14269" calcext:value-type="float">
            <text:p>14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41.269058" calcext:value-type="float">
            <text:p>41.27</text:p>
          </table:table-cell>
          <table:table-cell office:value-type="float" office:value="316234" calcext:value-type="float">
            <text:p>316234</text:p>
          </table:table-cell>
          <table:table-cell table:formula="of:=[.E432]-[.E431]" office:value-type="float" office:value="104" calcext:value-type="float">
            <text:p>104</text:p>
          </table:table-cell>
          <table:table-cell table:formula="of:=[.F432]*(60*64/1440)" office:value-type="float" office:value="277.333333333333" calcext:value-type="float">
            <text:p>277.3</text:p>
          </table:table-cell>
          <table:table-cell table:formula="of:=[.D432]*[.H$4]" office:value-type="float" office:value="276.791572006" calcext:value-type="float">
            <text:p>276.79</text:p>
          </table:table-cell>
          <table:table-cell table:formula="of:=[.G432]/[.H432]" office:value-type="float" office:value="1.00195728982428" calcext:value-type="float">
            <text:p>1.0020</text:p>
          </table:table-cell>
          <table:table-cell table:number-columns-repeated="8"/>
        </table:table-row>
        <table:table-row table:style-name="ro1">
          <table:table-cell office:value-type="float" office:value="14276" calcext:value-type="float">
            <text:p>142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40.790985" calcext:value-type="float">
            <text:p>40.79</text:p>
          </table:table-cell>
          <table:table-cell office:value-type="float" office:value="316336" calcext:value-type="float">
            <text:p>316336</text:p>
          </table:table-cell>
          <table:table-cell table:formula="of:=[.E433]-[.E432]" office:value-type="float" office:value="102" calcext:value-type="float">
            <text:p>102</text:p>
          </table:table-cell>
          <table:table-cell table:formula="of:=[.F433]*(60*64/1440)" office:value-type="float" office:value="272" calcext:value-type="float">
            <text:p>272.0</text:p>
          </table:table-cell>
          <table:table-cell table:formula="of:=[.D433]*[.H$4]" office:value-type="float" office:value="273.585136395" calcext:value-type="float">
            <text:p>273.59</text:p>
          </table:table-cell>
          <table:table-cell table:formula="of:=[.G433]/[.H433]" office:value-type="float" office:value="0.994206058063361" calcext:value-type="float">
            <text:p>0.9942</text:p>
          </table:table-cell>
          <table:table-cell table:number-columns-repeated="8"/>
        </table:table-row>
        <table:table-row table:style-name="ro1">
          <table:table-cell office:value-type="float" office:value="14282" calcext:value-type="float">
            <text:p>142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40.276337" calcext:value-type="float">
            <text:p>40.28</text:p>
          </table:table-cell>
          <table:table-cell office:value-type="float" office:value="316438" calcext:value-type="float">
            <text:p>316438</text:p>
          </table:table-cell>
          <table:table-cell table:formula="of:=[.E434]-[.E433]" office:value-type="float" office:value="102" calcext:value-type="float">
            <text:p>102</text:p>
          </table:table-cell>
          <table:table-cell table:formula="of:=[.F434]*(60*64/1440)" office:value-type="float" office:value="272" calcext:value-type="float">
            <text:p>272.0</text:p>
          </table:table-cell>
          <table:table-cell table:formula="of:=[.D434]*[.H$4]" office:value-type="float" office:value="270.133392259" calcext:value-type="float">
            <text:p>270.13</text:p>
          </table:table-cell>
          <table:table-cell table:formula="of:=[.G434]/[.H434]" office:value-type="float" office:value="1.00690994817557" calcext:value-type="float">
            <text:p>1.0069</text:p>
          </table:table-cell>
          <table:table-cell table:number-columns-repeated="8"/>
        </table:table-row>
        <table:table-row table:style-name="ro1">
          <table:table-cell office:value-type="float" office:value="14284" calcext:value-type="float">
            <text:p>14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9.790207" calcext:value-type="float">
            <text:p>39.79</text:p>
          </table:table-cell>
          <table:table-cell office:value-type="float" office:value="316538" calcext:value-type="float">
            <text:p>316538</text:p>
          </table:table-cell>
          <table:table-cell table:formula="of:=[.E435]-[.E434]" office:value-type="float" office:value="100" calcext:value-type="float">
            <text:p>100</text:p>
          </table:table-cell>
          <table:table-cell table:formula="of:=[.F435]*(60*64/1440)" office:value-type="float" office:value="266.666666666667" calcext:value-type="float">
            <text:p>266.7</text:p>
          </table:table-cell>
          <table:table-cell table:formula="of:=[.D435]*[.H$4]" office:value-type="float" office:value="266.872918349" calcext:value-type="float">
            <text:p>266.87</text:p>
          </table:table-cell>
          <table:table-cell table:formula="of:=[.G435]/[.H435]" office:value-type="float" office:value="0.999227153944247" calcext:value-type="float">
            <text:p>0.9992</text:p>
          </table:table-cell>
          <table:table-cell table:number-columns-repeated="8"/>
        </table:table-row>
        <table:table-row table:style-name="ro1">
          <table:table-cell office:value-type="float" office:value="14292" calcext:value-type="float">
            <text:p>142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39.263229" calcext:value-type="float">
            <text:p>39.26</text:p>
          </table:table-cell>
          <table:table-cell office:value-type="float" office:value="316637" calcext:value-type="float">
            <text:p>316637</text:p>
          </table:table-cell>
          <table:table-cell table:formula="of:=[.E436]-[.E435]" office:value-type="float" office:value="99" calcext:value-type="float">
            <text:p>99</text:p>
          </table:table-cell>
          <table:table-cell table:formula="of:=[.F436]*(60*64/1440)" office:value-type="float" office:value="264" calcext:value-type="float">
            <text:p>264.0</text:p>
          </table:table-cell>
          <table:table-cell table:formula="of:=[.D436]*[.H$4]" office:value-type="float" office:value="263.338476903" calcext:value-type="float">
            <text:p>263.34</text:p>
          </table:table-cell>
          <table:table-cell table:formula="of:=[.G436]/[.H436]" office:value-type="float" office:value="1.00251206395958" calcext:value-type="float">
            <text:p>1.0025</text:p>
          </table:table-cell>
          <table:table-cell table:number-columns-repeated="8"/>
        </table:table-row>
        <table:table-row table:style-name="ro1">
          <table:table-cell office:value-type="float" office:value="14294" calcext:value-type="float">
            <text:p>142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8.733269" calcext:value-type="float">
            <text:p>38.73</text:p>
          </table:table-cell>
          <table:table-cell office:value-type="float" office:value="316734" calcext:value-type="float">
            <text:p>316734</text:p>
          </table:table-cell>
          <table:table-cell table:formula="of:=[.E437]-[.E436]" office:value-type="float" office:value="97" calcext:value-type="float">
            <text:p>97</text:p>
          </table:table-cell>
          <table:table-cell table:formula="of:=[.F437]*(60*64/1440)" office:value-type="float" office:value="258.666666666667" calcext:value-type="float">
            <text:p>258.7</text:p>
          </table:table-cell>
          <table:table-cell table:formula="of:=[.D437]*[.H$4]" office:value-type="float" office:value="259.784035183" calcext:value-type="float">
            <text:p>259.78</text:p>
          </table:table-cell>
          <table:table-cell table:formula="of:=[.G437]/[.H437]" office:value-type="float" office:value="0.995698856107357" calcext:value-type="float">
            <text:p>0.9957</text:p>
          </table:table-cell>
          <table:table-cell table:number-columns-repeated="8"/>
        </table:table-row>
        <table:table-row table:style-name="ro1">
          <table:table-cell office:value-type="float" office:value="14301" calcext:value-type="float">
            <text:p>143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8.177059" calcext:value-type="float">
            <text:p>38.18</text:p>
          </table:table-cell>
          <table:table-cell office:value-type="float" office:value="316830" calcext:value-type="float">
            <text:p>316830</text:p>
          </table:table-cell>
          <table:table-cell table:formula="of:=[.E438]-[.E437]" office:value-type="float" office:value="96" calcext:value-type="float">
            <text:p>96</text:p>
          </table:table-cell>
          <table:table-cell table:formula="of:=[.F438]*(60*64/1440)" office:value-type="float" office:value="256" calcext:value-type="float">
            <text:p>256.0</text:p>
          </table:table-cell>
          <table:table-cell table:formula="of:=[.D438]*[.H$4]" office:value-type="float" office:value="256.053534713" calcext:value-type="float">
            <text:p>256.05</text:p>
          </table:table-cell>
          <table:table-cell table:formula="of:=[.G438]/[.H438]" office:value-type="float" office:value="0.999790923749364" calcext:value-type="float">
            <text:p>0.9998</text:p>
          </table:table-cell>
          <table:table-cell table:number-columns-repeated="8"/>
        </table:table-row>
        <table:table-row table:style-name="ro1">
          <table:table-cell office:value-type="float" office:value="14308" calcext:value-type="float">
            <text:p>143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7.650326" calcext:value-type="float">
            <text:p>37.65</text:p>
          </table:table-cell>
          <table:table-cell office:value-type="float" office:value="316925" calcext:value-type="float">
            <text:p>316925</text:p>
          </table:table-cell>
          <table:table-cell table:formula="of:=[.E439]-[.E438]" office:value-type="float" office:value="95" calcext:value-type="float">
            <text:p>95</text:p>
          </table:table-cell>
          <table:table-cell table:formula="of:=[.F439]*(60*64/1440)" office:value-type="float" office:value="253.333333333333" calcext:value-type="float">
            <text:p>253.3</text:p>
          </table:table-cell>
          <table:table-cell table:formula="of:=[.D439]*[.H$4]" office:value-type="float" office:value="252.520736482" calcext:value-type="float">
            <text:p>252.52</text:p>
          </table:table-cell>
          <table:table-cell table:formula="of:=[.G439]/[.H439]" office:value-type="float" office:value="1.00321794107943" calcext:value-type="float">
            <text:p>1.0032</text:p>
          </table:table-cell>
          <table:table-cell table:number-columns-repeated="8"/>
        </table:table-row>
        <table:table-row table:style-name="ro1">
          <table:table-cell office:value-type="float" office:value="14310" calcext:value-type="float">
            <text:p>14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7.073452" calcext:value-type="float">
            <text:p>37.07</text:p>
          </table:table-cell>
          <table:table-cell office:value-type="float" office:value="317018" calcext:value-type="float">
            <text:p>317018</text:p>
          </table:table-cell>
          <table:table-cell table:formula="of:=[.E440]-[.E439]" office:value-type="float" office:value="93" calcext:value-type="float">
            <text:p>93</text:p>
          </table:table-cell>
          <table:table-cell table:formula="of:=[.F440]*(60*64/1440)" office:value-type="float" office:value="248" calcext:value-type="float">
            <text:p>248.0</text:p>
          </table:table-cell>
          <table:table-cell table:formula="of:=[.D440]*[.H$4]" office:value-type="float" office:value="248.651642564" calcext:value-type="float">
            <text:p>248.65</text:p>
          </table:table-cell>
          <table:table-cell table:formula="of:=[.G440]/[.H440]" office:value-type="float" office:value="0.997379295156547" calcext:value-type="float">
            <text:p>0.9974</text:p>
          </table:table-cell>
          <table:table-cell table:number-columns-repeated="8"/>
        </table:table-row>
        <table:table-row table:style-name="ro1">
          <table:table-cell office:value-type="float" office:value="14316" calcext:value-type="float">
            <text:p>143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36.537888" calcext:value-type="float">
            <text:p>36.54</text:p>
          </table:table-cell>
          <table:table-cell office:value-type="float" office:value="317110" calcext:value-type="float">
            <text:p>317110</text:p>
          </table:table-cell>
          <table:table-cell table:formula="of:=[.E441]-[.E440]" office:value-type="float" office:value="92" calcext:value-type="float">
            <text:p>92</text:p>
          </table:table-cell>
          <table:table-cell table:formula="of:=[.F441]*(60*64/1440)" office:value-type="float" office:value="245.333333333333" calcext:value-type="float">
            <text:p>245.3</text:p>
          </table:table-cell>
          <table:table-cell table:formula="of:=[.D441]*[.H$4]" office:value-type="float" office:value="245.059614816" calcext:value-type="float">
            <text:p>245.06</text:p>
          </table:table-cell>
          <table:table-cell table:formula="of:=[.G441]/[.H441]" office:value-type="float" office:value="1.00111694665618" calcext:value-type="float">
            <text:p>1.0011</text:p>
          </table:table-cell>
          <table:table-cell table:number-columns-repeated="8"/>
        </table:table-row>
        <table:table-row table:style-name="ro1">
          <table:table-cell office:value-type="float" office:value="14323" calcext:value-type="float">
            <text:p>143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6.028667" calcext:value-type="float">
            <text:p>36.03</text:p>
          </table:table-cell>
          <table:table-cell office:value-type="float" office:value="317200" calcext:value-type="float">
            <text:p>317200</text:p>
          </table:table-cell>
          <table:table-cell table:formula="of:=[.E442]-[.E441]" office:value-type="float" office:value="90" calcext:value-type="float">
            <text:p>90</text:p>
          </table:table-cell>
          <table:table-cell table:formula="of:=[.F442]*(60*64/1440)" office:value-type="float" office:value="240" calcext:value-type="float">
            <text:p>240.0</text:p>
          </table:table-cell>
          <table:table-cell table:formula="of:=[.D442]*[.H$4]" office:value-type="float" office:value="241.644269569" calcext:value-type="float">
            <text:p>241.64</text:p>
          </table:table-cell>
          <table:table-cell table:formula="of:=[.G442]/[.H442]" office:value-type="float" office:value="0.993195495295904" calcext:value-type="float">
            <text:p>0.9932</text:p>
          </table:table-cell>
          <table:table-cell table:number-columns-repeated="8"/>
        </table:table-row>
        <table:table-row table:style-name="ro1">
          <table:table-cell office:value-type="float" office:value="14325" calcext:value-type="float">
            <text:p>143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5.5509" calcext:value-type="float">
            <text:p>35.55</text:p>
          </table:table-cell>
          <table:table-cell office:value-type="float" office:value="317290" calcext:value-type="float">
            <text:p>317290</text:p>
          </table:table-cell>
          <table:table-cell table:formula="of:=[.E443]-[.E442]" office:value-type="float" office:value="90" calcext:value-type="float">
            <text:p>90</text:p>
          </table:table-cell>
          <table:table-cell table:formula="of:=[.F443]*(60*64/1440)" office:value-type="float" office:value="240" calcext:value-type="float">
            <text:p>240.0</text:p>
          </table:table-cell>
          <table:table-cell table:formula="of:=[.D443]*[.H$4]" office:value-type="float" office:value="238.4398863" calcext:value-type="float">
            <text:p>238.44</text:p>
          </table:table-cell>
          <table:table-cell table:formula="of:=[.G443]/[.H443]" office:value-type="float" office:value="1.00654300639129" calcext:value-type="float">
            <text:p>1.0065</text:p>
          </table:table-cell>
          <table:table-cell table:number-columns-repeated="8"/>
        </table:table-row>
        <table:table-row table:style-name="ro1">
          <table:table-cell office:value-type="float" office:value="14333" calcext:value-type="float">
            <text:p>143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35.09692" calcext:value-type="float">
            <text:p>35.10</text:p>
          </table:table-cell>
          <table:table-cell office:value-type="float" office:value="317378" calcext:value-type="float">
            <text:p>317378</text:p>
          </table:table-cell>
          <table:table-cell table:formula="of:=[.E444]-[.E443]" office:value-type="float" office:value="88" calcext:value-type="float">
            <text:p>88</text:p>
          </table:table-cell>
          <table:table-cell table:formula="of:=[.F444]*(60*64/1440)" office:value-type="float" office:value="234.666666666667" calcext:value-type="float">
            <text:p>234.7</text:p>
          </table:table-cell>
          <table:table-cell table:formula="of:=[.D444]*[.H$4]" office:value-type="float" office:value="235.39504244" calcext:value-type="float">
            <text:p>235.40</text:p>
          </table:table-cell>
          <table:table-cell table:formula="of:=[.G444]/[.H444]" office:value-type="float" office:value="0.996905730189628" calcext:value-type="float">
            <text:p>0.9969</text:p>
          </table:table-cell>
          <table:table-cell table:number-columns-repeated="8"/>
        </table:table-row>
        <table:table-row table:style-name="ro1">
          <table:table-cell office:value-type="float" office:value="14335" calcext:value-type="float">
            <text:p>143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4.657429" calcext:value-type="float">
            <text:p>34.66</text:p>
          </table:table-cell>
          <table:table-cell office:value-type="float" office:value="317465" calcext:value-type="float">
            <text:p>317465</text:p>
          </table:table-cell>
          <table:table-cell table:formula="of:=[.E445]-[.E444]" office:value-type="float" office:value="87" calcext:value-type="float">
            <text:p>87</text:p>
          </table:table-cell>
          <table:table-cell table:formula="of:=[.F445]*(60*64/1440)" office:value-type="float" office:value="232" calcext:value-type="float">
            <text:p>232.0</text:p>
          </table:table-cell>
          <table:table-cell table:formula="of:=[.D445]*[.H$4]" office:value-type="float" office:value="232.447376303" calcext:value-type="float">
            <text:p>232.45</text:p>
          </table:table-cell>
          <table:table-cell table:formula="of:=[.G445]/[.H445]" office:value-type="float" office:value="0.9980753652284" calcext:value-type="float">
            <text:p>0.9981</text:p>
          </table:table-cell>
          <table:table-cell table:number-columns-repeated="8"/>
        </table:table-row>
        <table:table-row table:style-name="ro1">
          <table:table-cell office:value-type="float" office:value="14341" calcext:value-type="float">
            <text:p>143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34.201576" calcext:value-type="float">
            <text:p>34.20</text:p>
          </table:table-cell>
          <table:table-cell office:value-type="float" office:value="317551" calcext:value-type="float">
            <text:p>317551</text:p>
          </table:table-cell>
          <table:table-cell table:formula="of:=[.E446]-[.E445]" office:value-type="float" office:value="86" calcext:value-type="float">
            <text:p>86</text:p>
          </table:table-cell>
          <table:table-cell table:formula="of:=[.F446]*(60*64/1440)" office:value-type="float" office:value="229.333333333333" calcext:value-type="float">
            <text:p>229.3</text:p>
          </table:table-cell>
          <table:table-cell table:formula="of:=[.D446]*[.H$4]" office:value-type="float" office:value="229.389970232" calcext:value-type="float">
            <text:p>229.39</text:p>
          </table:table-cell>
          <table:table-cell table:formula="of:=[.G446]/[.H446]" office:value-type="float" office:value="0.999753097754843" calcext:value-type="float">
            <text:p>0.9998</text:p>
          </table:table-cell>
          <table:table-cell table:number-columns-repeated="8"/>
        </table:table-row>
        <table:table-row table:style-name="ro1">
          <table:table-cell office:value-type="float" office:value="14348" calcext:value-type="float">
            <text:p>143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3.754547" calcext:value-type="float">
            <text:p>33.75</text:p>
          </table:table-cell>
          <table:table-cell office:value-type="float" office:value="317636" calcext:value-type="float">
            <text:p>317636</text:p>
          </table:table-cell>
          <table:table-cell table:formula="of:=[.E447]-[.E446]" office:value-type="float" office:value="85" calcext:value-type="float">
            <text:p>85</text:p>
          </table:table-cell>
          <table:table-cell table:formula="of:=[.F447]*(60*64/1440)" office:value-type="float" office:value="226.666666666667" calcext:value-type="float">
            <text:p>226.7</text:p>
          </table:table-cell>
          <table:table-cell table:formula="of:=[.D447]*[.H$4]" office:value-type="float" office:value="226.391746729" calcext:value-type="float">
            <text:p>226.39</text:p>
          </table:table-cell>
          <table:table-cell table:formula="of:=[.G447]/[.H447]" office:value-type="float" office:value="1.00121435494729" calcext:value-type="float">
            <text:p>1.0012</text:p>
          </table:table-cell>
          <table:table-cell table:number-columns-repeated="8"/>
        </table:table-row>
        <table:table-row table:style-name="ro1">
          <table:table-cell office:value-type="float" office:value="14350" calcext:value-type="float">
            <text:p>14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3.300652" calcext:value-type="float">
            <text:p>33.30</text:p>
          </table:table-cell>
          <table:table-cell office:value-type="float" office:value="317720" calcext:value-type="float">
            <text:p>317720</text:p>
          </table:table-cell>
          <table:table-cell table:formula="of:=[.E448]-[.E447]" office:value-type="float" office:value="84" calcext:value-type="float">
            <text:p>84</text:p>
          </table:table-cell>
          <table:table-cell table:formula="of:=[.F448]*(60*64/1440)" office:value-type="float" office:value="224" calcext:value-type="float">
            <text:p>224.0</text:p>
          </table:table-cell>
          <table:table-cell table:formula="of:=[.D448]*[.H$4]" office:value-type="float" office:value="223.347472964" calcext:value-type="float">
            <text:p>223.35</text:p>
          </table:table-cell>
          <table:table-cell table:formula="of:=[.G448]/[.H448]" office:value-type="float" office:value="1.00292157787747" calcext:value-type="float">
            <text:p>1.0029</text:p>
          </table:table-cell>
          <table:table-cell table:number-columns-repeated="8"/>
        </table:table-row>
        <table:table-row table:style-name="ro1">
          <table:table-cell office:value-type="float" office:value="14356" calcext:value-type="float">
            <text:p>143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32.848682" calcext:value-type="float">
            <text:p>32.85</text:p>
          </table:table-cell>
          <table:table-cell office:value-type="float" office:value="317802" calcext:value-type="float">
            <text:p>317802</text:p>
          </table:table-cell>
          <table:table-cell table:formula="of:=[.E449]-[.E448]" office:value-type="float" office:value="82" calcext:value-type="float">
            <text:p>82</text:p>
          </table:table-cell>
          <table:table-cell table:formula="of:=[.F449]*(60*64/1440)" office:value-type="float" office:value="218.666666666667" calcext:value-type="float">
            <text:p>218.7</text:p>
          </table:table-cell>
          <table:table-cell table:formula="of:=[.D449]*[.H$4]" office:value-type="float" office:value="220.316110174" calcext:value-type="float">
            <text:p>220.32</text:p>
          </table:table-cell>
          <table:table-cell table:formula="of:=[.G449]/[.H449]" office:value-type="float" office:value="0.992513286903846" calcext:value-type="float">
            <text:p>0.9925</text:p>
          </table:table-cell>
          <table:table-cell table:number-columns-repeated="8"/>
        </table:table-row>
        <table:table-row table:style-name="ro1">
          <table:table-cell office:value-type="float" office:value="14363" calcext:value-type="float">
            <text:p>143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2.372917" calcext:value-type="float">
            <text:p>32.37</text:p>
          </table:table-cell>
          <table:table-cell office:value-type="float" office:value="317884" calcext:value-type="float">
            <text:p>317884</text:p>
          </table:table-cell>
          <table:table-cell table:formula="of:=[.E450]-[.E449]" office:value-type="float" office:value="82" calcext:value-type="float">
            <text:p>82</text:p>
          </table:table-cell>
          <table:table-cell table:formula="of:=[.F450]*(60*64/1440)" office:value-type="float" office:value="218.666666666667" calcext:value-type="float">
            <text:p>218.7</text:p>
          </table:table-cell>
          <table:table-cell table:formula="of:=[.D450]*[.H$4]" office:value-type="float" office:value="217.125154319" calcext:value-type="float">
            <text:p>217.13</text:p>
          </table:table-cell>
          <table:table-cell table:formula="of:=[.G450]/[.H450]" office:value-type="float" office:value="1.00709964882927" calcext:value-type="float">
            <text:p>1.0071</text:p>
          </table:table-cell>
          <table:table-cell table:number-columns-repeated="8"/>
        </table:table-row>
        <table:table-row table:style-name="ro1">
          <table:table-cell office:value-type="float" office:value="14365" calcext:value-type="float">
            <text:p>143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1.937876" calcext:value-type="float">
            <text:p>31.94</text:p>
          </table:table-cell>
          <table:table-cell office:value-type="float" office:value="317964" calcext:value-type="float">
            <text:p>317964</text:p>
          </table:table-cell>
          <table:table-cell table:formula="of:=[.E451]-[.E450]" office:value-type="float" office:value="80" calcext:value-type="float">
            <text:p>80</text:p>
          </table:table-cell>
          <table:table-cell table:formula="of:=[.F451]*(60*64/1440)" office:value-type="float" office:value="213.333333333333" calcext:value-type="float">
            <text:p>213.3</text:p>
          </table:table-cell>
          <table:table-cell table:formula="of:=[.D451]*[.H$4]" office:value-type="float" office:value="214.207334332" calcext:value-type="float">
            <text:p>214.21</text:p>
          </table:table-cell>
          <table:table-cell table:formula="of:=[.G451]/[.H451]" office:value-type="float" office:value="0.995919836258678" calcext:value-type="float">
            <text:p>0.9959</text:p>
          </table:table-cell>
          <table:table-cell table:number-columns-repeated="8"/>
        </table:table-row>
        <table:table-row table:style-name="ro1">
          <table:table-cell office:value-type="float" office:value="14367" calcext:value-type="float">
            <text:p>143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1.471811" calcext:value-type="float">
            <text:p>31.47</text:p>
          </table:table-cell>
          <table:table-cell office:value-type="float" office:value="318043" calcext:value-type="float">
            <text:p>318043</text:p>
          </table:table-cell>
          <table:table-cell table:formula="of:=[.E452]-[.E451]" office:value-type="float" office:value="79" calcext:value-type="float">
            <text:p>79</text:p>
          </table:table-cell>
          <table:table-cell table:formula="of:=[.F452]*(60*64/1440)" office:value-type="float" office:value="210.666666666667" calcext:value-type="float">
            <text:p>210.7</text:p>
          </table:table-cell>
          <table:table-cell table:formula="of:=[.D452]*[.H$4]" office:value-type="float" office:value="211.081436377" calcext:value-type="float">
            <text:p>211.08</text:p>
          </table:table-cell>
          <table:table-cell table:formula="of:=[.G452]/[.H452]" office:value-type="float" office:value="0.998035025166341" calcext:value-type="float">
            <text:p>0.9980</text:p>
          </table:table-cell>
          <table:table-cell table:number-columns-repeated="8"/>
        </table:table-row>
        <table:table-row table:style-name="ro1">
          <table:table-cell office:value-type="float" office:value="14369" calcext:value-type="float">
            <text:p>143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1.045399" calcext:value-type="float">
            <text:p>31.05</text:p>
          </table:table-cell>
          <table:table-cell office:value-type="float" office:value="318121" calcext:value-type="float">
            <text:p>318121</text:p>
          </table:table-cell>
          <table:table-cell table:formula="of:=[.E453]-[.E452]" office:value-type="float" office:value="78" calcext:value-type="float">
            <text:p>78</text:p>
          </table:table-cell>
          <table:table-cell table:formula="of:=[.F453]*(60*64/1440)" office:value-type="float" office:value="208" calcext:value-type="float">
            <text:p>208.0</text:p>
          </table:table-cell>
          <table:table-cell table:formula="of:=[.D453]*[.H$4]" office:value-type="float" office:value="208.221491093" calcext:value-type="float">
            <text:p>208.22</text:p>
          </table:table-cell>
          <table:table-cell table:formula="of:=[.G453]/[.H453]" office:value-type="float" office:value="0.99893627169877" calcext:value-type="float">
            <text:p>0.9989</text:p>
          </table:table-cell>
          <table:table-cell table:number-columns-repeated="8"/>
        </table:table-row>
        <table:table-row table:style-name="ro1">
          <table:table-cell office:value-type="float" office:value="14371" calcext:value-type="float">
            <text:p>143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0.552387" calcext:value-type="float">
            <text:p>30.55</text:p>
          </table:table-cell>
          <table:table-cell office:value-type="float" office:value="318198" calcext:value-type="float">
            <text:p>318198</text:p>
          </table:table-cell>
          <table:table-cell table:formula="of:=[.E454]-[.E453]" office:value-type="float" office:value="77" calcext:value-type="float">
            <text:p>77</text:p>
          </table:table-cell>
          <table:table-cell table:formula="of:=[.F454]*(60*64/1440)" office:value-type="float" office:value="205.333333333333" calcext:value-type="float">
            <text:p>205.3</text:p>
          </table:table-cell>
          <table:table-cell table:formula="of:=[.D454]*[.H$4]" office:value-type="float" office:value="204.914859609" calcext:value-type="float">
            <text:p>204.91</text:p>
          </table:table-cell>
          <table:table-cell table:formula="of:=[.G454]/[.H454]" office:value-type="float" office:value="1.00204218339818" calcext:value-type="float">
            <text:p>1.0020</text:p>
          </table:table-cell>
          <table:table-cell table:number-columns-repeated="8"/>
        </table:table-row>
        <table:table-row table:style-name="ro1">
          <table:table-cell office:value-type="float" office:value="14383" calcext:value-type="float">
            <text:p>143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83A00000 8</text:p>
          </table:table-cell>
          <table:table-cell office:value-type="float" office:value="30.108372" calcext:value-type="float">
            <text:p>30.11</text:p>
          </table:table-cell>
          <table:table-cell office:value-type="float" office:value="318274" calcext:value-type="float">
            <text:p>318274</text:p>
          </table:table-cell>
          <table:table-cell table:formula="of:=[.E455]-[.E454]" office:value-type="float" office:value="76" calcext:value-type="float">
            <text:p>76</text:p>
          </table:table-cell>
          <table:table-cell table:formula="of:=[.F455]*(60*64/1440)" office:value-type="float" office:value="202.666666666667" calcext:value-type="float">
            <text:p>202.7</text:p>
          </table:table-cell>
          <table:table-cell table:formula="of:=[.D455]*[.H$4]" office:value-type="float" office:value="201.936851004" calcext:value-type="float">
            <text:p>201.94</text:p>
          </table:table-cell>
          <table:table-cell table:formula="of:=[.G455]/[.H455]" office:value-type="float" office:value="1.00361407865399" calcext:value-type="float">
            <text:p>1.0036</text:p>
          </table:table-cell>
          <table:table-cell table:number-columns-repeated="8"/>
        </table:table-row>
        <table:table-row table:style-name="ro1">
          <table:table-cell office:value-type="float" office:value="14385" calcext:value-type="float">
            <text:p>143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9.657322" calcext:value-type="float">
            <text:p>29.66</text:p>
          </table:table-cell>
          <table:table-cell office:value-type="float" office:value="318349" calcext:value-type="float">
            <text:p>318349</text:p>
          </table:table-cell>
          <table:table-cell table:formula="of:=[.E456]-[.E455]" office:value-type="float" office:value="75" calcext:value-type="float">
            <text:p>75</text:p>
          </table:table-cell>
          <table:table-cell table:formula="of:=[.F456]*(60*64/1440)" office:value-type="float" office:value="200" calcext:value-type="float">
            <text:p>200.0</text:p>
          </table:table-cell>
          <table:table-cell table:formula="of:=[.D456]*[.H$4]" office:value-type="float" office:value="198.911658654" calcext:value-type="float">
            <text:p>198.91</text:p>
          </table:table-cell>
          <table:table-cell table:formula="of:=[.G456]/[.H456]" office:value-type="float" office:value="1.00547148092457" calcext:value-type="float">
            <text:p>1.0055</text:p>
          </table:table-cell>
          <table:table-cell table:number-columns-repeated="8"/>
        </table:table-row>
        <table:table-row table:style-name="ro1">
          <table:table-cell office:value-type="float" office:value="14392" calcext:value-type="float">
            <text:p>143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9.185503" calcext:value-type="float">
            <text:p>29.19</text:p>
          </table:table-cell>
          <table:table-cell office:value-type="float" office:value="318422" calcext:value-type="float">
            <text:p>318422</text:p>
          </table:table-cell>
          <table:table-cell table:formula="of:=[.E457]-[.E456]" office:value-type="float" office:value="73" calcext:value-type="float">
            <text:p>73</text:p>
          </table:table-cell>
          <table:table-cell table:formula="of:=[.F457]*(60*64/1440)" office:value-type="float" office:value="194.666666666667" calcext:value-type="float">
            <text:p>194.7</text:p>
          </table:table-cell>
          <table:table-cell table:formula="of:=[.D457]*[.H$4]" office:value-type="float" office:value="195.747168621" calcext:value-type="float">
            <text:p>195.75</text:p>
          </table:table-cell>
          <table:table-cell table:formula="of:=[.G457]/[.H457]" office:value-type="float" office:value="0.994480114517389" calcext:value-type="float">
            <text:p>0.9945</text:p>
          </table:table-cell>
          <table:table-cell table:number-columns-repeated="8"/>
        </table:table-row>
        <table:table-row table:style-name="ro1">
          <table:table-cell office:value-type="float" office:value="14398" calcext:value-type="float">
            <text:p>143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28.708046" calcext:value-type="float">
            <text:p>28.71</text:p>
          </table:table-cell>
          <table:table-cell office:value-type="float" office:value="318494" calcext:value-type="float">
            <text:p>318494</text:p>
          </table:table-cell>
          <table:table-cell table:formula="of:=[.E458]-[.E457]" office:value-type="float" office:value="72" calcext:value-type="float">
            <text:p>72</text:p>
          </table:table-cell>
          <table:table-cell table:formula="of:=[.F458]*(60*64/1440)" office:value-type="float" office:value="192" calcext:value-type="float">
            <text:p>192.0</text:p>
          </table:table-cell>
          <table:table-cell table:formula="of:=[.D458]*[.H$4]" office:value-type="float" office:value="192.544864522" calcext:value-type="float">
            <text:p>192.54</text:p>
          </table:table-cell>
          <table:table-cell table:formula="of:=[.G458]/[.H458]" office:value-type="float" office:value="0.997170194472064" calcext:value-type="float">
            <text:p>0.9972</text:p>
          </table:table-cell>
          <table:table-cell table:number-columns-repeated="8"/>
        </table:table-row>
        <table:table-row table:style-name="ro1">
          <table:table-cell office:value-type="float" office:value="14405" calcext:value-type="float">
            <text:p>144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8.29907" calcext:value-type="float">
            <text:p>28.30</text:p>
          </table:table-cell>
          <table:table-cell office:value-type="float" office:value="318565" calcext:value-type="float">
            <text:p>318565</text:p>
          </table:table-cell>
          <table:table-cell table:formula="of:=[.E459]-[.E458]" office:value-type="float" office:value="71" calcext:value-type="float">
            <text:p>71</text:p>
          </table:table-cell>
          <table:table-cell table:formula="of:=[.F459]*(60*64/1440)" office:value-type="float" office:value="189.333333333333" calcext:value-type="float">
            <text:p>189.3</text:p>
          </table:table-cell>
          <table:table-cell table:formula="of:=[.D459]*[.H$4]" office:value-type="float" office:value="189.80186249" calcext:value-type="float">
            <text:p>189.80</text:p>
          </table:table-cell>
          <table:table-cell table:formula="of:=[.G459]/[.H459]" office:value-type="float" office:value="0.997531482828882" calcext:value-type="float">
            <text:p>0.9975</text:p>
          </table:table-cell>
          <table:table-cell table:number-columns-repeated="8"/>
        </table:table-row>
        <table:table-row table:style-name="ro1">
          <table:table-cell office:value-type="float" office:value="14412" calcext:value-type="float">
            <text:p>144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7.881447" calcext:value-type="float">
            <text:p>27.88</text:p>
          </table:table-cell>
          <table:table-cell office:value-type="float" office:value="318635" calcext:value-type="float">
            <text:p>318635</text:p>
          </table:table-cell>
          <table:table-cell table:formula="of:=[.E460]-[.E459]" office:value-type="float" office:value="70" calcext:value-type="float">
            <text:p>70</text:p>
          </table:table-cell>
          <table:table-cell table:formula="of:=[.F460]*(60*64/1440)" office:value-type="float" office:value="186.666666666667" calcext:value-type="float">
            <text:p>186.7</text:p>
          </table:table-cell>
          <table:table-cell table:formula="of:=[.D460]*[.H$4]" office:value-type="float" office:value="187.000865029" calcext:value-type="float">
            <text:p>187.00</text:p>
          </table:table-cell>
          <table:table-cell table:formula="of:=[.G460]/[.H460]" office:value-type="float" office:value="0.998212851249209" calcext:value-type="float">
            <text:p>0.9982</text:p>
          </table:table-cell>
          <table:table-cell table:number-columns-repeated="8"/>
        </table:table-row>
        <table:table-row table:style-name="ro1">
          <table:table-cell office:value-type="float" office:value="14419" calcext:value-type="float">
            <text:p>144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7.492243" calcext:value-type="float">
            <text:p>27.49</text:p>
          </table:table-cell>
          <table:table-cell office:value-type="float" office:value="318704" calcext:value-type="float">
            <text:p>318704</text:p>
          </table:table-cell>
          <table:table-cell table:formula="of:=[.E461]-[.E460]" office:value-type="float" office:value="69" calcext:value-type="float">
            <text:p>69</text:p>
          </table:table-cell>
          <table:table-cell table:formula="of:=[.F461]*(60*64/1440)" office:value-type="float" office:value="184" calcext:value-type="float">
            <text:p>184.0</text:p>
          </table:table-cell>
          <table:table-cell table:formula="of:=[.D461]*[.H$4]" office:value-type="float" office:value="184.390473801" calcext:value-type="float">
            <text:p>184.39</text:p>
          </table:table-cell>
          <table:table-cell table:formula="of:=[.G461]/[.H461]" office:value-type="float" office:value="0.997882353719523" calcext:value-type="float">
            <text:p>0.9979</text:p>
          </table:table-cell>
          <table:table-cell table:number-columns-repeated="8"/>
        </table:table-row>
        <table:table-row table:style-name="ro1">
          <table:table-cell office:value-type="float" office:value="14421" calcext:value-type="float">
            <text:p>14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7.088385" calcext:value-type="float">
            <text:p>27.09</text:p>
          </table:table-cell>
          <table:table-cell office:value-type="float" office:value="318773" calcext:value-type="float">
            <text:p>318773</text:p>
          </table:table-cell>
          <table:table-cell table:formula="of:=[.E462]-[.E461]" office:value-type="float" office:value="69" calcext:value-type="float">
            <text:p>69</text:p>
          </table:table-cell>
          <table:table-cell table:formula="of:=[.F462]*(60*64/1440)" office:value-type="float" office:value="184" calcext:value-type="float">
            <text:p>184.0</text:p>
          </table:table-cell>
          <table:table-cell table:formula="of:=[.D462]*[.H$4]" office:value-type="float" office:value="181.681798195" calcext:value-type="float">
            <text:p>181.68</text:p>
          </table:table-cell>
          <table:table-cell table:formula="of:=[.G462]/[.H462]" office:value-type="float" office:value="1.01275968109096" calcext:value-type="float">
            <text:p>1.0128</text:p>
          </table:table-cell>
          <table:table-cell table:number-columns-repeated="8"/>
        </table:table-row>
        <table:table-row table:style-name="ro1">
          <table:table-cell office:value-type="float" office:value="14428" calcext:value-type="float">
            <text:p>144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6.726265" calcext:value-type="float">
            <text:p>26.73</text:p>
          </table:table-cell>
          <table:table-cell office:value-type="float" office:value="318840" calcext:value-type="float">
            <text:p>318840</text:p>
          </table:table-cell>
          <table:table-cell table:formula="of:=[.E463]-[.E462]" office:value-type="float" office:value="67" calcext:value-type="float">
            <text:p>67</text:p>
          </table:table-cell>
          <table:table-cell table:formula="of:=[.F463]*(60*64/1440)" office:value-type="float" office:value="178.666666666667" calcext:value-type="float">
            <text:p>178.7</text:p>
          </table:table-cell>
          <table:table-cell table:formula="of:=[.D463]*[.H$4]" office:value-type="float" office:value="179.253059355" calcext:value-type="float">
            <text:p>179.25</text:p>
          </table:table-cell>
          <table:table-cell table:formula="of:=[.G463]/[.H463]" office:value-type="float" office:value="0.99672868797641" calcext:value-type="float">
            <text:p>0.9967</text:p>
          </table:table-cell>
          <table:table-cell table:number-columns-repeated="8"/>
        </table:table-row>
        <table:table-row table:style-name="ro1">
          <table:table-cell office:value-type="float" office:value="14430" calcext:value-type="float">
            <text:p>144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6.357513" calcext:value-type="float">
            <text:p>26.36</text:p>
          </table:table-cell>
          <table:table-cell office:value-type="float" office:value="318906" calcext:value-type="float">
            <text:p>318906</text:p>
          </table:table-cell>
          <table:table-cell table:formula="of:=[.E464]-[.E463]" office:value-type="float" office:value="66" calcext:value-type="float">
            <text:p>66</text:p>
          </table:table-cell>
          <table:table-cell table:formula="of:=[.F464]*(60*64/1440)" office:value-type="float" office:value="176" calcext:value-type="float">
            <text:p>176.0</text:p>
          </table:table-cell>
          <table:table-cell table:formula="of:=[.D464]*[.H$4]" office:value-type="float" office:value="176.779839691" calcext:value-type="float">
            <text:p>176.78</text:p>
          </table:table-cell>
          <table:table-cell table:formula="of:=[.G464]/[.H464]" office:value-type="float" office:value="0.995588638996601" calcext:value-type="float">
            <text:p>0.9956</text:p>
          </table:table-cell>
          <table:table-cell table:number-columns-repeated="8"/>
        </table:table-row>
        <table:table-row table:style-name="ro1">
          <table:table-cell office:value-type="float" office:value="14436" calcext:value-type="float">
            <text:p>144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25.957418" calcext:value-type="float">
            <text:p>25.96</text:p>
          </table:table-cell>
          <table:table-cell office:value-type="float" office:value="318971" calcext:value-type="float">
            <text:p>318971</text:p>
          </table:table-cell>
          <table:table-cell table:formula="of:=[.E465]-[.E464]" office:value-type="float" office:value="65" calcext:value-type="float">
            <text:p>65</text:p>
          </table:table-cell>
          <table:table-cell table:formula="of:=[.F465]*(60*64/1440)" office:value-type="float" office:value="173.333333333333" calcext:value-type="float">
            <text:p>173.3</text:p>
          </table:table-cell>
          <table:table-cell table:formula="of:=[.D465]*[.H$4]" office:value-type="float" office:value="174.096402526" calcext:value-type="float">
            <text:p>174.10</text:p>
          </table:table-cell>
          <table:table-cell table:formula="of:=[.G465]/[.H465]" office:value-type="float" office:value="0.99561697323095" calcext:value-type="float">
            <text:p>0.9956</text:p>
          </table:table-cell>
          <table:table-cell table:number-columns-repeated="8"/>
        </table:table-row>
        <table:table-row table:style-name="ro1">
          <table:table-cell office:value-type="float" office:value="14443" calcext:value-type="float">
            <text:p>144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5.556801" calcext:value-type="float">
            <text:p>25.56</text:p>
          </table:table-cell>
          <table:table-cell office:value-type="float" office:value="319036" calcext:value-type="float">
            <text:p>319036</text:p>
          </table:table-cell>
          <table:table-cell table:formula="of:=[.E466]-[.E465]" office:value-type="float" office:value="65" calcext:value-type="float">
            <text:p>65</text:p>
          </table:table-cell>
          <table:table-cell table:formula="of:=[.F466]*(60*64/1440)" office:value-type="float" office:value="173.333333333333" calcext:value-type="float">
            <text:p>173.3</text:p>
          </table:table-cell>
          <table:table-cell table:formula="of:=[.D466]*[.H$4]" office:value-type="float" office:value="171.409464307" calcext:value-type="float">
            <text:p>171.41</text:p>
          </table:table-cell>
          <table:table-cell table:formula="of:=[.G466]/[.H466]" office:value-type="float" office:value="1.01122382030719" calcext:value-type="float">
            <text:p>1.0112</text:p>
          </table:table-cell>
          <table:table-cell table:number-columns-repeated="8"/>
        </table:table-row>
        <table:table-row table:style-name="ro1">
          <table:table-cell office:value-type="float" office:value="14445" calcext:value-type="float">
            <text:p>144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5.190044" calcext:value-type="float">
            <text:p>25.19</text:p>
          </table:table-cell>
          <table:table-cell office:value-type="float" office:value="319099" calcext:value-type="float">
            <text:p>319099</text:p>
          </table:table-cell>
          <table:table-cell table:formula="of:=[.E467]-[.E466]" office:value-type="float" office:value="63" calcext:value-type="float">
            <text:p>63</text:p>
          </table:table-cell>
          <table:table-cell table:formula="of:=[.F467]*(60*64/1440)" office:value-type="float" office:value="168" calcext:value-type="float">
            <text:p>168.0</text:p>
          </table:table-cell>
          <table:table-cell table:formula="of:=[.D467]*[.H$4]" office:value-type="float" office:value="168.949625108" calcext:value-type="float">
            <text:p>168.95</text:p>
          </table:table-cell>
          <table:table-cell table:formula="of:=[.G467]/[.H467]" office:value-type="float" office:value="0.994379241105785" calcext:value-type="float">
            <text:p>0.9944</text:p>
          </table:table-cell>
          <table:table-cell table:number-columns-repeated="8"/>
        </table:table-row>
        <table:table-row table:style-name="ro1">
          <table:table-cell office:value-type="float" office:value="14452" calcext:value-type="float">
            <text:p>144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4.770109" calcext:value-type="float">
            <text:p>24.77</text:p>
          </table:table-cell>
          <table:table-cell office:value-type="float" office:value="319161" calcext:value-type="float">
            <text:p>319161</text:p>
          </table:table-cell>
          <table:table-cell table:formula="of:=[.E468]-[.E467]" office:value-type="float" office:value="62" calcext:value-type="float">
            <text:p>62</text:p>
          </table:table-cell>
          <table:table-cell table:formula="of:=[.F468]*(60*64/1440)" office:value-type="float" office:value="165.333333333333" calcext:value-type="float">
            <text:p>165.3</text:p>
          </table:table-cell>
          <table:table-cell table:formula="of:=[.D468]*[.H$4]" office:value-type="float" office:value="166.133121063" calcext:value-type="float">
            <text:p>166.13</text:p>
          </table:table-cell>
          <table:table-cell table:formula="of:=[.G468]/[.H468]" office:value-type="float" office:value="0.995185862249807" calcext:value-type="float">
            <text:p>0.9952</text:p>
          </table:table-cell>
          <table:table-cell table:number-columns-repeated="8"/>
        </table:table-row>
        <table:table-row table:style-name="ro1">
          <table:table-cell office:value-type="float" office:value="14454" calcext:value-type="float">
            <text:p>144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4.385542" calcext:value-type="float">
            <text:p>24.39</text:p>
          </table:table-cell>
          <table:table-cell office:value-type="float" office:value="319223" calcext:value-type="float">
            <text:p>319223</text:p>
          </table:table-cell>
          <table:table-cell table:formula="of:=[.E469]-[.E468]" office:value-type="float" office:value="62" calcext:value-type="float">
            <text:p>62</text:p>
          </table:table-cell>
          <table:table-cell table:formula="of:=[.F469]*(60*64/1440)" office:value-type="float" office:value="165.333333333333" calcext:value-type="float">
            <text:p>165.3</text:p>
          </table:table-cell>
          <table:table-cell table:formula="of:=[.D469]*[.H$4]" office:value-type="float" office:value="163.553830194" calcext:value-type="float">
            <text:p>163.55</text:p>
          </table:table-cell>
          <table:table-cell table:formula="of:=[.G469]/[.H469]" office:value-type="float" office:value="1.01088022907946" calcext:value-type="float">
            <text:p>1.0109</text:p>
          </table:table-cell>
          <table:table-cell table:number-columns-repeated="8"/>
        </table:table-row>
        <table:table-row table:style-name="ro1">
          <table:table-cell office:value-type="float" office:value="14456" calcext:value-type="float">
            <text:p>144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3.979637" calcext:value-type="float">
            <text:p>23.98</text:p>
          </table:table-cell>
          <table:table-cell office:value-type="float" office:value="319283" calcext:value-type="float">
            <text:p>319283</text:p>
          </table:table-cell>
          <table:table-cell table:formula="of:=[.E470]-[.E469]" office:value-type="float" office:value="60" calcext:value-type="float">
            <text:p>60</text:p>
          </table:table-cell>
          <table:table-cell table:formula="of:=[.F470]*(60*64/1440)" office:value-type="float" office:value="160" calcext:value-type="float">
            <text:p>160.0</text:p>
          </table:table-cell>
          <table:table-cell table:formula="of:=[.D470]*[.H$4]" office:value-type="float" office:value="160.831425359" calcext:value-type="float">
            <text:p>160.83</text:p>
          </table:table-cell>
          <table:table-cell table:formula="of:=[.G470]/[.H470]" office:value-type="float" office:value="0.994830454576" calcext:value-type="float">
            <text:p>0.9948</text:p>
          </table:table-cell>
          <table:table-cell table:number-columns-repeated="8"/>
        </table:table-row>
        <table:table-row table:style-name="ro1">
          <table:table-cell office:value-type="float" office:value="14458" calcext:value-type="float">
            <text:p>144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3.582203" calcext:value-type="float">
            <text:p>23.58</text:p>
          </table:table-cell>
          <table:table-cell office:value-type="float" office:value="319342" calcext:value-type="float">
            <text:p>319342</text:p>
          </table:table-cell>
          <table:table-cell table:formula="of:=[.E471]-[.E470]" office:value-type="float" office:value="59" calcext:value-type="float">
            <text:p>59</text:p>
          </table:table-cell>
          <table:table-cell table:formula="of:=[.F471]*(60*64/1440)" office:value-type="float" office:value="157.333333333333" calcext:value-type="float">
            <text:p>157.3</text:p>
          </table:table-cell>
          <table:table-cell table:formula="of:=[.D471]*[.H$4]" office:value-type="float" office:value="158.165835521" calcext:value-type="float">
            <text:p>158.17</text:p>
          </table:table-cell>
          <table:table-cell table:formula="of:=[.G471]/[.H471]" office:value-type="float" office:value="0.994736523314758" calcext:value-type="float">
            <text:p>0.9947</text:p>
          </table:table-cell>
          <table:table-cell table:number-columns-repeated="8"/>
        </table:table-row>
        <table:table-row table:style-name="ro1">
          <table:table-cell office:value-type="float" office:value="14470" calcext:value-type="float">
            <text:p>144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83A00000 8</text:p>
          </table:table-cell>
          <table:table-cell office:value-type="float" office:value="23.212385" calcext:value-type="float">
            <text:p>23.21</text:p>
          </table:table-cell>
          <table:table-cell office:value-type="float" office:value="319400" calcext:value-type="float">
            <text:p>319400</text:p>
          </table:table-cell>
          <table:table-cell table:formula="of:=[.E472]-[.E471]" office:value-type="float" office:value="58" calcext:value-type="float">
            <text:p>58</text:p>
          </table:table-cell>
          <table:table-cell table:formula="of:=[.F472]*(60*64/1440)" office:value-type="float" office:value="154.666666666667" calcext:value-type="float">
            <text:p>154.7</text:p>
          </table:table-cell>
          <table:table-cell table:formula="of:=[.D472]*[.H$4]" office:value-type="float" office:value="155.685466195" calcext:value-type="float">
            <text:p>155.69</text:p>
          </table:table-cell>
          <table:table-cell table:formula="of:=[.G472]/[.H472]" office:value-type="float" office:value="0.993456039582672" calcext:value-type="float">
            <text:p>0.9935</text:p>
          </table:table-cell>
          <table:table-cell table:number-columns-repeated="8"/>
        </table:table-row>
        <table:table-row table:style-name="ro1">
          <table:table-cell office:value-type="float" office:value="14472" calcext:value-type="float">
            <text:p>144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2.819656" calcext:value-type="float">
            <text:p>22.82</text:p>
          </table:table-cell>
          <table:table-cell office:value-type="float" office:value="319458" calcext:value-type="float">
            <text:p>319458</text:p>
          </table:table-cell>
          <table:table-cell table:formula="of:=[.E473]-[.E472]" office:value-type="float" office:value="58" calcext:value-type="float">
            <text:p>58</text:p>
          </table:table-cell>
          <table:table-cell table:formula="of:=[.F473]*(60*64/1440)" office:value-type="float" office:value="154.666666666667" calcext:value-type="float">
            <text:p>154.7</text:p>
          </table:table-cell>
          <table:table-cell table:formula="of:=[.D473]*[.H$4]" office:value-type="float" office:value="153.051432792" calcext:value-type="float">
            <text:p>153.05</text:p>
          </table:table-cell>
          <table:table-cell table:formula="of:=[.G473]/[.H473]" office:value-type="float" office:value="1.01055353644981" calcext:value-type="float">
            <text:p>1.0106</text:p>
          </table:table-cell>
          <table:table-cell table:number-columns-repeated="8"/>
        </table:table-row>
        <table:table-row table:style-name="ro1">
          <table:table-cell office:value-type="float" office:value="14479" calcext:value-type="float">
            <text:p>144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2.442343" calcext:value-type="float">
            <text:p>22.44</text:p>
          </table:table-cell>
          <table:table-cell office:value-type="float" office:value="319514" calcext:value-type="float">
            <text:p>319514</text:p>
          </table:table-cell>
          <table:table-cell table:formula="of:=[.E474]-[.E473]" office:value-type="float" office:value="56" calcext:value-type="float">
            <text:p>56</text:p>
          </table:table-cell>
          <table:table-cell table:formula="of:=[.F474]*(60*64/1440)" office:value-type="float" office:value="149.333333333333" calcext:value-type="float">
            <text:p>149.3</text:p>
          </table:table-cell>
          <table:table-cell table:formula="of:=[.D474]*[.H$4]" office:value-type="float" office:value="150.520794501" calcext:value-type="float">
            <text:p>150.52</text:p>
          </table:table-cell>
          <table:table-cell table:formula="of:=[.G474]/[.H474]" office:value-type="float" office:value="0.992110982594775" calcext:value-type="float">
            <text:p>0.9921</text:p>
          </table:table-cell>
          <table:table-cell table:number-columns-repeated="8"/>
        </table:table-row>
        <table:table-row table:style-name="ro1">
          <table:table-cell office:value-type="float" office:value="14481" calcext:value-type="float">
            <text:p>144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2.062035" calcext:value-type="float">
            <text:p>22.06</text:p>
          </table:table-cell>
          <table:table-cell office:value-type="float" office:value="319570" calcext:value-type="float">
            <text:p>319570</text:p>
          </table:table-cell>
          <table:table-cell table:formula="of:=[.E475]-[.E474]" office:value-type="float" office:value="56" calcext:value-type="float">
            <text:p>56</text:p>
          </table:table-cell>
          <table:table-cell table:formula="of:=[.F475]*(60*64/1440)" office:value-type="float" office:value="149.333333333333" calcext:value-type="float">
            <text:p>149.3</text:p>
          </table:table-cell>
          <table:table-cell table:formula="of:=[.D475]*[.H$4]" office:value-type="float" office:value="147.970068745" calcext:value-type="float">
            <text:p>147.97</text:p>
          </table:table-cell>
          <table:table-cell table:formula="of:=[.G475]/[.H475]" office:value-type="float" office:value="1.00921311046143" calcext:value-type="float">
            <text:p>1.0092</text:p>
          </table:table-cell>
          <table:table-cell table:number-columns-repeated="8"/>
        </table:table-row>
        <table:table-row table:style-name="ro1">
          <table:table-cell office:value-type="float" office:value="14488" calcext:value-type="float">
            <text:p>144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1.676939" calcext:value-type="float">
            <text:p>21.68</text:p>
          </table:table-cell>
          <table:table-cell office:value-type="float" office:value="319624" calcext:value-type="float">
            <text:p>319624</text:p>
          </table:table-cell>
          <table:table-cell table:formula="of:=[.E476]-[.E475]" office:value-type="float" office:value="54" calcext:value-type="float">
            <text:p>54</text:p>
          </table:table-cell>
          <table:table-cell table:formula="of:=[.F476]*(60*64/1440)" office:value-type="float" office:value="144" calcext:value-type="float">
            <text:p>144.0</text:p>
          </table:table-cell>
          <table:table-cell table:formula="of:=[.D476]*[.H$4]" office:value-type="float" office:value="145.387229873" calcext:value-type="float">
            <text:p>145.39</text:p>
          </table:table-cell>
          <table:table-cell table:formula="of:=[.G476]/[.H476]" office:value-type="float" office:value="0.990458378812143" calcext:value-type="float">
            <text:p>0.9905</text:p>
          </table:table-cell>
          <table:table-cell table:number-columns-repeated="8"/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83A00000 8</text:p>
          </table:table-cell>
          <table:table-cell office:value-type="float" office:value="21.310869" calcext:value-type="float">
            <text:p>21.31</text:p>
          </table:table-cell>
          <table:table-cell office:value-type="float" office:value="319678" calcext:value-type="float">
            <text:p>319678</text:p>
          </table:table-cell>
          <table:table-cell table:formula="of:=[.E477]-[.E476]" office:value-type="float" office:value="54" calcext:value-type="float">
            <text:p>54</text:p>
          </table:table-cell>
          <table:table-cell table:formula="of:=[.F477]*(60*64/1440)" office:value-type="float" office:value="144" calcext:value-type="float">
            <text:p>144.0</text:p>
          </table:table-cell>
          <table:table-cell table:formula="of:=[.D477]*[.H$4]" office:value-type="float" office:value="142.931998383" calcext:value-type="float">
            <text:p>142.93</text:p>
          </table:table-cell>
          <table:table-cell table:formula="of:=[.G477]/[.H477]" office:value-type="float" office:value="1.00747209602526" calcext:value-type="float">
            <text:p>1.0075</text:p>
          </table:table-cell>
          <table:table-cell table:number-columns-repeated="8"/>
        </table:table-row>
        <table:table-row table:style-name="ro1">
          <table:table-cell office:value-type="float" office:value="14502" calcext:value-type="float">
            <text:p>145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0.915524" calcext:value-type="float">
            <text:p>20.92</text:p>
          </table:table-cell>
          <table:table-cell office:value-type="float" office:value="319730" calcext:value-type="float">
            <text:p>319730</text:p>
          </table:table-cell>
          <table:table-cell table:formula="of:=[.E478]-[.E477]" office:value-type="float" office:value="52" calcext:value-type="float">
            <text:p>52</text:p>
          </table:table-cell>
          <table:table-cell table:formula="of:=[.F478]*(60*64/1440)" office:value-type="float" office:value="138.666666666667" calcext:value-type="float">
            <text:p>138.7</text:p>
          </table:table-cell>
          <table:table-cell table:formula="of:=[.D478]*[.H$4]" office:value-type="float" office:value="140.280419468" calcext:value-type="float">
            <text:p>140.28</text:p>
          </table:table-cell>
          <table:table-cell table:formula="of:=[.G478]/[.H478]" office:value-type="float" office:value="0.988496236271225" calcext:value-type="float">
            <text:p>0.9885</text:p>
          </table:table-cell>
          <table:table-cell table:number-columns-repeated="8"/>
        </table:table-row>
        <table:table-row table:style-name="ro1">
          <table:table-cell office:value-type="float" office:value="14509" calcext:value-type="float">
            <text:p>145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20.517916" calcext:value-type="float">
            <text:p>20.52</text:p>
          </table:table-cell>
          <table:table-cell office:value-type="float" office:value="319782" calcext:value-type="float">
            <text:p>319782</text:p>
          </table:table-cell>
          <table:table-cell table:formula="of:=[.E479]-[.E478]" office:value-type="float" office:value="52" calcext:value-type="float">
            <text:p>52</text:p>
          </table:table-cell>
          <table:table-cell table:formula="of:=[.F479]*(60*64/1440)" office:value-type="float" office:value="138.666666666667" calcext:value-type="float">
            <text:p>138.7</text:p>
          </table:table-cell>
          <table:table-cell table:formula="of:=[.D479]*[.H$4]" office:value-type="float" office:value="137.613662612" calcext:value-type="float">
            <text:p>137.61</text:p>
          </table:table-cell>
          <table:table-cell table:formula="of:=[.G479]/[.H479]" office:value-type="float" office:value="1.00765188597324" calcext:value-type="float">
            <text:p>1.0077</text:p>
          </table:table-cell>
          <table:table-cell table:number-columns-repeated="8"/>
        </table:table-row>
        <table:table-row table:style-name="ro1">
          <table:table-cell office:value-type="float" office:value="14511" calcext:value-type="float">
            <text:p>145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0.149153" calcext:value-type="float">
            <text:p>20.15</text:p>
          </table:table-cell>
          <table:table-cell office:value-type="float" office:value="319833" calcext:value-type="float">
            <text:p>319833</text:p>
          </table:table-cell>
          <table:table-cell table:formula="of:=[.E480]-[.E479]" office:value-type="float" office:value="51" calcext:value-type="float">
            <text:p>51</text:p>
          </table:table-cell>
          <table:table-cell table:formula="of:=[.F480]*(60*64/1440)" office:value-type="float" office:value="136" calcext:value-type="float">
            <text:p>136.0</text:p>
          </table:table-cell>
          <table:table-cell table:formula="of:=[.D480]*[.H$4]" office:value-type="float" office:value="135.140369171" calcext:value-type="float">
            <text:p>135.14</text:p>
          </table:table-cell>
          <table:table-cell table:formula="of:=[.G480]/[.H480]" office:value-type="float" office:value="1.00636102176036" calcext:value-type="float">
            <text:p>1.0064</text:p>
          </table:table-cell>
          <table:table-cell table:number-columns-repeated="8"/>
        </table:table-row>
        <table:table-row table:style-name="ro1">
          <table:table-cell office:value-type="float" office:value="14517" calcext:value-type="float">
            <text:p>145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9.740826" calcext:value-type="float">
            <text:p>19.74</text:p>
          </table:table-cell>
          <table:table-cell office:value-type="float" office:value="319882" calcext:value-type="float">
            <text:p>319882</text:p>
          </table:table-cell>
          <table:table-cell table:formula="of:=[.E481]-[.E480]" office:value-type="float" office:value="49" calcext:value-type="float">
            <text:p>49</text:p>
          </table:table-cell>
          <table:table-cell table:formula="of:=[.F481]*(60*64/1440)" office:value-type="float" office:value="130.666666666667" calcext:value-type="float">
            <text:p>130.7</text:p>
          </table:table-cell>
          <table:table-cell table:formula="of:=[.D481]*[.H$4]" office:value-type="float" office:value="132.401719982" calcext:value-type="float">
            <text:p>132.40</text:p>
          </table:table-cell>
          <table:table-cell table:formula="of:=[.G481]/[.H481]" office:value-type="float" office:value="0.986895537946416" calcext:value-type="float">
            <text:p>0.9869</text:p>
          </table:table-cell>
          <table:table-cell table:number-columns-repeated="8"/>
        </table:table-row>
        <table:table-row table:style-name="ro1">
          <table:table-cell office:value-type="float" office:value="14524" calcext:value-type="float">
            <text:p>145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9.34642" calcext:value-type="float">
            <text:p>19.35</text:p>
          </table:table-cell>
          <table:table-cell office:value-type="float" office:value="319931" calcext:value-type="float">
            <text:p>319931</text:p>
          </table:table-cell>
          <table:table-cell table:formula="of:=[.E482]-[.E481]" office:value-type="float" office:value="49" calcext:value-type="float">
            <text:p>49</text:p>
          </table:table-cell>
          <table:table-cell table:formula="of:=[.F482]*(60*64/1440)" office:value-type="float" office:value="130.666666666667" calcext:value-type="float">
            <text:p>130.7</text:p>
          </table:table-cell>
          <table:table-cell table:formula="of:=[.D482]*[.H$4]" office:value-type="float" office:value="129.75643894" calcext:value-type="float">
            <text:p>129.76</text:p>
          </table:table-cell>
          <table:table-cell table:formula="of:=[.G482]/[.H482]" office:value-type="float" office:value="1.00701489447539" calcext:value-type="float">
            <text:p>1.0070</text:p>
          </table:table-cell>
          <table:table-cell table:number-columns-repeated="8"/>
        </table:table-row>
        <table:table-row table:style-name="ro1">
          <table:table-cell office:value-type="float" office:value="14526" calcext:value-type="float">
            <text:p>145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8.990849" calcext:value-type="float">
            <text:p>18.99</text:p>
          </table:table-cell>
          <table:table-cell office:value-type="float" office:value="319979" calcext:value-type="float">
            <text:p>319979</text:p>
          </table:table-cell>
          <table:table-cell table:formula="of:=[.E483]-[.E482]" office:value-type="float" office:value="48" calcext:value-type="float">
            <text:p>48</text:p>
          </table:table-cell>
          <table:table-cell table:formula="of:=[.F483]*(60*64/1440)" office:value-type="float" office:value="128" calcext:value-type="float">
            <text:p>128.0</text:p>
          </table:table-cell>
          <table:table-cell table:formula="of:=[.D483]*[.H$4]" office:value-type="float" office:value="127.371624243" calcext:value-type="float">
            <text:p>127.37</text:p>
          </table:table-cell>
          <table:table-cell table:formula="of:=[.G483]/[.H483]" office:value-type="float" office:value="1.00493340460039" calcext:value-type="float">
            <text:p>1.0049</text:p>
          </table:table-cell>
          <table:table-cell table:number-columns-repeated="8"/>
        </table:table-row>
        <table:table-row table:style-name="ro1">
          <table:table-cell office:value-type="float" office:value="14532" calcext:value-type="float">
            <text:p>145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8.619562" calcext:value-type="float">
            <text:p>18.62</text:p>
          </table:table-cell>
          <table:table-cell office:value-type="float" office:value="320025" calcext:value-type="float">
            <text:p>320025</text:p>
          </table:table-cell>
          <table:table-cell table:formula="of:=[.E484]-[.E483]" office:value-type="float" office:value="46" calcext:value-type="float">
            <text:p>46</text:p>
          </table:table-cell>
          <table:table-cell table:formula="of:=[.F484]*(60*64/1440)" office:value-type="float" office:value="122.666666666667" calcext:value-type="float">
            <text:p>122.7</text:p>
          </table:table-cell>
          <table:table-cell table:formula="of:=[.D484]*[.H$4]" office:value-type="float" office:value="124.881402334" calcext:value-type="float">
            <text:p>124.88</text:p>
          </table:table-cell>
          <table:table-cell table:formula="of:=[.G484]/[.H484]" office:value-type="float" office:value="0.982265288298013" calcext:value-type="float">
            <text:p>0.9823</text:p>
          </table:table-cell>
          <table:table-cell table:number-columns-repeated="8"/>
        </table:table-row>
        <table:table-row table:style-name="ro1">
          <table:table-cell office:value-type="float" office:value="14539" calcext:value-type="float">
            <text:p>145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8.258108" calcext:value-type="float">
            <text:p>18.26</text:p>
          </table:table-cell>
          <table:table-cell office:value-type="float" office:value="320071" calcext:value-type="float">
            <text:p>320071</text:p>
          </table:table-cell>
          <table:table-cell table:formula="of:=[.E485]-[.E484]" office:value-type="float" office:value="46" calcext:value-type="float">
            <text:p>46</text:p>
          </table:table-cell>
          <table:table-cell table:formula="of:=[.F485]*(60*64/1440)" office:value-type="float" office:value="122.666666666667" calcext:value-type="float">
            <text:p>122.7</text:p>
          </table:table-cell>
          <table:table-cell table:formula="of:=[.D485]*[.H$4]" office:value-type="float" office:value="122.457130356" calcext:value-type="float">
            <text:p>122.46</text:p>
          </table:table-cell>
          <table:table-cell table:formula="of:=[.G485]/[.H485]" office:value-type="float" office:value="1.00171109930518" calcext:value-type="float">
            <text:p>1.0017</text:p>
          </table:table-cell>
          <table:table-cell table:number-columns-repeated="8"/>
        </table:table-row>
        <table:table-row table:style-name="ro1">
          <table:table-cell office:value-type="float" office:value="14541" calcext:value-type="float">
            <text:p>14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7.912258" calcext:value-type="float">
            <text:p>17.91</text:p>
          </table:table-cell>
          <table:table-cell office:value-type="float" office:value="320116" calcext:value-type="float">
            <text:p>320116</text:p>
          </table:table-cell>
          <table:table-cell table:formula="of:=[.E486]-[.E485]" office:value-type="float" office:value="45" calcext:value-type="float">
            <text:p>45</text:p>
          </table:table-cell>
          <table:table-cell table:formula="of:=[.F486]*(60*64/1440)" office:value-type="float" office:value="120" calcext:value-type="float">
            <text:p>120.0</text:p>
          </table:table-cell>
          <table:table-cell table:formula="of:=[.D486]*[.H$4]" office:value-type="float" office:value="120.137514406" calcext:value-type="float">
            <text:p>120.14</text:p>
          </table:table-cell>
          <table:table-cell table:formula="of:=[.G486]/[.H486]" office:value-type="float" office:value="0.99885535832267" calcext:value-type="float">
            <text:p>0.9989</text:p>
          </table:table-cell>
          <table:table-cell table:number-columns-repeated="8"/>
        </table:table-row>
        <table:table-row table:style-name="ro1">
          <table:table-cell office:value-type="float" office:value="14549" calcext:value-type="float">
            <text:p>145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17.572834" calcext:value-type="float">
            <text:p>17.57</text:p>
          </table:table-cell>
          <table:table-cell office:value-type="float" office:value="320160" calcext:value-type="float">
            <text:p>320160</text:p>
          </table:table-cell>
          <table:table-cell table:formula="of:=[.E487]-[.E486]" office:value-type="float" office:value="44" calcext:value-type="float">
            <text:p>44</text:p>
          </table:table-cell>
          <table:table-cell table:formula="of:=[.F487]*(60*64/1440)" office:value-type="float" office:value="117.333333333333" calcext:value-type="float">
            <text:p>117.3</text:p>
          </table:table-cell>
          <table:table-cell table:formula="of:=[.D487]*[.H$4]" office:value-type="float" office:value="117.860997638" calcext:value-type="float">
            <text:p>117.86</text:p>
          </table:table-cell>
          <table:table-cell table:formula="of:=[.G487]/[.H487]" office:value-type="float" office:value="0.995522994754487" calcext:value-type="float">
            <text:p>0.9955</text:p>
          </table:table-cell>
          <table:table-cell table:number-columns-repeated="8"/>
        </table:table-row>
        <table:table-row table:style-name="ro1">
          <table:table-cell office:value-type="float" office:value="14551" calcext:value-type="float">
            <text:p>145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7.24736" calcext:value-type="float">
            <text:p>17.25</text:p>
          </table:table-cell>
          <table:table-cell office:value-type="float" office:value="320204" calcext:value-type="float">
            <text:p>320204</text:p>
          </table:table-cell>
          <table:table-cell table:formula="of:=[.E488]-[.E487]" office:value-type="float" office:value="44" calcext:value-type="float">
            <text:p>44</text:p>
          </table:table-cell>
          <table:table-cell table:formula="of:=[.F488]*(60*64/1440)" office:value-type="float" office:value="117.333333333333" calcext:value-type="float">
            <text:p>117.3</text:p>
          </table:table-cell>
          <table:table-cell table:formula="of:=[.D488]*[.H$4]" office:value-type="float" office:value="115.67804352" calcext:value-type="float">
            <text:p>115.68</text:p>
          </table:table-cell>
          <table:table-cell table:formula="of:=[.G488]/[.H488]" office:value-type="float" office:value="1.01430945547629" calcext:value-type="float">
            <text:p>1.0143</text:p>
          </table:table-cell>
          <table:table-cell table:number-columns-repeated="8"/>
        </table:table-row>
        <table:table-row table:style-name="ro1">
          <table:table-cell office:value-type="float" office:value="14557" calcext:value-type="float">
            <text:p>145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6.898911" calcext:value-type="float">
            <text:p>16.90</text:p>
          </table:table-cell>
          <table:table-cell office:value-type="float" office:value="320246" calcext:value-type="float">
            <text:p>320246</text:p>
          </table:table-cell>
          <table:table-cell table:formula="of:=[.E489]-[.E488]" office:value-type="float" office:value="42" calcext:value-type="float">
            <text:p>42</text:p>
          </table:table-cell>
          <table:table-cell table:formula="of:=[.F489]*(60*64/1440)" office:value-type="float" office:value="112" calcext:value-type="float">
            <text:p>112.0</text:p>
          </table:table-cell>
          <table:table-cell table:formula="of:=[.D489]*[.H$4]" office:value-type="float" office:value="113.340996077" calcext:value-type="float">
            <text:p>113.34</text:p>
          </table:table-cell>
          <table:table-cell table:formula="of:=[.G489]/[.H489]" office:value-type="float" office:value="0.988168481631404" calcext:value-type="float">
            <text:p>0.9882</text:p>
          </table:table-cell>
          <table:table-cell table:number-columns-repeated="8"/>
        </table:table-row>
        <table:table-row table:style-name="ro1">
          <table:table-cell office:value-type="float" office:value="14564" calcext:value-type="float">
            <text:p>145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6.584005" calcext:value-type="float">
            <text:p>16.58</text:p>
          </table:table-cell>
          <table:table-cell office:value-type="float" office:value="320288" calcext:value-type="float">
            <text:p>320288</text:p>
          </table:table-cell>
          <table:table-cell table:formula="of:=[.E490]-[.E489]" office:value-type="float" office:value="42" calcext:value-type="float">
            <text:p>42</text:p>
          </table:table-cell>
          <table:table-cell table:formula="of:=[.F490]*(60*64/1440)" office:value-type="float" office:value="112" calcext:value-type="float">
            <text:p>112.0</text:p>
          </table:table-cell>
          <table:table-cell table:formula="of:=[.D490]*[.H$4]" office:value-type="float" office:value="111.228921535" calcext:value-type="float">
            <text:p>111.23</text:p>
          </table:table-cell>
          <table:table-cell table:formula="of:=[.G490]/[.H490]" office:value-type="float" office:value="1.00693235585097" calcext:value-type="float">
            <text:p>1.0069</text:p>
          </table:table-cell>
          <table:table-cell table:number-columns-repeated="8"/>
        </table:table-row>
        <table:table-row table:style-name="ro1">
          <table:table-cell office:value-type="float" office:value="14566" calcext:value-type="float">
            <text:p>145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6.22303" calcext:value-type="float">
            <text:p>16.22</text:p>
          </table:table-cell>
          <table:table-cell office:value-type="float" office:value="320329" calcext:value-type="float">
            <text:p>320329</text:p>
          </table:table-cell>
          <table:table-cell table:formula="of:=[.E491]-[.E490]" office:value-type="float" office:value="41" calcext:value-type="float">
            <text:p>41</text:p>
          </table:table-cell>
          <table:table-cell table:formula="of:=[.F491]*(60*64/1440)" office:value-type="float" office:value="109.333333333333" calcext:value-type="float">
            <text:p>109.3</text:p>
          </table:table-cell>
          <table:table-cell table:formula="of:=[.D491]*[.H$4]" office:value-type="float" office:value="108.80786221" calcext:value-type="float">
            <text:p>108.81</text:p>
          </table:table-cell>
          <table:table-cell table:formula="of:=[.G491]/[.H491]" office:value-type="float" office:value="1.00482934884171" calcext:value-type="float">
            <text:p>1.0048</text:p>
          </table:table-cell>
          <table:table-cell table:number-columns-repeated="8"/>
        </table:table-row>
        <table:table-row table:style-name="ro1">
          <table:table-cell office:value-type="float" office:value="14572" calcext:value-type="float">
            <text:p>145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5.875937" calcext:value-type="float">
            <text:p>15.88</text:p>
          </table:table-cell>
          <table:table-cell office:value-type="float" office:value="320369" calcext:value-type="float">
            <text:p>320369</text:p>
          </table:table-cell>
          <table:table-cell table:formula="of:=[.E492]-[.E491]" office:value-type="float" office:value="40" calcext:value-type="float">
            <text:p>40</text:p>
          </table:table-cell>
          <table:table-cell table:formula="of:=[.F492]*(60*64/1440)" office:value-type="float" office:value="106.666666666667" calcext:value-type="float">
            <text:p>106.7</text:p>
          </table:table-cell>
          <table:table-cell table:formula="of:=[.D492]*[.H$4]" office:value-type="float" office:value="106.479909459" calcext:value-type="float">
            <text:p>106.48</text:p>
          </table:table-cell>
          <table:table-cell table:formula="of:=[.G492]/[.H492]" office:value-type="float" office:value="1.00175391967006" calcext:value-type="float">
            <text:p>1.0018</text:p>
          </table:table-cell>
          <table:table-cell table:number-columns-repeated="8"/>
        </table:table-row>
        <table:table-row table:style-name="ro1">
          <table:table-cell office:value-type="float" office:value="14579" calcext:value-type="float">
            <text:p>145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5.503076" calcext:value-type="float">
            <text:p>15.50</text:p>
          </table:table-cell>
          <table:table-cell office:value-type="float" office:value="320408" calcext:value-type="float">
            <text:p>320408</text:p>
          </table:table-cell>
          <table:table-cell table:formula="of:=[.E493]-[.E492]" office:value-type="float" office:value="39" calcext:value-type="float">
            <text:p>39</text:p>
          </table:table-cell>
          <table:table-cell table:formula="of:=[.F493]*(60*64/1440)" office:value-type="float" office:value="104" calcext:value-type="float">
            <text:p>104.0</text:p>
          </table:table-cell>
          <table:table-cell table:formula="of:=[.D493]*[.H$4]" office:value-type="float" office:value="103.979130732" calcext:value-type="float">
            <text:p>103.98</text:p>
          </table:table-cell>
          <table:table-cell table:formula="of:=[.G493]/[.H493]" office:value-type="float" office:value="1.0002007063134" calcext:value-type="float">
            <text:p>1.0002</text:p>
          </table:table-cell>
          <table:table-cell table:number-columns-repeated="8"/>
        </table:table-row>
        <table:table-row table:style-name="ro1">
          <table:table-cell office:value-type="float" office:value="14581" calcext:value-type="float">
            <text:p>145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5.137794" calcext:value-type="float">
            <text:p>15.14</text:p>
          </table:table-cell>
          <table:table-cell office:value-type="float" office:value="320446" calcext:value-type="float">
            <text:p>320446</text:p>
          </table:table-cell>
          <table:table-cell table:formula="of:=[.E494]-[.E493]" office:value-type="float" office:value="38" calcext:value-type="float">
            <text:p>38</text:p>
          </table:table-cell>
          <table:table-cell table:formula="of:=[.F494]*(60*64/1440)" office:value-type="float" office:value="101.333333333333" calcext:value-type="float">
            <text:p>101.3</text:p>
          </table:table-cell>
          <table:table-cell table:formula="of:=[.D494]*[.H$4]" office:value-type="float" office:value="101.529184358" calcext:value-type="float">
            <text:p>101.53</text:p>
          </table:table-cell>
          <table:table-cell table:formula="of:=[.G494]/[.H494]" office:value-type="float" office:value="0.998070987904561" calcext:value-type="float">
            <text:p>0.9981</text:p>
          </table:table-cell>
          <table:table-cell table:number-columns-repeated="8"/>
        </table:table-row>
        <table:table-row table:style-name="ro1">
          <table:table-cell office:value-type="float" office:value="14583" calcext:value-type="float">
            <text:p>145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4.759657" calcext:value-type="float">
            <text:p>14.76</text:p>
          </table:table-cell>
          <table:table-cell office:value-type="float" office:value="320483" calcext:value-type="float">
            <text:p>320483</text:p>
          </table:table-cell>
          <table:table-cell table:formula="of:=[.E495]-[.E494]" office:value-type="float" office:value="37" calcext:value-type="float">
            <text:p>37</text:p>
          </table:table-cell>
          <table:table-cell table:formula="of:=[.F495]*(60*64/1440)" office:value-type="float" office:value="98.6666666666667" calcext:value-type="float">
            <text:p>98.7</text:p>
          </table:table-cell>
          <table:table-cell table:formula="of:=[.D495]*[.H$4]" office:value-type="float" office:value="98.993019499" calcext:value-type="float">
            <text:p>98.99</text:p>
          </table:table-cell>
          <table:table-cell table:formula="of:=[.G495]/[.H495]" office:value-type="float" office:value="0.996703274291612" calcext:value-type="float">
            <text:p>0.9967</text:p>
          </table:table-cell>
          <table:table-cell table:number-columns-repeated="8"/>
        </table:table-row>
        <table:table-row table:style-name="ro1">
          <table:table-cell office:value-type="float" office:value="14585" calcext:value-type="float">
            <text:p>145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4.387742" calcext:value-type="float">
            <text:p>14.39</text:p>
          </table:table-cell>
          <table:table-cell office:value-type="float" office:value="320519" calcext:value-type="float">
            <text:p>320519</text:p>
          </table:table-cell>
          <table:table-cell table:formula="of:=[.E496]-[.E495]" office:value-type="float" office:value="36" calcext:value-type="float">
            <text:p>36</text:p>
          </table:table-cell>
          <table:table-cell table:formula="of:=[.F496]*(60*64/1440)" office:value-type="float" office:value="96" calcext:value-type="float">
            <text:p>96.0</text:p>
          </table:table-cell>
          <table:table-cell table:formula="of:=[.D496]*[.H$4]" office:value-type="float" office:value="96.498585594" calcext:value-type="float">
            <text:p>96.50</text:p>
          </table:table-cell>
          <table:table-cell table:formula="of:=[.G496]/[.H496]" office:value-type="float" office:value="0.994833234177155" calcext:value-type="float">
            <text:p>0.9948</text:p>
          </table:table-cell>
          <table:table-cell table:number-columns-repeated="8"/>
        </table:table-row>
        <table:table-row table:style-name="ro1">
          <table:table-cell office:value-type="float" office:value="14587" calcext:value-type="float">
            <text:p>145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4.015388" calcext:value-type="float">
            <text:p>14.02</text:p>
          </table:table-cell>
          <table:table-cell office:value-type="float" office:value="320554" calcext:value-type="float">
            <text:p>320554</text:p>
          </table:table-cell>
          <table:table-cell table:formula="of:=[.E497]-[.E496]" office:value-type="float" office:value="35" calcext:value-type="float">
            <text:p>35</text:p>
          </table:table-cell>
          <table:table-cell table:formula="of:=[.F497]*(60*64/1440)" office:value-type="float" office:value="93.3333333333333" calcext:value-type="float">
            <text:p>93.3</text:p>
          </table:table-cell>
          <table:table-cell table:formula="of:=[.D497]*[.H$4]" office:value-type="float" office:value="94.001207316" calcext:value-type="float">
            <text:p>94.00</text:p>
          </table:table-cell>
          <table:table-cell table:formula="of:=[.G497]/[.H497]" office:value-type="float" office:value="0.992895048885686" calcext:value-type="float">
            <text:p>0.9929</text:p>
          </table:table-cell>
          <table:table-cell table:number-columns-repeated="8"/>
        </table:table-row>
        <table:table-row table:style-name="ro1">
          <table:table-cell office:value-type="float" office:value="14599" calcext:value-type="float">
            <text:p>145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83A00000 8</text:p>
          </table:table-cell>
          <table:table-cell office:value-type="float" office:value="13.654248" calcext:value-type="float">
            <text:p>13.65</text:p>
          </table:table-cell>
          <table:table-cell office:value-type="float" office:value="320588" calcext:value-type="float">
            <text:p>320588</text:p>
          </table:table-cell>
          <table:table-cell table:formula="of:=[.E498]-[.E497]" office:value-type="float" office:value="34" calcext:value-type="float">
            <text:p>34</text:p>
          </table:table-cell>
          <table:table-cell table:formula="of:=[.F498]*(60*64/1440)" office:value-type="float" office:value="90.6666666666667" calcext:value-type="float">
            <text:p>90.7</text:p>
          </table:table-cell>
          <table:table-cell table:formula="of:=[.D498]*[.H$4]" office:value-type="float" office:value="91.579041336" calcext:value-type="float">
            <text:p>91.58</text:p>
          </table:table-cell>
          <table:table-cell table:formula="of:=[.G498]/[.H498]" office:value-type="float" office:value="0.990037298316043" calcext:value-type="float">
            <text:p>0.9900</text:p>
          </table:table-cell>
          <table:table-cell table:number-columns-repeated="8"/>
        </table:table-row>
        <table:table-row table:style-name="ro1">
          <table:table-cell office:value-type="float" office:value="14601" calcext:value-type="float">
            <text:p>14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3.304316" calcext:value-type="float">
            <text:p>13.30</text:p>
          </table:table-cell>
          <table:table-cell office:value-type="float" office:value="320622" calcext:value-type="float">
            <text:p>320622</text:p>
          </table:table-cell>
          <table:table-cell table:formula="of:=[.E499]-[.E498]" office:value-type="float" office:value="34" calcext:value-type="float">
            <text:p>34</text:p>
          </table:table-cell>
          <table:table-cell table:formula="of:=[.F499]*(60*64/1440)" office:value-type="float" office:value="90.6666666666667" calcext:value-type="float">
            <text:p>90.7</text:p>
          </table:table-cell>
          <table:table-cell table:formula="of:=[.D499]*[.H$4]" office:value-type="float" office:value="89.232047412" calcext:value-type="float">
            <text:p>89.23</text:p>
          </table:table-cell>
          <table:table-cell table:formula="of:=[.G499]/[.H499]" office:value-type="float" office:value="1.01607739927834" calcext:value-type="float">
            <text:p>1.0161</text:p>
          </table:table-cell>
          <table:table-cell table:number-columns-repeated="8"/>
        </table:table-row>
        <table:table-row table:style-name="ro1">
          <table:table-cell office:value-type="float" office:value="14608" calcext:value-type="float">
            <text:p>146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2.958081" calcext:value-type="float">
            <text:p>12.96</text:p>
          </table:table-cell>
          <table:table-cell office:value-type="float" office:value="320654" calcext:value-type="float">
            <text:p>320654</text:p>
          </table:table-cell>
          <table:table-cell table:formula="of:=[.E500]-[.E499]" office:value-type="float" office:value="32" calcext:value-type="float">
            <text:p>32</text:p>
          </table:table-cell>
          <table:table-cell table:formula="of:=[.F500]*(60*64/1440)" office:value-type="float" office:value="85.3333333333333" calcext:value-type="float">
            <text:p>85.3</text:p>
          </table:table-cell>
          <table:table-cell table:formula="of:=[.D500]*[.H$4]" office:value-type="float" office:value="86.909849267" calcext:value-type="float">
            <text:p>86.91</text:p>
          </table:table-cell>
          <table:table-cell table:formula="of:=[.G500]/[.H500]" office:value-type="float" office:value="0.981860330595864" calcext:value-type="float">
            <text:p>0.9819</text:p>
          </table:table-cell>
          <table:table-cell table:number-columns-repeated="8"/>
        </table:table-row>
        <table:table-row table:style-name="ro1">
          <table:table-cell office:value-type="float" office:value="14614" calcext:value-type="float">
            <text:p>146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2.613923" calcext:value-type="float">
            <text:p>12.61</text:p>
          </table:table-cell>
          <table:table-cell office:value-type="float" office:value="320686" calcext:value-type="float">
            <text:p>320686</text:p>
          </table:table-cell>
          <table:table-cell table:formula="of:=[.E501]-[.E500]" office:value-type="float" office:value="32" calcext:value-type="float">
            <text:p>32</text:p>
          </table:table-cell>
          <table:table-cell table:formula="of:=[.F501]*(60*64/1440)" office:value-type="float" office:value="85.3333333333333" calcext:value-type="float">
            <text:p>85.3</text:p>
          </table:table-cell>
          <table:table-cell table:formula="of:=[.D501]*[.H$4]" office:value-type="float" office:value="84.601581561" calcext:value-type="float">
            <text:p>84.60</text:p>
          </table:table-cell>
          <table:table-cell table:formula="of:=[.G501]/[.H501]" office:value-type="float" office:value="1.00864938643973" calcext:value-type="float">
            <text:p>1.0086</text:p>
          </table:table-cell>
          <table:table-cell table:number-columns-repeated="8"/>
        </table:table-row>
        <table:table-row table:style-name="ro1">
          <table:table-cell office:value-type="float" office:value="14621" calcext:value-type="float">
            <text:p>146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2.268094" calcext:value-type="float">
            <text:p>12.27</text:p>
          </table:table-cell>
          <table:table-cell office:value-type="float" office:value="320717" calcext:value-type="float">
            <text:p>320717</text:p>
          </table:table-cell>
          <table:table-cell table:formula="of:=[.E502]-[.E501]" office:value-type="float" office:value="31" calcext:value-type="float">
            <text:p>31</text:p>
          </table:table-cell>
          <table:table-cell table:formula="of:=[.F502]*(60*64/1440)" office:value-type="float" office:value="82.6666666666667" calcext:value-type="float">
            <text:p>82.7</text:p>
          </table:table-cell>
          <table:table-cell table:formula="of:=[.D502]*[.H$4]" office:value-type="float" office:value="82.282106458" calcext:value-type="float">
            <text:p>82.28</text:p>
          </table:table-cell>
          <table:table-cell table:formula="of:=[.G502]/[.H502]" office:value-type="float" office:value="1.00467367967619" calcext:value-type="float">
            <text:p>1.0047</text:p>
          </table:table-cell>
          <table:table-cell table:number-columns-repeated="8"/>
        </table:table-row>
        <table:table-row table:style-name="ro1">
          <table:table-cell office:value-type="float" office:value="14626" calcext:value-type="float">
            <text:p>146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83A00000 8</text:p>
          </table:table-cell>
          <table:table-cell office:value-type="float" office:value="11.922765" calcext:value-type="float">
            <text:p>11.92</text:p>
          </table:table-cell>
          <table:table-cell office:value-type="float" office:value="320747" calcext:value-type="float">
            <text:p>320747</text:p>
          </table:table-cell>
          <table:table-cell table:formula="of:=[.E503]-[.E502]" office:value-type="float" office:value="30" calcext:value-type="float">
            <text:p>30</text:p>
          </table:table-cell>
          <table:table-cell table:formula="of:=[.F503]*(60*64/1440)" office:value-type="float" office:value="80" calcext:value-type="float">
            <text:p>80.0</text:p>
          </table:table-cell>
          <table:table-cell table:formula="of:=[.D503]*[.H$4]" office:value-type="float" office:value="79.965984855" calcext:value-type="float">
            <text:p>79.97</text:p>
          </table:table-cell>
          <table:table-cell table:formula="of:=[.G503]/[.H503]" office:value-type="float" office:value="1.00042537017535" calcext:value-type="float">
            <text:p>1.0004</text:p>
          </table:table-cell>
          <table:table-cell table:number-columns-repeated="8"/>
        </table:table-row>
        <table:table-row table:style-name="ro1">
          <table:table-cell office:value-type="float" office:value="14630" calcext:value-type="float">
            <text:p>146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A00000 8</text:p>
          </table:table-cell>
          <table:table-cell office:value-type="float" office:value="11.591626" calcext:value-type="float">
            <text:p>11.59</text:p>
          </table:table-cell>
          <table:table-cell office:value-type="float" office:value="320776" calcext:value-type="float">
            <text:p>320776</text:p>
          </table:table-cell>
          <table:table-cell table:formula="of:=[.E504]-[.E503]" office:value-type="float" office:value="29" calcext:value-type="float">
            <text:p>29</text:p>
          </table:table-cell>
          <table:table-cell table:formula="of:=[.F504]*(60*64/1440)" office:value-type="float" office:value="77.3333333333333" calcext:value-type="float">
            <text:p>77.3</text:p>
          </table:table-cell>
          <table:table-cell table:formula="of:=[.D504]*[.H$4]" office:value-type="float" office:value="77.745035582" calcext:value-type="float">
            <text:p>77.75</text:p>
          </table:table-cell>
          <table:table-cell table:formula="of:=[.G504]/[.H504]" office:value-type="float" office:value="0.994704456103407" calcext:value-type="float">
            <text:p>0.9947</text:p>
          </table:table-cell>
          <table:table-cell table:number-columns-repeated="8"/>
        </table:table-row>
        <table:table-row table:style-name="ro1">
          <table:table-cell office:value-type="float" office:value="14637" calcext:value-type="float">
            <text:p>146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1.264217" calcext:value-type="float">
            <text:p>11.26</text:p>
          </table:table-cell>
          <table:table-cell office:value-type="float" office:value="320804" calcext:value-type="float">
            <text:p>320804</text:p>
          </table:table-cell>
          <table:table-cell table:formula="of:=[.E505]-[.E504]" office:value-type="float" office:value="28" calcext:value-type="float">
            <text:p>28</text:p>
          </table:table-cell>
          <table:table-cell table:formula="of:=[.F505]*(60*64/1440)" office:value-type="float" office:value="74.6666666666667" calcext:value-type="float">
            <text:p>74.7</text:p>
          </table:table-cell>
          <table:table-cell table:formula="of:=[.D505]*[.H$4]" office:value-type="float" office:value="75.549103419" calcext:value-type="float">
            <text:p>75.55</text:p>
          </table:table-cell>
          <table:table-cell table:formula="of:=[.G505]/[.H505]" office:value-type="float" office:value="0.988319692591992" calcext:value-type="float">
            <text:p>0.9883</text:p>
          </table:table-cell>
          <table:table-cell table:number-columns-repeated="8"/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0.956077" calcext:value-type="float">
            <text:p>10.96</text:p>
          </table:table-cell>
          <table:table-cell office:value-type="float" office:value="320832" calcext:value-type="float">
            <text:p>320832</text:p>
          </table:table-cell>
          <table:table-cell table:formula="of:=[.E506]-[.E505]" office:value-type="float" office:value="28" calcext:value-type="float">
            <text:p>28</text:p>
          </table:table-cell>
          <table:table-cell table:formula="of:=[.F506]*(60*64/1440)" office:value-type="float" office:value="74.6666666666667" calcext:value-type="float">
            <text:p>74.7</text:p>
          </table:table-cell>
          <table:table-cell table:formula="of:=[.D506]*[.H$4]" office:value-type="float" office:value="73.482408439" calcext:value-type="float">
            <text:p>73.48</text:p>
          </table:table-cell>
          <table:table-cell table:formula="of:=[.G506]/[.H506]" office:value-type="float" office:value="1.01611621410926" calcext:value-type="float">
            <text:p>1.0161</text:p>
          </table:table-cell>
          <table:table-cell table:number-columns-repeated="8"/>
        </table:table-row>
        <table:table-row table:style-name="ro1">
          <table:table-cell office:value-type="float" office:value="14646" calcext:value-type="float">
            <text:p>146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0.629437" calcext:value-type="float">
            <text:p>10.63</text:p>
          </table:table-cell>
          <table:table-cell office:value-type="float" office:value="320858" calcext:value-type="float">
            <text:p>320858</text:p>
          </table:table-cell>
          <table:table-cell table:formula="of:=[.E507]-[.E506]" office:value-type="float" office:value="26" calcext:value-type="float">
            <text:p>26</text:p>
          </table:table-cell>
          <table:table-cell table:formula="of:=[.F507]*(60*64/1440)" office:value-type="float" office:value="69.3333333333333" calcext:value-type="float">
            <text:p>69.3</text:p>
          </table:table-cell>
          <table:table-cell table:formula="of:=[.D507]*[.H$4]" office:value-type="float" office:value="71.291633959" calcext:value-type="float">
            <text:p>71.29</text:p>
          </table:table-cell>
          <table:table-cell table:formula="of:=[.G507]/[.H507]" office:value-type="float" office:value="0.97253112999496" calcext:value-type="float">
            <text:p>0.9725</text:p>
          </table:table-cell>
          <table:table-cell table:number-columns-repeated="8"/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10.307087" calcext:value-type="float">
            <text:p>10.31</text:p>
          </table:table-cell>
          <table:table-cell office:value-type="float" office:value="320884" calcext:value-type="float">
            <text:p>320884</text:p>
          </table:table-cell>
          <table:table-cell table:formula="of:=[.E508]-[.E507]" office:value-type="float" office:value="26" calcext:value-type="float">
            <text:p>26</text:p>
          </table:table-cell>
          <table:table-cell table:formula="of:=[.F508]*(60*64/1440)" office:value-type="float" office:value="69.3333333333333" calcext:value-type="float">
            <text:p>69.3</text:p>
          </table:table-cell>
          <table:table-cell table:formula="of:=[.D508]*[.H$4]" office:value-type="float" office:value="69.129632509" calcext:value-type="float">
            <text:p>69.13</text:p>
          </table:table-cell>
          <table:table-cell table:formula="of:=[.G508]/[.H508]" office:value-type="float" office:value="1.00294664989441" calcext:value-type="float">
            <text:p>1.0029</text:p>
          </table:table-cell>
          <table:table-cell table:number-columns-repeated="8"/>
        </table:table-row>
        <table:table-row table:style-name="ro1">
          <table:table-cell office:value-type="float" office:value="14659" calcext:value-type="float">
            <text:p>146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0.022667" calcext:value-type="float">
            <text:p>10.02</text:p>
          </table:table-cell>
          <table:table-cell office:value-type="float" office:value="320909" calcext:value-type="float">
            <text:p>320909</text:p>
          </table:table-cell>
          <table:table-cell table:formula="of:=[.E509]-[.E508]" office:value-type="float" office:value="25" calcext:value-type="float">
            <text:p>25</text:p>
          </table:table-cell>
          <table:table-cell table:formula="of:=[.F509]*(60*64/1440)" office:value-type="float" office:value="66.6666666666667" calcext:value-type="float">
            <text:p>66.7</text:p>
          </table:table-cell>
          <table:table-cell table:formula="of:=[.D509]*[.H$4]" office:value-type="float" office:value="67.222027569" calcext:value-type="float">
            <text:p>67.22</text:p>
          </table:table-cell>
          <table:table-cell table:formula="of:=[.G509]/[.H509]" office:value-type="float" office:value="0.991738408935028" calcext:value-type="float">
            <text:p>0.9917</text:p>
          </table:table-cell>
          <table:table-cell table:number-columns-repeated="8"/>
        </table:table-row>
        <table:table-row table:style-name="ro1">
          <table:table-cell office:value-type="float" office:value="14661" calcext:value-type="float">
            <text:p>146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9.707939" calcext:value-type="float">
            <text:p>9.71</text:p>
          </table:table-cell>
          <table:table-cell office:value-type="float" office:value="320934" calcext:value-type="float">
            <text:p>320934</text:p>
          </table:table-cell>
          <table:table-cell table:formula="of:=[.E510]-[.E509]" office:value-type="float" office:value="25" calcext:value-type="float">
            <text:p>25</text:p>
          </table:table-cell>
          <table:table-cell table:formula="of:=[.F510]*(60*64/1440)" office:value-type="float" office:value="66.6666666666667" calcext:value-type="float">
            <text:p>66.7</text:p>
          </table:table-cell>
          <table:table-cell table:formula="of:=[.D510]*[.H$4]" office:value-type="float" office:value="65.111146873" calcext:value-type="float">
            <text:p>65.11</text:p>
          </table:table-cell>
          <table:table-cell table:formula="of:=[.G510]/[.H510]" office:value-type="float" office:value="1.02389022261735" calcext:value-type="float">
            <text:p>1.0239</text:p>
          </table:table-cell>
          <table:table-cell table:number-columns-repeated="8"/>
        </table:table-row>
        <table:table-row table:style-name="ro1">
          <table:table-cell office:value-type="float" office:value="14668" calcext:value-type="float">
            <text:p>146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9.424574" calcext:value-type="float">
            <text:p>9.42</text:p>
          </table:table-cell>
          <table:table-cell office:value-type="float" office:value="320957" calcext:value-type="float">
            <text:p>320957</text:p>
          </table:table-cell>
          <table:table-cell table:formula="of:=[.E511]-[.E510]" office:value-type="float" office:value="23" calcext:value-type="float">
            <text:p>23</text:p>
          </table:table-cell>
          <table:table-cell table:formula="of:=[.F511]*(60*64/1440)" office:value-type="float" office:value="61.3333333333333" calcext:value-type="float">
            <text:p>61.3</text:p>
          </table:table-cell>
          <table:table-cell table:formula="of:=[.D511]*[.H$4]" office:value-type="float" office:value="63.210617818" calcext:value-type="float">
            <text:p>63.21</text:p>
          </table:table-cell>
          <table:table-cell table:formula="of:=[.G511]/[.H511]" office:value-type="float" office:value="0.97030112108583" calcext:value-type="float">
            <text:p>0.9703</text:p>
          </table:table-cell>
          <table:table-cell table:number-columns-repeated="8"/>
        </table:table-row>
        <table:table-row table:style-name="ro1">
          <table:table-cell office:value-type="float" office:value="14675" calcext:value-type="float">
            <text:p>146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9.126406" calcext:value-type="float">
            <text:p>9.13</text:p>
          </table:table-cell>
          <table:table-cell office:value-type="float" office:value="320980" calcext:value-type="float">
            <text:p>320980</text:p>
          </table:table-cell>
          <table:table-cell table:formula="of:=[.E512]-[.E511]" office:value-type="float" office:value="23" calcext:value-type="float">
            <text:p>23</text:p>
          </table:table-cell>
          <table:table-cell table:formula="of:=[.F512]*(60*64/1440)" office:value-type="float" office:value="61.3333333333333" calcext:value-type="float">
            <text:p>61.3</text:p>
          </table:table-cell>
          <table:table-cell table:formula="of:=[.D512]*[.H$4]" office:value-type="float" office:value="61.210805042" calcext:value-type="float">
            <text:p>61.21</text:p>
          </table:table-cell>
          <table:table-cell table:formula="of:=[.G512]/[.H512]" office:value-type="float" office:value="1.00200174284996" calcext:value-type="float">
            <text:p>1.0020</text:p>
          </table:table-cell>
          <table:table-cell table:number-columns-repeated="8"/>
        </table:table-row>
        <table:table-row table:style-name="ro1">
          <table:table-cell office:value-type="float" office:value="14677" calcext:value-type="float">
            <text:p>146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8.84135" calcext:value-type="float">
            <text:p>8.84</text:p>
          </table:table-cell>
          <table:table-cell office:value-type="float" office:value="321002" calcext:value-type="float">
            <text:p>321002</text:p>
          </table:table-cell>
          <table:table-cell table:formula="of:=[.E513]-[.E512]" office:value-type="float" office:value="22" calcext:value-type="float">
            <text:p>22</text:p>
          </table:table-cell>
          <table:table-cell table:formula="of:=[.F513]*(60*64/1440)" office:value-type="float" office:value="58.6666666666667" calcext:value-type="float">
            <text:p>58.7</text:p>
          </table:table-cell>
          <table:table-cell table:formula="of:=[.D513]*[.H$4]" office:value-type="float" office:value="59.29893445" calcext:value-type="float">
            <text:p>59.30</text:p>
          </table:table-cell>
          <table:table-cell table:formula="of:=[.G513]/[.H513]" office:value-type="float" office:value="0.989337619820699" calcext:value-type="float">
            <text:p>0.9893</text:p>
          </table:table-cell>
          <table:table-cell table:number-columns-repeated="8"/>
        </table:table-row>
        <table:table-row table:style-name="ro1">
          <table:table-cell office:value-type="float" office:value="14684" calcext:value-type="float">
            <text:p>146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8.559564" calcext:value-type="float">
            <text:p>8.56</text:p>
          </table:table-cell>
          <table:table-cell office:value-type="float" office:value="321024" calcext:value-type="float">
            <text:p>321024</text:p>
          </table:table-cell>
          <table:table-cell table:formula="of:=[.E514]-[.E513]" office:value-type="float" office:value="22" calcext:value-type="float">
            <text:p>22</text:p>
          </table:table-cell>
          <table:table-cell table:formula="of:=[.F514]*(60*64/1440)" office:value-type="float" office:value="58.6666666666667" calcext:value-type="float">
            <text:p>58.7</text:p>
          </table:table-cell>
          <table:table-cell table:formula="of:=[.D514]*[.H$4]" office:value-type="float" office:value="57.408995748" calcext:value-type="float">
            <text:p>57.41</text:p>
          </table:table-cell>
          <table:table-cell table:formula="of:=[.G514]/[.H514]" office:value-type="float" office:value="1.02190720987678" calcext:value-type="float">
            <text:p>1.0219</text:p>
          </table:table-cell>
          <table:table-cell table:number-columns-repeated="8"/>
        </table:table-row>
        <table:table-row table:style-name="ro1">
          <table:table-cell office:value-type="float" office:value="14686" calcext:value-type="float">
            <text:p>146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8.258633" calcext:value-type="float">
            <text:p>8.26</text:p>
          </table:table-cell>
          <table:table-cell office:value-type="float" office:value="321045" calcext:value-type="float">
            <text:p>321045</text:p>
          </table:table-cell>
          <table:table-cell table:formula="of:=[.E515]-[.E514]" office:value-type="float" office:value="21" calcext:value-type="float">
            <text:p>21</text:p>
          </table:table-cell>
          <table:table-cell table:formula="of:=[.F515]*(60*64/1440)" office:value-type="float" office:value="56" calcext:value-type="float">
            <text:p>56.0</text:p>
          </table:table-cell>
          <table:table-cell table:formula="of:=[.D515]*[.H$4]" office:value-type="float" office:value="55.390651531" calcext:value-type="float">
            <text:p>55.39</text:p>
          </table:table-cell>
          <table:table-cell table:formula="of:=[.G515]/[.H515]" office:value-type="float" office:value="1.01100092618804" calcext:value-type="float">
            <text:p>1.0110</text:p>
          </table:table-cell>
          <table:table-cell table:number-columns-repeated="8"/>
        </table:table-row>
        <table:table-row table:style-name="ro1">
          <table:table-cell office:value-type="float" office:value="14692" calcext:value-type="float">
            <text:p>146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7.960286" calcext:value-type="float">
            <text:p>7.96</text:p>
          </table:table-cell>
          <table:table-cell office:value-type="float" office:value="321065" calcext:value-type="float">
            <text:p>321065</text:p>
          </table:table-cell>
          <table:table-cell table:formula="of:=[.E516]-[.E515]" office:value-type="float" office:value="20" calcext:value-type="float">
            <text:p>20</text:p>
          </table:table-cell>
          <table:table-cell table:formula="of:=[.F516]*(60*64/1440)" office:value-type="float" office:value="53.3333333333333" calcext:value-type="float">
            <text:p>53.3</text:p>
          </table:table-cell>
          <table:table-cell table:formula="of:=[.D516]*[.H$4]" office:value-type="float" office:value="53.389638202" calcext:value-type="float">
            <text:p>53.39</text:p>
          </table:table-cell>
          <table:table-cell table:formula="of:=[.G516]/[.H516]" office:value-type="float" office:value="0.998945397073986" calcext:value-type="float">
            <text:p>0.9989</text:p>
          </table:table-cell>
          <table:table-cell table:number-columns-repeated="8"/>
        </table:table-row>
        <table:table-row table:style-name="ro1">
          <table:table-cell office:value-type="float" office:value="14699" calcext:value-type="float">
            <text:p>146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7.679942" calcext:value-type="float">
            <text:p>7.68</text:p>
          </table:table-cell>
          <table:table-cell office:value-type="float" office:value="321084" calcext:value-type="float">
            <text:p>321084</text:p>
          </table:table-cell>
          <table:table-cell table:formula="of:=[.E517]-[.E516]" office:value-type="float" office:value="19" calcext:value-type="float">
            <text:p>19</text:p>
          </table:table-cell>
          <table:table-cell table:formula="of:=[.F517]*(60*64/1440)" office:value-type="float" office:value="50.6666666666667" calcext:value-type="float">
            <text:p>50.7</text:p>
          </table:table-cell>
          <table:table-cell table:formula="of:=[.D517]*[.H$4]" office:value-type="float" office:value="51.509370994" calcext:value-type="float">
            <text:p>51.51</text:p>
          </table:table-cell>
          <table:table-cell table:formula="of:=[.G517]/[.H517]" office:value-type="float" office:value="0.983639786099669" calcext:value-type="float">
            <text:p>0.9836</text:p>
          </table:table-cell>
          <table:table-cell table:number-columns-repeated="8"/>
        </table:table-row>
        <table:table-row table:style-name="ro1">
          <table:table-cell office:value-type="float" office:value="14701" calcext:value-type="float">
            <text:p>147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7.397216" calcext:value-type="float">
            <text:p>7.40</text:p>
          </table:table-cell>
          <table:table-cell office:value-type="float" office:value="321102" calcext:value-type="float">
            <text:p>321102</text:p>
          </table:table-cell>
          <table:table-cell table:formula="of:=[.E518]-[.E517]" office:value-type="float" office:value="18" calcext:value-type="float">
            <text:p>18</text:p>
          </table:table-cell>
          <table:table-cell table:formula="of:=[.F518]*(60*64/1440)" office:value-type="float" office:value="48" calcext:value-type="float">
            <text:p>48.0</text:p>
          </table:table-cell>
          <table:table-cell table:formula="of:=[.D518]*[.H$4]" office:value-type="float" office:value="49.613127712" calcext:value-type="float">
            <text:p>49.61</text:p>
          </table:table-cell>
          <table:table-cell table:formula="of:=[.G518]/[.H518]" office:value-type="float" office:value="0.967485869438346" calcext:value-type="float">
            <text:p>0.9675</text:p>
          </table:table-cell>
          <table:table-cell table:number-columns-repeated="8"/>
        </table:table-row>
        <table:table-row table:style-name="ro1">
          <table:table-cell office:value-type="float" office:value="14708" calcext:value-type="float">
            <text:p>147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7.11479" calcext:value-type="float">
            <text:p>7.11</text:p>
          </table:table-cell>
          <table:table-cell office:value-type="float" office:value="321120" calcext:value-type="float">
            <text:p>321120</text:p>
          </table:table-cell>
          <table:table-cell table:formula="of:=[.E519]-[.E518]" office:value-type="float" office:value="18" calcext:value-type="float">
            <text:p>18</text:p>
          </table:table-cell>
          <table:table-cell table:formula="of:=[.F519]*(60*64/1440)" office:value-type="float" office:value="48" calcext:value-type="float">
            <text:p>48.0</text:p>
          </table:table-cell>
          <table:table-cell table:formula="of:=[.D519]*[.H$4]" office:value-type="float" office:value="47.71889653" calcext:value-type="float">
            <text:p>47.72</text:p>
          </table:table-cell>
          <table:table-cell table:formula="of:=[.G519]/[.H519]" office:value-type="float" office:value="1.00589082083705" calcext:value-type="float">
            <text:p>1.0059</text:p>
          </table:table-cell>
          <table:table-cell table:number-columns-repeated="8"/>
        </table:table-row>
        <table:table-row table:style-name="ro1">
          <table:table-cell office:value-type="float" office:value="14715" calcext:value-type="float">
            <text:p>147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6.821566" calcext:value-type="float">
            <text:p>6.82</text:p>
          </table:table-cell>
          <table:table-cell office:value-type="float" office:value="321137" calcext:value-type="float">
            <text:p>321137</text:p>
          </table:table-cell>
          <table:table-cell table:formula="of:=[.E520]-[.E519]" office:value-type="float" office:value="17" calcext:value-type="float">
            <text:p>17</text:p>
          </table:table-cell>
          <table:table-cell table:formula="of:=[.F520]*(60*64/1440)" office:value-type="float" office:value="45.3333333333333" calcext:value-type="float">
            <text:p>45.3</text:p>
          </table:table-cell>
          <table:table-cell table:formula="of:=[.D520]*[.H$4]" office:value-type="float" office:value="45.752243162" calcext:value-type="float">
            <text:p>45.75</text:p>
          </table:table-cell>
          <table:table-cell table:formula="of:=[.G520]/[.H520]" office:value-type="float" office:value="0.99084394994179" calcext:value-type="float">
            <text:p>0.9908</text:p>
          </table:table-cell>
          <table:table-cell table:number-columns-repeated="8"/>
        </table:table-row>
        <table:table-row table:style-name="ro1">
          <table:table-cell office:value-type="float" office:value="14717" calcext:value-type="float">
            <text:p>147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6.510628" calcext:value-type="float">
            <text:p>6.51</text:p>
          </table:table-cell>
          <table:table-cell office:value-type="float" office:value="321154" calcext:value-type="float">
            <text:p>321154</text:p>
          </table:table-cell>
          <table:table-cell table:formula="of:=[.E521]-[.E520]" office:value-type="float" office:value="17" calcext:value-type="float">
            <text:p>17</text:p>
          </table:table-cell>
          <table:table-cell table:formula="of:=[.F521]*(60*64/1440)" office:value-type="float" office:value="45.3333333333333" calcext:value-type="float">
            <text:p>45.3</text:p>
          </table:table-cell>
          <table:table-cell table:formula="of:=[.D521]*[.H$4]" office:value-type="float" office:value="43.666781996" calcext:value-type="float">
            <text:p>43.67</text:p>
          </table:table-cell>
          <table:table-cell table:formula="of:=[.G521]/[.H521]" office:value-type="float" office:value="1.03816519700229" calcext:value-type="float">
            <text:p>1.0382</text:p>
          </table:table-cell>
          <table:table-cell table:number-columns-repeated="8"/>
        </table:table-row>
        <table:table-row table:style-name="ro1">
          <table:table-cell office:value-type="float" office:value="14724" calcext:value-type="float">
            <text:p>147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6.230053" calcext:value-type="float">
            <text:p>6.23</text:p>
          </table:table-cell>
          <table:table-cell office:value-type="float" office:value="321169" calcext:value-type="float">
            <text:p>321169</text:p>
          </table:table-cell>
          <table:table-cell table:formula="of:=[.E522]-[.E521]" office:value-type="float" office:value="15" calcext:value-type="float">
            <text:p>15</text:p>
          </table:table-cell>
          <table:table-cell table:formula="of:=[.F522]*(60*64/1440)" office:value-type="float" office:value="40" calcext:value-type="float">
            <text:p>40.0</text:p>
          </table:table-cell>
          <table:table-cell table:formula="of:=[.D522]*[.H$4]" office:value-type="float" office:value="41.784965471" calcext:value-type="float">
            <text:p>41.78</text:p>
          </table:table-cell>
          <table:table-cell table:formula="of:=[.G522]/[.H522]" office:value-type="float" office:value="0.9572821120975" calcext:value-type="float">
            <text:p>0.9573</text:p>
          </table:table-cell>
          <table:table-cell table:number-columns-repeated="8"/>
        </table:table-row>
        <table:table-row table:style-name="ro1">
          <table:table-cell office:value-type="float" office:value="14731" calcext:value-type="float">
            <text:p>147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.943202" calcext:value-type="float">
            <text:p>5.94</text:p>
          </table:table-cell>
          <table:table-cell office:value-type="float" office:value="321184" calcext:value-type="float">
            <text:p>321184</text:p>
          </table:table-cell>
          <table:table-cell table:formula="of:=[.E523]-[.E522]" office:value-type="float" office:value="15" calcext:value-type="float">
            <text:p>15</text:p>
          </table:table-cell>
          <table:table-cell table:formula="of:=[.F523]*(60*64/1440)" office:value-type="float" office:value="40" calcext:value-type="float">
            <text:p>40.0</text:p>
          </table:table-cell>
          <table:table-cell table:formula="of:=[.D523]*[.H$4]" office:value-type="float" office:value="39.861055814" calcext:value-type="float">
            <text:p>39.86</text:p>
          </table:table-cell>
          <table:table-cell table:formula="of:=[.G523]/[.H523]" office:value-type="float" office:value="1.00348571263763" calcext:value-type="float">
            <text:p>1.0035</text:p>
          </table:table-cell>
          <table:table-cell table:number-columns-repeated="8"/>
        </table:table-row>
        <table:table-row table:style-name="ro1">
          <table:table-cell office:value-type="float" office:value="14740" calcext:value-type="float">
            <text:p>147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83A00000 8</text:p>
          </table:table-cell>
          <table:table-cell office:value-type="float" office:value="5.653588" calcext:value-type="float">
            <text:p>5.65</text:p>
          </table:table-cell>
          <table:table-cell office:value-type="float" office:value="321198" calcext:value-type="float">
            <text:p>321198</text:p>
          </table:table-cell>
          <table:table-cell table:formula="of:=[.E524]-[.E523]" office:value-type="float" office:value="14" calcext:value-type="float">
            <text:p>14</text:p>
          </table:table-cell>
          <table:table-cell table:formula="of:=[.F524]*(60*64/1440)" office:value-type="float" office:value="37.3333333333333" calcext:value-type="float">
            <text:p>37.3</text:p>
          </table:table-cell>
          <table:table-cell table:formula="of:=[.D524]*[.H$4]" office:value-type="float" office:value="37.918614716" calcext:value-type="float">
            <text:p>37.92</text:p>
          </table:table-cell>
          <table:table-cell table:formula="of:=[.G524]/[.H524]" office:value-type="float" office:value="0.984564800506288" calcext:value-type="float">
            <text:p>0.9846</text:p>
          </table:table-cell>
          <table:table-cell table:number-columns-repeated="8"/>
        </table:table-row>
        <table:table-row table:style-name="ro1">
          <table:table-cell office:value-type="float" office:value="14747" calcext:value-type="float">
            <text:p>147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5.357492" calcext:value-type="float">
            <text:p>5.36</text:p>
          </table:table-cell>
          <table:table-cell office:value-type="float" office:value="321212" calcext:value-type="float">
            <text:p>321212</text:p>
          </table:table-cell>
          <table:table-cell table:formula="of:=[.E525]-[.E524]" office:value-type="float" office:value="14" calcext:value-type="float">
            <text:p>14</text:p>
          </table:table-cell>
          <table:table-cell table:formula="of:=[.F525]*(60*64/1440)" office:value-type="float" office:value="37.3333333333333" calcext:value-type="float">
            <text:p>37.3</text:p>
          </table:table-cell>
          <table:table-cell table:formula="of:=[.D525]*[.H$4]" office:value-type="float" office:value="35.932698844" calcext:value-type="float">
            <text:p>35.93</text:p>
          </table:table-cell>
          <table:table-cell table:formula="of:=[.G525]/[.H525]" office:value-type="float" office:value="1.03897938463832" calcext:value-type="float">
            <text:p>1.0390</text:p>
          </table:table-cell>
          <table:table-cell table:number-columns-repeated="8"/>
        </table:table-row>
        <table:table-row table:style-name="ro1">
          <table:table-cell office:value-type="float" office:value="14749" calcext:value-type="float">
            <text:p>147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5.067206" calcext:value-type="float">
            <text:p>5.07</text:p>
          </table:table-cell>
          <table:table-cell office:value-type="float" office:value="321224" calcext:value-type="float">
            <text:p>321224</text:p>
          </table:table-cell>
          <table:table-cell table:formula="of:=[.E526]-[.E525]" office:value-type="float" office:value="12" calcext:value-type="float">
            <text:p>12</text:p>
          </table:table-cell>
          <table:table-cell table:formula="of:=[.F526]*(60*64/1440)" office:value-type="float" office:value="32" calcext:value-type="float">
            <text:p>32.0</text:p>
          </table:table-cell>
          <table:table-cell table:formula="of:=[.D526]*[.H$4]" office:value-type="float" office:value="33.985750642" calcext:value-type="float">
            <text:p>33.99</text:p>
          </table:table-cell>
          <table:table-cell table:formula="of:=[.G526]/[.H526]" office:value-type="float" office:value="0.941571081865528" calcext:value-type="float">
            <text:p>0.9416</text:p>
          </table:table-cell>
          <table:table-cell table:number-columns-repeated="8"/>
        </table:table-row>
        <table:table-row table:style-name="ro1">
          <table:table-cell office:value-type="float" office:value="14755" calcext:value-type="float">
            <text:p>147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4.823513" calcext:value-type="float">
            <text:p>4.82</text:p>
          </table:table-cell>
          <table:table-cell office:value-type="float" office:value="321236" calcext:value-type="float">
            <text:p>321236</text:p>
          </table:table-cell>
          <table:table-cell table:formula="of:=[.E527]-[.E526]" office:value-type="float" office:value="12" calcext:value-type="float">
            <text:p>12</text:p>
          </table:table-cell>
          <table:table-cell table:formula="of:=[.F527]*(60*64/1440)" office:value-type="float" office:value="32" calcext:value-type="float">
            <text:p>32.0</text:p>
          </table:table-cell>
          <table:table-cell table:formula="of:=[.D527]*[.H$4]" office:value-type="float" office:value="32.351301691" calcext:value-type="float">
            <text:p>32.35</text:p>
          </table:table-cell>
          <table:table-cell table:formula="of:=[.G527]/[.H527]" office:value-type="float" office:value="0.989141033818193" calcext:value-type="float">
            <text:p>0.9891</text:p>
          </table:table-cell>
          <table:table-cell table:number-columns-repeated="8"/>
        </table:table-row>
        <table:table-row table:style-name="ro1">
          <table:table-cell office:value-type="float" office:value="14762" calcext:value-type="float">
            <text:p>147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4.527417" calcext:value-type="float">
            <text:p>4.53</text:p>
          </table:table-cell>
          <table:table-cell office:value-type="float" office:value="321247" calcext:value-type="float">
            <text:p>321247</text:p>
          </table:table-cell>
          <table:table-cell table:formula="of:=[.E528]-[.E527]" office:value-type="float" office:value="11" calcext:value-type="float">
            <text:p>11</text:p>
          </table:table-cell>
          <table:table-cell table:formula="of:=[.F528]*(60*64/1440)" office:value-type="float" office:value="29.3333333333333" calcext:value-type="float">
            <text:p>29.3</text:p>
          </table:table-cell>
          <table:table-cell table:formula="of:=[.D528]*[.H$4]" office:value-type="float" office:value="30.365385819" calcext:value-type="float">
            <text:p>30.37</text:p>
          </table:table-cell>
          <table:table-cell table:formula="of:=[.G528]/[.H528]" office:value-type="float" office:value="0.966012205745764" calcext:value-type="float">
            <text:p>0.9660</text:p>
          </table:table-cell>
          <table:table-cell table:number-columns-repeated="8"/>
        </table:table-row>
        <table:table-row table:style-name="ro1">
          <table:table-cell office:value-type="float" office:value="14764" calcext:value-type="float">
            <text:p>147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4.249268" calcext:value-type="float">
            <text:p>4.25</text:p>
          </table:table-cell>
          <table:table-cell office:value-type="float" office:value="321258" calcext:value-type="float">
            <text:p>321258</text:p>
          </table:table-cell>
          <table:table-cell table:formula="of:=[.E529]-[.E528]" office:value-type="float" office:value="11" calcext:value-type="float">
            <text:p>11</text:p>
          </table:table-cell>
          <table:table-cell table:formula="of:=[.F529]*(60*64/1440)" office:value-type="float" office:value="29.3333333333333" calcext:value-type="float">
            <text:p>29.3</text:p>
          </table:table-cell>
          <table:table-cell table:formula="of:=[.D529]*[.H$4]" office:value-type="float" office:value="28.499840476" calcext:value-type="float">
            <text:p>28.50</text:p>
          </table:table-cell>
          <table:table-cell table:formula="of:=[.G529]/[.H529]" office:value-type="float" office:value="1.02924552711217" calcext:value-type="float">
            <text:p>1.0292</text:p>
          </table:table-cell>
          <table:table-cell table:number-columns-repeated="8"/>
        </table:table-row>
        <table:table-row table:style-name="ro1">
          <table:table-cell office:value-type="float" office:value="14772" calcext:value-type="float">
            <text:p>147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3A00000 8</text:p>
          </table:table-cell>
          <table:table-cell office:value-type="float" office:value="3.958885" calcext:value-type="float">
            <text:p>3.96</text:p>
          </table:table-cell>
          <table:table-cell office:value-type="float" office:value="321268" calcext:value-type="float">
            <text:p>321268</text:p>
          </table:table-cell>
          <table:table-cell table:formula="of:=[.E530]-[.E529]" office:value-type="float" office:value="10" calcext:value-type="float">
            <text:p>10</text:p>
          </table:table-cell>
          <table:table-cell table:formula="of:=[.F530]*(60*64/1440)" office:value-type="float" office:value="26.6666666666667" calcext:value-type="float">
            <text:p>26.7</text:p>
          </table:table-cell>
          <table:table-cell table:formula="of:=[.D530]*[.H$4]" office:value-type="float" office:value="26.552241695" calcext:value-type="float">
            <text:p>26.55</text:p>
          </table:table-cell>
          <table:table-cell table:formula="of:=[.G530]/[.H530]" office:value-type="float" office:value="1.00430942791878" calcext:value-type="float">
            <text:p>1.0043</text:p>
          </table:table-cell>
          <table:table-cell table:number-columns-repeated="8"/>
        </table:table-row>
        <table:table-row table:style-name="ro1">
          <table:table-cell office:value-type="float" office:value="14774" calcext:value-type="float">
            <text:p>147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3.694506" calcext:value-type="float">
            <text:p>3.69</text:p>
          </table:table-cell>
          <table:table-cell office:value-type="float" office:value="321277" calcext:value-type="float">
            <text:p>321277</text:p>
          </table:table-cell>
          <table:table-cell table:formula="of:=[.E531]-[.E530]" office:value-type="float" office:value="9" calcext:value-type="float">
            <text:p>9</text:p>
          </table:table-cell>
          <table:table-cell table:formula="of:=[.F531]*(60*64/1440)" office:value-type="float" office:value="24" calcext:value-type="float">
            <text:p>24.0</text:p>
          </table:table-cell>
          <table:table-cell table:formula="of:=[.D531]*[.H$4]" office:value-type="float" office:value="24.779051742" calcext:value-type="float">
            <text:p>24.78</text:p>
          </table:table-cell>
          <table:table-cell table:formula="of:=[.G531]/[.H531]" office:value-type="float" office:value="0.968560066377378" calcext:value-type="float">
            <text:p>0.9686</text:p>
          </table:table-cell>
          <table:table-cell table:number-columns-repeated="8"/>
        </table:table-row>
        <table:table-row table:style-name="ro1">
          <table:table-cell office:value-type="float" office:value="14780" calcext:value-type="float">
            <text:p>147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3.437293" calcext:value-type="float">
            <text:p>3.44</text:p>
          </table:table-cell>
          <table:table-cell office:value-type="float" office:value="321285" calcext:value-type="float">
            <text:p>321285</text:p>
          </table:table-cell>
          <table:table-cell table:formula="of:=[.E532]-[.E531]" office:value-type="float" office:value="8" calcext:value-type="float">
            <text:p>8</text:p>
          </table:table-cell>
          <table:table-cell table:formula="of:=[.F532]*(60*64/1440)" office:value-type="float" office:value="21.3333333333333" calcext:value-type="float">
            <text:p>21.3</text:p>
          </table:table-cell>
          <table:table-cell table:formula="of:=[.D532]*[.H$4]" office:value-type="float" office:value="23.053924151" calcext:value-type="float">
            <text:p>23.05</text:p>
          </table:table-cell>
          <table:table-cell table:formula="of:=[.G532]/[.H532]" office:value-type="float" office:value="0.925366683502685" calcext:value-type="float">
            <text:p>0.9254</text:p>
          </table:table-cell>
          <table:table-cell table:number-columns-repeated="8"/>
        </table:table-row>
        <table:table-row table:style-name="ro1">
          <table:table-cell office:value-type="float" office:value="14787" calcext:value-type="float">
            <text:p>147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3.187835" calcext:value-type="float">
            <text:p>3.19</text:p>
          </table:table-cell>
          <table:table-cell office:value-type="float" office:value="321293" calcext:value-type="float">
            <text:p>321293</text:p>
          </table:table-cell>
          <table:table-cell table:formula="of:=[.E533]-[.E532]" office:value-type="float" office:value="8" calcext:value-type="float">
            <text:p>8</text:p>
          </table:table-cell>
          <table:table-cell table:formula="of:=[.F533]*(60*64/1440)" office:value-type="float" office:value="21.3333333333333" calcext:value-type="float">
            <text:p>21.3</text:p>
          </table:table-cell>
          <table:table-cell table:formula="of:=[.D533]*[.H$4]" office:value-type="float" office:value="21.380809345" calcext:value-type="float">
            <text:p>21.38</text:p>
          </table:table-cell>
          <table:table-cell table:formula="of:=[.G533]/[.H533]" office:value-type="float" office:value="0.997779503530451" calcext:value-type="float">
            <text:p>0.9978</text:p>
          </table:table-cell>
          <table:table-cell table:number-columns-repeated="8"/>
        </table:table-row>
        <table:table-row table:style-name="ro1">
          <table:table-cell office:value-type="float" office:value="14789" calcext:value-type="float">
            <text:p>147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.917699" calcext:value-type="float">
            <text:p>2.92</text:p>
          </table:table-cell>
          <table:table-cell office:value-type="float" office:value="321300" calcext:value-type="float">
            <text:p>321300</text:p>
          </table:table-cell>
          <table:table-cell table:formula="of:=[.E534]-[.E533]" office:value-type="float" office:value="7" calcext:value-type="float">
            <text:p>7</text:p>
          </table:table-cell>
          <table:table-cell table:formula="of:=[.F534]*(60*64/1440)" office:value-type="float" office:value="18.6666666666667" calcext:value-type="float">
            <text:p>18.7</text:p>
          </table:table-cell>
          <table:table-cell table:formula="of:=[.D534]*[.H$4]" office:value-type="float" office:value="19.569007193" calcext:value-type="float">
            <text:p>19.57</text:p>
          </table:table-cell>
          <table:table-cell table:formula="of:=[.G534]/[.H534]" office:value-type="float" office:value="0.953889304785165" calcext:value-type="float">
            <text:p>0.9539</text:p>
          </table:table-cell>
          <table:table-cell table:number-columns-repeated="8"/>
        </table:table-row>
        <table:table-row table:style-name="ro1">
          <table:table-cell office:value-type="float" office:value="14795" calcext:value-type="float">
            <text:p>147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2.648321" calcext:value-type="float">
            <text:p>2.65</text:p>
          </table:table-cell>
          <table:table-cell office:value-type="float" office:value="321307" calcext:value-type="float">
            <text:p>321307</text:p>
          </table:table-cell>
          <table:table-cell table:formula="of:=[.E535]-[.E534]" office:value-type="float" office:value="7" calcext:value-type="float">
            <text:p>7</text:p>
          </table:table-cell>
          <table:table-cell table:formula="of:=[.F535]*(60*64/1440)" office:value-type="float" office:value="18.6666666666667" calcext:value-type="float">
            <text:p>18.7</text:p>
          </table:table-cell>
          <table:table-cell table:formula="of:=[.D535]*[.H$4]" office:value-type="float" office:value="17.762288947" calcext:value-type="float">
            <text:p>17.76</text:p>
          </table:table-cell>
          <table:table-cell table:formula="of:=[.G535]/[.H535]" office:value-type="float" office:value="1.05091560678723" calcext:value-type="float">
            <text:p>1.0509</text:p>
          </table:table-cell>
          <table:table-cell table:number-columns-repeated="8"/>
        </table:table-row>
        <table:table-row table:style-name="ro1">
          <table:table-cell office:value-type="float" office:value="14808" calcext:value-type="float">
            <text:p>148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83A00000 8</text:p>
          </table:table-cell>
          <table:table-cell office:value-type="float" office:value="2.381425" calcext:value-type="float">
            <text:p>2.38</text:p>
          </table:table-cell>
          <table:table-cell office:value-type="float" office:value="321313" calcext:value-type="float">
            <text:p>321313</text:p>
          </table:table-cell>
          <table:table-cell table:formula="of:=[.E536]-[.E535]" office:value-type="float" office:value="6" calcext:value-type="float">
            <text:p>6</text:p>
          </table:table-cell>
          <table:table-cell table:formula="of:=[.F536]*(60*64/1440)" office:value-type="float" office:value="16" calcext:value-type="float">
            <text:p>16.0</text:p>
          </table:table-cell>
          <table:table-cell table:formula="of:=[.D536]*[.H$4]" office:value-type="float" office:value="15.972217475" calcext:value-type="float">
            <text:p>15.97</text:p>
          </table:table-cell>
          <table:table-cell table:formula="of:=[.G536]/[.H536]" office:value-type="float" office:value="1.00173942816916" calcext:value-type="float">
            <text:p>1.0017</text:p>
          </table:table-cell>
          <table:table-cell table:number-columns-repeated="8"/>
        </table:table-row>
        <table:table-row table:style-name="ro1">
          <table:table-cell office:value-type="float" office:value="14810" calcext:value-type="float">
            <text:p>148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2.138176" calcext:value-type="float">
            <text:p>2.14</text:p>
          </table:table-cell>
          <table:table-cell office:value-type="float" office:value="321318" calcext:value-type="float">
            <text:p>321318</text:p>
          </table:table-cell>
          <table:table-cell table:formula="of:=[.E537]-[.E536]" office:value-type="float" office:value="5" calcext:value-type="float">
            <text:p>5</text:p>
          </table:table-cell>
          <table:table-cell table:formula="of:=[.F537]*(60*64/1440)" office:value-type="float" office:value="13.3333333333333" calcext:value-type="float">
            <text:p>13.3</text:p>
          </table:table-cell>
          <table:table-cell table:formula="of:=[.D537]*[.H$4]" office:value-type="float" office:value="14.340746432" calcext:value-type="float">
            <text:p>14.34</text:p>
          </table:table-cell>
          <table:table-cell table:formula="of:=[.G537]/[.H537]" office:value-type="float" office:value="0.929751697134905" calcext:value-type="float">
            <text:p>0.9298</text:p>
          </table:table-cell>
          <table:table-cell table:number-columns-repeated="8"/>
        </table:table-row>
        <table:table-row table:style-name="ro1">
          <table:table-cell office:value-type="float" office:value="14812" calcext:value-type="float">
            <text:p>148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.911732" calcext:value-type="float">
            <text:p>1.91</text:p>
          </table:table-cell>
          <table:table-cell office:value-type="float" office:value="321322" calcext:value-type="float">
            <text:p>321322</text:p>
          </table:table-cell>
          <table:table-cell table:formula="of:=[.E538]-[.E537]" office:value-type="float" office:value="4" calcext:value-type="float">
            <text:p>4</text:p>
          </table:table-cell>
          <table:table-cell table:formula="of:=[.F538]*(60*64/1440)" office:value-type="float" office:value="10.6666666666667" calcext:value-type="float">
            <text:p>10.7</text:p>
          </table:table-cell>
          <table:table-cell table:formula="of:=[.D538]*[.H$4]" office:value-type="float" office:value="12.821986524" calcext:value-type="float">
            <text:p>12.82</text:p>
          </table:table-cell>
          <table:table-cell table:formula="of:=[.G538]/[.H538]" office:value-type="float" office:value="0.831904373530651" calcext:value-type="float">
            <text:p>0.8319</text:p>
          </table:table-cell>
          <table:table-cell table:number-columns-repeated="8"/>
        </table:table-row>
        <table:table-row table:style-name="ro1">
          <table:table-cell office:value-type="float" office:value="14819" calcext:value-type="float">
            <text:p>148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1.685872" calcext:value-type="float">
            <text:p>1.69</text:p>
          </table:table-cell>
          <table:table-cell office:value-type="float" office:value="321326" calcext:value-type="float">
            <text:p>321326</text:p>
          </table:table-cell>
          <table:table-cell table:formula="of:=[.E539]-[.E538]" office:value-type="float" office:value="4" calcext:value-type="float">
            <text:p>4</text:p>
          </table:table-cell>
          <table:table-cell table:formula="of:=[.F539]*(60*64/1440)" office:value-type="float" office:value="10.6666666666667" calcext:value-type="float">
            <text:p>10.7</text:p>
          </table:table-cell>
          <table:table-cell table:formula="of:=[.D539]*[.H$4]" office:value-type="float" office:value="11.307143504" calcext:value-type="float">
            <text:p>11.31</text:p>
          </table:table-cell>
          <table:table-cell table:formula="of:=[.G539]/[.H539]" office:value-type="float" office:value="0.943356442137065" calcext:value-type="float">
            <text:p>0.9434</text:p>
          </table:table-cell>
          <table:table-cell table:number-columns-repeated="8"/>
        </table:table-row>
        <table:table-row table:style-name="ro1">
          <table:table-cell office:value-type="float" office:value="14821" calcext:value-type="float">
            <text:p>148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1.102416" calcext:value-type="float">
            <text:p>1.10</text:p>
          </table:table-cell>
          <table:table-cell office:value-type="float" office:value="321329" calcext:value-type="float">
            <text:p>321329</text:p>
          </table:table-cell>
          <table:table-cell table:formula="of:=[.E540]-[.E539]" office:value-type="float" office:value="3" calcext:value-type="float">
            <text:p>3</text:p>
          </table:table-cell>
          <table:table-cell table:formula="of:=[.F540]*(60*64/1440)" office:value-type="float" office:value="8" calcext:value-type="float">
            <text:p>8.0</text:p>
          </table:table-cell>
          <table:table-cell table:formula="of:=[.D540]*[.H$4]" office:value-type="float" office:value="7.393904112" calcext:value-type="float">
            <text:p>7.39</text:p>
          </table:table-cell>
          <table:table-cell table:formula="of:=[.G540]/[.H540]" office:value-type="float" office:value="1.08197237600314" calcext:value-type="float">
            <text:p>1.0820</text:p>
          </table:table-cell>
          <table:table-cell table:number-columns-repeated="8"/>
        </table:table-row>
        <table:table-row table:style-name="ro1">
          <table:table-cell office:value-type="float" office:value="14828" calcext:value-type="float">
            <text:p>148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0.939737" calcext:value-type="float">
            <text:p>0.94</text:p>
          </table:table-cell>
          <table:table-cell office:value-type="float" office:value="321332" calcext:value-type="float">
            <text:p>321332</text:p>
          </table:table-cell>
          <table:table-cell table:formula="of:=[.E541]-[.E540]" office:value-type="float" office:value="3" calcext:value-type="float">
            <text:p>3</text:p>
          </table:table-cell>
          <table:table-cell table:formula="of:=[.F541]*(60*64/1440)" office:value-type="float" office:value="8" calcext:value-type="float">
            <text:p>8.0</text:p>
          </table:table-cell>
          <table:table-cell table:formula="of:=[.D541]*[.H$4]" office:value-type="float" office:value="6.302816059" calcext:value-type="float">
            <text:p>6.30</text:p>
          </table:table-cell>
          <table:table-cell table:formula="of:=[.G541]/[.H541]" office:value-type="float" office:value="1.26927391266266" calcext:value-type="float">
            <text:p>1.2693</text:p>
          </table:table-cell>
          <table:table-cell table:number-columns-repeated="8"/>
        </table:table-row>
        <table:table-row table:style-name="ro1">
          <table:table-cell office:value-type="float" office:value="14830" calcext:value-type="float">
            <text:p>148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0.519159" calcext:value-type="float">
            <text:p>0.52</text:p>
          </table:table-cell>
          <table:table-cell office:value-type="float" office:value="321334" calcext:value-type="float">
            <text:p>321334</text:p>
          </table:table-cell>
          <table:table-cell table:formula="of:=[.E542]-[.E541]" office:value-type="float" office:value="2" calcext:value-type="float">
            <text:p>2</text:p>
          </table:table-cell>
          <table:table-cell table:formula="of:=[.F542]*(60*64/1440)" office:value-type="float" office:value="5.33333333333333" calcext:value-type="float">
            <text:p>5.3</text:p>
          </table:table-cell>
          <table:table-cell table:formula="of:=[.D542]*[.H$4]" office:value-type="float" office:value="3.481999413" calcext:value-type="float">
            <text:p>3.48</text:p>
          </table:table-cell>
          <table:table-cell table:formula="of:=[.G542]/[.H542]" office:value-type="float" office:value="1.53168702826928" calcext:value-type="float">
            <text:p>1.5317</text:p>
          </table:table-cell>
          <table:table-cell table:number-columns-repeated="8"/>
        </table:table-row>
        <table:table-row table:style-name="ro1">
          <table:table-cell office:value-type="float" office:value="14836" calcext:value-type="float">
            <text:p>148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83A00000 8</text:p>
          </table:table-cell>
          <table:table-cell office:value-type="float" office:value="0.41869" calcext:value-type="float">
            <text:p>0.42</text:p>
          </table:table-cell>
          <table:table-cell office:value-type="float" office:value="321336" calcext:value-type="float">
            <text:p>321336</text:p>
          </table:table-cell>
          <table:table-cell table:formula="of:=[.E543]-[.E542]" office:value-type="float" office:value="2" calcext:value-type="float">
            <text:p>2</text:p>
          </table:table-cell>
          <table:table-cell table:formula="of:=[.F543]*(60*64/1440)" office:value-type="float" office:value="5.33333333333333" calcext:value-type="float">
            <text:p>5.3</text:p>
          </table:table-cell>
          <table:table-cell table:formula="of:=[.D543]*[.H$4]" office:value-type="float" office:value="2.80815383" calcext:value-type="float">
            <text:p>2.81</text:p>
          </table:table-cell>
          <table:table-cell table:formula="of:=[.G543]/[.H543]" office:value-type="float" office:value="1.89923118753553" calcext:value-type="float">
            <text:p>1.8992</text:p>
          </table:table-cell>
          <table:table-cell table:number-columns-repeated="8"/>
        </table:table-row>
        <table:table-row table:style-name="ro1">
          <table:table-cell office:value-type="float" office:value="14843" calcext:value-type="float">
            <text:p>148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3A00000 8</text:p>
          </table:table-cell>
          <table:table-cell office:value-type="float" office:value="0.156889" calcext:value-type="float">
            <text:p>0.16</text:p>
          </table:table-cell>
          <table:table-cell office:value-type="float" office:value="321337" calcext:value-type="float">
            <text:p>321337</text:p>
          </table:table-cell>
          <table:table-cell table:formula="of:=[.E544]-[.E543]" office:value-type="float" office:value="1" calcext:value-type="float">
            <text:p>1</text:p>
          </table:table-cell>
          <table:table-cell table:formula="of:=[.F544]*(60*64/1440)" office:value-type="float" office:value="2.66666666666667" calcext:value-type="float">
            <text:p>2.7</text:p>
          </table:table-cell>
          <table:table-cell table:formula="of:=[.D544]*[.H$4]" office:value-type="float" office:value="1.052254523" calcext:value-type="float">
            <text:p>1.05</text:p>
          </table:table-cell>
          <table:table-cell table:formula="of:=[.G544]/[.H544]" office:value-type="float" office:value="2.53424110648053" calcext:value-type="float">
            <text:p>2.5342</text:p>
          </table:table-cell>
          <table:table-cell table:number-columns-repeated="8"/>
        </table:table-row>
        <table:table-row table:style-name="ro1">
          <table:table-cell office:value-type="float" office:value="14845" calcext:value-type="float">
            <text:p>148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0" calcext:value-type="float">
            <text:p>0.00</text:p>
          </table:table-cell>
          <table:table-cell office:value-type="float" office:value="321337" calcext:value-type="float">
            <text:p>321337</text:p>
          </table:table-cell>
          <table:table-cell table:formula="of:=[.E545]-[.E544]" office:value-type="float" office:value="0" calcext:value-type="float">
            <text:p>0</text:p>
          </table:table-cell>
          <table:table-cell table:formula="of:=[.F545]*(60*64/1440)" office:value-type="float" office:value="0" calcext:value-type="float">
            <text:p>0.0</text:p>
          </table:table-cell>
          <table:table-cell table:formula="of:=[.D545]*[.H$4]" office:value-type="float" office:value="0" calcext:value-type="float">
            <text:p>0.00</text:p>
          </table:table-cell>
          <table:table-cell table:number-columns-repeated="9"/>
        </table:table-row>
        <table:table-row table:style-name="ro1">
          <table:table-cell office:value-type="float" office:value="14847" calcext:value-type="float">
            <text:p>14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0" calcext:value-type="float">
            <text:p>0.00</text:p>
          </table:table-cell>
          <table:table-cell office:value-type="float" office:value="321337" calcext:value-type="float">
            <text:p>321337</text:p>
          </table:table-cell>
          <table:table-cell table:formula="of:=[.E546]-[.E545]" office:value-type="float" office:value="0" calcext:value-type="float">
            <text:p>0</text:p>
          </table:table-cell>
          <table:table-cell table:formula="of:=[.F546]*(60*64/1440)" office:value-type="float" office:value="0" calcext:value-type="float">
            <text:p>0.0</text:p>
          </table:table-cell>
          <table:table-cell table:formula="of:=[.D546]*[.H$4]" office:value-type="float" office:value="0" calcext:value-type="float">
            <text:p>0.00</text:p>
          </table:table-cell>
          <table:table-cell table:number-columns-repeated="9"/>
        </table:table-row>
        <table:table-row table:style-name="ro1">
          <table:table-cell office:value-type="float" office:value="14849" calcext:value-type="float">
            <text:p>148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A00000 8</text:p>
          </table:table-cell>
          <table:table-cell office:value-type="float" office:value="0" calcext:value-type="float">
            <text:p>0.00</text:p>
          </table:table-cell>
          <table:table-cell office:value-type="float" office:value="321337" calcext:value-type="float">
            <text:p>321337</text:p>
          </table:table-cell>
          <table:table-cell table:formula="of:=[.E547]-[.E546]" office:value-type="float" office:value="0" calcext:value-type="float">
            <text:p>0</text:p>
          </table:table-cell>
          <table:table-cell table:formula="of:=[.F547]*(60*64/1440)" office:value-type="float" office:value="0" calcext:value-type="float">
            <text:p>0.0</text:p>
          </table:table-cell>
          <table:table-cell table:formula="of:=[.D547]*[.H$4]" office:value-type="float" office:value="0" calcext:value-type="float">
            <text:p>0.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20:47:21.892033888</meta:creation-date>
    <dc:date>2024-12-28T21:28:01.126233488</dc:date>
    <meta:editing-duration>PT8M48S</meta:editing-duration>
    <meta:editing-cycles>1</meta:editing-cycles>
    <meta:document-statistic meta:table-count="1" meta:cell-count="4961" meta:object-count="0"/>
    <meta:generator>LibreOffice/7.3.7.2$Linux_X86_64 LibreOffice_project/30$Build-2</meta:generator>
  </office:meta>
</office:document-meta>
</file>